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quot;Titillium Web&quot;, Arial" svg:font-family="'&quot;Titillium Web&quot;, Arial'"/>
    <style:font-face style:name="Arial" svg:font-family="Arial" style:font-pitch="variable"/>
    <style:font-face style:name="Arial Unicode MS" svg:font-family="'Arial Unicode MS'" style:font-family-generic="system" style:font-pitch="variable"/>
    <style:font-face style:name="Arial1" svg:font-family="Arial" style:font-family-generic="swiss" style:font-pitch="variable"/>
    <style:font-face style:name="Liberation Sans" svg:font-family="'Liberation Sans'" style:font-family-generic="swiss" style:font-pitch="variable"/>
    <style:font-face style:name="Liberation Sans1" svg:font-family="'Liberation Sans1'"/>
    <style:font-face style:name="Liberation Sans2" svg:font-family="'Liberation Sans'" style:font-family-generic="swiss"/>
    <style:font-face style:name="Liberation Sans3"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Titillium Web" svg:font-family="'Titillium Web'" style:font-pitch="variable"/>
    <style:font-face style:name="Titillium Web Regular" svg:font-family="'Titillium Web Regular'" style:font-pitch="variable"/>
    <style:font-face style:name="Titillium Web,Arial" svg:font-family="'Titillium Web,Arial'"/>
    <style:font-face style:name="Titillium Web1" svg:font-family="'Titillium Web'"/>
  </office:font-face-decls>
  <office:automatic-styles>
    <style:style style:name="co1" style:family="table-column">
      <style:table-column-properties fo:break-before="auto" style:column-width="1.111cm"/>
    </style:style>
    <style:style style:name="co2" style:family="table-column">
      <style:table-column-properties fo:break-before="auto" style:column-width="27.014cm"/>
    </style:style>
    <style:style style:name="co3" style:family="table-column">
      <style:table-column-properties fo:break-before="auto" style:column-width="12.197cm"/>
    </style:style>
    <style:style style:name="co4" style:family="table-column">
      <style:table-column-properties fo:break-before="auto" style:column-width="2.487cm"/>
    </style:style>
    <style:style style:name="co5" style:family="table-column">
      <style:table-column-properties fo:break-before="auto" style:column-width="1.984cm"/>
    </style:style>
    <style:style style:name="co6" style:family="table-column">
      <style:table-column-properties fo:break-before="auto" style:column-width="13.668cm"/>
    </style:style>
    <style:style style:name="co7" style:family="table-column">
      <style:table-column-properties fo:break-before="auto" style:column-width="5.45cm"/>
    </style:style>
    <style:style style:name="co8" style:family="table-column">
      <style:table-column-properties fo:break-before="auto" style:column-width="5.794cm"/>
    </style:style>
    <style:style style:name="co9" style:family="table-column">
      <style:table-column-properties fo:break-before="auto" style:column-width="2.249cm"/>
    </style:style>
    <style:style style:name="co10" style:family="table-column">
      <style:table-column-properties fo:break-before="auto" style:column-width="2.258cm"/>
    </style:style>
    <style:style style:name="co11" style:family="table-column">
      <style:table-column-properties fo:break-before="auto" style:column-width="10.742cm"/>
    </style:style>
    <style:style style:name="co12" style:family="table-column">
      <style:table-column-properties fo:break-before="auto" style:column-width="8.573cm"/>
    </style:style>
    <style:style style:name="co13" style:family="table-column">
      <style:table-column-properties fo:break-before="auto" style:column-width="3.704cm"/>
    </style:style>
    <style:style style:name="co14" style:family="table-column">
      <style:table-column-properties fo:break-before="auto" style:column-width="3.36cm"/>
    </style:style>
    <style:style style:name="co15" style:family="table-column">
      <style:table-column-properties fo:break-before="auto" style:column-width="2.778cm"/>
    </style:style>
    <style:style style:name="co16" style:family="table-column">
      <style:table-column-properties fo:break-before="auto" style:column-width="2.725cm"/>
    </style:style>
    <style:style style:name="co17" style:family="table-column">
      <style:table-column-properties fo:break-before="auto" style:column-width="5.292cm"/>
    </style:style>
    <style:style style:name="co18" style:family="table-column">
      <style:table-column-properties fo:break-before="auto" style:column-width="4.868cm"/>
    </style:style>
    <style:style style:name="co19" style:family="table-column">
      <style:table-column-properties fo:break-before="auto" style:column-width="3.493cm"/>
    </style:style>
    <style:style style:name="co20" style:family="table-column">
      <style:table-column-properties fo:break-before="auto" style:column-width="3.466cm"/>
    </style:style>
    <style:style style:name="co21" style:family="table-column">
      <style:table-column-properties fo:break-before="auto" style:column-width="4.471cm"/>
    </style:style>
    <style:style style:name="co22" style:family="table-column">
      <style:table-column-properties fo:break-before="auto" style:column-width="4.366cm"/>
    </style:style>
    <style:style style:name="co23" style:family="table-column">
      <style:table-column-properties fo:break-before="auto" style:column-width="5.847cm"/>
    </style:style>
    <style:style style:name="co24" style:family="table-column">
      <style:table-column-properties fo:break-before="auto" style:column-width="3.307cm"/>
    </style:style>
    <style:style style:name="co25" style:family="table-column">
      <style:table-column-properties fo:break-before="auto" style:column-width="4.789cm"/>
    </style:style>
    <style:style style:name="co26" style:family="table-column">
      <style:table-column-properties fo:break-before="auto" style:column-width="3.069cm"/>
    </style:style>
    <style:style style:name="co27" style:family="table-column">
      <style:table-column-properties fo:break-before="auto" style:column-width="7.382cm"/>
    </style:style>
    <style:style style:name="co28" style:family="table-column">
      <style:table-column-properties fo:break-before="auto" style:column-width="11.06cm"/>
    </style:style>
    <style:style style:name="co29" style:family="table-column">
      <style:table-column-properties fo:break-before="auto" style:column-width="6.006cm"/>
    </style:style>
    <style:style style:name="co30" style:family="table-column">
      <style:table-column-properties fo:break-before="auto" style:column-width="6.985cm"/>
    </style:style>
    <style:style style:name="co31" style:family="table-column">
      <style:table-column-properties fo:break-before="auto" style:column-width="5.609cm"/>
    </style:style>
    <style:style style:name="co32" style:family="table-column">
      <style:table-column-properties fo:break-before="auto" style:column-width="4.075cm"/>
    </style:style>
    <style:style style:name="co33" style:family="table-column">
      <style:table-column-properties fo:break-before="auto" style:column-width="4.847cm"/>
    </style:style>
    <style:style style:name="co34" style:family="table-column">
      <style:table-column-properties fo:break-before="auto" style:column-width="6.368cm"/>
    </style:style>
    <style:style style:name="co35" style:family="table-column">
      <style:table-column-properties fo:break-before="auto" style:column-width="6.655cm"/>
    </style:style>
    <style:style style:name="co36" style:family="table-column">
      <style:table-column-properties fo:break-before="auto" style:column-width="5.974cm"/>
    </style:style>
    <style:style style:name="co37" style:family="table-column">
      <style:table-column-properties fo:break-before="auto" style:column-width="5.921cm"/>
    </style:style>
    <style:style style:name="co38" style:family="table-column">
      <style:table-column-properties fo:break-before="auto" style:column-width="5.135cm"/>
    </style:style>
    <style:style style:name="co39" style:family="table-column">
      <style:table-column-properties fo:break-before="auto" style:column-width="5.057cm"/>
    </style:style>
    <style:style style:name="co40" style:family="table-column">
      <style:table-column-properties fo:break-before="auto" style:column-width="8.493cm"/>
    </style:style>
    <style:style style:name="co41" style:family="table-column">
      <style:table-column-properties fo:break-before="auto" style:column-width="11.43cm"/>
    </style:style>
    <style:style style:name="co42" style:family="table-column">
      <style:table-column-properties fo:break-before="auto" style:column-width="3.122cm"/>
    </style:style>
    <style:style style:name="co43" style:family="table-column">
      <style:table-column-properties fo:break-before="auto" style:column-width="6.324cm"/>
    </style:style>
    <style:style style:name="co44" style:family="table-column">
      <style:table-column-properties fo:break-before="auto" style:column-width="12.435cm"/>
    </style:style>
    <style:style style:name="co45" style:family="table-column">
      <style:table-column-properties fo:break-before="auto" style:column-width="4.842cm"/>
    </style:style>
    <style:style style:name="co46" style:family="table-column">
      <style:table-column-properties fo:break-before="auto" style:column-width="6.773cm"/>
    </style:style>
    <style:style style:name="co47" style:family="table-column">
      <style:table-column-properties fo:break-before="auto" style:column-width="5.503cm"/>
    </style:style>
    <style:style style:name="co48" style:family="table-column">
      <style:table-column-properties fo:break-before="auto" style:column-width="3.863cm"/>
    </style:style>
    <style:style style:name="co49" style:family="table-column">
      <style:table-column-properties fo:break-before="auto" style:column-width="10.451cm"/>
    </style:style>
    <style:style style:name="co50" style:family="table-column">
      <style:table-column-properties fo:break-before="auto" style:column-width="6.429cm"/>
    </style:style>
    <style:style style:name="co51" style:family="table-column">
      <style:table-column-properties fo:break-before="auto" style:column-width="11.139cm"/>
    </style:style>
    <style:style style:name="co52" style:family="table-column">
      <style:table-column-properties fo:break-before="auto" style:column-width="3.81cm"/>
    </style:style>
    <style:style style:name="co53" style:family="table-column">
      <style:table-column-properties fo:break-before="auto" style:column-width="6.191cm"/>
    </style:style>
    <style:style style:name="co54" style:family="table-column">
      <style:table-column-properties fo:break-before="auto" style:column-width="9.102cm"/>
    </style:style>
    <style:style style:name="co55" style:family="table-column">
      <style:table-column-properties fo:break-before="auto" style:column-width="4.101cm"/>
    </style:style>
    <style:style style:name="co56" style:family="table-column">
      <style:table-column-properties fo:break-before="auto" style:column-width="5.371cm"/>
    </style:style>
    <style:style style:name="co57" style:family="table-column">
      <style:table-column-properties fo:break-before="auto" style:column-width="5.398cm"/>
    </style:style>
    <style:style style:name="co58" style:family="table-column">
      <style:table-column-properties fo:break-before="auto" style:column-width="5.001cm"/>
    </style:style>
    <style:style style:name="co59" style:family="table-column">
      <style:table-column-properties fo:break-before="auto" style:column-width="4.26cm"/>
    </style:style>
    <style:style style:name="co60" style:family="table-column">
      <style:table-column-properties fo:break-before="auto" style:column-width="6.403cm"/>
    </style:style>
    <style:style style:name="co61" style:family="table-column">
      <style:table-column-properties fo:break-before="auto" style:column-width="7.408cm"/>
    </style:style>
    <style:style style:name="co62" style:family="table-column">
      <style:table-column-properties fo:break-before="auto" style:column-width="4.339cm"/>
    </style:style>
    <style:style style:name="co63" style:family="table-column">
      <style:table-column-properties fo:break-before="auto" style:column-width="5.212cm"/>
    </style:style>
    <style:style style:name="co64" style:family="table-column">
      <style:table-column-properties fo:break-before="auto" style:column-width="5.821cm"/>
    </style:style>
    <style:style style:name="co65" style:family="table-column">
      <style:table-column-properties fo:break-before="auto" style:column-width="5.133cm"/>
    </style:style>
    <style:style style:name="co66" style:family="table-column">
      <style:table-column-properties fo:break-before="auto" style:column-width="4.921cm"/>
    </style:style>
    <style:style style:name="co67" style:family="table-column">
      <style:table-column-properties fo:break-before="auto" style:column-width="5.265cm"/>
    </style:style>
    <style:style style:name="co68" style:family="table-column">
      <style:table-column-properties fo:break-before="auto" style:column-width="12.012cm"/>
    </style:style>
    <style:style style:name="co69" style:family="table-column">
      <style:table-column-properties fo:break-before="auto" style:column-width="1.905cm"/>
    </style:style>
    <style:style style:name="co70" style:family="table-column">
      <style:table-column-properties fo:break-before="auto" style:column-width="7.461cm"/>
    </style:style>
    <style:style style:name="co71" style:family="table-column">
      <style:table-column-properties fo:break-before="auto" style:column-width="8.996cm"/>
    </style:style>
    <style:style style:name="co72" style:family="table-column">
      <style:table-column-properties fo:break-before="auto" style:column-width="13.07cm"/>
    </style:style>
    <style:style style:name="co73" style:family="table-column">
      <style:table-column-properties fo:break-before="auto" style:column-width="10.213cm"/>
    </style:style>
    <style:style style:name="co74" style:family="table-column">
      <style:table-column-properties fo:break-before="auto" style:column-width="8.096cm"/>
    </style:style>
    <style:style style:name="co75" style:family="table-column">
      <style:table-column-properties fo:break-before="auto" style:column-width="6.535cm"/>
    </style:style>
    <style:style style:name="co76" style:family="table-column">
      <style:table-column-properties fo:break-before="auto" style:column-width="7.276cm"/>
    </style:style>
    <style:style style:name="co77" style:family="table-column">
      <style:table-column-properties fo:break-before="auto" style:column-width="11.456cm"/>
    </style:style>
    <style:style style:name="co78" style:family="table-column">
      <style:table-column-properties fo:break-before="auto" style:column-width="7.567cm"/>
    </style:style>
    <style:style style:name="co79" style:family="table-column">
      <style:table-column-properties fo:break-before="auto" style:column-width="7.117cm"/>
    </style:style>
    <style:style style:name="co80" style:family="table-column">
      <style:table-column-properties fo:break-before="auto" style:column-width="6.668cm"/>
    </style:style>
    <style:style style:name="co81" style:family="table-column">
      <style:table-column-properties fo:break-before="auto" style:column-width="13.97cm"/>
    </style:style>
    <style:style style:name="co82" style:family="table-column">
      <style:table-column-properties fo:break-before="auto" style:column-width="9.208cm"/>
    </style:style>
    <style:style style:name="co83" style:family="table-column">
      <style:table-column-properties fo:break-before="auto" style:column-width="5.477cm"/>
    </style:style>
    <style:style style:name="co84" style:family="table-column">
      <style:table-column-properties fo:break-before="auto" style:column-width="5.556cm"/>
    </style:style>
    <style:style style:name="co85" style:family="table-column">
      <style:table-column-properties fo:break-before="auto" style:column-width="11.853cm"/>
    </style:style>
    <style:style style:name="co86" style:family="table-column">
      <style:table-column-properties fo:break-before="auto" style:column-width="8.943cm"/>
    </style:style>
    <style:style style:name="co87" style:family="table-column">
      <style:table-column-properties fo:break-before="auto" style:column-width="7.488cm"/>
    </style:style>
    <style:style style:name="co88" style:family="table-column">
      <style:table-column-properties fo:break-before="auto" style:column-width="4.128cm"/>
    </style:style>
    <style:style style:name="co89" style:family="table-column">
      <style:table-column-properties fo:break-before="auto" style:column-width="6.085cm"/>
    </style:style>
    <style:style style:name="co90" style:family="table-column">
      <style:table-column-properties fo:break-before="auto" style:column-width="4.657cm"/>
    </style:style>
    <style:style style:name="co91" style:family="table-column">
      <style:table-column-properties fo:break-before="auto" style:column-width="3.784cm"/>
    </style:style>
    <style:style style:name="co92" style:family="table-column">
      <style:table-column-properties fo:break-before="auto" style:column-width="3.625cm"/>
    </style:style>
    <style:style style:name="co93" style:family="table-column">
      <style:table-column-properties fo:break-before="auto" style:column-width="6.138cm"/>
    </style:style>
    <style:style style:name="co94" style:family="table-column">
      <style:table-column-properties fo:break-before="auto" style:column-width="4.498cm"/>
    </style:style>
    <style:style style:name="co95" style:family="table-column">
      <style:table-column-properties fo:break-before="auto" style:column-width="3.281cm"/>
    </style:style>
    <style:style style:name="co96" style:family="table-column">
      <style:table-column-properties fo:break-before="auto" style:column-width="3.149cm"/>
    </style:style>
    <style:style style:name="co97" style:family="table-column">
      <style:table-column-properties fo:break-before="auto" style:column-width="14.764cm"/>
    </style:style>
    <style:style style:name="ro1" style:family="table-row">
      <style:table-row-properties style:row-height="0.612cm" fo:break-before="auto" style:use-optimal-row-height="true"/>
    </style:style>
    <style:style style:name="ro2" style:family="table-row">
      <style:table-row-properties style:row-height="0.921cm" fo:break-before="auto" style:use-optimal-row-height="true"/>
    </style:style>
    <style:style style:name="ro3" style:family="table-row">
      <style:table-row-properties style:row-height="1.157cm" fo:break-before="auto" style:use-optimal-row-height="true"/>
    </style:style>
    <style:style style:name="ro4" style:family="table-row">
      <style:table-row-properties style:row-height="0.815cm" fo:break-before="auto" style:use-optimal-row-height="true"/>
    </style:style>
    <style:style style:name="ro5" style:family="table-row">
      <style:table-row-properties style:row-height="0.815cm" fo:break-before="auto" style:use-optimal-row-height="false"/>
    </style:style>
    <style:style style:name="ro6" style:family="table-row">
      <style:table-row-properties style:row-height="0.762cm" fo:break-before="auto" style:use-optimal-row-height="true"/>
    </style:style>
    <style:style style:name="ro7" style:family="table-row">
      <style:table-row-properties style:row-height="1.579cm" fo:break-before="auto" style:use-optimal-row-height="true"/>
    </style:style>
    <style:style style:name="ro8" style:family="table-row">
      <style:table-row-properties style:row-height="1.369cm" fo:break-before="auto" style:use-optimal-row-height="true"/>
    </style:style>
    <style:style style:name="ro9" style:family="table-row">
      <style:table-row-properties style:row-height="0.487cm" fo:break-before="auto" style:use-optimal-row-height="true"/>
    </style:style>
    <style:style style:name="ro10" style:family="table-row">
      <style:table-row-properties style:row-height="0.684cm" fo:break-before="auto" style:use-optimal-row-height="true"/>
    </style:style>
    <style:style style:name="ro11" style:family="table-row">
      <style:table-row-properties style:row-height="0.563cm" fo:break-before="auto" style:use-optimal-row-height="true"/>
    </style:style>
    <style:style style:name="ro12" style:family="table-row">
      <style:table-row-properties style:row-height="0.654cm" fo:break-before="auto" style:use-optimal-row-height="true"/>
    </style:style>
    <style:style style:name="ro13" style:family="table-row">
      <style:table-row-properties style:row-height="0.947cm" fo:break-before="auto" style:use-optimal-row-height="true"/>
    </style:style>
    <style:style style:name="ro14" style:family="table-row">
      <style:table-row-properties style:row-height="0.529cm" fo:break-before="auto" style:use-optimal-row-height="false"/>
    </style:style>
    <style:style style:name="ro15" style:family="table-row">
      <style:table-row-properties style:row-height="1.789cm" fo:break-before="auto" style:use-optimal-row-height="true"/>
    </style:style>
    <style:style style:name="ro16" style:family="table-row">
      <style:table-row-properties style:row-height="1.185cm" fo:break-before="auto" style:use-optimal-row-height="false"/>
    </style:style>
    <style:style style:name="ro17" style:family="table-row">
      <style:table-row-properties style:row-height="1.21cm" fo:break-before="auto" style:use-optimal-row-height="true"/>
    </style:style>
    <style:style style:name="ro18" style:family="table-row">
      <style:table-row-properties style:row-height="0.631cm" fo:break-before="auto" style:use-optimal-row-height="true"/>
    </style:style>
    <style:style style:name="ro19" style:family="table-row">
      <style:table-row-properties style:row-height="2.947cm" fo:break-before="auto" style:use-optimal-row-height="true"/>
    </style:style>
    <style:style style:name="ro20" style:family="table-row">
      <style:table-row-properties style:row-height="2.738cm" fo:break-before="auto" style:use-optimal-row-height="true"/>
    </style:style>
    <style:style style:name="ro21" style:family="table-row">
      <style:table-row-properties style:row-height="1.395cm" fo:break-before="auto" style:use-optimal-row-height="true"/>
    </style:style>
    <style:style style:name="ro22" style:family="table-row">
      <style:table-row-properties style:row-height="0.499cm" fo:break-before="auto" style:use-optimal-row-height="true"/>
    </style:style>
    <style:style style:name="ro23" style:family="table-row">
      <style:table-row-properties style:row-height="3.552cm" fo:break-before="auto" style:use-optimal-row-height="true"/>
    </style:style>
    <style:style style:name="ro24" style:family="table-row">
      <style:table-row-properties style:row-height="0.529cm" fo:break-before="auto" style:use-optimal-row-height="true"/>
    </style:style>
    <style:style style:name="ro25" style:family="table-row">
      <style:table-row-properties style:row-height="0.635cm" fo:break-before="auto" style:use-optimal-row-height="true"/>
    </style:style>
    <style:style style:name="ro26" style:family="table-row">
      <style:table-row-properties style:row-height="1.588cm" fo:break-before="auto" style:use-optimal-row-height="true"/>
    </style:style>
    <style:style style:name="ro27" style:family="table-row">
      <style:table-row-properties style:row-height="0.503cm" fo:break-before="auto" style:use-optimal-row-height="true"/>
    </style:style>
    <style:style style:name="ro28" style:family="table-row">
      <style:table-row-properties style:row-height="1.842cm" fo:break-before="auto" style:use-optimal-row-height="true"/>
    </style:style>
    <style:style style:name="ro29" style:family="table-row">
      <style:table-row-properties style:row-height="1.184cm" fo:break-before="auto" style:use-optimal-row-height="true"/>
    </style:style>
    <style:style style:name="ro30" style:family="table-row">
      <style:table-row-properties style:row-height="1.947cm" fo:break-before="auto" style:use-optimal-row-height="true"/>
    </style:style>
    <style:style style:name="ro31" style:family="table-row">
      <style:table-row-properties style:row-height="0.452cm" fo:break-before="auto" style:use-optimal-row-height="true"/>
    </style:style>
    <style:style style:name="ro32" style:family="table-row">
      <style:table-row-properties style:row-height="10.345cm" fo:break-before="auto" style:use-optimal-row-height="true"/>
    </style:style>
    <style:style style:name="ro33" style:family="table-row">
      <style:table-row-properties style:row-height="23.693cm" fo:break-before="auto" style:use-optimal-row-height="true"/>
    </style:style>
    <style:style style:name="ro34" style:family="table-row">
      <style:table-row-properties style:row-height="18.849cm" fo:break-before="auto" style:use-optimal-row-height="true"/>
    </style:style>
    <style:style style:name="ro35" style:family="table-row">
      <style:table-row-properties style:row-height="6.712cm" fo:break-before="auto" style:use-optimal-row-height="true"/>
    </style:style>
    <style:style style:name="ro36" style:family="table-row">
      <style:table-row-properties style:row-height="6.107cm" fo:break-before="auto" style:use-optimal-row-height="true"/>
    </style:style>
    <style:style style:name="ro37" style:family="table-row">
      <style:table-row-properties style:row-height="13.979cm" fo:break-before="auto" style:use-optimal-row-height="true"/>
    </style:style>
    <style:style style:name="ro38" style:family="table-row">
      <style:table-row-properties style:row-height="14.584cm" fo:break-before="auto" style:use-optimal-row-height="true"/>
    </style:style>
    <style:style style:name="ro39" style:family="table-row">
      <style:table-row-properties style:row-height="8.528cm" fo:break-before="auto" style:use-optimal-row-height="true"/>
    </style:style>
    <style:style style:name="ro40" style:family="table-row">
      <style:table-row-properties style:row-height="9.135cm" fo:break-before="auto" style:use-optimal-row-height="true"/>
    </style:style>
    <style:style style:name="ro41" style:family="table-row">
      <style:table-row-properties style:row-height="2.29cm" fo:break-before="auto" style:use-optimal-row-height="true"/>
    </style:style>
    <style:style style:name="ro42" style:family="table-row">
      <style:table-row-properties style:row-height="1.263cm" fo:break-before="auto" style:use-optimal-row-height="true"/>
    </style:style>
    <style:style style:name="ro43" style:family="table-row">
      <style:table-row-properties style:row-height="2.025cm" fo:break-before="auto" style:use-optimal-row-height="false"/>
    </style:style>
    <style:style style:name="ro44" style:family="table-row">
      <style:table-row-properties style:row-height="1.473cm" fo:break-before="auto" style:use-optimal-row-height="true"/>
    </style:style>
    <style:style style:name="ro45" style:family="table-row">
      <style:table-row-properties style:row-height="3.184cm" fo:break-before="auto" style:use-optimal-row-height="true"/>
    </style:style>
    <style:style style:name="ro46" style:family="table-row">
      <style:table-row-properties style:row-height="4.528cm" fo:break-before="auto" style:use-optimal-row-height="true"/>
    </style:style>
    <style:style style:name="ro47" style:family="table-row">
      <style:table-row-properties style:row-height="2.184cm" fo:break-before="auto" style:use-optimal-row-height="true"/>
    </style:style>
    <style:style style:name="ro48" style:family="table-row">
      <style:table-row-properties style:row-height="2.21cm" fo:break-before="auto" style:use-optimal-row-height="true"/>
    </style:style>
    <style:style style:name="ro49" style:family="table-row">
      <style:table-row-properties style:row-height="3.053cm" fo:break-before="auto" style:use-optimal-row-height="true"/>
    </style:style>
    <style:style style:name="ro50" style:family="table-row">
      <style:table-row-properties style:row-height="1cm" fo:break-before="auto" style:use-optimal-row-height="true"/>
    </style:style>
    <style:style style:name="ro51" style:family="table-row">
      <style:table-row-properties style:row-height="0.736cm" fo:break-before="auto" style:use-optimal-row-height="false"/>
    </style:style>
    <style:style style:name="ro52" style:family="table-row">
      <style:table-row-properties style:row-height="1.727cm"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true" style:writing-mode="lr-tb" table:tab-color="#ffff00"/>
    </style:style>
    <style:style style:name="ta3" style:family="table" style:master-page-name="Default">
      <style:table-properties table:display="true" style:writing-mode="lr-tb"/>
    </style:style>
    <style:style style:name="ta4" style:family="table" style:master-page-name="mp2">
      <style:table-properties table:display="false" style:writing-mode="lr-tb"/>
    </style:style>
    <number:date-style style:name="N36" number:automatic-order="true">
      <number:day number:style="long"/>
      <number:text>/</number:text>
      <number:month number:style="long"/>
      <number:text>/</number:text>
      <number:year number:style="long"/>
    </number:date-style>
    <style:style style:name="ce2" style:family="table-cell" style:parent-style-name="Default" style:data-style-name="N0">
      <style:table-cell-properties fo:background-color="transparent" fo:wrap-option="wrap" style:vertical-align="middle"/>
      <style:text-properties fo:color="#1c4587" fo:font-size="14pt" fo:font-weight="bold" style:font-size-asian="14pt" style:font-weight-asian="bold" style:font-size-complex="14pt" style:font-weight-complex="bold"/>
    </style:style>
    <style:style style:name="ce7" style:family="table-cell" style:parent-style-name="Default" style:data-style-name="N0">
      <style:table-cell-properties fo:background-color="transparent" fo:wrap-option="wrap" style:vertical-align="automatic"/>
      <style:text-properties fo:font-size="14pt" style:font-size-asian="14pt" style:font-size-complex="14pt"/>
    </style:style>
    <style:style style:name="ce3" style:family="table-cell" style:parent-style-name="Default" style:data-style-name="N0">
      <style:table-cell-properties fo:background-color="transparent" fo:wrap-option="wrap" style:vertical-align="middle"/>
      <style:text-properties fo:font-size="14pt" style:font-size-asian="14pt" style:font-size-complex="14pt"/>
    </style:style>
    <style:style style:name="ce13" style:family="table-cell" style:parent-style-name="Default" style:data-style-name="N0">
      <style:table-cell-properties fo:background-color="transparent" fo:wrap-option="wrap" style:vertical-align="automatic"/>
    </style:style>
    <style:style style:name="ce6" style:family="table-cell" style:parent-style-name="Default" style:data-style-name="N0">
      <style:table-cell-properties fo:background-color="transparent" fo:wrap-option="wrap" style:vertical-align="middle"/>
      <style:text-properties fo:color="#1c4587" fo:font-size="18pt" fo:font-weight="bold" style:font-size-asian="18pt" style:font-weight-asian="bold" style:font-size-complex="18pt" style:font-weight-complex="bold"/>
    </style:style>
    <style:style style:name="ce8" style:family="table-cell" style:parent-style-name="Default" style:data-style-name="N0">
      <style:table-cell-properties fo:background-color="transparent" fo:wrap-option="wrap" style:vertical-align="automatic"/>
      <style:text-properties style:font-name="&quot;Titillium Web&quot;, Arial" fo:font-size="14pt" style:font-name-asian="&quot;Titillium Web&quot;, Arial" style:font-size-asian="14pt" style:font-name-complex="&quot;Titillium Web&quot;, Arial" style:font-size-complex="14pt"/>
    </style:style>
    <style:style style:name="ce9" style:family="table-cell" style:parent-style-name="Default" style:data-style-name="N0">
      <style:text-properties fo:font-size="14pt" style:font-size-asian="14pt" style:font-size-complex="14pt"/>
    </style:style>
    <style:style style:name="ce1" style:family="table-cell" style:parent-style-name="Default" style:data-style-name="N0"/>
    <style:style style:name="ce10" style:family="table-cell" style:parent-style-name="Default" style:data-style-name="N0">
      <style:text-properties fo:color="#0066cc" fo:font-size="14pt" style:text-underline-style="solid" style:text-underline-width="auto" style:text-underline-color="font-color" fo:font-weight="bold" style:font-size-asian="14pt" style:font-weight-asian="bold" style:font-size-complex="14pt" style:font-weight-complex="bold"/>
    </style:style>
    <style:style style:name="ce11" style:family="table-cell" style:parent-style-name="Hyperlink" style:data-style-name="N0">
      <style:table-cell-properties fo:background-color="transparent" fo:wrap-option="wrap" style:vertical-align="middle"/>
      <style:text-properties fo:color="#0563c1" style:text-underline-style="solid" style:text-underline-width="auto" style:text-underline-color="font-color"/>
    </style:style>
    <style:style style:name="ce12" style:family="table-cell" style:parent-style-name="Default" style:data-style-name="N0">
      <style:text-properties fo:color="#1c4587" fo:font-size="14pt" style:font-size-asian="14pt" style:font-size-complex="14pt"/>
    </style:style>
    <style:style style:name="ce4" style:family="table-cell" style:parent-style-name="Default" style:data-style-name="N0">
      <style:table-cell-properties fo:background-color="transparent" fo:wrap-option="wrap" style:vertical-align="middle"/>
    </style:style>
    <style:style style:name="ce14" style:family="table-cell" style:parent-style-name="Default" style:data-style-name="N0">
      <style:table-cell-properties fo:background-color="#1155cc" style:text-align-source="fix" style:repeat-content="false" style:vertical-align="middle"/>
      <style:paragraph-properties fo:text-align="center"/>
      <style:text-properties fo:color="#ffffff" fo:font-size="15pt" style:font-size-asian="15pt" style:font-size-complex="15pt"/>
    </style:style>
    <style:style style:name="ce17" style:family="table-cell" style:parent-style-name="Default" style:data-style-name="N0">
      <style:table-cell-properties fo:background-color="#efefef" fo:wrap-option="wrap" style:vertical-align="middle"/>
    </style:style>
    <style:style style:name="ce20" style:family="table-cell" style:parent-style-name="Default" style:data-style-name="N0">
      <style:table-cell-properties fo:background-color="#6d9eeb" style:text-align-source="fix" style:repeat-content="false" style:vertical-align="automatic"/>
      <style:paragraph-properties fo:text-align="start" fo:margin-left="0cm"/>
      <style:text-properties fo:color="#ffffff" fo:font-size="14pt" fo:font-weight="bold" style:font-size-asian="14pt" style:font-weight-asian="bold" style:font-size-complex="14pt" style:font-weight-complex="bold"/>
    </style:style>
    <style:style style:name="ce21" style:family="table-cell" style:parent-style-name="Default" style:data-style-name="N0">
      <style:table-cell-properties fo:background-color="#f3f3f3" style:text-align-source="fix" style:repeat-content="false" style:vertical-align="automatic"/>
      <style:paragraph-properties fo:text-align="center"/>
      <style:text-properties fo:color="#1155cc" style:text-underline-style="solid" style:text-underline-width="auto" style:text-underline-color="font-color"/>
    </style:style>
    <style:style style:name="ce25" style:family="table-cell" style:parent-style-name="Default" style:data-style-name="N0">
      <style:table-cell-properties fo:background-color="#f3f3f3" style:text-align-source="fix" style:repeat-content="false" style:vertical-align="automatic"/>
      <style:paragraph-properties fo:text-align="center"/>
      <style:text-properties fo:font-weight="bold" style:font-weight-asian="bold" style:font-weight-complex="bold"/>
    </style:style>
    <style:style style:name="ce23" style:family="table-cell" style:parent-style-name="Default" style:data-style-name="N0">
      <style:table-cell-properties fo:background-color="#f3f3f3" style:text-align-source="fix" style:repeat-content="false" style:vertical-align="automatic"/>
      <style:paragraph-properties fo:text-align="center"/>
    </style:style>
    <style:style style:name="ce93"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34" style:family="table-cell" style:parent-style-name="Default" style:data-style-name="N0">
      <style:table-cell-properties style:text-align-source="fix" style:repeat-content="false" fo:background-color="transparent" style:vertical-align="automatic"/>
      <style:paragraph-properties fo:text-align="center"/>
      <style:text-properties fo:font-weight="bold" style:font-weight-asian="bold" style:font-weight-complex="bold"/>
    </style:style>
    <style:style style:name="ce30" style:family="table-cell" style:parent-style-name="Default" style:data-style-name="N0">
      <style:table-cell-properties style:text-align-source="fix" style:repeat-content="false" fo:background-color="transparent" style:vertical-align="automatic"/>
      <style:paragraph-properties fo:text-align="center"/>
    </style:style>
    <style:style style:name="ce36" style:family="table-cell" style:parent-style-name="Default" style:data-style-name="N0">
      <style:table-cell-properties style:text-align-source="fix" style:repeat-content="false" style:vertical-align="automatic"/>
      <style:paragraph-properties fo:text-align="center"/>
    </style:style>
    <style:style style:name="ce37"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15" style:family="table-cell" style:parent-style-name="Default" style:data-style-name="N0">
      <style:table-cell-properties style:vertical-align="middle"/>
      <style:text-properties fo:color="#ffffff" fo:font-size="15pt" style:font-size-asian="15pt" style:font-size-complex="15pt"/>
    </style:style>
    <style:style style:name="ce18" style:family="table-cell" style:parent-style-name="Default" style:data-style-name="N0">
      <style:table-cell-properties style:vertical-align="middle"/>
      <style:text-properties fo:color="#404040"/>
    </style:style>
    <style:style style:name="ce24" style:family="table-cell" style:parent-style-name="Default" style:data-style-name="N0">
      <style:table-cell-properties fo:background-color="#6d9eeb" style:text-align-source="fix" style:repeat-content="false" style:vertical-align="automatic"/>
      <style:paragraph-properties fo:text-align="center"/>
      <style:text-properties fo:color="#ffffff" fo:font-size="14pt" fo:font-weight="bold" style:font-size-asian="14pt" style:font-weight-asian="bold" style:font-size-complex="14pt" style:font-weight-complex="bold"/>
    </style:style>
    <style:style style:name="ce26" style:family="table-cell" style:parent-style-name="Default" style:data-style-name="N0">
      <style:table-cell-properties fo:background-color="#ffffff" style:text-align-source="fix" style:repeat-content="false" style:vertical-align="automatic"/>
      <style:paragraph-properties fo:text-align="center"/>
      <style:text-properties fo:color="#999999"/>
    </style:style>
    <style:style style:name="ce104" style:family="table-cell" style:parent-style-name="Default" style:data-style-name="N0">
      <style:table-cell-properties fo:background-color="#ffff00" style:text-align-source="fix" style:repeat-content="false" style:vertical-align="automatic"/>
      <style:paragraph-properties fo:text-align="center"/>
    </style:style>
    <style:style style:name="ce27" style:family="table-cell" style:parent-style-name="Default" style:data-style-name="N0">
      <style:table-cell-properties fo:background-color="#f3f3f3" style:text-align-source="fix" style:repeat-content="false" style:vertical-align="automatic"/>
      <style:paragraph-properties fo:text-align="center"/>
      <style:text-properties fo:color="#0000ff" style:text-underline-style="solid" style:text-underline-width="auto" style:text-underline-color="font-color"/>
    </style:style>
    <style:style style:name="ce29" style:family="table-cell" style:parent-style-name="Default" style:data-style-name="N0">
      <style:table-cell-properties fo:background-color="transparent"/>
    </style:style>
    <style:style style:name="ce38" style:family="table-cell" style:parent-style-name="Default" style:data-style-name="N0">
      <style:table-cell-properties style:text-align-source="fix" style:repeat-content="false" style:vertical-align="automatic"/>
      <style:paragraph-properties fo:text-align="center"/>
      <style:text-properties fo:color="#999999"/>
    </style:style>
    <style:style style:name="ce16" style:family="table-cell" style:parent-style-name="Default" style:data-style-name="N0">
      <style:table-cell-properties style:vertical-align="middle"/>
      <style:text-properties fo:color="#ffffff" fo:font-size="14pt" style:font-size-asian="14pt" style:font-size-complex="14pt"/>
    </style:style>
    <style:style style:name="ce19" style:family="table-cell" style:parent-style-name="Default" style:data-style-name="N0">
      <style:table-cell-properties fo:wrap-option="wrap" style:vertical-align="middle"/>
    </style:style>
    <style:style style:name="ce28" style:family="table-cell" style:parent-style-name="Default" style:data-style-name="N0">
      <style:table-cell-properties style:text-align-source="fix" style:repeat-content="false" fo:background-color="transparent" style:vertical-align="automatic"/>
      <style:paragraph-properties fo:text-align="center"/>
      <style:text-properties fo:color="#ffffff" fo:font-size="14pt" fo:font-weight="bold" style:font-size-asian="14pt" style:font-weight-asian="bold" style:font-size-complex="14pt" style:font-weight-complex="bold"/>
    </style:style>
    <style:style style:name="ce31" style:family="table-cell" style:parent-style-name="Default" style:data-style-name="N0">
      <style:table-cell-properties style:text-align-source="fix" style:repeat-content="false" fo:background-color="transparent" style:vertical-align="automatic"/>
      <style:paragraph-properties fo:text-align="center"/>
      <style:text-properties fo:color="#1155cc" style:text-underline-style="solid" style:text-underline-width="auto" style:text-underline-color="font-color"/>
    </style:style>
    <style:style style:name="ce39" style:family="table-cell" style:parent-style-name="Default" style:data-style-name="N0">
      <style:table-cell-properties style:text-align-source="fix" style:repeat-content="false" fo:wrap-option="wrap" style:vertical-align="automatic"/>
      <style:paragraph-properties fo:text-align="center"/>
      <style:text-properties fo:font-size="14pt" style:font-size-asian="14pt" style:font-size-complex="14pt"/>
    </style:style>
    <style:style style:name="ce40" style:family="table-cell" style:parent-style-name="Default" style:data-style-name="N0">
      <style:table-cell-properties fo:background-color="#1c4587" style:text-align-source="fix" style:repeat-content="false" fo:wrap-option="wrap" style:vertical-align="automatic"/>
      <style:paragraph-properties fo:text-align="center"/>
      <style:text-properties fo:color="#ffffff" fo:font-size="14pt" style:text-underline-style="solid" style:text-underline-width="auto" style:text-underline-color="font-color" style:font-size-asian="14pt" style:font-size-complex="14pt"/>
    </style:style>
    <style:style style:name="ce41" style:family="table-cell" style:parent-style-name="Default" style:data-style-name="N0">
      <style:table-cell-properties fo:background-color="#efefef" style:text-align-source="fix" style:repeat-content="false" style:vertical-align="middle"/>
      <style:paragraph-properties fo:text-align="center"/>
      <style:text-properties fo:font-style="italic" style:font-style-asian="italic" style:font-style-complex="italic"/>
    </style:style>
    <style:style style:name="ce48" style:family="table-cell" style:parent-style-name="Default" style:data-style-name="N0">
      <style:table-cell-properties fo:background-color="#efefef" style:text-align-source="fix" style:repeat-content="false" fo:wrap-option="wrap" style:vertical-align="middle"/>
      <style:paragraph-properties fo:text-align="center"/>
      <style:text-properties fo:font-style="italic" style:font-style-asian="italic" style:font-style-complex="italic"/>
    </style:style>
    <style:style style:name="ce45" style:family="table-cell" style:parent-style-name="Default" style:data-style-name="N0">
      <style:table-cell-properties fo:background-color="#ffffff" style:vertical-align="middle"/>
    </style:style>
    <style:style style:name="ce50" style:family="table-cell" style:parent-style-name="Default" style:data-style-name="N0">
      <style:table-cell-properties fo:background-color="transparent" style:vertical-align="middle"/>
    </style:style>
    <style:style style:name="ce61" style:family="table-cell" style:parent-style-name="Default" style:data-style-name="N0">
      <style:table-cell-properties fo:background-color="#efefef" style:vertical-align="middle"/>
    </style:style>
    <style:style style:name="ce62"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font-style="italic" style:font-style-asian="italic" style:font-style-complex="italic"/>
    </style:style>
    <style:style style:name="ce70" style:family="table-cell" style:parent-style-name="Default" style:data-style-name="N0">
      <style:table-cell-properties style:text-align-source="fix" style:repeat-content="false" fo:background-color="transparent" style:vertical-align="middle"/>
      <style:paragraph-properties fo:text-align="center"/>
      <style:text-properties fo:font-style="italic" style:font-style-asian="italic" style:font-style-complex="italic"/>
    </style:style>
    <style:style style:name="ce42" style:family="table-cell" style:parent-style-name="Default" style:data-style-name="N0">
      <style:table-cell-properties style:vertical-align="middle"/>
    </style:style>
    <style:style style:name="ce43" style:family="table-cell" style:parent-style-name="Default" style:data-style-name="N0">
      <style:table-cell-properties fo:background-color="#c9daf8" style:vertical-align="middle"/>
    </style:style>
    <style:style style:name="ce130" style:family="table-cell" style:parent-style-name="Default" style:data-style-name="N0">
      <style:table-cell-properties fo:background-color="#c9daf8" style:text-align-source="fix" style:repeat-content="false" fo:wrap-option="wrap" style:vertical-align="middle"/>
      <style:paragraph-properties fo:text-align="center"/>
      <style:text-properties fo:font-size="15pt" fo:font-weight="bold" style:font-size-asian="15pt" style:font-weight-asian="bold" style:font-size-complex="15pt" style:font-weight-complex="bold"/>
    </style:style>
    <style:style style:name="ce52"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font-weight="bold" style:font-weight-asian="bold" style:font-weight-complex="bold"/>
    </style:style>
    <style:style style:name="ce55"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64" style:family="table-cell" style:parent-style-name="Default" style:data-style-name="N0">
      <style:table-cell-properties fo:background-color="#f3f3f3" style:text-align-source="fix" style:repeat-content="false" fo:wrap-option="wrap" style:vertical-align="middle"/>
      <style:paragraph-properties fo:text-align="center"/>
      <style:text-properties fo:color="#1155cc" style:text-underline-style="solid" style:text-underline-width="auto" style:text-underline-color="font-color"/>
    </style:style>
    <style:style style:name="ce71"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Arial" fo:font-size="9pt" style:font-name-asian="Titillium Web,Arial" style:font-size-asian="9pt" style:font-name-complex="Titillium Web,Arial" style:font-size-complex="9pt"/>
    </style:style>
    <style:style style:name="ce54" style:family="table-cell" style:parent-style-name="Default" style:data-style-name="N0">
      <style:table-cell-properties style:text-align-source="fix" style:repeat-content="false" fo:background-color="transparent" style:vertical-align="middle"/>
      <style:paragraph-properties fo:text-align="center"/>
      <style:text-properties fo:color="#1155cc" style:text-underline-style="solid" style:text-underline-width="auto" style:text-underline-color="font-color"/>
    </style:style>
    <style:style style:name="ce53"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font-size="13pt" fo:font-weight="bold" style:font-size-asian="13pt" style:font-weight-asian="bold" style:font-size-complex="13pt" style:font-weight-complex="bold"/>
    </style:style>
    <style:style style:name="ce59" style:family="table-cell" style:parent-style-name="Default" style:data-style-name="N0">
      <style:table-cell-properties style:text-align-source="fix" style:repeat-content="false" fo:background-color="transparent" style:vertical-align="middle"/>
      <style:paragraph-properties fo:text-align="center"/>
      <style:text-properties fo:color="#1155cc"/>
    </style:style>
    <style:style style:name="ce46" style:family="table-cell" style:parent-style-name="Default" style:data-style-name="N0">
      <style:table-cell-properties fo:background-color="#c9daf8" style:text-align-source="fix" style:repeat-content="false" fo:wrap-option="wrap" style:vertical-align="middle"/>
      <style:paragraph-properties fo:text-align="center"/>
      <style:text-properties fo:font-size="15pt" fo:font-weight="bold" style:font-size-asian="15pt" style:font-weight-asian="bold" style:font-size-complex="15pt" style:font-weight-complex="bold"/>
    </style:style>
    <style:style style:name="ce63"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fo:font-weight="bold" style:font-weight-asian="bold" style:font-weight-complex="bold"/>
    </style:style>
    <style:style style:name="ce68" style:family="table-cell" style:parent-style-name="Default" style:data-style-name="N0">
      <style:table-cell-properties style:text-align-source="fix" style:repeat-content="false" fo:wrap-option="wrap" style:vertical-align="automatic"/>
      <style:paragraph-properties fo:text-align="center"/>
      <style:text-properties fo:font-weight="bold" style:font-weight-asian="bold" style:font-weight-complex="bold"/>
    </style:style>
    <style:style style:name="ce72" style:family="table-cell" style:parent-style-name="Default" style:data-style-name="N0">
      <style:table-cell-properties style:text-align-source="fix" style:repeat-content="false" fo:wrap-option="wrap" style:vertical-align="middle"/>
      <style:paragraph-properties fo:text-align="center"/>
      <style:text-properties style:font-name="Titillium Web,Arial" fo:font-size="9pt" style:font-name-asian="Titillium Web,Arial" style:font-size-asian="9pt" style:font-name-complex="Titillium Web,Arial" style:font-size-complex="9pt"/>
    </style:style>
    <style:style style:name="ce44" style:family="table-cell" style:parent-style-name="Default" style:data-style-name="N0">
      <style:table-cell-properties fo:background-color="#c9daf8" style:text-align-source="fix" style:repeat-content="false" style:vertical-align="middle"/>
      <style:paragraph-properties fo:text-align="center"/>
    </style:style>
    <style:style style:name="ce51" style:family="table-cell" style:parent-style-name="Default" style:data-style-name="N0">
      <style:table-cell-properties style:text-align-source="fix" style:repeat-content="false" fo:background-color="transparent" style:vertical-align="middle"/>
      <style:paragraph-properties fo:text-align="center"/>
    </style:style>
    <style:style style:name="ce69" style:family="table-cell" style:parent-style-name="Default" style:data-style-name="N0">
      <style:table-cell-properties style:text-align-source="fix" style:repeat-content="false" style:vertical-align="middle"/>
      <style:paragraph-properties fo:text-align="center"/>
    </style:style>
    <style:style style:name="ce60" style:family="table-cell" style:parent-style-name="Default" style:data-style-name="N0">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65" style:family="table-cell" style:parent-style-name="Default" style:data-style-name="N0">
      <style:table-cell-properties fo:background-color="#f3f3f3" style:text-align-source="fix" style:repeat-content="false" style:vertical-align="middle"/>
      <style:paragraph-properties fo:text-align="center"/>
      <style:text-properties fo:color="#1155cc" style:text-underline-style="solid" style:text-underline-width="auto" style:text-underline-color="font-color"/>
    </style:style>
    <style:style style:name="ce49" style:family="table-cell" style:parent-style-name="Default" style:data-style-name="N0">
      <style:table-cell-properties fo:background-color="#ffffff" style:text-align-source="fix" style:repeat-content="false" fo:wrap-option="wrap" style:vertical-align="middle"/>
      <style:paragraph-properties fo:text-align="center"/>
      <style:text-properties fo:font-size="15pt" fo:font-weight="bold" style:font-size-asian="15pt" style:font-weight-asian="bold" style:font-size-complex="15pt" style:font-weight-complex="bold"/>
    </style:style>
    <style:style style:name="ce66" style:family="table-cell" style:parent-style-name="Default" style:data-style-name="N0">
      <style:table-cell-properties fo:background-color="#ffffff" style:text-align-source="fix" style:repeat-content="false" fo:wrap-option="wrap" style:vertical-align="middle"/>
      <style:paragraph-properties fo:text-align="center"/>
    </style:style>
    <style:style style:name="ce73" style:family="table-cell" style:parent-style-name="Default" style:data-style-name="N0">
      <style:table-cell-properties style:text-align-source="fix" style:repeat-content="false" fo:wrap-option="wrap" style:vertical-align="middle"/>
      <style:paragraph-properties fo:text-align="center"/>
      <style:text-properties fo:font-size="9pt" style:font-size-asian="9pt" style:font-size-complex="9pt"/>
    </style:style>
    <style:style style:name="ce67" style:family="table-cell" style:parent-style-name="Default" style:data-style-name="N0">
      <style:table-cell-properties fo:background-color="#f3f3f3" style:text-align-source="fix" style:repeat-content="false" fo:wrap-option="wrap" style:vertical-align="middle"/>
      <style:paragraph-properties fo:text-align="center"/>
    </style:style>
    <style:style style:name="ce47" style:family="table-cell" style:parent-style-name="Default" style:data-style-name="N0">
      <style:table-cell-properties fo:background-color="#b2b2b2"/>
    </style:style>
    <style:style style:name="ce77" style:family="table-cell" style:parent-style-name="Default" style:data-style-name="N0">
      <style:table-cell-properties fo:background-color="#b2b2b2"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57" style:family="table-cell" style:parent-style-name="Default" style:data-style-name="N0">
      <style:table-cell-properties fo:background-color="#d9d9d9" style:text-align-source="fix" style:repeat-content="false" fo:wrap-option="wrap" style:vertical-align="middle"/>
      <style:paragraph-properties fo:text-align="center"/>
      <style:text-properties fo:font-weight="bold" style:font-weight-asian="bold" style:font-weight-complex="bold"/>
    </style:style>
    <style:style style:name="ce58" style:family="table-cell" style:parent-style-name="Default" style:data-style-name="N0">
      <style:table-cell-properties fo:background-color="#dddddd" style:text-align-source="fix" style:repeat-content="false" fo:wrap-option="wrap" style:vertical-align="middle"/>
      <style:paragraph-properties fo:text-align="center"/>
      <style:text-properties fo:font-weight="bold" style:font-weight-asian="bold" style:font-weight-complex="bold"/>
    </style:style>
    <style:style style:name="ce74" style:family="table-cell" style:parent-style-name="Default" style:data-style-name="N0">
      <style:table-cell-properties fo:background-color="#c0c0c0"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75" style:family="table-cell" style:parent-style-name="Default" style:data-style-name="N0">
      <style:table-cell-properties fo:background-color="#c0c0c0" style:text-align-source="fix" style:repeat-content="false" fo:wrap-option="wrap" style:vertical-align="middle"/>
      <style:paragraph-properties fo:text-align="center"/>
      <style:text-properties fo:font-weight="bold" style:font-weight-asian="bold" style:font-weight-complex="bold"/>
    </style:style>
    <style:style style:name="ce95" style:family="table-cell" style:parent-style-name="Default" style:data-style-name="N0">
      <style:table-cell-properties fo:background-color="#efefef" style:text-align-source="fix" style:repeat-content="false" fo:border="0.06pt solid #a5a5a5" style:vertical-align="middle"/>
      <style:paragraph-properties fo:text-align="center"/>
      <style:text-properties fo:color="#4a86e8" fo:font-size="22pt" style:font-size-asian="22pt" style:font-size-complex="22pt"/>
    </style:style>
    <style:style style:name="ce96"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style>
    <style:style style:name="ce80" style:family="table-cell" style:parent-style-name="Default" style:data-style-name="N0">
      <style:table-cell-properties fo:background-color="#4a86e8" style:text-align-source="fix" style:repeat-content="false" fo:wrap-option="wrap" fo:border="0.06pt solid #a5a5a5" style:vertical-align="middle"/>
      <style:paragraph-properties fo:text-align="center"/>
      <style:text-properties fo:color="#ffffff"/>
    </style:style>
    <style:style style:name="ce219" style:family="table-cell" style:parent-style-name="Default" style:data-style-name="N0">
      <style:table-cell-properties fo:background-color="#fff2cc"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PUNTO_DI_CONTATTO.A4"/>
    </style:style>
    <style:style style:name="ce221"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PUNTO_DI_CONTATTO.A4"/>
    </style:style>
    <style:style style:name="ce223" style:family="table-cell" style:parent-style-name="Default" style:data-style-name="N0">
      <style:table-cell-properties style:text-align-source="fix" style:repeat-content="false" fo:background-color="transparent"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PUNTO_DI_CONTATTO.A4"/>
    </style:style>
    <style:style style:name="ce200" style:family="table-cell" style:parent-style-name="Default" style:data-style-name="N0">
      <style:table-cell-properties fo:border="0.06pt solid #a5a5a5"/>
    </style:style>
    <style:style style:name="ce225"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1c2024"/>
      <style:map style:condition="is-true-formula([.$C4]=&quot;Sì&quot;)" style:apply-style-name="cf11" style:base-cell-address="Tipologia_PUNTO_DI_CONTATTO.A4"/>
    </style:style>
    <style:style style:name="ce226" style:family="table-cell" style:parent-style-name="Default" style:data-style-name="N0">
      <style:table-cell-properties style:text-align-source="fix" style:repeat-content="false" fo:background-color="transparent" fo:wrap-option="wrap" fo:border="0.06pt solid #a5a5a5" style:vertical-align="middle"/>
      <style:paragraph-properties fo:text-align="start" fo:margin-left="0cm"/>
      <style:text-properties fo:color="#1c2024"/>
      <style:map style:condition="is-true-formula([.$C4]=&quot;Sì&quot;)" style:apply-style-name="cf11" style:base-cell-address="Tipologia_PUNTO_DI_CONTATTO.A4"/>
    </style:style>
    <style:style style:name="ce227"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map style:condition="is-true-formula([.$C4]=&quot;Sì&quot;)" style:apply-style-name="cf11" style:base-cell-address="Tipologia_PUNTO_DI_CONTATTO.A4"/>
    </style:style>
    <style:style style:name="ce229" style:family="table-cell" style:parent-style-name="Default" style:data-style-name="N0">
      <style:table-cell-properties style:text-align-source="fix" style:repeat-content="false" fo:background-color="transparent" fo:wrap-option="wrap" fo:border="0.06pt solid #a5a5a5" style:vertical-align="middle"/>
      <style:paragraph-properties fo:text-align="center"/>
      <style:text-properties fo:color="#434343"/>
      <style:map style:condition="is-true-formula([.$C4]=&quot;Sì&quot;)" style:apply-style-name="cf11" style:base-cell-address="Tipologia_PUNTO_DI_CONTATTO.A4"/>
    </style:style>
    <style:style style:name="ce81" style:family="table-cell" style:parent-style-name="Default" style:data-style-name="N0">
      <style:table-cell-properties fo:background-color="#4a86e8" style:text-align-source="fix" style:repeat-content="false" fo:border="0.06pt solid #a5a5a5" style:vertical-align="middle"/>
      <style:paragraph-properties fo:text-align="center"/>
      <style:text-properties fo:color="#ffffff"/>
    </style:style>
    <style:style style:name="ce235"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PUNTO_DI_CONTATTO.A4"/>
    </style:style>
    <style:style style:name="ce237" style:family="table-cell" style:parent-style-name="Default" style:data-style-name="N0">
      <style:table-cell-properties style:text-align-source="fix" style:repeat-content="false" fo:background-color="transparent" fo:border="0.06pt solid #a5a5a5" style:vertical-align="middle"/>
      <style:paragraph-properties fo:text-align="start" fo:margin-left="0cm"/>
      <style:text-properties fo:color="#434343"/>
      <style:map style:condition="is-true-formula([.$C4]=&quot;Sì&quot;)" style:apply-style-name="cf11" style:base-cell-address="Tipologia_PUNTO_DI_CONTATTO.A4"/>
    </style:style>
    <style:style style:name="ce239"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PUNTO_DI_CONTATTO.A4"/>
    </style:style>
    <style:style style:name="ce241" style:family="table-cell" style:parent-style-name="Default" style:data-style-name="N0">
      <style:table-cell-properties style:text-align-source="fix" style:repeat-content="false" fo:border="0.06pt solid #a5a5a5" style:vertical-align="middle"/>
      <style:paragraph-properties fo:text-align="center"/>
      <style:text-properties fo:color="#1155cc"/>
      <style:map style:condition="is-true-formula([.$C4]=&quot;Sì&quot;)" style:apply-style-name="cf11" style:base-cell-address="Tipologia_PUNTO_DI_CONTATTO.A4"/>
    </style:style>
    <style:style style:name="ce242" style:family="table-cell" style:parent-style-name="Default" style:data-style-name="N0">
      <style:table-cell-properties style:text-align-source="fix" style:repeat-content="false"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PUNTO_DI_CONTATTO.A4"/>
    </style:style>
    <style:style style:name="ce245" style:family="table-cell" style:parent-style-name="Default" style:data-style-name="N0">
      <style:table-cell-properties style:text-align-source="fix" style:repeat-content="false" fo:background-color="transparent"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PUNTO_DI_CONTATTO.A4"/>
    </style:style>
    <style:style style:name="ce246"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PUNTO_DI_CONTATTO.A4"/>
    </style:style>
    <style:style style:name="ce247" style:family="table-cell" style:parent-style-name="Default" style:data-style-name="N0">
      <style:table-cell-properties style:text-align-source="fix" style:repeat-content="false" fo:background-color="transparent" fo:border="0.06pt solid #a5a5a5" style:vertical-align="middle"/>
      <style:paragraph-properties fo:text-align="center"/>
      <style:text-properties fo:color="#434343"/>
      <style:map style:condition="is-true-formula([.$C4]=&quot;Sì&quot;)" style:apply-style-name="cf11" style:base-cell-address="Tipologia_PUNTO_DI_CONTATTO.A4"/>
    </style:style>
    <style:style style:name="ce248" style:family="table-cell" style:parent-style-name="Default" style:data-style-name="N0">
      <style:table-cell-properties style:text-align-source="fix" style:repeat-content="false"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PUNTO_DI_CONTATTO.A4"/>
    </style:style>
    <style:style style:name="ce251" style:family="table-cell" style:parent-style-name="Default" style:data-style-name="N0">
      <style:table-cell-properties style:text-align-source="fix" style:repeat-content="false" fo:background-color="transparent"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PUNTO_DI_CONTATTO.A4"/>
    </style:style>
    <style:style style:name="ce252"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PUNTO_DI_CONTATTO.A4"/>
    </style:style>
    <style:style style:name="ce253" style:family="table-cell" style:parent-style-name="Default" style:data-style-name="N0">
      <style:table-cell-properties style:text-align-source="fix" style:repeat-content="false" fo:background-color="transparent" fo:border="0.06pt solid #a5a5a5" style:vertical-align="middle"/>
      <style:paragraph-properties fo:text-align="center"/>
      <style:text-properties fo:color="#434343"/>
      <style:map style:condition="is-true-formula([.$C4]=&quot;Sì&quot;)" style:apply-style-name="cf11" style:base-cell-address="Tipologia_PUNTO_DI_CONTATTO.A4"/>
    </style:style>
    <style:style style:name="ce218" style:family="table-cell" style:parent-style-name="Excel_20_Built-in_20_Normal">
      <style:table-cell-properties fo:border-bottom="0.99pt solid #000000" fo:background-color="#efefef"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cm" style:writing-mode="page"/>
      <style:text-properties fo:color="#4a86e8" style:text-outline="false" style:text-line-through-style="none" style:text-line-through-type="none" style:font-name="Titillium Web" fo:font-size="21pt" fo:font-style="normal" fo:text-shadow="none" style:text-underline-style="none" fo:font-weight="normal" style:font-size-asian="21pt" style:font-style-asian="normal" style:font-weight-asian="normal" style:font-size-complex="21pt" style:font-style-complex="normal" style:font-weight-complex="normal"/>
    </style:style>
    <style:style style:name="ce220" style:family="table-cell" style:parent-style-name="Excel_20_Built-in_20_Normal">
      <style:table-cell-properties fo:border-bottom="none" fo:background-color="#ffffff" style:diagonal-bl-tr="none" style:diagonal-tl-br="none" style:text-align-source="fix" style:repeat-content="false" fo:wrap-option="wrap" fo:border-left="0.99pt solid #000000" style:direction="ltr" fo:border-right="none" style:rotation-angle="0" style:rotation-align="none" style:shrink-to-fit="false" fo:border-top="none" style:vertical-align="middle"/>
      <style:paragraph-properties fo:text-align="center"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2" style:family="table-cell" style:parent-style-name="Excel_20_Built-in_20_Hyperlink" style:data-style-name="N200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style>
    <style:style style:name="ce224" style:family="table-cell" style:parent-style-name="Excel_20_Built-in_20_Normal">
      <style:table-cell-properties fo:background-color="#4a86e8"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8" style:family="table-cell" style:parent-style-name="Excel_20_Built-in_20_Normal">
      <style:table-cell-properties fo:background-color="#fff2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5]=&quot;Sì&quot;)" style:apply-style-name="ConditionalStyle_5f_65" style:base-cell-address="Tipologia_COME_FARE_PER.A5"/>
    </style:style>
    <style:style style:name="ce230" style:family="table-cell" style:parent-style-name="Excel_20_Built-in_20_Normal">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5]=&quot;Sì&quot;)" style:apply-style-name="ConditionalStyle_5f_65" style:base-cell-address="Tipologia_COME_FARE_PER.A5"/>
    </style:style>
    <style:style style:name="ce231" style:family="table-cell" style:parent-style-name="Excel_20_Built-in_20_Normal">
      <style:table-cell-properties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5]=&quot;Sì&quot;)" style:apply-style-name="ConditionalStyle_5f_65" style:base-cell-address="Tipologia_COME_FARE_PER.A5"/>
    </style:style>
    <style:style style:name="ce232" style:family="table-cell" style:parent-style-name="Excel_20_Built-in_20_Normal">
      <style:table-cell-properties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cm" style:writing-mode="lr-tb"/>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3" style:family="table-cell" style:parent-style-name="Excel_20_Built-in_20_Normal">
      <style:table-cell-properties fo:background-color="#fff2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4]=&quot;Sì&quot;)" style:apply-style-name="ConditionalStyle_5f_64" style:base-cell-address="Tipologia_COME_FARE_PER.A14"/>
    </style:style>
    <style:style style:name="ce234" style:family="table-cell" style:parent-style-name="Excel_20_Built-in_20_Normal">
      <style:table-cell-properties fo:border-bottom="0.99pt solid #000000" style:diagonal-bl-tr="none" style:diagonal-tl-br="none" fo:border-left="none" fo:border-right="none" style:rotation-align="none" fo:border-top="0.9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6" style:family="table-cell" style:parent-style-name="Excel_20_Built-in_20_Normal">
      <style:table-cell-properties style:diagonal-bl-tr="none" style:diagonal-tl-b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8" style:family="table-cell" style:parent-style-name="Excel_20_Built-in_20_Hyperlink" style:data-style-name="N20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center" fo:margin-left="0cm" style:writing-mode="page"/>
    </style:style>
    <style:style style:name="ce240" style:family="table-cell" style:parent-style-name="Excel_20_Built-in_20_Normal">
      <style:table-cell-properties fo:background-color="#4a86e8"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3" style:family="table-cell" style:parent-style-name="Excel_20_Built-in_20_Normal">
      <style:table-cell-properties fo:background-color="#fff2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5]=&quot;Sì&quot;)" style:apply-style-name="ConditionalStyle_5f_65" style:base-cell-address="Tipologia_COME_FARE_PER.A5"/>
    </style:style>
    <style:style style:name="ce244" style:family="table-cell" style:parent-style-name="Excel_20_Built-in_20_Normal">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5]=&quot;Sì&quot;)" style:apply-style-name="ConditionalStyle_5f_65" style:base-cell-address="Tipologia_COME_FARE_PER.A5"/>
    </style:style>
    <style:style style:name="ce249" style:family="table-cell" style:parent-style-name="Excel_20_Built-in_20_Normal">
      <style:table-cell-properties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5]=&quot;Sì&quot;)" style:apply-style-name="ConditionalStyle_5f_65" style:base-cell-address="Tipologia_COME_FARE_PER.A5"/>
    </style:style>
    <style:style style:name="ce250" style:family="table-cell" style:parent-style-name="Excel_20_Built-in_20_Normal">
      <style:table-cell-properties fo:background-color="#fff2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5]=&quot;Sì&quot;)" style:apply-style-name="ConditionalStyle_5f_65" style:base-cell-address="Tipologia_COME_FARE_PER.A5"/>
    </style:style>
    <style:style style:name="ce254" style:family="table-cell" style:parent-style-name="Excel_20_Built-in_20_Normal">
      <style:table-cell-properties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cm" style:writing-mode="lr-tb"/>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5" style:family="table-cell" style:parent-style-name="Excel_20_Built-in_20_Normal">
      <style:table-cell-properties fo:background-color="#fff2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4]=&quot;Sì&quot;)" style:apply-style-name="ConditionalStyle_5f_64" style:base-cell-address="Tipologia_COME_FARE_PER.A14"/>
    </style:style>
    <style:style style:name="ce256"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7" style:family="table-cell" style:parent-style-name="Excel_20_Built-in_20_Normal">
      <style:table-cell-properties fo:background-color="#fff2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5]=&quot;Sì&quot;)" style:apply-style-name="ConditionalStyle_5f_65" style:base-cell-address="Tipologia_COME_FARE_PER.A5"/>
    </style:style>
    <style:style style:name="ce259" style:family="table-cell" style:parent-style-name="Excel_20_Built-in_20_Normal">
      <style:table-cell-properties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5]=&quot;Sì&quot;)" style:apply-style-name="ConditionalStyle_5f_65" style:base-cell-address="Tipologia_COME_FARE_PER.A5"/>
    </style:style>
    <style:style style:name="ce261" style:family="table-cell" style:parent-style-name="Excel_20_Built-in_20_Normal">
      <style:table-cell-properties fo:border-bottom="0.99pt solid #00000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middle"/>
      <style:paragraph-properties fo:text-align="center"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5]=&quot;Sì&quot;)" style:apply-style-name="ConditionalStyle_5f_65" style:base-cell-address="Tipologia_COME_FARE_PER.A5"/>
    </style:style>
    <style:style style:name="ce262" style:family="table-cell" style:parent-style-name="Excel_20_Built-in_20_Normal">
      <style:table-cell-properties fo:border-bottom="0.99pt solid #00000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middle"/>
      <style:paragraph-properties fo:text-align="center"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3]=&quot;Sì&quot;)" style:apply-style-name="ConditionalStyle_5f_63" style:base-cell-address="Tipologia_COME_FARE_PER.C13"/>
    </style:style>
    <style:style style:name="ce263" style:family="table-cell" style:parent-style-name="Excel_20_Built-in_20_Normal">
      <style:table-cell-properties fo:background-color="#fff2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4]=&quot;Sì&quot;)" style:apply-style-name="ConditionalStyle_5f_64" style:base-cell-address="Tipologia_COME_FARE_PER.A14"/>
    </style:style>
    <style:style style:name="ce26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67" style:family="table-cell" style:parent-style-name="Excel_20_Built-in_20_Normal">
      <style:table-cell-properties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5]=&quot;Sì&quot;)" style:apply-style-name="ConditionalStyle_5f_65" style:base-cell-address="Tipologia_COME_FARE_PER.A5"/>
    </style:style>
    <style:style style:name="ce268" style:family="table-cell" style:parent-style-name="Excel_20_Built-in_20_Normal">
      <style:table-cell-properties fo:border-bottom="0.99pt solid #000000" style:diagonal-bl-tr="none" style:diagonal-tl-br="none" style:text-align-source="fix" style:repeat-content="false" fo:wrap-option="wrap" fo:border-left="0.99pt solid #000000" style:direction="ltr" fo:border-right="0.99pt solid #000000" style:rotation-angle="0" style:rotation-align="none" style:shrink-to-fit="false" fo:border-top="none" style:vertical-align="middle"/>
      <style:paragraph-properties fo:text-align="center" fo:margin-left="0cm" style:writing-mode="lr-tb"/>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9" style:family="table-cell" style:parent-style-name="Excel_20_Built-in_20_Normal">
      <style:table-cell-properties fo:background-color="#fff2cc"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4]=&quot;Sì&quot;)" style:apply-style-name="ConditionalStyle_5f_64" style:base-cell-address="Tipologia_COME_FARE_PER.A14"/>
    </style:style>
    <style:style style:name="ce270" style:family="table-cell" style:parent-style-name="Excel_20_Built-in_20_Normal">
      <style:table-cell-properties fo:background-color="#fff2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5]=&quot;Sì&quot;)" style:apply-style-name="ConditionalStyle_5f_65" style:base-cell-address="Tipologia_COME_FARE_PER.A5"/>
    </style:style>
    <style:style style:name="ce272" style:family="table-cell" style:parent-style-name="Excel_20_Built-in_20_Normal">
      <style:table-cell-properties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5]=&quot;Sì&quot;)" style:apply-style-name="ConditionalStyle_5f_65" style:base-cell-address="Tipologia_COME_FARE_PER.A5"/>
    </style:style>
    <style:style style:name="ce277" style:family="table-cell" style:parent-style-name="Excel_20_Built-in_20_Hyperlink" style:data-style-name="N20000">
      <style:table-cell-properties fo:background-color="#fff2cc"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cm" style:writing-mode="page"/>
      <style:text-properties style:font-name="Titillium Web" fo:font-size="11pt" style:font-size-asian="11pt" style:font-size-complex="11pt"/>
      <style:map style:condition="is-true-formula([.$C5]=&quot;Sì&quot;)" style:apply-style-name="ConditionalStyle_5f_65" style:base-cell-address="Tipologia_COME_FARE_PER.A5"/>
    </style:style>
    <style:style style:name="ce279" style:family="table-cell" style:parent-style-name="Excel_20_Built-in_20_Normal">
      <style:table-cell-properties fo:background-color="#fff2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5]=&quot;Sì&quot;)" style:apply-style-name="ConditionalStyle_5f_65" style:base-cell-address="Tipologia_COME_FARE_PER.A5"/>
    </style:style>
    <style:style style:name="ce280" style:family="table-cell" style:parent-style-name="Excel_20_Built-in_20_Normal">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5]=&quot;Sì&quot;)" style:apply-style-name="ConditionalStyle_5f_65" style:base-cell-address="Tipologia_COME_FARE_PER.A5"/>
    </style:style>
    <style:style style:name="ce281" style:family="table-cell" style:parent-style-name="Excel_20_Built-in_20_Normal">
      <style:table-cell-properties fo:background-color="#ffffff"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3]=&quot;Sì&quot;)" style:apply-style-name="ConditionalStyle_5f_62" style:base-cell-address="Tipologia_COME_FARE_PER.E13"/>
    </style:style>
    <style:style style:name="ce283" style:family="table-cell" style:parent-style-name="Excel_20_Built-in_20_Normal">
      <style:table-cell-properties fo:background-color="#fff2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4]=&quot;Sì&quot;)" style:apply-style-name="ConditionalStyle_5f_64" style:base-cell-address="Tipologia_COME_FARE_PER.A14"/>
    </style:style>
    <style:style style:name="ce287" style:family="table-cell" style:parent-style-name="Excel_20_Built-in_20_Normal">
      <style:table-cell-properties fo:background-color="#fff2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text-line-through-typ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5]=&quot;Sì&quot;)" style:apply-style-name="ConditionalStyle_5f_65" style:base-cell-address="Tipologia_COME_FARE_PER.A5"/>
    </style:style>
    <style:style style:name="ce290" style:family="table-cell" style:parent-style-name="Excel_20_Built-in_20_Normal">
      <style:table-cell-properties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text-line-through-typ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5]=&quot;Sì&quot;)" style:apply-style-name="ConditionalStyle_5f_65" style:base-cell-address="Tipologia_COME_FARE_PER.A5"/>
    </style:style>
    <style:style style:name="ce294" style:family="table-cell" style:parent-style-name="Excel_20_Built-in_20_Normal">
      <style:table-cell-properties style:diagonal-bl-tr="none" style:diagonal-tl-br="none" style:text-align-source="fix" style:repeat-content="false" fo:wrap-option="no-wrap" fo:border="0.99pt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text-line-through-type="none" style:font-name="Titillium Web Regular"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5]=&quot;Sì&quot;)" style:apply-style-name="ConditionalStyle_5f_65" style:base-cell-address="Tipologia_COME_FARE_PER.A5"/>
    </style:style>
    <style:style style:name="ce296" style:family="table-cell" style:parent-style-name="Excel_20_Built-in_20_Normal">
      <style:table-cell-properties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3]=&quot;Sì&quot;)" style:apply-style-name="ConditionalStyle_5f_62" style:base-cell-address="Tipologia_COME_FARE_PER.E13"/>
    </style:style>
    <style:style style:name="ce297" style:family="table-cell" style:parent-style-name="Excel_20_Built-in_20_Normal">
      <style:table-cell-properties fo:background-color="#fff2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4]=&quot;Sì&quot;)" style:apply-style-name="ConditionalStyle_5f_64" style:base-cell-address="Tipologia_COME_FARE_PER.A14"/>
    </style:style>
    <style:style style:name="ce299" style:family="table-cell" style:parent-style-name="Excel_20_Built-in_20_Normal">
      <style:table-cell-properties fo:background-color="#fff2cc"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text-line-through-typ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0" style:family="table-cell" style:parent-style-name="Excel_20_Built-in_20_Normal">
      <style:table-cell-properties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text-line-through-typ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2" style:family="table-cell" style:parent-style-name="Hyperlink" style:data-style-name="N0">
      <style:table-cell-properties fo:background-color="#fff2cc"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03" style:family="table-cell" style:parent-style-name="Excel_20_Built-in_20_Hyperlink" style:data-style-name="N20000">
      <style:table-cell-properties fo:background-color="#fff2cc"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1]=&quot;Sì&quot;)" style:apply-style-name="ConditionalStyle_5f_61" style:base-cell-address="Tipologia_COME_FARE_PER.G11"/>
    </style:style>
    <style:style style:name="ce305" style:family="table-cell" style:parent-style-name="Hyperlink" style:data-style-name="N0">
      <style:table-cell-properties style:cell-protect="protected" style:print-content="true"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07"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UNITÀ_ORGANIZZATIVA.A4"/>
    </style:style>
    <style:style style:name="ce310"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1c2024"/>
      <style:map style:condition="is-true-formula([.$C4]=&quot;Sì&quot;)" style:apply-style-name="cf11" style:base-cell-address="Tipologia_UNITÀ_ORGANIZZATIVA.A4"/>
    </style:style>
    <style:style style:name="ce258"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map style:condition="is-true-formula([.$C4]=&quot;Sì&quot;)" style:apply-style-name="cf11" style:base-cell-address="Tipologia_UNITÀ_ORGANIZZATIVA.A4"/>
    </style:style>
    <style:style style:name="ce260" style:family="table-cell" style:parent-style-name="Default" style:data-style-name="N0">
      <style:table-cell-properties style:text-align-source="fix" style:repeat-content="false" fo:wrap-option="wrap" fo:border="0.06pt solid #a5a5a5" style:vertical-align="middle"/>
      <style:paragraph-properties fo:text-align="start" fo:margin-left="0cm"/>
      <style:map style:condition="is-true-formula([.$C4]=&quot;Sì&quot;)" style:apply-style-name="cf11" style:base-cell-address="Tipologia_UNITÀ_ORGANIZZATIVA.A4"/>
    </style:style>
    <style:style style:name="ce264"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1c2024"/>
      <style:map style:condition="is-true-formula([.$C4]=&quot;Sì&quot;)" style:apply-style-name="cf11" style:base-cell-address="Tipologia_UNITÀ_ORGANIZZATIVA.A4"/>
    </style:style>
    <style:style style:name="ce317"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1c2024" style:font-name="Titillium Web" style:font-name-asian="Arial Unicode MS" style:font-name-complex="Arial"/>
      <style:map style:condition="is-true-formula([.$C4]=&quot;Sì&quot;)" style:apply-style-name="cf11" style:base-cell-address="Tipologia_UNITÀ_ORGANIZZATIVA.A4"/>
    </style:style>
    <style:style style:name="ce266"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map style:condition="is-true-formula([.$C4]=&quot;Sì&quot;)" style:apply-style-name="cf11" style:base-cell-address="Tipologia_UNITÀ_ORGANIZZATIVA.A4"/>
    </style:style>
    <style:style style:name="ce271" style:family="table-cell" style:parent-style-name="Default" style:data-style-name="N0">
      <style:table-cell-properties style:text-align-source="fix" style:repeat-content="false" fo:background-color="transparent" fo:wrap-option="wrap" fo:border="0.06pt solid #a5a5a5" style:vertical-align="middle"/>
      <style:paragraph-properties fo:text-align="center"/>
      <style:text-properties fo:color="#434343"/>
      <style:map style:condition="is-true-formula([.$C4]=&quot;Sì&quot;)" style:apply-style-name="cf11" style:base-cell-address="Tipologia_UNITÀ_ORGANIZZATIVA.A4"/>
    </style:style>
    <style:style style:name="ce273"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UNITÀ_ORGANIZZATIVA.A4"/>
    </style:style>
    <style:style style:name="ce274"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UNITÀ_ORGANIZZATIVA.A4"/>
    </style:style>
    <style:style style:name="ce275"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UNITÀ_ORGANIZZATIVA.A4"/>
    </style:style>
    <style:style style:name="ce276"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4]=&quot;Sì&quot;)" style:apply-style-name="cf11" style:base-cell-address="Tipologia_UNITÀ_ORGANIZZATIVA.A4"/>
    </style:style>
    <style:style style:name="ce278"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UNITÀ_ORGANIZZATIVA.A4"/>
    </style:style>
    <style:style style:name="ce282" style:family="table-cell" style:parent-style-name="Default" style:data-style-name="N0">
      <style:table-cell-properties style:text-align-source="fix" style:repeat-content="false" fo:border="0.06pt solid #a5a5a5" style:vertical-align="middle"/>
      <style:paragraph-properties fo:text-align="center"/>
      <style:text-properties fo:color="#1155cc"/>
      <style:map style:condition="is-true-formula([.$C4]=&quot;Sì&quot;)" style:apply-style-name="cf11" style:base-cell-address="Tipologia_UNITÀ_ORGANIZZATIVA.A4"/>
    </style:style>
    <style:style style:name="ce284"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UNITÀ_ORGANIZZATIVA.A4"/>
    </style:style>
    <style:style style:name="ce285"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UNITÀ_ORGANIZZATIVA.A4"/>
    </style:style>
    <style:style style:name="ce286"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UNITÀ_ORGANIZZATIVA.A4"/>
    </style:style>
    <style:style style:name="ce288"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4]=&quot;Sì&quot;)" style:apply-style-name="cf11" style:base-cell-address="Tipologia_UNITÀ_ORGANIZZATIVA.A4"/>
    </style:style>
    <style:style style:name="ce289" style:family="table-cell" style:parent-style-name="Default" style:data-style-name="N0">
      <style:table-cell-properties style:text-align-source="fix" style:repeat-content="false" fo:border="0.06pt solid #a5a5a5" style:vertical-align="middle"/>
      <style:paragraph-properties fo:text-align="center"/>
      <style:text-properties style:text-underline-style="solid" style:text-underline-width="auto" style:text-underline-color="font-color"/>
      <style:map style:condition="is-true-formula([.$C4]=&quot;Sì&quot;)" style:apply-style-name="cf11" style:base-cell-address="Tipologia_UNITÀ_ORGANIZZATIVA.A4"/>
    </style:style>
    <style:style style:name="ce291"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UNITÀ_ORGANIZZATIVA.A4"/>
    </style:style>
    <style:style style:name="ce292"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UNITÀ_ORGANIZZATIVA.A4"/>
    </style:style>
    <style:style style:name="ce293"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UNITÀ_ORGANIZZATIVA.A4"/>
    </style:style>
    <style:style style:name="ce295"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434343"/>
      <style:map style:condition="is-true-formula([.$C19]=&quot;Sì&quot;)" style:apply-style-name="cf11" style:base-cell-address="Tipologia_UNITÀ_ORGANIZZATIVA.G20"/>
    </style:style>
    <style:style style:name="ce298"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PERSONA.A4"/>
    </style:style>
    <style:style style:name="ce301"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PERSONA.A4"/>
    </style:style>
    <style:style style:name="ce354"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19]=&quot;Sì&quot;)" style:apply-style-name="cf11" style:base-cell-address="Tipologia_PERSONA.A19"/>
    </style:style>
    <style:style style:name="ce304"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PERSONA.A4"/>
    </style:style>
    <style:style style:name="ce306"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PERSONA.A4"/>
    </style:style>
    <style:style style:name="ce308" style:family="table-cell" style:parent-style-name="Default" style:data-style-name="N0">
      <style:table-cell-properties fo:background-color="#ffffff" style:text-align-source="fix" style:repeat-content="false" fo:wrap-option="wrap" fo:border="0.06pt solid #a5a5a5" style:vertical-align="automatic"/>
      <style:paragraph-properties fo:text-align="start" fo:margin-left="0cm"/>
      <style:text-properties fo:color="#404040"/>
      <style:map style:condition="is-true-formula([.$C4]=&quot;Sì&quot;)" style:apply-style-name="cf11" style:base-cell-address="Tipologia_PERSONA.A4"/>
    </style:style>
    <style:style style:name="ce309"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style:map style:condition="is-true-formula([.$C19]=&quot;Sì&quot;)" style:apply-style-name="cf11" style:base-cell-address="Tipologia_PERSONA.A19"/>
    </style:style>
    <style:style style:name="ce311"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PERSONA.A4"/>
    </style:style>
    <style:style style:name="ce314"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PERSONA.A4"/>
    </style:style>
    <style:style style:name="ce316"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style:map style:condition="is-true-formula([.$C19]=&quot;Sì&quot;)" style:apply-style-name="cf11" style:base-cell-address="Tipologia_PERSONA.A19"/>
    </style:style>
    <style:style style:name="ce318"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PERSONA.A4"/>
    </style:style>
    <style:style style:name="ce322"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PERSONA.A4"/>
    </style:style>
    <style:style style:name="ce324"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map style:condition="is-true-formula([.$C4]=&quot;Sì&quot;)" style:apply-style-name="cf11" style:base-cell-address="Tipologia_PERSONA.A4"/>
    </style:style>
    <style:style style:name="ce326"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style:map style:condition="is-true-formula([.$C19]=&quot;Sì&quot;)" style:apply-style-name="cf11" style:base-cell-address="Tipologia_PERSONA.A19"/>
    </style:style>
    <style:style style:name="ce328"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PERSONA.A4"/>
    </style:style>
    <style:style style:name="ce329"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map style:condition="is-true-formula([.$C4]=&quot;Sì&quot;)" style:apply-style-name="cf11" style:base-cell-address="Tipologia_PERSONA.A4"/>
    </style:style>
    <style:style style:name="ce330"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4]=&quot;Sì&quot;)" style:apply-style-name="cf11" style:base-cell-address="Tipologia_PERSONA.A4"/>
    </style:style>
    <style:style style:name="ce331"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19]=&quot;Sì&quot;)" style:apply-style-name="cf11" style:base-cell-address="Tipologia_PERSONA.A19"/>
    </style:style>
    <style:style style:name="ce114" style:family="table-cell" style:parent-style-name="Default" style:data-style-name="N0">
      <style:table-cell-properties fo:background-color="transparent" style:vertical-align="automatic"/>
      <style:text-properties style:font-name="Liberation Sans2" fo:font-size="10pt" style:font-name-asian="Liberation Sans3" style:font-size-asian="10pt" style:font-name-complex="Liberation Sans3" style:font-size-complex="10pt"/>
    </style:style>
    <style:style style:name="ce333"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PERSONA.A4"/>
    </style:style>
    <style:style style:name="ce335"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4]=&quot;Sì&quot;)" style:apply-style-name="cf11" style:base-cell-address="Tipologia_PERSONA.A4"/>
    </style:style>
    <style:style style:name="ce336" style:family="table-cell" style:parent-style-name="Default" style:data-style-name="N0">
      <style:table-cell-properties style:text-align-source="fix" style:repeat-content="false" fo:border="0.06pt solid #a5a5a5" style:vertical-align="middle"/>
      <style:paragraph-properties fo:text-align="center"/>
      <style:text-properties fo:color="#1155cc"/>
      <style:map style:condition="is-true-formula([.$C4]=&quot;Sì&quot;)" style:apply-style-name="cf11" style:base-cell-address="Tipologia_PERSONA.A4"/>
    </style:style>
    <style:style style:name="ce338"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19]=&quot;Sì&quot;)" style:apply-style-name="cf11" style:base-cell-address="Tipologia_PERSONA.A19"/>
    </style:style>
    <style:style style:name="ce340"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PERSONA.A4"/>
    </style:style>
    <style:style style:name="ce342"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4]=&quot;Sì&quot;)" style:apply-style-name="cf11" style:base-cell-address="Tipologia_PERSONA.A4"/>
    </style:style>
    <style:style style:name="ce345"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19]=&quot;Sì&quot;)" style:apply-style-name="cf11" style:base-cell-address="Tipologia_PERSONA.A19"/>
    </style:style>
    <style:style style:name="ce112" style:family="table-cell" style:parent-style-name="Default" style:data-style-name="N0">
      <style:table-cell-properties style:text-align-source="fix" style:repeat-content="false" fo:border="0.06pt solid #a5a5a5" style:vertical-align="middle"/>
      <style:paragraph-properties fo:text-align="center"/>
    </style:style>
    <style:style style:name="ce348"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INCARICO.A4"/>
    </style:style>
    <style:style style:name="ce434" style:family="table-cell" style:parent-style-name="Default" style:data-style-name="N0">
      <style:table-cell-properties style:text-align-source="fix" style:repeat-content="false" fo:background-color="transparent"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INCARICO.A4"/>
    </style:style>
    <style:style style:name="ce455"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INCARICO.A4"/>
    </style:style>
    <style:style style:name="ce353"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INCARICO.A4"/>
    </style:style>
    <style:style style:name="ce457"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INCARICO.A4"/>
    </style:style>
    <style:style style:name="ce116" style:family="table-cell" style:parent-style-name="Default" style:data-style-name="N0">
      <style:table-cell-properties fo:wrap-option="wrap" style:vertical-align="automatic"/>
    </style:style>
    <style:style style:name="ce358"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INCARICO.A4"/>
    </style:style>
    <style:style style:name="ce359" style:family="table-cell" style:parent-style-name="Default" style:data-style-name="N0">
      <style:table-cell-properties style:text-align-source="fix" style:repeat-content="false" fo:background-color="transparent" fo:wrap-option="wrap" fo:border="0.06pt solid #a5a5a5" style:vertical-align="middle"/>
      <style:paragraph-properties fo:text-align="center"/>
      <style:text-properties fo:color="#404040"/>
      <style:map style:condition="is-true-formula([.$C4]=&quot;Sì&quot;)" style:apply-style-name="cf11" style:base-cell-address="Tipologia_INCARICO.A4"/>
    </style:style>
    <style:style style:name="ce360"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INCARICO.A4"/>
    </style:style>
    <style:style style:name="ce361"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INCARICO.A4"/>
    </style:style>
    <style:style style:name="ce362" style:family="table-cell" style:parent-style-name="Default" style:data-style-name="N0">
      <style:table-cell-properties style:text-align-source="fix" style:repeat-content="false" fo:background-color="transparent" fo:wrap-option="wrap" fo:border="0.06pt solid #a5a5a5" style:vertical-align="middle"/>
      <style:paragraph-properties fo:text-align="start" fo:margin-left="0cm"/>
      <style:text-properties fo:color="#404040"/>
      <style:map style:condition="is-true-formula([.$C4]=&quot;Sì&quot;)" style:apply-style-name="cf11" style:base-cell-address="Tipologia_INCARICO.A4"/>
    </style:style>
    <style:style style:name="ce363"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INCARICO.A4"/>
    </style:style>
    <style:style style:name="ce364" style:family="table-cell" style:parent-style-name="Default" style:data-style-name="N0">
      <style:table-cell-properties style:text-align-source="fix" style:repeat-content="false" fo:border="0.06pt solid #a5a5a5" style:vertical-align="middle"/>
      <style:paragraph-properties fo:text-align="center"/>
      <style:text-properties fo:color="#1155cc"/>
      <style:map style:condition="is-true-formula([.$C4]=&quot;Sì&quot;)" style:apply-style-name="cf11" style:base-cell-address="Tipologia_INCARICO.A4"/>
    </style:style>
    <style:style style:name="ce365"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INCARICO.A4"/>
    </style:style>
    <style:style style:name="ce366" style:family="table-cell" style:parent-style-name="Default" style:data-style-name="N0">
      <style:table-cell-properties style:text-align-source="fix" style:repeat-content="false" fo:background-color="transparent" fo:border="0.06pt solid #a5a5a5" style:vertical-align="middle"/>
      <style:paragraph-properties fo:text-align="center"/>
      <style:map style:condition="is-true-formula([.$C4]=&quot;Sì&quot;)" style:apply-style-name="cf11" style:base-cell-address="Tipologia_INCARICO.A4"/>
    </style:style>
    <style:style style:name="ce367"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4]=&quot;Sì&quot;)" style:apply-style-name="cf11" style:base-cell-address="Tipologia_INCARICO.A4"/>
    </style:style>
    <style:style style:name="ce368"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INCARICO.A4"/>
    </style:style>
    <style:style style:name="ce369" style:family="table-cell" style:parent-style-name="Default" style:data-style-name="N0">
      <style:table-cell-properties style:text-align-source="fix" style:repeat-content="false" fo:background-color="transparent" fo:border="0.06pt solid #a5a5a5" style:vertical-align="middle"/>
      <style:paragraph-properties fo:text-align="center"/>
      <style:map style:condition="is-true-formula([.$C4]=&quot;Sì&quot;)" style:apply-style-name="cf11" style:base-cell-address="Tipologia_INCARICO.A4"/>
    </style:style>
    <style:style style:name="ce370"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4]=&quot;Sì&quot;)" style:apply-style-name="cf11" style:base-cell-address="Tipologia_INCARICO.A4"/>
    </style:style>
    <style:style style:name="ce371"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INCARICO.A4"/>
    </style:style>
    <style:style style:name="ce372" style:family="table-cell" style:parent-style-name="Default" style:data-style-name="N0">
      <style:table-cell-properties style:text-align-source="fix" style:repeat-content="false" fo:background-color="transparent" fo:border="0.06pt solid #a5a5a5" style:vertical-align="middle"/>
      <style:paragraph-properties fo:text-align="center"/>
      <style:map style:condition="is-true-formula([.$C4]=&quot;Sì&quot;)" style:apply-style-name="cf11" style:base-cell-address="Tipologia_INCARICO.A4"/>
    </style:style>
    <style:style style:name="ce373"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4]=&quot;Sì&quot;)" style:apply-style-name="cf11" style:base-cell-address="Tipologia_INCARICO.A4"/>
    </style:style>
    <style:style style:name="ce126"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text-underline-style="solid" style:text-underline-width="auto" style:text-underline-color="font-color"/>
    </style:style>
    <style:style style:name="ce547"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LUOGO.A4"/>
    </style:style>
    <style:style style:name="ce548"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LUOGO.A4"/>
    </style:style>
    <style:style style:name="ce549"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6]=&quot;Sì&quot;)" style:apply-style-name="cf11" style:base-cell-address="Tipologia_LUOGO.A6"/>
    </style:style>
    <style:style style:name="ce378" style:family="table-cell" style:parent-style-name="Default" style:data-style-name="N0">
      <style:table-cell-properties fo:background-color="#ff0000"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LUOGO.A4"/>
    </style:style>
    <style:style style:name="ce379"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font-size="14pt" fo:font-weight="bold" style:font-size-asian="14pt" style:font-weight-asian="bold" style:font-size-complex="14pt" style:font-weight-complex="bold"/>
      <style:map style:condition="is-true-formula([.$C4]=&quot;Sì&quot;)" style:apply-style-name="cf11" style:base-cell-address="Tipologia_LUOGO.A4"/>
    </style:style>
    <style:style style:name="ce380" style:family="table-cell" style:parent-style-name="Default" style:data-style-name="N0">
      <style:table-cell-properties style:text-align-source="fix" style:repeat-content="false" fo:wrap-option="wrap" fo:border="0.06pt solid #a5a5a5" style:vertical-align="middle"/>
      <style:paragraph-properties fo:text-align="center"/>
      <style:text-properties fo:font-size="14pt" fo:font-weight="bold" style:font-size-asian="14pt" style:font-weight-asian="bold" style:font-size-complex="14pt" style:font-weight-complex="bold"/>
      <style:map style:condition="is-true-formula([.$C4]=&quot;Sì&quot;)" style:apply-style-name="cf11" style:base-cell-address="Tipologia_LUOGO.A4"/>
    </style:style>
    <style:style style:name="ce553"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1c2024"/>
      <style:map style:condition="is-true-formula([.$C4]=&quot;Sì&quot;)" style:apply-style-name="cf11" style:base-cell-address="Tipologia_LUOGO.A4"/>
    </style:style>
    <style:style style:name="ce554"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1c2024"/>
      <style:map style:condition="is-true-formula([.$C4]=&quot;Sì&quot;)" style:apply-style-name="cf11" style:base-cell-address="Tipologia_LUOGO.A4"/>
    </style:style>
    <style:style style:name="ce383"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map style:condition="is-true-formula([.$C6]=&quot;Sì&quot;)" style:apply-style-name="cf11" style:base-cell-address="Tipologia_LUOGO.A6"/>
    </style:style>
    <style:style style:name="ce556" style:family="table-cell" style:parent-style-name="Default" style:data-style-name="N0">
      <style:table-cell-properties style:text-align-source="fix" style:repeat-content="false" fo:wrap-option="wrap" fo:border="0.06pt solid #a5a5a5" style:vertical-align="middle"/>
      <style:paragraph-properties fo:text-align="start" fo:margin-left="0cm"/>
      <style:map style:condition="is-true-formula([.$C4]=&quot;Sì&quot;)" style:apply-style-name="cf11" style:base-cell-address="Tipologia_LUOGO.A4"/>
    </style:style>
    <style:style style:name="ce385"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style:map style:condition="is-true-formula([.$C12]=&quot;Sì&quot;)" style:apply-style-name="cf11" style:base-cell-address="Tipologia_LUOGO.B12"/>
    </style:style>
    <style:style style:name="ce185" style:family="table-cell" style:parent-style-name="Default" style:data-style-name="N0">
      <style:table-cell-properties style:text-align-source="fix" style:repeat-content="false" fo:wrap-option="wrap" style:vertical-align="middle"/>
      <style:paragraph-properties fo:text-align="start" fo:margin-left="0cm"/>
    </style:style>
    <style:style style:name="ce387"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1c2024"/>
      <style:map style:condition="is-true-formula([.$C15]=&quot;Sì&quot;)" style:apply-style-name="cf11" style:base-cell-address="Tipologia_LUOGO.B15"/>
    </style:style>
    <style:style style:name="ce560"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LUOGO.A4"/>
    </style:style>
    <style:style style:name="ce389"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34343"/>
      <style:map style:condition="is-true-formula([.$C4]=&quot;Sì&quot;)" style:apply-style-name="cf11" style:base-cell-address="Tipologia_LUOGO.A4"/>
    </style:style>
    <style:style style:name="ce390"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style:map style:condition="is-true-formula([.$C4]=&quot;Sì&quot;)" style:apply-style-name="cf11" style:base-cell-address="Tipologia_LUOGO.A4"/>
    </style:style>
    <style:style style:name="ce391"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map style:condition="is-true-formula([.$C4]=&quot;Sì&quot;)" style:apply-style-name="cf11" style:base-cell-address="Tipologia_LUOGO.A4"/>
    </style:style>
    <style:style style:name="ce392"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map style:condition="is-true-formula([.$C6]=&quot;Sì&quot;)" style:apply-style-name="cf11" style:base-cell-address="Tipologia_LUOGO.A6"/>
    </style:style>
    <style:style style:name="ce393"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LUOGO.A4"/>
    </style:style>
    <style:style style:name="ce394"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LUOGO.A4"/>
    </style:style>
    <style:style style:name="ce395"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LUOGO.A4"/>
    </style:style>
    <style:style style:name="ce396"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style:map style:condition="is-true-formula([.$C6]=&quot;Sì&quot;)" style:apply-style-name="cf11" style:base-cell-address="Tipologia_LUOGO.A6"/>
    </style:style>
    <style:style style:name="ce397"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LUOGO.A4"/>
    </style:style>
    <style:style style:name="ce398"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map style:condition="is-true-formula([.$C4]=&quot;Sì&quot;)" style:apply-style-name="cf11" style:base-cell-address="Tipologia_LUOGO.A4"/>
    </style:style>
    <style:style style:name="ce399" style:family="table-cell" style:parent-style-name="Default" style:data-style-name="N0">
      <style:table-cell-properties fo:background-color="#ffffff" style:text-align-source="fix" style:repeat-content="false" fo:border="0.06pt solid #a5a5a5" style:vertical-align="middle"/>
      <style:paragraph-properties fo:text-align="center"/>
      <style:map style:condition="is-true-formula([.$C6]=&quot;Sì&quot;)" style:apply-style-name="cf11" style:base-cell-address="Tipologia_LUOGO.A6"/>
    </style:style>
    <style:style style:name="ce400"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LUOGO.A4"/>
    </style:style>
    <style:style style:name="ce401"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map style:condition="is-true-formula([.$C4]=&quot;Sì&quot;)" style:apply-style-name="cf11" style:base-cell-address="Tipologia_LUOGO.A4"/>
    </style:style>
    <style:style style:name="ce402"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1155cc" style:text-underline-style="solid" style:text-underline-width="auto" style:text-underline-color="font-color"/>
      <style:map style:condition="is-true-formula([.$C6]=&quot;Sì&quot;)" style:apply-style-name="cf11" style:base-cell-address="Tipologia_LUOGO.A6"/>
    </style:style>
    <style:style style:name="ce403"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LUOGO.A4"/>
    </style:style>
    <style:style style:name="ce404"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map style:condition="is-true-formula([.$C4]=&quot;Sì&quot;)" style:apply-style-name="cf11" style:base-cell-address="Tipologia_LUOGO.A4"/>
    </style:style>
    <style:style style:name="ce405" style:family="table-cell" style:parent-style-name="Default" style:data-style-name="N0">
      <style:table-cell-properties fo:background-color="#ffffff" style:text-align-source="fix" style:repeat-content="false" fo:border="0.06pt solid #a5a5a5" style:vertical-align="middle"/>
      <style:paragraph-properties fo:text-align="center"/>
      <style:text-properties fo:color="#434343"/>
      <style:map style:condition="is-true-formula([.$C6]=&quot;Sì&quot;)" style:apply-style-name="cf11" style:base-cell-address="Tipologia_LUOGO.A6"/>
    </style:style>
    <style:style style:name="ce128" style:family="table-cell" style:parent-style-name="Default" style:data-style-name="N0">
      <style:table-cell-properties fo:background-color="#efefef" style:text-align-source="fix" style:repeat-content="false" fo:border="0.06pt solid #a5a5a5" style:vertical-align="middle"/>
      <style:paragraph-properties fo:text-align="center"/>
      <style:text-properties fo:color="#4a86e8" fo:font-size="21pt" style:font-size-asian="21pt" style:font-size-complex="21pt"/>
    </style:style>
    <style:style style:name="ce579"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NOTIZIA.A4"/>
    </style:style>
    <style:style style:name="ce580"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7]=&quot;Sì&quot;)" style:apply-style-name="cf11" style:base-cell-address="Tipologia_NOTIZIA.A7"/>
    </style:style>
    <style:style style:name="ce581"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NOTIZIA.A4"/>
    </style:style>
    <style:style style:name="ce582"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NOTIZIA.A4"/>
    </style:style>
    <style:style style:name="ce411"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34343"/>
      <style:map style:condition="is-true-formula([.$C4]=&quot;Sì&quot;)" style:apply-style-name="cf11" style:base-cell-address="Tipologia_NOTIZIA.A4"/>
    </style:style>
    <style:style style:name="ce121" style:family="table-cell" style:parent-style-name="Default" style:data-style-name="N0">
      <style:table-cell-properties fo:wrap-option="wrap" style:vertical-align="automatic"/>
      <style:text-properties fo:font-weight="bold" style:font-weight-asian="bold" style:font-weight-complex="bold"/>
    </style:style>
    <style:style style:name="ce413"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NOTIZIA.A4"/>
    </style:style>
    <style:style style:name="ce414"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style:map style:condition="is-true-formula([.$C4]=&quot;Sì&quot;)" style:apply-style-name="cf11" style:base-cell-address="Tipologia_NOTIZIA.A4"/>
    </style:style>
    <style:style style:name="ce415"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NOTIZIA.A4"/>
    </style:style>
    <style:style style:name="ce416"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NOTIZIA.A4"/>
    </style:style>
    <style:style style:name="ce417"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NOTIZIA.A4"/>
    </style:style>
    <style:style style:name="ce418"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NOTIZIA.A4"/>
    </style:style>
    <style:style style:name="ce419"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NOTIZIA.A4"/>
    </style:style>
    <style:style style:name="ce420"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NOTIZIA.A4"/>
    </style:style>
    <style:style style:name="ce421"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NOTIZIA.A4"/>
    </style:style>
    <style:style style:name="ce422"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NOTIZIA.A4"/>
    </style:style>
    <style:style style:name="ce423"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NOTIZIA.A4"/>
    </style:style>
    <style:style style:name="ce424"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NOTIZIA.A4"/>
    </style:style>
    <style:style style:name="ce425"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NOTIZIA.A4"/>
    </style:style>
    <style:style style:name="ce426"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NOTIZIA.A4"/>
    </style:style>
    <style:style style:name="ce129" style:family="table-cell" style:parent-style-name="Default" style:data-style-name="N0">
      <style:table-cell-properties fo:background-color="transparent" fo:border="0.06pt solid #a5a5a5"/>
    </style:style>
    <style:style style:name="ce133"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style:text-underline-style="solid" style:text-underline-width="auto" style:text-underline-color="font-color"/>
    </style:style>
    <style:style style:name="ce601"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EVENTO.A4"/>
    </style:style>
    <style:style style:name="ce602"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EVENTO.A4"/>
    </style:style>
    <style:style style:name="ce603"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EVENTO.A4"/>
    </style:style>
    <style:style style:name="ce604"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34343"/>
      <style:map style:condition="is-true-formula([.$C4]=&quot;Sì&quot;)" style:apply-style-name="cf11" style:base-cell-address="Tipologia_EVENTO.A4"/>
    </style:style>
    <style:style style:name="ce605" style:family="table-cell" style:parent-style-name="Default" style:data-style-name="N0">
      <style:table-cell-properties style:text-align-source="fix" style:repeat-content="false" fo:wrap-option="wrap" fo:border="0.06pt solid #a5a5a5" style:vertical-align="middle"/>
      <style:paragraph-properties fo:text-align="start" fo:margin-left="0cm"/>
      <style:map style:condition="is-true-formula([.$C4]=&quot;Sì&quot;)" style:apply-style-name="cf11" style:base-cell-address="Tipologia_EVENTO.A4"/>
    </style:style>
    <style:style style:name="ce606"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34343"/>
      <style:map style:condition="is-true-formula([.$C4]=&quot;Sì&quot;)" style:apply-style-name="cf11" style:base-cell-address="Tipologia_EVENTO.A4"/>
    </style:style>
    <style:style style:name="ce435" style:family="table-cell" style:parent-style-name="Default" style:data-style-name="N0">
      <style:table-cell-properties fo:wrap-option="wrap" fo:border="0.06pt solid #a5a5a5" style:vertical-align="automatic"/>
      <style:text-properties fo:color="#404040"/>
      <style:map style:condition="is-true-formula([.$C4]=&quot;Sì&quot;)" style:apply-style-name="cf11" style:base-cell-address="Tipologia_EVENTO.A4"/>
    </style:style>
    <style:style style:name="ce436"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style:map style:condition="is-true-formula([.$C4]=&quot;Sì&quot;)" style:apply-style-name="cf11" style:base-cell-address="Tipologia_EVENTO.A4"/>
    </style:style>
    <style:style style:name="ce437"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EVENTO.A4"/>
    </style:style>
    <style:style style:name="ce438"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EVENTO.A4"/>
    </style:style>
    <style:style style:name="ce439"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EVENTO.A4"/>
    </style:style>
    <style:style style:name="ce440"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EVENTO.A4"/>
    </style:style>
    <style:style style:name="ce441"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EVENTO.A4"/>
    </style:style>
    <style:style style:name="ce442"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EVENTO.A4"/>
    </style:style>
    <style:style style:name="ce443"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EVENTO.A4"/>
    </style:style>
    <style:style style:name="ce444"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EVENTO.A4"/>
    </style:style>
    <style:style style:name="ce445" style:family="table-cell" style:parent-style-name="Default" style:data-style-name="N0">
      <style:table-cell-properties style:text-align-source="fix" style:repeat-content="false" fo:border="0.06pt solid #a5a5a5" style:vertical-align="automatic"/>
      <style:paragraph-properties fo:text-align="center"/>
      <style:map style:condition="is-true-formula([.$C4]=&quot;Sì&quot;)" style:apply-style-name="cf11" style:base-cell-address="Tipologia_EVENTO.A4"/>
    </style:style>
    <style:style style:name="ce446"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EVENTO.A4"/>
    </style:style>
    <style:style style:name="ce447"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EVENTO.A4"/>
    </style:style>
    <style:style style:name="ce448"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EVENTO.A4"/>
    </style:style>
    <style:style style:name="ce449" style:family="table-cell" style:parent-style-name="Default" style:data-style-name="N0">
      <style:table-cell-properties style:text-align-source="fix" style:repeat-content="false" fo:border="0.06pt solid #a5a5a5" style:vertical-align="automatic"/>
      <style:paragraph-properties fo:text-align="center"/>
      <style:map style:condition="is-true-formula([.$C4]=&quot;Sì&quot;)" style:apply-style-name="cf11" style:base-cell-address="Tipologia_EVENTO.A4"/>
    </style:style>
    <style:style style:name="ce450" style:family="table-cell" style:parent-style-name="Default" style:data-style-name="N0">
      <style:table-cell-properties style:text-align-source="fix" style:repeat-content="false"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EVENTO.A4"/>
    </style:style>
    <style:style style:name="ce451"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EVENTO.A4"/>
    </style:style>
    <style:style style:name="ce452"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EVENTO.A4"/>
    </style:style>
    <style:style style:name="ce453"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EVENTO.A4"/>
    </style:style>
    <style:style style:name="ce454" style:family="table-cell" style:parent-style-name="Default" style:data-style-name="N0">
      <style:table-cell-properties style:text-align-source="fix" style:repeat-content="false" fo:border="0.06pt solid #a5a5a5" style:vertical-align="automatic"/>
      <style:paragraph-properties fo:text-align="center"/>
      <style:map style:condition="is-true-formula([.$C4]=&quot;Sì&quot;)" style:apply-style-name="cf11" style:base-cell-address="Tipologia_EVENTO.A4"/>
    </style:style>
    <style:style style:name="ce627"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SERVIZIO.A4"/>
    </style:style>
    <style:style style:name="ce628"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SERVIZIO.A4"/>
    </style:style>
    <style:style style:name="ce629" style:family="table-cell" style:parent-style-name="Default" style:data-style-name="N0">
      <style:table-cell-properties fo:background-color="#fff2cc"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SERVIZIO.A4"/>
    </style:style>
    <style:style style:name="ce458"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fo:font-size="14pt" fo:font-weight="bold" style:font-size-asian="14pt" style:font-weight-asian="bold" style:font-size-complex="14pt" style:font-weight-complex="bold"/>
      <style:map style:condition="is-true-formula([.$C4]=&quot;Sì&quot;)" style:apply-style-name="cf11" style:base-cell-address="Tipologia_SERVIZIO.A4"/>
    </style:style>
    <style:style style:name="ce459" style:family="table-cell" style:parent-style-name="Default" style:data-style-name="N0">
      <style:table-cell-properties fo:background-color="#fff2cc" style:text-align-source="fix" style:repeat-content="false" fo:wrap-option="wrap" fo:border="0.06pt solid #a5a5a5" style:vertical-align="automatic"/>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SERVIZIO.A4"/>
    </style:style>
    <style:style style:name="ce632"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34343"/>
      <style:map style:condition="is-true-formula([.$C4]=&quot;Sì&quot;)" style:apply-style-name="cf11" style:base-cell-address="Tipologia_SERVIZIO.A4"/>
    </style:style>
    <style:style style:name="ce633"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SERVIZIO.A4"/>
    </style:style>
    <style:style style:name="ce462" style:family="table-cell" style:parent-style-name="Default" style:data-style-name="N0">
      <style:table-cell-properties fo:background-color="#fff2cc" fo:wrap-option="wrap" fo:border="0.06pt solid #a5a5a5" style:vertical-align="automatic"/>
      <style:text-properties fo:color="#434343"/>
      <style:map style:condition="is-true-formula([.$C4]=&quot;Sì&quot;)" style:apply-style-name="cf11" style:base-cell-address="Tipologia_SERVIZIO.A4"/>
    </style:style>
    <style:style style:name="ce635"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map style:condition="is-true-formula([.$C4]=&quot;Sì&quot;)" style:apply-style-name="cf11" style:base-cell-address="Tipologia_SERVIZIO.A4"/>
    </style:style>
    <style:style style:name="ce464" style:family="table-cell" style:parent-style-name="Default" style:data-style-name="N0">
      <style:table-cell-properties fo:background-color="#fff2cc" fo:wrap-option="wrap" fo:border="0.06pt solid #a5a5a5" style:vertical-align="automatic"/>
      <style:text-properties fo:color="#404040"/>
      <style:map style:condition="is-true-formula([.$C4]=&quot;Sì&quot;)" style:apply-style-name="cf11" style:base-cell-address="Tipologia_SERVIZIO.A4"/>
    </style:style>
    <style:style style:name="ce465"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map style:condition="is-true-formula([.$C4]=&quot;Sì&quot;)" style:apply-style-name="cf11" style:base-cell-address="Tipologia_SERVIZIO.A4"/>
    </style:style>
    <style:style style:name="ce466"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style:map style:condition="is-true-formula([.$C4]=&quot;Sì&quot;)" style:apply-style-name="cf11" style:base-cell-address="Tipologia_SERVIZIO.A4"/>
    </style:style>
    <style:style style:name="ce467" style:family="table-cell" style:parent-style-name="Default" style:data-style-name="N0">
      <style:table-cell-properties fo:background-color="#fff2cc" style:text-align-source="fix" style:repeat-content="false" fo:wrap-option="wrap" fo:border="0.06pt solid #a5a5a5" style:vertical-align="automatic"/>
      <style:paragraph-properties fo:text-align="center"/>
      <style:text-properties fo:color="#434343"/>
      <style:map style:condition="is-true-formula([.$C4]=&quot;Sì&quot;)" style:apply-style-name="cf11" style:base-cell-address="Tipologia_SERVIZIO.A4"/>
    </style:style>
    <style:style style:name="ce468" style:family="table-cell" style:parent-style-name="Default" style:data-style-name="N0">
      <style:table-cell-properties fo:background-color="#fff2cc" style:text-align-source="fix" style:repeat-content="false" fo:wrap-option="wrap" fo:border="0.06pt solid #a5a5a5" style:vertical-align="automatic"/>
      <style:paragraph-properties fo:text-align="center"/>
      <style:text-properties fo:color="#404040"/>
      <style:map style:condition="is-true-formula([.$C4]=&quot;Sì&quot;)" style:apply-style-name="cf11" style:base-cell-address="Tipologia_SERVIZIO.A4"/>
    </style:style>
    <style:style style:name="ce469"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SERVIZIO.A4"/>
    </style:style>
    <style:style style:name="ce470" style:family="table-cell" style:parent-style-name="Default" style:data-style-name="N0">
      <style:table-cell-properties fo:background-color="#ff0000"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SERVIZIO.A4"/>
    </style:style>
    <style:style style:name="ce471"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SERVIZIO.A4"/>
    </style:style>
    <style:style style:name="ce472"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SERVIZIO.A4"/>
    </style:style>
    <style:style style:name="ce473" style:family="table-cell" style:parent-style-name="Default" style:data-style-name="N0">
      <style:table-cell-properties fo:background-color="#fff2cc" fo:border="0.06pt solid #a5a5a5"/>
      <style:text-properties fo:color="#434343"/>
      <style:map style:condition="is-true-formula([.$C4]=&quot;Sì&quot;)" style:apply-style-name="cf11" style:base-cell-address="Tipologia_SERVIZIO.A4"/>
    </style:style>
    <style:style style:name="ce474" style:family="table-cell" style:parent-style-name="Default" style:data-style-name="N0">
      <style:table-cell-properties fo:background-color="#fff2cc" fo:wrap-option="wrap" fo:border="0.06pt solid #a5a5a5" style:vertical-align="automatic"/>
      <style:text-properties fo:color="#404040"/>
      <style:map style:condition="is-true-formula([.$C4]=&quot;Sì&quot;)" style:apply-style-name="cf11" style:base-cell-address="Tipologia_SERVIZIO.A4"/>
    </style:style>
    <style:style style:name="ce475"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0000ff"/>
      <style:map style:condition="is-true-formula([.$C4]=&quot;Sì&quot;)" style:apply-style-name="cf11" style:base-cell-address="Tipologia_SERVIZIO.A4"/>
    </style:style>
    <style:style style:name="ce476"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SERVIZIO.A4"/>
    </style:style>
    <style:style style:name="ce477"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SERVIZIO.A4"/>
    </style:style>
    <style:style style:name="ce478"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SERVIZIO.A4"/>
    </style:style>
    <style:style style:name="ce479"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SERVIZIO.A4"/>
    </style:style>
    <style:style style:name="ce480" style:family="table-cell" style:parent-style-name="Default" style:data-style-name="N0">
      <style:table-cell-properties fo:background-color="#fff2cc" fo:border="0.06pt solid #a5a5a5"/>
      <style:map style:condition="is-true-formula([.$C4]=&quot;Sì&quot;)" style:apply-style-name="cf11" style:base-cell-address="Tipologia_SERVIZIO.A4"/>
    </style:style>
    <style:style style:name="ce481"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SERVIZIO.A4"/>
    </style:style>
    <style:style style:name="ce482" style:family="table-cell" style:parent-style-name="Default" style:data-style-name="N0">
      <style:table-cell-properties fo:background-color="#fff2cc" style:text-align-source="fix" style:repeat-content="false" fo:wrap-option="wrap" fo:border="0.06pt solid #a5a5a5" style:vertical-align="automatic"/>
      <style:paragraph-properties fo:text-align="center"/>
      <style:map style:condition="is-true-formula([.$C4]=&quot;Sì&quot;)" style:apply-style-name="cf11" style:base-cell-address="Tipologia_SERVIZIO.A4"/>
    </style:style>
    <style:style style:name="ce483"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SERVIZIO.A4"/>
    </style:style>
    <style:style style:name="ce484"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SERVIZIO.A4"/>
    </style:style>
    <style:style style:name="ce485"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SERVIZIO.A4"/>
    </style:style>
    <style:style style:name="ce486" style:family="table-cell" style:parent-style-name="Default" style:data-style-name="N0">
      <style:table-cell-properties style:text-align-source="fix" style:repeat-content="false"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SERVIZIO.A4"/>
    </style:style>
    <style:style style:name="ce487" style:family="table-cell" style:parent-style-name="Default" style:data-style-name="N0">
      <style:table-cell-properties fo:background-color="#fff2cc" fo:border="0.06pt solid #a5a5a5"/>
      <style:map style:condition="is-true-formula([.$C4]=&quot;Sì&quot;)" style:apply-style-name="cf11" style:base-cell-address="Tipologia_SERVIZIO.A4"/>
    </style:style>
    <style:style style:name="ce488"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SERVIZIO.A4"/>
    </style:style>
    <style:style style:name="ce489" style:family="table-cell" style:parent-style-name="Default" style:data-style-name="N0">
      <style:table-cell-properties style:text-align-source="fix" style:repeat-content="false" fo:border="0.06pt solid #a5a5a5" style:vertical-align="middle"/>
      <style:paragraph-properties fo:text-align="center"/>
      <style:text-properties fo:color="#1155cc"/>
      <style:map style:condition="is-true-formula([.$C4]=&quot;Sì&quot;)" style:apply-style-name="cf11" style:base-cell-address="Tipologia_SERVIZIO.A4"/>
    </style:style>
    <style:style style:name="ce490" style:family="table-cell" style:parent-style-name="Default" style:data-style-name="N0">
      <style:table-cell-properties fo:background-color="#fff2cc" style:text-align-source="fix" style:repeat-content="false" fo:wrap-option="wrap" fo:border="0.06pt solid #a5a5a5" style:vertical-align="automatic"/>
      <style:paragraph-properties fo:text-align="center"/>
      <style:map style:condition="is-true-formula([.$C4]=&quot;Sì&quot;)" style:apply-style-name="cf11" style:base-cell-address="Tipologia_SERVIZIO.A4"/>
    </style:style>
    <style:style style:name="ce491"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SERVIZIO.A4"/>
    </style:style>
    <style:style style:name="ce492"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SERVIZIO.A4"/>
    </style:style>
    <style:style style:name="ce493"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SERVIZIO.A4"/>
    </style:style>
    <style:style style:name="ce494" style:family="table-cell" style:parent-style-name="Default" style:data-style-name="N0">
      <style:table-cell-properties fo:background-color="#fff2cc" fo:border="0.06pt solid #a5a5a5"/>
      <style:map style:condition="is-true-formula([.$C4]=&quot;Sì&quot;)" style:apply-style-name="cf11" style:base-cell-address="Tipologia_SERVIZIO.A4"/>
    </style:style>
    <style:style style:name="ce495"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SERVIZIO.A4"/>
    </style:style>
    <style:style style:name="ce496" style:family="table-cell" style:parent-style-name="Default" style:data-style-name="N0">
      <style:table-cell-properties fo:background-color="#fff2cc" style:text-align-source="fix" style:repeat-content="false" fo:wrap-option="wrap" fo:border="0.06pt solid #a5a5a5" style:vertical-align="automatic"/>
      <style:paragraph-properties fo:text-align="center"/>
      <style:text-properties fo:color="#404040"/>
      <style:map style:condition="is-true-formula([.$C4]=&quot;Sì&quot;)" style:apply-style-name="cf11" style:base-cell-address="Tipologia_SERVIZIO.A4"/>
    </style:style>
    <style:style style:name="ce145" style:family="table-cell" style:parent-style-name="Default" style:data-style-name="N0">
      <style:table-cell-properties fo:border="0.06pt solid #a5a5a5" style:vertical-align="automatic"/>
    </style:style>
    <style:style style:name="ce670"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DOCUMENTO.A4"/>
    </style:style>
    <style:style style:name="ce671"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fo:font-size="14pt" fo:font-weight="bold" style:font-size-asian="14pt" style:font-weight-asian="bold" style:font-size-complex="14pt" style:font-weight-complex="bold"/>
      <style:map style:condition="is-true-formula([.$C4]=&quot;Sì&quot;)" style:apply-style-name="cf11" style:base-cell-address="Tipologia_DOCUMENTO.A4"/>
    </style:style>
    <style:style style:name="ce672"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fo:font-size="14pt" fo:font-weight="bold" style:font-size-asian="14pt" style:font-weight-asian="bold" style:font-size-complex="14pt" style:font-weight-complex="bold"/>
      <style:map style:condition="is-true-formula([.$C4]=&quot;Sì&quot;)" style:apply-style-name="cf11" style:base-cell-address="Tipologia_DOCUMENTO.A4"/>
    </style:style>
    <style:style style:name="ce673"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DOCUMENTO.A4"/>
    </style:style>
    <style:style style:name="ce674" style:family="table-cell" style:parent-style-name="Default" style:data-style-name="N0">
      <style:table-cell-properties fo:background-color="#ffffff" style:text-align-source="fix" style:repeat-content="false" fo:wrap-option="wrap" fo:border="0.06pt solid #a5a5a5" style:vertical-align="middle"/>
      <style:paragraph-properties fo:text-align="start" fo:margin-left="0cm"/>
      <style:text-properties fo:color="#434343"/>
      <style:map style:condition="is-true-formula([.$C4]=&quot;Sì&quot;)" style:apply-style-name="cf11" style:base-cell-address="Tipologia_DOCUMENTO.A4"/>
    </style:style>
    <style:style style:name="ce503"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DOCUMENTO.A4"/>
    </style:style>
    <style:style style:name="ce504" style:family="table-cell" style:parent-style-name="Default" style:data-style-name="N0">
      <style:table-cell-properties fo:background-color="#ffffff" style:text-align-source="fix" style:repeat-content="false" fo:wrap-option="wrap" fo:border="0.06pt solid #a5a5a5" style:vertical-align="middle"/>
      <style:paragraph-properties fo:text-align="center"/>
      <style:text-properties fo:color="#434343"/>
      <style:map style:condition="is-true-formula([.$C4]=&quot;Sì&quot;)" style:apply-style-name="cf11" style:base-cell-address="Tipologia_DOCUMENTO.A4"/>
    </style:style>
    <style:style style:name="ce505"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34343"/>
      <style:map style:condition="is-true-formula([.$C4]=&quot;Sì&quot;)" style:apply-style-name="cf11" style:base-cell-address="Tipologia_DOCUMENTO.A4"/>
    </style:style>
    <style:style style:name="ce506" style:family="table-cell" style:parent-style-name="Default" style:data-style-name="N0">
      <style:table-cell-properties style:text-align-source="fix" style:repeat-content="false" fo:wrap-option="wrap" fo:border="0.06pt solid #a5a5a5" style:vertical-align="middle"/>
      <style:paragraph-properties fo:text-align="start" fo:margin-left="0cm"/>
      <style:text-properties fo:color="#404040"/>
      <style:map style:condition="is-true-formula([.$C4]=&quot;Sì&quot;)" style:apply-style-name="cf11" style:base-cell-address="Tipologia_DOCUMENTO.A4"/>
    </style:style>
    <style:style style:name="ce507" style:family="table-cell" style:parent-style-name="Default" style:data-style-name="N0">
      <style:table-cell-properties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DOCUMENTO.A4"/>
    </style:style>
    <style:style style:name="ce508" style:family="table-cell" style:parent-style-name="Default" style:data-style-name="N0">
      <style:table-cell-properties fo:background-color="#ffffff"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DOCUMENTO.A4"/>
    </style:style>
    <style:style style:name="ce509" style:family="table-cell" style:parent-style-name="Default" style:data-style-name="N0">
      <style:table-cell-properties fo:background-color="#ff0000" style:text-align-source="fix" style:repeat-content="false" fo:border="0.06pt solid #a5a5a5" style:vertical-align="middle"/>
      <style:paragraph-properties fo:text-align="start" fo:margin-left="0cm"/>
      <style:text-properties fo:color="#434343"/>
      <style:map style:condition="is-true-formula([.$C4]=&quot;Sì&quot;)" style:apply-style-name="cf11" style:base-cell-address="Tipologia_DOCUMENTO.A4"/>
    </style:style>
    <style:style style:name="ce510"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DOCUMENTO.A4"/>
    </style:style>
    <style:style style:name="ce511"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DOCUMENTO.A4"/>
    </style:style>
    <style:style style:name="ce512"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DOCUMENTO.A4"/>
    </style:style>
    <style:style style:name="ce513"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DOCUMENTO.A4"/>
    </style:style>
    <style:style style:name="ce514"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DOCUMENTO.A4"/>
    </style:style>
    <style:style style:name="ce515"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DOCUMENTO.A4"/>
    </style:style>
    <style:style style:name="ce516" style:family="table-cell" style:parent-style-name="Default" style:data-style-name="N0">
      <style:table-cell-properties style:text-align-source="fix" style:repeat-content="false" fo:border="0.06pt solid #a5a5a5" style:vertical-align="middle"/>
      <style:paragraph-properties fo:text-align="center"/>
      <style:text-properties fo:color="#1155cc" style:text-underline-style="solid" style:text-underline-width="auto" style:text-underline-color="font-color"/>
      <style:map style:condition="is-true-formula([.$C4]=&quot;Sì&quot;)" style:apply-style-name="cf11" style:base-cell-address="Tipologia_DOCUMENTO.A4"/>
    </style:style>
    <style:style style:name="ce517"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DOCUMENTO.A4"/>
    </style:style>
    <style:style style:name="ce518" style:family="table-cell" style:parent-style-name="Default" style:data-style-name="N0">
      <style:table-cell-properties style:text-align-source="fix" style:repeat-content="false" fo:border="0.06pt solid #a5a5a5" style:vertical-align="middle"/>
      <style:paragraph-properties fo:text-align="center"/>
      <style:map style:condition="is-true-formula([.$C4]=&quot;Sì&quot;)" style:apply-style-name="cf11" style:base-cell-address="Tipologia_DOCUMENTO.A4"/>
    </style:style>
    <style:style style:name="ce519" style:family="table-cell" style:parent-style-name="Default" style:data-style-name="N0">
      <style:table-cell-properties style:text-align-source="fix" style:repeat-content="false" fo:wrap-option="wrap" fo:border="0.06pt solid #a5a5a5" style:vertical-align="middle"/>
      <style:paragraph-properties fo:text-align="center"/>
      <style:text-properties fo:color="#404040"/>
      <style:map style:condition="is-true-formula([.$C4]=&quot;Sì&quot;)" style:apply-style-name="cf11" style:base-cell-address="Tipologia_DOCUMENTO.A4"/>
    </style:style>
    <style:style style:name="ce520" style:family="table-cell" style:parent-style-name="Default" style:data-style-name="N0">
      <style:table-cell-properties style:text-align-source="fix" style:repeat-content="false" fo:border="0.06pt solid #a5a5a5" style:vertical-align="middle"/>
      <style:paragraph-properties fo:text-align="center"/>
      <style:text-properties fo:color="#434343"/>
      <style:map style:condition="is-true-formula([.$C4]=&quot;Sì&quot;)" style:apply-style-name="cf11" style:base-cell-address="Tipologia_DOCUMENTO.A4"/>
    </style:style>
    <style:style style:name="ce521" style:family="table-cell" style:parent-style-name="Default" style:data-style-name="N0">
      <style:table-cell-properties style:text-align-source="fix" style:repeat-content="false" fo:wrap-option="wrap" fo:border="0.06pt solid #a5a5a5" style:vertical-align="middle"/>
      <style:paragraph-properties fo:text-align="center"/>
      <style:map style:condition="is-true-formula([.$C4]=&quot;Sì&quot;)" style:apply-style-name="cf11" style:base-cell-address="Tipologia_DOCUMENTO.A4"/>
    </style:style>
    <style:style style:name="ce155" style:family="table-cell" style:parent-style-name="Default" style:data-style-name="N0">
      <style:table-cell-properties fo:background-color="#efefef" style:text-align-source="fix" style:repeat-content="false" style:vertical-align="middle"/>
      <style:paragraph-properties fo:text-align="center"/>
      <style:text-properties fo:color="#4a86e8" fo:font-size="18pt" style:font-size-asian="18pt" style:font-size-complex="18pt"/>
    </style:style>
    <style:style style:name="ce156"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fo:color="#434343" style:text-underline-style="solid" style:text-underline-width="auto" style:text-underline-color="font-color"/>
    </style:style>
    <style:style style:name="ce148"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fo:color="#434343" style:text-underline-style="solid" style:text-underline-width="auto" style:text-underline-color="font-color"/>
    </style:style>
    <style:style style:name="ce149" style:family="table-cell" style:parent-style-name="Default" style:data-style-name="N0">
      <style:table-cell-properties fo:background-color="#6aa84f" style:text-align-source="fix" style:repeat-content="false" fo:wrap-option="wrap" style:vertical-align="middle"/>
      <style:paragraph-properties fo:text-align="center"/>
      <style:text-properties fo:color="#ffffff"/>
    </style:style>
    <style:style style:name="ce151" style:family="table-cell" style:parent-style-name="Default" style:data-style-name="N0">
      <style:table-cell-properties fo:wrap-option="wrap" style:vertical-align="top"/>
    </style:style>
    <style:style style:name="ce154" style:family="table-cell" style:parent-style-name="Default" style:data-style-name="N0">
      <style:table-cell-properties style:vertical-align="automatic"/>
    </style:style>
    <style:style style:name="ce150" style:family="table-cell" style:parent-style-name="Excel_5f_BuiltIn_5f_Hyperlink" style:data-style-name="N0">
      <style:table-cell-properties fo:background-color="transparent" style:vertical-align="automatic"/>
      <style:text-properties fo:color="#0066cc" fo:font-size="12pt" style:text-underline-style="solid" style:text-underline-width="auto" style:text-underline-color="font-color" style:font-size-asian="12pt" style:font-size-complex="12pt"/>
    </style:style>
    <style:style style:name="ce152" style:family="table-cell" style:parent-style-name="Default" style:data-style-name="N0">
      <style:table-cell-properties fo:wrap-option="wrap" style:vertical-align="top"/>
      <style:text-properties fo:color="#0066cc" style:text-underline-style="solid" style:text-underline-width="auto" style:text-underline-color="font-color"/>
    </style:style>
    <style:style style:name="ce153" style:family="table-cell" style:parent-style-name="Default" style:data-style-name="N0">
      <style:table-cell-properties fo:wrap-option="wrap" style:vertical-align="top"/>
      <style:text-properties fo:color="#1155cc" style:text-underline-style="solid" style:text-underline-width="auto" style:text-underline-color="font-color"/>
    </style:style>
    <style:style style:name="ce162" style:family="table-cell" style:parent-style-name="Default" style:data-style-name="N0">
      <style:table-cell-properties fo:border-bottom="none" fo:background-color="#ffffff" fo:border-left="0.06pt solid #000000" fo:border-right="none" fo:border-top="none"/>
    </style:style>
    <style:style style:name="ce160" style:family="table-cell" style:parent-style-name="Default" style:data-style-name="N0">
      <style:table-cell-properties style:text-align-source="fix" style:repeat-content="false" style:vertical-align="middle"/>
      <style:paragraph-properties fo:text-align="start" fo:margin-left="0cm"/>
    </style:style>
    <style:style style:name="ce157" style:family="table-cell" style:parent-style-name="Default" style:data-style-name="N0">
      <style:table-cell-properties fo:background-color="#6aa84f" style:text-align-source="fix" style:repeat-content="false" style:vertical-align="middle"/>
      <style:paragraph-properties fo:text-align="center"/>
      <style:text-properties fo:color="#ffffff"/>
    </style:style>
    <style:style style:name="ce163"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fo:color="#434343"/>
    </style:style>
    <style:style style:name="ce166"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style:text-underline-style="solid" style:text-underline-width="auto" style:text-underline-color="font-color"/>
    </style:style>
    <style:style style:name="ce158" style:family="table-cell" style:parent-style-name="Default" style:data-style-name="N0">
      <style:table-cell-properties style:text-align-source="fix" style:repeat-content="false" style:vertical-align="middle"/>
      <style:paragraph-properties fo:text-align="start" fo:margin-left="0cm"/>
      <style:text-properties fo:color="#0000ff" style:text-underline-style="solid" style:text-underline-width="auto" style:text-underline-color="font-color"/>
    </style:style>
    <style:style style:name="ce159" style:family="table-cell" style:parent-style-name="Default" style:data-style-name="N0">
      <style:table-cell-properties style:text-align-source="fix" style:repeat-content="false" style:vertical-align="middle"/>
      <style:paragraph-properties fo:text-align="start" fo:margin-left="0cm"/>
      <style:text-properties fo:color="#1155cc" style:text-underline-style="solid" style:text-underline-width="auto" style:text-underline-color="font-color"/>
    </style:style>
    <style:style style:name="ce164" style:family="table-cell" style:parent-style-name="Default" style:data-style-name="N0">
      <style:table-cell-properties fo:background-color="#ffffff" style:text-align-source="fix" style:repeat-content="false" style:vertical-align="middle"/>
      <style:paragraph-properties fo:text-align="start" fo:margin-left="0cm"/>
      <style:text-properties fo:color="#0000ff" style:text-underline-style="solid" style:text-underline-width="auto" style:text-underline-color="font-color"/>
    </style:style>
    <style:style style:name="ce165" style:family="table-cell" style:parent-style-name="Default" style:data-style-name="N0">
      <style:table-cell-properties style:text-align-source="fix" style:repeat-content="false" style:vertical-align="automatic"/>
      <style:paragraph-properties fo:text-align="start" fo:margin-left="0cm"/>
    </style:style>
    <style:style style:name="ce172" style:family="table-cell" style:parent-style-name="Default" style:data-style-name="N0">
      <style:table-cell-properties fo:background-color="#efefef" style:text-align-source="fix" style:repeat-content="false" style:vertical-align="middle"/>
      <style:paragraph-properties fo:text-align="center"/>
      <style:text-properties fo:color="#4a86e8" fo:font-size="18pt" fo:font-weight="bold" style:font-size-asian="18pt" style:font-weight-asian="bold" style:font-size-complex="18pt" style:font-weight-complex="bold"/>
    </style:style>
    <style:style style:name="ce167"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0000ff" style:text-underline-style="solid" style:text-underline-width="auto" style:text-underline-color="font-color"/>
    </style:style>
    <style:style style:name="ce169" style:family="table-cell" style:parent-style-name="Default" style:data-style-name="N0">
      <style:table-cell-properties style:text-align-source="fix" style:repeat-content="false" fo:background-color="transparent" style:vertical-align="middle"/>
      <style:paragraph-properties fo:text-align="start" fo:margin-left="0cm"/>
    </style:style>
    <style:style style:name="ce168"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170"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0000ff" style:text-underline-style="solid" style:text-underline-width="auto" style:text-underline-color="font-color"/>
    </style:style>
    <style:style style:name="ce171" style:family="table-cell" style:parent-style-name="Default" style:data-style-name="N0">
      <style:table-cell-properties fo:background-color="transparent"/>
      <style:text-properties fo:color="#0000ff" style:text-underline-style="solid" style:text-underline-width="auto" style:text-underline-color="font-color"/>
    </style:style>
    <style:style style:name="ce173" style:family="table-cell" style:parent-style-name="Default" style:data-style-name="N0">
      <style:table-cell-properties style:text-align-source="fix" style:repeat-content="false" style:vertical-align="top"/>
      <style:paragraph-properties fo:text-align="start" fo:margin-left="0cm"/>
    </style:style>
    <style:style style:name="ce174" style:family="table-cell" style:parent-style-name="Default" style:data-style-name="N0">
      <style:table-cell-properties style:text-align-source="fix" style:repeat-content="false" fo:wrap-option="wrap" style:vertical-align="top"/>
      <style:paragraph-properties fo:text-align="start" fo:margin-left="0cm"/>
    </style:style>
    <style:style style:name="ce177" style:family="table-cell" style:parent-style-name="Default" style:data-style-name="N0">
      <style:text-properties fo:color="#0000ff" style:text-underline-style="solid" style:text-underline-width="auto" style:text-underline-color="font-color"/>
    </style:style>
    <style:style style:name="ce178" style:family="table-cell" style:parent-style-name="Default" style:data-style-name="N0">
      <style:table-cell-properties style:text-align-source="fix" style:repeat-content="false" fo:wrap-option="wrap" style:vertical-align="middle"/>
      <style:paragraph-properties fo:text-align="center"/>
      <style:text-properties fo:color="#1155cc" style:text-underline-style="solid" style:text-underline-width="auto" style:text-underline-color="font-color"/>
    </style:style>
    <style:style style:name="ce179" style:family="table-cell" style:parent-style-name="Default" style:data-style-name="N0">
      <style:table-cell-properties style:text-align-source="fix" style:repeat-content="false" fo:wrap-option="wrap" style:vertical-align="middle"/>
      <style:paragraph-properties fo:text-align="center"/>
    </style:style>
    <style:style style:name="ce180"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1155cc" style:text-underline-style="solid" style:text-underline-width="auto" style:text-underline-color="font-color"/>
    </style:style>
    <style:style style:name="ce181" style:family="table-cell" style:parent-style-name="Default" style:data-style-name="N0">
      <style:table-cell-properties style:text-align-source="fix" style:repeat-content="false" style:vertical-align="middle"/>
      <style:paragraph-properties fo:text-align="center"/>
      <style:text-properties fo:color="#0000ff" style:text-underline-style="solid" style:text-underline-width="auto" style:text-underline-color="font-color"/>
    </style:style>
    <style:style style:name="ce182" style:family="table-cell" style:parent-style-name="Default" style:data-style-name="N0">
      <style:table-cell-properties style:text-align-source="fix" style:repeat-content="false" style:vertical-align="middle"/>
      <style:paragraph-properties fo:text-align="center"/>
      <style:text-properties fo:color="#1155cc" style:text-underline-style="solid" style:text-underline-width="auto" style:text-underline-color="font-color"/>
    </style:style>
    <style:style style:name="ce183" style:family="table-cell" style:parent-style-name="Default" style:data-style-name="N36">
      <style:table-cell-properties style:text-align-source="fix" style:repeat-content="false" style:vertical-align="middle"/>
      <style:paragraph-properties fo:text-align="center"/>
    </style:style>
    <style:style style:name="gr1" style:family="graphic" style:parent-style-name="Note">
      <style:graphic-properties draw:stroke="solid" svg:stroke-color="#000000" draw:auto-grow-height="false" draw:auto-grow-width="false" draw:shadow-offset-x="0.1cm" draw:shadow-offset-y="0.1cm" loext:decorative="false"/>
      <style:paragraph-properties style:writing-mode="lr-tb"/>
    </style:style>
    <style:style style:name="T1" style:family="text">
      <style:text-properties fo:color="#000000" loext:opacity="100%" style:text-outline="false" style:text-line-through-style="none" style:text-line-through-type="none" style:font-name="Liberation Sans2" fo:font-size="10pt" fo:font-style="normal" fo:text-shadow="none" style:text-underline-style="none" fo:font-weight="normal" style:font-name-asian="Liberation Sans3" style:font-size-asian="10pt" style:font-style-asian="normal" style:font-weight-asian="normal" style:font-name-complex="Liberation Sans3" style:font-size-complex="10pt" style:font-style-complex="normal" style:font-weight-complex="normal"/>
    </style:style>
    <style:style style:name="T2" style:family="text">
      <style:text-properties fo:color="#000000" style:font-name="Titillium Web1" fo:font-size="14pt" fo:font-weight="normal" style:text-underline-style="none" style:text-underline-color="font-color" style:text-line-through-type="none" fo:font-style="normal" style:text-outline="false" fo:text-shadow="none" style:font-name-asian="Titillium Web1" style:font-name-complex="Titillium Web1" style:font-size-asian="14pt" style:font-size-complex="14pt" style:font-weight-asian="normal" style:font-weight-complex="normal" style:font-style-asian="normal" style:font-style-complex="normal"/>
    </style:style>
    <style:style style:name="T3" style:family="text">
      <style:text-properties fo:color="#000000" style:font-name="Titillium Web1" fo:font-size="14pt" style:text-underline-style="none" style:text-underline-color="font-color" style:text-line-through-type="none" fo:font-style="normal" style:text-outline="false" fo:text-shadow="none" style:font-name-asian="Titillium Web1" style:font-name-complex="Titillium Web1" style:font-size-asian="14pt" style:font-size-complex="14pt" style:font-style-asian="normal" style:font-style-complex="normal" fo:font-weight="bold" style:font-weight-asian="bold" style:font-weight-complex="bold"/>
    </style:style>
    <style:style style:name="T4" style:family="text">
      <style:text-properties fo:color="#000000" style:font-name="Titillium Web1" fo:font-size="14pt" style:text-underline-style="none" style:text-underline-color="font-color" style:text-line-through-type="none" fo:font-style="normal" style:text-outline="false" fo:text-shadow="none" style:font-name-asian="Titillium Web1" style:font-name-complex="Titillium Web1" style:font-size-asian="14pt" style:font-size-complex="14pt" style:font-style-asian="normal" style:font-style-complex="normal" fo:font-weight="normal" style:font-weight-asian="normal" style:font-weight-complex="normal"/>
    </style:style>
    <style:style style:name="T5" style:family="text">
      <style:text-properties fo:color="#000000" style:font-name="Titillium Web1" fo:font-size="14pt" fo:font-weight="bold" style:text-underline-style="none" style:text-underline-color="font-color" style:text-line-through-type="none" fo:font-style="normal" style:text-outline="false" fo:text-shadow="none" style:font-name-asian="Titillium Web1" style:font-name-complex="Titillium Web1" style:font-size-asian="14pt" style:font-size-complex="14pt" style:font-weight-asian="bold" style:font-weight-complex="bold" style:font-style-asian="normal" style:font-style-complex="normal"/>
    </style:style>
    <style:style style:name="T6" style:family="text">
      <style:text-properties fo:color="#000000" style:font-name="Titillium Web1" fo:font-size="12pt" fo:font-weight="bold" style:text-underline-style="none" style:text-underline-color="font-color" style:text-line-through-type="none" fo:font-style="normal" style:text-outline="false" fo:text-shadow="none" style:font-name-asian="Titillium Web1" style:font-name-complex="Titillium Web1" style:font-size-asian="12pt" style:font-size-complex="12pt" style:font-weight-asian="bold" style:font-weight-complex="bold" style:font-style-asian="normal" style:font-style-complex="normal"/>
    </style:style>
    <style:style style:name="T7" style:family="text">
      <style:text-properties fo:color="#000000" style:font-name="Titillium Web1" fo:font-size="12pt" style:text-underline-style="none" style:text-underline-color="font-color" style:text-line-through-type="none" fo:font-style="normal" style:text-outline="false" fo:text-shadow="none" style:font-name-asian="Titillium Web1" style:font-name-complex="Titillium Web1" style:font-size-asian="12pt" style:font-size-complex="12pt" style:font-style-asian="normal" style:font-style-complex="normal" fo:font-weight="normal" style:font-weight-asian="normal" style:font-weight-complex="normal"/>
    </style:style>
    <style:style style:name="T8" style:family="text">
      <style:text-properties fo:color="#000000" style:font-name="Titillium Web,Arial" fo:font-size="9pt" fo:font-weight="bold" style:text-underline-style="none" style:text-underline-color="font-color" style:text-line-through-type="none" fo:font-style="normal" style:text-outline="false" fo:text-shadow="none" style:font-name-asian="Titillium Web,Arial" style:font-name-complex="Titillium Web,Arial" style:font-size-asian="9pt" style:font-size-complex="9pt" style:font-weight-asian="bold" style:font-weight-complex="bold" style:font-style-asian="normal" style:font-style-complex="normal"/>
    </style:style>
    <style:style style:name="T9" style:family="text">
      <style:text-properties fo:color="#4a86e8" style:font-name="Titillium Web1" fo:font-size="22pt" fo:font-weight="bold" style:text-underline-style="none" style:text-underline-color="font-color" style:text-line-through-type="none" fo:font-style="normal" style:text-outline="false" fo:text-shadow="none" style:font-name-asian="Titillium Web1" style:font-name-complex="Titillium Web1" style:font-size-asian="22pt" style:font-size-complex="22pt" style:font-weight-asian="bold" style:font-weight-complex="bold" style:font-style-asian="normal" style:font-style-complex="normal"/>
    </style:style>
    <style:style style:name="T10" style:family="text">
      <style:text-properties fo:color="#4a86e8" style:font-name="Titillium Web" fo:font-size="21pt" fo:font-weight="normal" style:text-underline-style="none" style:text-underline-color="font-color" style:text-line-through-type="none" fo:font-style="normal" style:text-outline="false" fo:text-shadow="none" style:text-position="0% 100%" style:font-size-asian="21pt" style:font-size-complex="21pt" style:font-weight-asian="normal" style:font-weight-complex="normal" style:font-style-asian="normal" style:font-style-complex="normal"/>
    </style:style>
    <style:style style:name="T11" style:family="text">
      <style:text-properties fo:color="#4a86e8" style:font-name="Titillium Web" fo:font-size="21pt" style:text-underline-style="none" style:text-underline-color="font-color" style:text-line-through-type="none" fo:font-style="normal" style:text-outline="false" fo:text-shadow="none" style:text-position="0% 100%" style:font-size-asian="21pt" style:font-size-complex="21pt" style:font-style-asian="normal" style:font-style-complex="normal" fo:font-weight="bold" style:font-weight-asian="bold" style:font-weight-complex="bold"/>
    </style:style>
    <style:style style:name="T12" style:family="text">
      <style:text-properties fo:color="#4a86e8" style:font-name="Titillium Web1" fo:font-size="21pt" fo:font-weight="bold" style:text-underline-style="none" style:text-underline-color="font-color" style:text-line-through-type="none" fo:font-style="normal" style:text-outline="false" fo:text-shadow="none" style:font-name-asian="Titillium Web1" style:font-name-complex="Titillium Web1" style:font-size-asian="21pt" style:font-size-complex="21pt" style:font-weight-asian="bold" style:font-weight-complex="bold" style:font-style-asian="normal" style:font-style-complex="normal"/>
    </style:style>
    <style:style style:name="T13" style:family="text">
      <style:text-properties fo:color="#000000" style:font-name="Titillium Web1" fo:font-size="11pt" fo:font-weight="bold" style:text-underline-style="none" style:text-underline-color="font-color" style:text-line-through-type="none" fo:font-style="normal" style:text-outline="false" fo:text-shadow="none" style:font-name-asian="Titillium Web1" style:font-name-complex="Titillium Web1" style:font-size-asian="11pt" style:font-size-complex="11pt" style:font-weight-asian="bold" style:font-weight-complex="bold" style:font-style-asian="normal" style:font-style-complex="normal"/>
    </style:style>
    <style:style style:name="T14" style:family="text">
      <style:text-properties fo:color="#4a86e8" style:font-name="Titillium Web1" fo:font-size="18pt" fo:font-weight="bold" style:text-underline-style="none" style:text-underline-color="font-color" style:text-line-through-type="none" fo:font-style="normal" style:text-outline="false" fo:text-shadow="none" style:font-name-asian="Titillium Web1" style:font-name-complex="Titillium Web1" style:font-size-asian="18pt" style:font-size-complex="18pt" style:font-weight-asian="bold" style:font-weight-complex="bold" style:font-style-asian="normal" style:font-style-complex="normal"/>
    </style:style>
    <style:style style:name="T15" style:family="text">
      <style:text-properties fo:color="#4a86e8" style:font-name="Titillium Web1" fo:font-size="18pt" fo:font-weight="normal" style:text-underline-style="none" style:text-underline-color="font-color" style:text-line-through-type="none" fo:font-style="normal" style:text-outline="false" fo:text-shadow="none" style:font-name-asian="Titillium Web1" style:font-name-complex="Titillium Web1" style:font-size-asian="18pt" style:font-size-complex="18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Utility.$C$2:.$C$3])" table:allow-empty-cell="true" table:display-list="unsorted" table:base-cell-address="Tipologia_PUNTO_DI_CONTATTO.C4">
          <table:error-message table:message-type="stop" table:display="true"/>
        </table:content-validation>
        <table:content-validation table:name="val2" table:condition="of:cell-content-is-in-list([Utility.$A$2:.$A$9])" table:allow-empty-cell="true" table:display-list="unsorted" table:base-cell-address="Tipologia_PUNTO_DI_CONTATTO.D4"/>
        <table:content-validation table:name="val3" table:condition="of:cell-content-is-in-list([Utility.$G$2:.$G$16])" table:allow-empty-cell="true" table:display-list="unsorted" table:base-cell-address="Tipologia_PUNTO_DI_CONTATTO.E4">
          <table:error-message table:message-type="stop" table:display="true"/>
        </table:content-validation>
        <table:content-validation table:name="val4" table:condition="of:cell-content-is-in-list([Utility.$F$2:.$F$16])" table:allow-empty-cell="true" table:display-list="unsorted" table:base-cell-address="Tipologia_PUNTO_DI_CONTATTO.F4"/>
        <table:content-validation table:name="val5" table:condition="of:cell-content-is-in-list([Utility.$B$2:.$B$5])" table:allow-empty-cell="true" table:display-list="unsorted" table:base-cell-address="Tipologia_PUNTO_DI_CONTATTO.G4"/>
        <table:content-validation table:name="val6" table:condition="of:cell-content-is-in-list([Utility.$C$2:.$C$3])" table:allow-empty-cell="true" table:display-list="unsorted" table:base-cell-address="Tipologia_UNITÀ_ORGANIZZATIVA.C4">
          <table:error-message table:message-type="stop" table:display="true"/>
        </table:content-validation>
        <table:content-validation table:name="val7" table:condition="of:cell-content-is-in-list([Utility.$A$2:.$A$9])" table:allow-empty-cell="true" table:display-list="unsorted" table:base-cell-address="Tipologia_UNITÀ_ORGANIZZATIVA.D4"/>
        <table:content-validation table:name="val8" table:condition="of:cell-content-is-in-list([Utility.$G$2:.$G$16])" table:allow-empty-cell="true" table:display-list="unsorted" table:base-cell-address="Tipologia_UNITÀ_ORGANIZZATIVA.E4"/>
        <table:content-validation table:name="val9" table:condition="of:cell-content-is-in-list([Utility.$F$2:.$F$16])" table:allow-empty-cell="true" table:display-list="unsorted" table:base-cell-address="Tipologia_UNITÀ_ORGANIZZATIVA.F4"/>
        <table:content-validation table:name="val10" table:condition="of:cell-content-is-in-list([Utility.$B$2:.$B$5])" table:allow-empty-cell="true" table:display-list="unsorted" table:base-cell-address="Tipologia_UNITÀ_ORGANIZZATIVA.G4"/>
        <table:content-validation table:name="val11" table:condition="of:cell-content-is-in-list([Utility.$C$2:.$C$3])" table:allow-empty-cell="true" table:display-list="unsorted" table:base-cell-address="Tipologia_PERSONA.C4"/>
        <table:content-validation table:name="val12" table:condition="of:cell-content-is-in-list([Utility.$A$2:.$A$9])" table:allow-empty-cell="true" table:display-list="unsorted" table:base-cell-address="Tipologia_PERSONA.D4"/>
        <table:content-validation table:name="val13" table:condition="of:cell-content-is-in-list([Utility.$G$2:.$G$16])" table:allow-empty-cell="true" table:display-list="unsorted" table:base-cell-address="Tipologia_PERSONA.E4"/>
        <table:content-validation table:name="val14" table:condition="of:cell-content-is-in-list([Utility.$F$2:.$F$16])" table:allow-empty-cell="true" table:display-list="unsorted" table:base-cell-address="Tipologia_PERSONA.F4"/>
        <table:content-validation table:name="val15" table:condition="of:cell-content-is-in-list([Utility.$B$2:.$B$5])" table:allow-empty-cell="true" table:display-list="unsorted" table:base-cell-address="Tipologia_PERSONA.G4"/>
        <table:content-validation table:name="val16" table:condition="of:cell-content-is-in-list([Utility.$C$2:.$C$3])" table:allow-empty-cell="true" table:display-list="unsorted" table:base-cell-address="Tipologia_INCARICO.C4"/>
        <table:content-validation table:name="val17" table:condition="of:cell-content-is-in-list([Utility.$A$2:.$A$9])" table:allow-empty-cell="true" table:display-list="unsorted" table:base-cell-address="Tipologia_INCARICO.D4"/>
        <table:content-validation table:name="val18" table:condition="of:cell-content-is-in-list([Utility.$G$2:.$G$16])" table:allow-empty-cell="true" table:display-list="unsorted" table:base-cell-address="Tipologia_INCARICO.E4"/>
        <table:content-validation table:name="val19" table:condition="of:cell-content-is-in-list([Utility.$F$2:.$F$16])" table:allow-empty-cell="true" table:display-list="unsorted" table:base-cell-address="Tipologia_INCARICO.F4"/>
        <table:content-validation table:name="val20" table:condition="of:cell-content-is-in-list([Utility.$B$2:.$B$5])" table:allow-empty-cell="true" table:display-list="unsorted" table:base-cell-address="Tipologia_INCARICO.G4"/>
        <table:content-validation table:name="val21" table:condition="of:cell-content-is-in-list([Utility.$C$2:.$C$3])" table:allow-empty-cell="true" table:display-list="unsorted" table:base-cell-address="Tipologia_LUOGO.C4"/>
        <table:content-validation table:name="val22" table:condition="of:cell-content-is-in-list([Utility.$C$2:.$C$3])" table:allow-empty-cell="true" table:display-list="unsorted" table:base-cell-address="Tipologia_LUOGO.C6">
          <table:error-message table:message-type="stop" table:display="true"/>
        </table:content-validation>
        <table:content-validation table:name="val23" table:condition="of:cell-content-is-in-list([Utility.$A$2:.$A$9])" table:allow-empty-cell="true" table:display-list="unsorted" table:base-cell-address="Tipologia_LUOGO.D4"/>
        <table:content-validation table:name="val24" table:condition="of:cell-content-is-in-list([Utility.$G$2:.$G$16])" table:allow-empty-cell="true" table:display-list="unsorted" table:base-cell-address="Tipologia_LUOGO.E4"/>
        <table:content-validation table:name="val25" table:condition="of:cell-content-is-in-list([Utility.$F$2:.$F$16])" table:allow-empty-cell="true" table:display-list="unsorted" table:base-cell-address="Tipologia_LUOGO.F4"/>
        <table:content-validation table:name="val26" table:condition="of:cell-content-is-in-list([Utility.$B$2:.$B$5])" table:allow-empty-cell="true" table:display-list="unsorted" table:base-cell-address="Tipologia_LUOGO.G4"/>
        <table:content-validation table:name="val27" table:condition="of:cell-content-is-in-list([Utility.$C$2:.$C$3])" table:allow-empty-cell="true" table:display-list="unsorted" table:base-cell-address="Tipologia_NOTIZIA.C4"/>
        <table:content-validation table:name="val28" table:condition="of:cell-content-is-in-list([Utility.$A$2:.$A$9])" table:allow-empty-cell="true" table:display-list="unsorted" table:base-cell-address="Tipologia_NOTIZIA.D4"/>
        <table:content-validation table:name="val29" table:condition="of:cell-content-is-in-list([Utility.$G$2:.$G$16])" table:allow-empty-cell="true" table:display-list="unsorted" table:base-cell-address="Tipologia_NOTIZIA.E4"/>
        <table:content-validation table:name="val30" table:condition="of:cell-content-is-in-list([Utility.$F$2:.$F$16])" table:allow-empty-cell="true" table:display-list="unsorted" table:base-cell-address="Tipologia_NOTIZIA.F4"/>
        <table:content-validation table:name="val31" table:condition="of:cell-content-is-in-list([Utility.$B$2:.$B$5])" table:allow-empty-cell="true" table:display-list="unsorted" table:base-cell-address="Tipologia_NOTIZIA.G4"/>
        <table:content-validation table:name="val32" table:condition="of:cell-content-is-in-list([Utility.$C$2:.$C$3])" table:allow-empty-cell="true" table:display-list="unsorted" table:base-cell-address="Tipologia_EVENTO.C4"/>
        <table:content-validation table:name="val33" table:condition="of:cell-content-is-in-list([Utility.$A$2:.$A$9])" table:allow-empty-cell="true" table:display-list="unsorted" table:base-cell-address="Tipologia_EVENTO.D4"/>
        <table:content-validation table:name="val34" table:condition="of:cell-content-is-in-list([Utility.$G$2:.$G$16])" table:allow-empty-cell="true" table:display-list="unsorted" table:base-cell-address="Tipologia_EVENTO.E4"/>
        <table:content-validation table:name="val35" table:condition="of:cell-content-is-in-list([Utility.$F$2:.$F$16])" table:allow-empty-cell="true" table:display-list="unsorted" table:base-cell-address="Tipologia_EVENTO.F4"/>
        <table:content-validation table:name="val36" table:condition="of:cell-content-is-in-list([Utility.$B$2:.$B$5])" table:allow-empty-cell="true" table:display-list="unsorted" table:base-cell-address="Tipologia_EVENTO.G4"/>
        <table:content-validation table:name="val37" table:condition="of:cell-content-is-in-list([Utility.$C$2:.$C$3])" table:allow-empty-cell="true" table:display-list="unsorted" table:base-cell-address="Tipologia_SERVIZIO.C4"/>
        <table:content-validation table:name="val38" table:condition="of:cell-content-is-in-list([Utility.$A$2:.$A$9])" table:allow-empty-cell="true" table:display-list="unsorted" table:base-cell-address="Tipologia_SERVIZIO.D4"/>
        <table:content-validation table:name="val39" table:condition="of:cell-content-is-in-list([Utility.$G$2:.$G$16])" table:allow-empty-cell="true" table:display-list="unsorted" table:base-cell-address="Tipologia_SERVIZIO.E4"/>
        <table:content-validation table:name="val40" table:condition="of:cell-content-is-in-list([Utility.$F$2:.$F$16])" table:allow-empty-cell="true" table:display-list="unsorted" table:base-cell-address="Tipologia_SERVIZIO.F4"/>
        <table:content-validation table:name="val41" table:condition="of:cell-content-is-in-list([Utility.$B$2:.$B$5])" table:allow-empty-cell="true" table:display-list="unsorted" table:base-cell-address="Tipologia_SERVIZIO.G4"/>
        <table:content-validation table:name="val42" table:condition="of:cell-content-is-in-list([Utility.$C$2:.$C$3])" table:allow-empty-cell="true" table:display-list="unsorted" table:base-cell-address="Tipologia_DOCUMENTO.C4"/>
        <table:content-validation table:name="val43" table:condition="of:cell-content-is-in-list([Utility.$A$2:.$A$9])" table:allow-empty-cell="true" table:display-list="unsorted" table:base-cell-address="Tipologia_DOCUMENTO.D4"/>
        <table:content-validation table:name="val44" table:condition="of:cell-content-is-in-list([Utility.$G$2:.$G$17])" table:allow-empty-cell="true" table:display-list="unsorted" table:base-cell-address="Tipologia_DOCUMENTO.E4"/>
        <table:content-validation table:name="val45" table:condition="of:cell-content-is-in-list([Utility.$F$2:.$F$16])" table:allow-empty-cell="true" table:display-list="unsorted" table:base-cell-address="Tipologia_DOCUMENTO.F4"/>
        <table:content-validation table:name="val46" table:condition="of:cell-content-is-in-list([Utility.$B$2:.$B$5])" table:allow-empty-cell="true" table:display-list="unsorted" table:base-cell-address="Tipologia_DOCUMENTO.G4"/>
      </table:content-validations>
      <table:table table:name="Introduzione" table:style-name="ta1">
        <table:table-column table:style-name="co1" table:default-cell-style-name="ce13"/>
        <table:table-column table:style-name="co2" table:default-cell-style-name="ce13"/>
        <table:table-column table:style-name="co3" table:default-cell-style-name="ce13"/>
        <table:table-column table:style-name="co4" table:number-columns-repeated="1021" table:default-cell-style-name="ce13"/>
        <table:table-column table:style-name="co5" table:number-columns-repeated="15360" table:default-cell-style-name="ce13"/>
        <table:table-row table:style-name="ro1">
          <table:table-cell table:style-name="ce2"/>
          <table:table-cell table:style-name="ce3" office:value-type="string" calcext:value-type="string">
            <text:p>Versione 1.2</text:p>
          </table:table-cell>
          <table:table-cell table:style-name="ce4"/>
          <table:table-cell table:number-columns-repeated="16381"/>
        </table:table-row>
        <table:table-row table:style-name="ro2">
          <table:table-cell table:style-name="ce2"/>
          <table:table-cell table:style-name="ce6" office:value-type="string" calcext:value-type="string">
            <text:p>L'Architettura dell'Informazione dei siti web delle Case di riposo italiane</text:p>
          </table:table-cell>
          <table:table-cell table:style-name="ce4"/>
          <table:table-cell table:number-columns-repeated="16381"/>
        </table:table-row>
        <table:table-row table:style-name="ro1">
          <table:table-cell table:style-name="ce7" table:number-columns-repeated="2"/>
          <table:table-cell table:number-columns-repeated="16382"/>
        </table:table-row>
        <table:table-row table:style-name="ro3">
          <table:table-cell table:style-name="ce3"/>
          <table:table-cell table:style-name="ce7" office:value-type="string" calcext:value-type="string">
            <text:p>Questo documento di architettura dell'informazione è parte del kit per le Case di riposo italiane predisposto da Robyone</text:p>
          </table:table-cell>
          <table:table-cell table:style-name="ce4"/>
          <table:table-cell table:number-columns-repeated="16381"/>
        </table:table-row>
        <table:table-row table:style-name="ro4">
          <table:table-cell table:style-name="ce3"/>
          <table:table-cell table:style-name="ce8" office:value-type="string" calcext:value-type="string">
            <text:p><text:span text:style-name="T2">per realizzare </text:span><text:span text:style-name="T3">siti web efficaci </text:span><text:span text:style-name="T4">nel rispetto delle linee guida di design dei siti della Pubblica Amministrazione.</text:span></text:p>
          </table:table-cell>
          <table:table-cell table:style-name="ce4"/>
          <table:table-cell table:number-columns-repeated="16381"/>
        </table:table-row>
        <table:table-row table:style-name="ro5">
          <table:table-cell table:style-name="ce3"/>
          <table:table-cell table:style-name="ce9" office:value-type="string" calcext:value-type="string">
            <text:p>L’obiettivo è quello di mantenere il maggior livello di continuità possibile con il kit dei comuni</text:p>
          </table:table-cell>
          <table:table-cell table:style-name="ce4"/>
          <table:table-cell table:number-columns-repeated="16381"/>
        </table:table-row>
        <table:table-row table:style-name="ro5">
          <table:table-cell table:style-name="ce3"/>
          <table:table-cell table:style-name="ce9" office:value-type="string" calcext:value-type="string">
            <text:p>Il modello si discosta dall’originale dove necessario per soddisfare i bisogni dei cittadini della casa di riposo</text:p>
          </table:table-cell>
          <table:table-cell table:style-name="ce4"/>
          <table:table-cell table:number-columns-repeated="16381"/>
        </table:table-row>
        <table:table-row table:style-name="ro1">
          <table:table-cell table:style-name="ce3"/>
          <table:table-cell table:style-name="ce1"/>
          <table:table-cell table:style-name="ce4"/>
          <table:table-cell table:number-columns-repeated="16381"/>
        </table:table-row>
        <table:table-row table:style-name="ro1">
          <table:table-cell table:style-name="ce3"/>
          <table:table-cell table:style-name="ce9" office:value-type="string" calcext:value-type="string">
            <text:p>É stato realizzato sulla base dell'architettura dell'informazione proposta da AGID per i comuni italiani.</text:p>
          </table:table-cell>
          <table:table-cell table:style-name="ce4"/>
          <table:table-cell table:number-columns-repeated="16381"/>
        </table:table-row>
        <table:table-row table:style-name="ro6">
          <table:table-cell table:style-name="ce3"/>
          <table:table-cell table:style-name="ce10" office:value-type="string" calcext:value-type="string">
            <text:p><text:a xlink:href="https://github.com/robyone-srl/design-cdr-wordpress-theme" xlink:type="simple">&gt; vai al repository della documentazione Robyone per le Case di riposo italiane</text:a></text:p>
          </table:table-cell>
          <table:table-cell table:style-name="ce4"/>
          <table:table-cell table:number-columns-repeated="16381"/>
        </table:table-row>
        <table:table-row table:style-name="ro6">
          <table:table-cell/>
          <table:table-cell table:style-name="ce10" office:value-type="string" calcext:value-type="string">
            <text:p><text:a xlink:href="https://designers.italia.it/modello/comuni/" xlink:type="simple">&gt; vai al kit di AGID per i comuni italiani</text:a></text:p>
          </table:table-cell>
          <table:table-cell table:number-columns-repeated="16382"/>
        </table:table-row>
        <table:table-row table:style-name="ro6">
          <table:table-cell table:style-name="ce3"/>
          <table:table-cell table:style-name="ce10" office:value-type="string" calcext:value-type="string">
            <text:p><text:a xlink:href="https://designers.italia.it/norme-e-riferimenti/linee-guida-di-design/" xlink:type="simple">&gt; vai alle linee guida di design AGID</text:a></text:p>
          </table:table-cell>
          <table:table-cell table:style-name="ce4"/>
          <table:table-cell table:number-columns-repeated="16381"/>
        </table:table-row>
        <table:table-row table:style-name="ro1">
          <table:table-cell table:style-name="ce3"/>
          <table:table-cell table:style-name="ce1"/>
          <table:table-cell table:style-name="ce4"/>
          <table:table-cell table:number-columns-repeated="16381"/>
        </table:table-row>
        <table:table-row table:style-name="ro4">
          <table:table-cell table:style-name="ce3"/>
          <table:table-cell table:style-name="ce3" office:value-type="string" calcext:value-type="string">
            <text:p>In questo documento viene presentata l'<text:span text:style-name="T5">Architettura dell'Informazione del Siti Web delle Case di riposo.</text:span></text:p>
          </table:table-cell>
          <table:table-cell table:style-name="ce4"/>
          <table:table-cell table:number-columns-repeated="16381"/>
        </table:table-row>
        <table:table-row table:style-name="ro7">
          <table:table-cell table:style-name="ce3"/>
          <table:table-cell table:style-name="ce3" office:value-type="string" calcext:value-type="string">
            <text:p>Il documento è diviso in una serie di fogli che definiscono <text:span text:style-name="T5">tutte le tipologie di contenuto previste dal modello, le tassonomie e i vocabolari controllati.</text:span></text:p>
          </table:table-cell>
          <table:table-cell table:style-name="ce4"/>
          <table:table-cell table:number-columns-repeated="16381"/>
        </table:table-row>
        <table:table-row table:style-name="ro1">
          <table:table-cell table:style-name="ce3"/>
          <table:table-cell table:style-name="ce1"/>
          <table:table-cell table:style-name="ce4"/>
          <table:table-cell table:number-columns-repeated="16381"/>
        </table:table-row>
        <table:table-row table:style-name="ro1">
          <table:table-cell table:style-name="ce3"/>
          <table:table-cell table:style-name="ce11" office:value-type="string" calcext:value-type="string">
            <text:p>Il foglio "Ontologia, Tassonomia e Coreografia" è il punto di partenza per navigare tra i vari contenuti.</text:p>
          </table:table-cell>
          <table:table-cell table:style-name="ce4"/>
          <table:table-cell table:number-columns-repeated="16381"/>
        </table:table-row>
        <table:table-row table:style-name="ro1">
          <table:table-cell table:style-name="ce3"/>
          <table:table-cell table:style-name="ce11" office:value-type="string" calcext:value-type="string">
            <text:p>Il foglio "Changelog" presenta il registro delle modifiche al documento, utile a monitorare eventuali rettifiche o aggiornamenti del modello.</text:p>
          </table:table-cell>
          <table:table-cell table:style-name="ce4"/>
          <table:table-cell table:number-columns-repeated="16381"/>
        </table:table-row>
        <table:table-row table:style-name="ro1">
          <table:table-cell table:style-name="ce3"/>
          <table:table-cell table:style-name="ce1"/>
          <table:table-cell table:style-name="ce4"/>
          <table:table-cell table:number-columns-repeated="16381"/>
        </table:table-row>
        <table:table-row table:style-name="ro4">
          <table:table-cell table:style-name="ce3"/>
          <table:table-cell table:style-name="ce3" office:value-type="string" calcext:value-type="string">
            <text:p>In "Ontologia" definiamo le <text:span text:style-name="T5">tipologie di contenuto (content type).</text:span></text:p>
          </table:table-cell>
          <table:table-cell table:style-name="ce4"/>
          <table:table-cell table:number-columns-repeated="16381"/>
        </table:table-row>
        <table:table-row table:style-name="ro3">
          <table:table-cell table:style-name="ce3"/>
          <table:table-cell table:style-name="ce7" office:value-type="string" calcext:value-type="string">
            <text:p>Ogni Tipologia presenta degli attributi (proprietà), alcuni dei quali sono obbligatori (indicati dalle righe evidenziate in giallo).</text:p>
          </table:table-cell>
          <table:table-cell table:style-name="ce4"/>
          <table:table-cell table:number-columns-repeated="16381"/>
        </table:table-row>
        <table:table-row table:style-name="ro1">
          <table:table-cell table:style-name="ce3"/>
          <table:table-cell table:style-name="ce3" office:value-type="string" calcext:value-type="string">
            <text:p>Le varie tipologie di contenuti possono essere combinate per creare le pagine del sito.</text:p>
          </table:table-cell>
          <table:table-cell table:style-name="ce4"/>
          <table:table-cell table:number-columns-repeated="16381"/>
        </table:table-row>
        <table:table-row table:style-name="ro3">
          <table:table-cell/>
          <table:table-cell table:style-name="ce7" office:value-type="string" calcext:value-type="string">
            <text:p>Oltre agli attributi, il sistema di gestione contenuti dovrà contenere anche informazioni come ID, URI, date di aggiornamento, e i riferimenti ad eventuali versioni multilingua della pagina.</text:p>
          </table:table-cell>
          <table:table-cell table:number-columns-repeated="16382"/>
        </table:table-row>
        <table:table-row table:style-name="ro1">
          <table:table-cell/>
          <table:table-cell table:style-name="ce3"/>
          <table:table-cell table:number-columns-repeated="16382"/>
        </table:table-row>
        <table:table-row table:style-name="ro8">
          <table:table-cell table:style-name="ce3"/>
          <table:table-cell table:style-name="ce3" office:value-type="string" calcext:value-type="string">
            <text:p>In "Tassonomia" definiamo <text:span text:style-name="T5">vocabolari controllati e tassonomie che legano le diverse tiplogie di contenuto</text:span> e permettono la correlazione.</text:p>
          </table:table-cell>
          <table:table-cell table:style-name="ce4"/>
          <table:table-cell table:number-columns-repeated="16381"/>
        </table:table-row>
        <table:table-row table:style-name="ro9">
          <table:table-cell/>
          <table:table-cell table:style-name="ce1"/>
          <table:table-cell table:number-columns-repeated="16382"/>
        </table:table-row>
        <table:table-row table:style-name="ro4">
          <table:table-cell/>
          <table:table-cell table:style-name="ce3" office:value-type="string" calcext:value-type="string">
            <text:p>In "Coreografia" specifichiamo inoltre il <text:span text:style-name="T5">"Sistema di navigazione", la struttura (alberatura) e i vari tipi di pagine.</text:span></text:p>
          </table:table-cell>
          <table:table-cell table:number-columns-repeated="16382"/>
        </table:table-row>
        <table:table-row table:style-name="ro9">
          <table:table-cell/>
          <table:table-cell table:style-name="ce1"/>
          <table:table-cell table:number-columns-repeated="16382"/>
        </table:table-row>
        <table:table-row table:style-name="ro1">
          <table:table-cell/>
          <table:table-cell table:style-name="ce3"/>
          <table:table-cell table:number-columns-repeated="16382"/>
        </table:table-row>
        <table:table-row table:style-name="ro10">
          <table:table-cell/>
          <table:table-cell table:style-name="ce12" office:value-type="string" calcext:value-type="string">
            <text:p><text:span text:style-name="T6">Sezione sviluppo </text:span><text:span text:style-name="T7">| Robyone s.r.l.</text:span></text:p>
          </table:table-cell>
          <table:table-cell table:number-columns-repeated="16382"/>
        </table:table-row>
        <table:table-row table:style-name="ro9">
          <table:table-cell/>
          <table:table-cell table:style-name="ce1"/>
          <table:table-cell table:number-columns-repeated="16382"/>
        </table:table-row>
        <table:table-row table:style-name="ro9">
          <table:table-cell table:number-columns-repeated="16384"/>
        </table:table-row>
        <table:table-row table:style-name="ro9" table:number-rows-repeated="2">
          <table:table-cell/>
          <table:table-cell table:style-name="ce1"/>
          <table:table-cell table:number-columns-repeated="16382"/>
        </table:table-row>
        <table:table-row table:style-name="ro1">
          <table:table-cell/>
          <table:table-cell table:style-name="ce7"/>
          <table:table-cell table:number-columns-repeated="16382"/>
        </table:table-row>
        <table:table-row table:style-name="ro9" table:number-rows-repeated="13">
          <table:table-cell table:number-columns-repeated="16384"/>
        </table:table-row>
        <table:table-row table:style-name="ro11" table:number-rows-repeated="1048527">
          <table:table-cell table:number-columns-repeated="16384"/>
        </table:table-row>
        <table:table-row table:style-name="ro11">
          <table:table-cell table:number-columns-repeated="16384"/>
        </table:table-row>
      </table:table>
      <table:table table:name="Ontologia_Tassonomia_e_Coreogra" table:style-name="ta1">
        <table:table-column table:style-name="co6" table:default-cell-style-name="ce1"/>
        <table:table-column table:style-name="co7" table:default-cell-style-name="ce1"/>
        <table:table-column table:style-name="co8" table:default-cell-style-name="ce1"/>
        <table:table-column table:style-name="co7" table:number-columns-repeated="2" table:default-cell-style-name="ce1"/>
        <table:table-column table:style-name="co8" table:default-cell-style-name="ce1"/>
        <table:table-column table:style-name="co7" table:number-columns-repeated="7" table:default-cell-style-name="ce1"/>
        <table:table-column table:style-name="co4" table:number-columns-repeated="1007" table:default-cell-style-name="ce1"/>
        <table:table-column table:style-name="co5" table:number-columns-repeated="15360" table:default-cell-style-name="ce1"/>
        <table:table-column table:style-name="co9" table:number-columns-repeated="2" table:default-cell-style-name="ce1"/>
        <table:table-column table:style-name="co10" table:number-columns-repeated="2" table:default-cell-style-name="ce1"/>
        <table:table-row table:style-name="ro12">
          <table:table-cell table:style-name="ce14" office:value-type="string" calcext:value-type="string">
            <text:p>Ontologia, Tassonomia e Coreografia</text:p>
          </table:table-cell>
          <table:table-cell table:style-name="ce15" table:number-columns-repeated="2"/>
          <table:table-cell table:style-name="ce16" table:number-columns-repeated="10"/>
          <table:table-cell table:number-columns-repeated="16371"/>
        </table:table-row>
        <table:table-row table:style-name="ro12">
          <table:table-cell/>
          <table:table-cell table:style-name="ce15" table:number-columns-repeated="2"/>
          <table:table-cell table:number-columns-repeated="16381"/>
        </table:table-row>
        <table:table-row table:style-name="ro13">
          <table:table-cell table:style-name="ce17" office:value-type="string" calcext:value-type="string">
            <text:p>In questo scheda trovi la lista di tutte le Tipologie di contenuto, delle tassonomie e dei tipi di pagine per i siti web dei Case di riposo.</text:p>
          </table:table-cell>
          <table:table-cell table:style-name="ce18"/>
          <table:table-cell table:style-name="ce15"/>
          <table:table-cell table:style-name="ce19" table:number-columns-repeated="10"/>
          <table:table-cell table:number-columns-repeated="16371"/>
        </table:table-row>
        <table:table-row table:style-name="ro9" table:number-rows-repeated="2">
          <table:table-cell table:number-columns-repeated="16384"/>
        </table:table-row>
        <table:table-row table:style-name="ro1">
          <table:table-cell table:style-name="ce20" office:value-type="string" calcext:value-type="string">
            <text:p>Elenco delle tipologie di contenuti (content type)</text:p>
          </table:table-cell>
          <table:table-cell table:number-columns-repeated="16383"/>
        </table:table-row>
        <table:table-row table:style-name="ro9">
          <table:table-cell table:style-name="ce21" office:value-type="string" calcext:value-type="string">
            <text:p>Punto di contatto</text:p>
          </table:table-cell>
          <table:table-cell table:number-columns-repeated="16383"/>
        </table:table-row>
        <table:table-row table:style-name="ro9">
          <table:table-cell table:style-name="ce21" office:value-type="string" calcext:value-type="string">
            <text:p>Unità organizzativa</text:p>
          </table:table-cell>
          <table:table-cell table:number-columns-repeated="16383"/>
        </table:table-row>
        <table:table-row table:style-name="ro9">
          <table:table-cell table:style-name="ce21" office:value-type="string" calcext:value-type="string">
            <text:p>Persona</text:p>
          </table:table-cell>
          <table:table-cell table:number-columns-repeated="16383"/>
        </table:table-row>
        <table:table-row table:style-name="ro9">
          <table:table-cell table:style-name="ce21" office:value-type="string" calcext:value-type="string">
            <text:p>Incarico</text:p>
          </table:table-cell>
          <table:table-cell table:number-columns-repeated="16383"/>
        </table:table-row>
        <table:table-row table:style-name="ro9">
          <table:table-cell table:style-name="ce21" office:value-type="string" calcext:value-type="string">
            <text:p>Luogo</text:p>
          </table:table-cell>
          <table:table-cell table:number-columns-repeated="16383"/>
        </table:table-row>
        <table:table-row table:style-name="ro9">
          <table:table-cell table:style-name="ce21" office:value-type="string" calcext:value-type="string">
            <text:p>Notizia</text:p>
          </table:table-cell>
          <table:table-cell table:number-columns-repeated="16383"/>
        </table:table-row>
        <table:table-row table:style-name="ro9">
          <table:table-cell table:style-name="ce21" office:value-type="string" calcext:value-type="string">
            <text:p>Evento</text:p>
          </table:table-cell>
          <table:table-cell table:number-columns-repeated="16383"/>
        </table:table-row>
        <table:table-row table:style-name="ro9">
          <table:table-cell table:style-name="ce21" office:value-type="string" calcext:value-type="string">
            <text:p>Servizio</text:p>
          </table:table-cell>
          <table:table-cell table:number-columns-repeated="16383"/>
        </table:table-row>
        <table:table-row table:style-name="ro9">
          <table:table-cell table:style-name="ce21" office:value-type="string" calcext:value-type="string">
            <text:p>Documento</text:p>
          </table:table-cell>
          <table:table-cell table:number-columns-repeated="16383"/>
        </table:table-row>
        <table:table-row table:style-name="ro9">
          <table:table-cell table:style-name="ce21" office:value-type="string" calcext:value-type="string">
            <text:p>Come fare per</text:p>
          </table:table-cell>
          <table:table-cell table:number-columns-repeated="16383"/>
        </table:table-row>
        <table:table-row table:style-name="ro9">
          <table:table-cell table:number-columns-repeated="16384"/>
        </table:table-row>
        <table:table-row table:style-name="ro1">
          <table:table-cell table:style-name="ce20" office:value-type="string" calcext:value-type="string">
            <text:p>Elenco delle tassonomie</text:p>
          </table:table-cell>
          <table:table-cell table:number-columns-repeated="16383"/>
        </table:table-row>
        <table:table-row table:style-name="ro9">
          <table:table-cell table:style-name="ce21" office:value-type="string" calcext:value-type="string">
            <text:p>Argomenti</text:p>
          </table:table-cell>
          <table:table-cell table:number-columns-repeated="16383"/>
        </table:table-row>
        <table:table-row table:style-name="ro9">
          <table:table-cell table:style-name="ce21" office:value-type="string" calcext:value-type="string">
            <text:p>Tipi di unità organizzativa</text:p>
          </table:table-cell>
          <table:table-cell table:number-columns-repeated="16383"/>
        </table:table-row>
        <table:table-row table:style-name="ro9">
          <table:table-cell table:style-name="ce21" office:value-type="string" calcext:value-type="string">
            <text:p>Tipi di incarico</text:p>
          </table:table-cell>
          <table:table-cell table:number-columns-repeated="16383"/>
        </table:table-row>
        <table:table-row table:style-name="ro9">
          <table:table-cell table:style-name="ce21" office:value-type="string" calcext:value-type="string">
            <text:p>Tipi di notizia</text:p>
          </table:table-cell>
          <table:table-cell table:number-columns-repeated="16383"/>
        </table:table-row>
        <table:table-row table:style-name="ro9">
          <table:table-cell table:style-name="ce21" office:value-type="string" calcext:value-type="string">
            <text:p>Tipi di luogo</text:p>
          </table:table-cell>
          <table:table-cell table:number-columns-repeated="16383"/>
        </table:table-row>
        <table:table-row table:style-name="ro9">
          <table:table-cell table:style-name="ce21" office:value-type="string" calcext:value-type="string">
            <text:p>Tipi di evento</text:p>
          </table:table-cell>
          <table:table-cell table:number-columns-repeated="16383"/>
        </table:table-row>
        <table:table-row table:style-name="ro9">
          <table:table-cell table:style-name="ce21" office:value-type="string" calcext:value-type="string">
            <text:p>Categorie dei servizi</text:p>
          </table:table-cell>
          <table:table-cell table:number-columns-repeated="16383"/>
        </table:table-row>
        <table:table-row table:style-name="ro9">
          <table:table-cell table:style-name="ce21" office:value-type="string" calcext:value-type="string">
            <text:p>Tipi di documento</text:p>
          </table:table-cell>
          <table:table-cell table:number-columns-repeated="16383"/>
        </table:table-row>
        <table:table-row table:style-name="ro9">
          <table:table-cell table:style-name="ce21" office:value-type="string" calcext:value-type="string">
            <text:p>Tipi punto di contatto</text:p>
          </table:table-cell>
          <table:table-cell table:number-columns-repeated="16383"/>
        </table:table-row>
        <table:table-row table:style-name="ro9">
          <table:table-cell table:style-name="ce21" office:value-type="string" calcext:value-type="string">
            <text:p>Licenze</text:p>
          </table:table-cell>
          <table:table-cell table:number-columns-repeated="16383"/>
        </table:table-row>
        <table:table-row table:style-name="ro9">
          <table:table-cell table:number-columns-repeated="16384"/>
        </table:table-row>
        <table:table-row table:style-name="ro1">
          <table:table-cell table:style-name="ce20" office:value-type="string" calcext:value-type="string">
            <text:p>Corrispondenza Tipologie/Tipologie</text:p>
          </table:table-cell>
          <table:table-cell table:style-name="ce24" table:number-columns-repeated="12"/>
          <table:table-cell table:number-columns-repeated="16371"/>
        </table:table-row>
        <table:table-row table:style-name="ro9">
          <table:table-cell table:style-name="ce25" office:value-type="string" calcext:value-type="string">
            <text:p>Tipologie/Tipologie</text:p>
          </table:table-cell>
          <table:table-cell table:style-name="ce21" office:value-type="string" calcext:value-type="string">
            <text:p>Punto di contatto</text:p>
          </table:table-cell>
          <table:table-cell table:style-name="ce21" office:value-type="string" calcext:value-type="string">
            <text:p>Unità organizzativa</text:p>
          </table:table-cell>
          <table:table-cell table:style-name="ce21" office:value-type="string" calcext:value-type="string">
            <text:p>Persona</text:p>
          </table:table-cell>
          <table:table-cell table:style-name="ce21" office:value-type="string" calcext:value-type="string">
            <text:p>Incarico</text:p>
          </table:table-cell>
          <table:table-cell table:style-name="ce21" office:value-type="string" calcext:value-type="string">
            <text:p>Luogo</text:p>
          </table:table-cell>
          <table:table-cell table:style-name="ce21" office:value-type="string" calcext:value-type="string">
            <text:p>Notizia</text:p>
          </table:table-cell>
          <table:table-cell table:style-name="ce21" office:value-type="string" calcext:value-type="string">
            <text:p>Evento</text:p>
          </table:table-cell>
          <table:table-cell table:style-name="ce21" office:value-type="string" calcext:value-type="string">
            <text:p>Servizio</text:p>
          </table:table-cell>
          <table:table-cell table:style-name="ce21" office:value-type="string" calcext:value-type="string">
            <text:p>Documento</text:p>
          </table:table-cell>
          <table:table-cell table:style-name="ce21" office:value-type="string" calcext:value-type="string">
            <text:p>Come fare per</text:p>
          </table:table-cell>
          <table:table-cell table:style-name="ce21" table:number-columns-repeated="2"/>
          <table:table-cell table:number-columns-repeated="16371"/>
        </table:table-row>
        <table:table-row table:style-name="ro9">
          <table:table-cell table:style-name="ce21" office:value-type="string" calcext:value-type="string">
            <text:p>Punto di contatto</text:p>
          </table:table-cell>
          <table:table-cell table:style-name="ce26" table:formula="of:=IF(COUNTIF([Tipologia_PUNTO_DI_CONTATTO.$F$4:.$F115];CONCATENATE(&quot;*&quot;;[.B$31];&quot;*&quot;))&gt;0;&quot;✓&quot;;)" office:value-type="float" office:value="0" calcext:value-type="float">
            <text:p>0</text:p>
          </table:table-cell>
          <table:table-cell table:style-name="ce26" table:formula="of:=IF(COUNTIF([Tipologia_PUNTO_DI_CONTATTO.$F$4:.$F115];CONCATENATE(&quot;*&quot;;[.C$31];&quot;*&quot;))&gt;0;&quot;✓&quot;;)" office:value-type="float" office:value="0" calcext:value-type="float">
            <text:p>0</text:p>
          </table:table-cell>
          <table:table-cell table:style-name="ce26" table:formula="of:=IF(COUNTIF([Tipologia_PUNTO_DI_CONTATTO.$F$4:.$F115];CONCATENATE(&quot;*&quot;;[.D$31];&quot;*&quot;))&gt;0;&quot;✓&quot;;)" office:value-type="float" office:value="0" calcext:value-type="float">
            <text:p>0</text:p>
          </table:table-cell>
          <table:table-cell table:style-name="ce26" table:formula="of:=IF(COUNTIF([Tipologia_PUNTO_DI_CONTATTO.$F$4:.$F115];CONCATENATE(&quot;*&quot;;[.E$31];&quot;*&quot;))&gt;0;&quot;✓&quot;;)" office:value-type="float" office:value="0" calcext:value-type="float">
            <text:p>0</text:p>
          </table:table-cell>
          <table:table-cell table:style-name="ce26" table:formula="of:=IF(COUNTIF([Tipologia_PUNTO_DI_CONTATTO.$F$4:.$F115];CONCATENATE(&quot;*&quot;;[.F$31];&quot;*&quot;))&gt;0;&quot;✓&quot;;)" office:value-type="float" office:value="0" calcext:value-type="float">
            <text:p>0</text:p>
          </table:table-cell>
          <table:table-cell table:style-name="ce26" table:formula="of:=IF(COUNTIF([Tipologia_PUNTO_DI_CONTATTO.$F$4:.$F115];CONCATENATE(&quot;*&quot;;[.G$31];&quot;*&quot;))&gt;0;&quot;✓&quot;;)" office:value-type="float" office:value="0" calcext:value-type="float">
            <text:p>0</text:p>
          </table:table-cell>
          <table:table-cell table:style-name="ce26" table:formula="of:=IF(COUNTIF([Tipologia_PUNTO_DI_CONTATTO.$F$4:.$F115];CONCATENATE(&quot;*&quot;;[.H$31];&quot;*&quot;))&gt;0;&quot;✓&quot;;)" office:value-type="float" office:value="0" calcext:value-type="float">
            <text:p>0</text:p>
          </table:table-cell>
          <table:table-cell table:style-name="ce26" table:formula="of:=IF(COUNTIF([Tipologia_PUNTO_DI_CONTATTO.$F$4:.$F115];CONCATENATE(&quot;*&quot;;[.I$31];&quot;*&quot;))&gt;0;&quot;✓&quot;;)" office:value-type="float" office:value="0" calcext:value-type="float">
            <text:p>0</text:p>
          </table:table-cell>
          <table:table-cell table:style-name="ce26" table:formula="of:=IF(COUNTIF([Tipologia_PUNTO_DI_CONTATTO.$F$4:.$F115];CONCATENATE(&quot;*&quot;;[.J$31];&quot;*&quot;))&gt;0;&quot;✓&quot;;)" office:value-type="float" office:value="0" calcext:value-type="float">
            <text:p>0</text:p>
          </table:table-cell>
          <table:table-cell table:style-name="ce26" table:formula="of:=IF(COUNTIF([Tipologia_PUNTO_DI_CONTATTO.$F$4:.$F115];CONCATENATE(&quot;*&quot;;[.K$31];&quot;*&quot;))&gt;0;&quot;✓&quot;;)" office:value-type="float" office:value="0" calcext:value-type="float">
            <text:p>0</text:p>
          </table:table-cell>
          <table:table-cell table:style-name="ce26" table:number-columns-repeated="2"/>
          <table:table-cell table:number-columns-repeated="16371"/>
        </table:table-row>
        <table:table-row table:style-name="ro9">
          <table:table-cell table:style-name="ce21" office:value-type="string" calcext:value-type="string">
            <text:p>Unità organizzativa</text:p>
          </table:table-cell>
          <table:table-cell table:style-name="ce26" table:formula="of:=IF(COUNTIF([Tipologia_UNITÀ_ORGANIZZATIVA.$F$4:.$F116];CONCATENATE(&quot;*&quot;;[.B$31];&quot;*&quot;))&gt;0;&quot;✓&quot;;)" office:value-type="string" office:string-value="✓" calcext:value-type="string">
            <text:p>✓</text:p>
          </table:table-cell>
          <table:table-cell table:style-name="ce26" table:formula="of:=IF(COUNTIF([Tipologia_UNITÀ_ORGANIZZATIVA.$F$4:.$F116];CONCATENATE(&quot;*&quot;;[.C$31];&quot;*&quot;))&gt;0;&quot;✓&quot;;)" office:value-type="string" office:string-value="✓" calcext:value-type="string">
            <text:p>✓</text:p>
          </table:table-cell>
          <table:table-cell table:style-name="ce26" table:formula="of:=IF(COUNTIF([Tipologia_UNITÀ_ORGANIZZATIVA.$F$4:.$F116];CONCATENATE(&quot;*&quot;;[.D$31];&quot;*&quot;))&gt;0;&quot;✓&quot;;)" office:value-type="string" office:string-value="✓" calcext:value-type="string">
            <text:p>✓</text:p>
          </table:table-cell>
          <table:table-cell table:style-name="ce26" table:formula="of:=IF(COUNTIF([Tipologia_UNITÀ_ORGANIZZATIVA.$F$4:.$F116];CONCATENATE(&quot;*&quot;;[.E$31];&quot;*&quot;))&gt;0;&quot;✓&quot;;)" office:value-type="float" office:value="0" calcext:value-type="float">
            <text:p>0</text:p>
          </table:table-cell>
          <table:table-cell table:style-name="ce26" table:formula="of:=IF(COUNTIF([Tipologia_UNITÀ_ORGANIZZATIVA.$F$4:.$F116];CONCATENATE(&quot;*&quot;;[.F$31];&quot;*&quot;))&gt;0;&quot;✓&quot;;)" office:value-type="string" office:string-value="✓" calcext:value-type="string">
            <text:p>✓</text:p>
          </table:table-cell>
          <table:table-cell table:style-name="ce26" table:formula="of:=IF(COUNTIF([Tipologia_UNITÀ_ORGANIZZATIVA.$F$4:.$F116];CONCATENATE(&quot;*&quot;;[.G$31];&quot;*&quot;))&gt;0;&quot;✓&quot;;)" office:value-type="float" office:value="0" calcext:value-type="float">
            <text:p>0</text:p>
          </table:table-cell>
          <table:table-cell table:style-name="ce26" table:formula="of:=IF(COUNTIF([Tipologia_UNITÀ_ORGANIZZATIVA.$F$4:.$F116];CONCATENATE(&quot;*&quot;;[.H$31];&quot;*&quot;))&gt;0;&quot;✓&quot;;)" office:value-type="float" office:value="0" calcext:value-type="float">
            <text:p>0</text:p>
          </table:table-cell>
          <table:table-cell table:style-name="ce26" table:formula="of:=IF(COUNTIF([Tipologia_UNITÀ_ORGANIZZATIVA.$F$4:.$F116];CONCATENATE(&quot;*&quot;;[.I$31];&quot;*&quot;))&gt;0;&quot;✓&quot;;)" office:value-type="string" office:string-value="✓" calcext:value-type="string">
            <text:p>✓</text:p>
          </table:table-cell>
          <table:table-cell table:style-name="ce26" table:formula="of:=IF(COUNTIF([Tipologia_UNITÀ_ORGANIZZATIVA.$F$4:.$F116];CONCATENATE(&quot;*&quot;;[.J$31];&quot;*&quot;))&gt;0;&quot;✓&quot;;)" office:value-type="string" office:string-value="✓" calcext:value-type="string">
            <text:p>✓</text:p>
          </table:table-cell>
          <table:table-cell table:style-name="ce26" table:formula="of:=IF(COUNTIF([Tipologia_UNITÀ_ORGANIZZATIVA.$F$4:.$F116];CONCATENATE(&quot;*&quot;;[.K$31];&quot;*&quot;))&gt;0;&quot;✓&quot;;)" office:value-type="float" office:value="0" calcext:value-type="float">
            <text:p>0</text:p>
          </table:table-cell>
          <table:table-cell table:style-name="ce26" table:number-columns-repeated="2"/>
          <table:table-cell table:number-columns-repeated="16371"/>
        </table:table-row>
        <table:table-row table:style-name="ro9">
          <table:table-cell table:style-name="ce21" office:value-type="string" calcext:value-type="string">
            <text:p>Persona</text:p>
          </table:table-cell>
          <table:table-cell table:style-name="ce26" table:formula="of:=IF(COUNTIF([Tipologia_PERSONA.$F$4:.$F114];CONCATENATE(&quot;*&quot;;[.B$31];&quot;*&quot;))&gt;0;&quot;✓&quot;;)" office:value-type="string" office:string-value="✓" calcext:value-type="string">
            <text:p>✓</text:p>
          </table:table-cell>
          <table:table-cell table:style-name="ce26" table:formula="of:=IF(COUNTIF([Tipologia_PERSONA.$F$4:.$F114];CONCATENATE(&quot;*&quot;;[.C$31];&quot;*&quot;))&gt;0;&quot;✓&quot;;)" office:value-type="string" office:string-value="✓" calcext:value-type="string">
            <text:p>✓</text:p>
          </table:table-cell>
          <table:table-cell table:style-name="ce26" table:formula="of:=IF(COUNTIF([Tipologia_PERSONA.$F$4:.$F114];CONCATENATE(&quot;*&quot;;[.D$31];&quot;*&quot;))&gt;0;&quot;✓&quot;;)" office:value-type="float" office:value="0" calcext:value-type="float">
            <text:p>0</text:p>
          </table:table-cell>
          <table:table-cell table:style-name="ce26" table:formula="of:=IF(COUNTIF([Tipologia_PERSONA.$F$4:.$F114];CONCATENATE(&quot;*&quot;;[.E$31];&quot;*&quot;))&gt;0;&quot;✓&quot;;)" office:value-type="string" office:string-value="✓" calcext:value-type="string">
            <text:p>✓</text:p>
          </table:table-cell>
          <table:table-cell table:style-name="ce26" table:formula="of:=IF(COUNTIF([Tipologia_PERSONA.$F$4:.$F114];CONCATENATE(&quot;*&quot;;[.F$31];&quot;*&quot;))&gt;0;&quot;✓&quot;;)" office:value-type="float" office:value="0" calcext:value-type="float">
            <text:p>0</text:p>
          </table:table-cell>
          <table:table-cell table:style-name="ce26" table:formula="of:=IF(COUNTIF([Tipologia_PERSONA.$F$4:.$F114];CONCATENATE(&quot;*&quot;;[.G$31];&quot;*&quot;))&gt;0;&quot;✓&quot;;)" office:value-type="float" office:value="0" calcext:value-type="float">
            <text:p>0</text:p>
          </table:table-cell>
          <table:table-cell table:style-name="ce26" table:formula="of:=IF(COUNTIF([Tipologia_PERSONA.$F$4:.$F114];CONCATENATE(&quot;*&quot;;[.H$31];&quot;*&quot;))&gt;0;&quot;✓&quot;;)" office:value-type="float" office:value="0" calcext:value-type="float">
            <text:p>0</text:p>
          </table:table-cell>
          <table:table-cell table:style-name="ce26" table:formula="of:=IF(COUNTIF([Tipologia_PERSONA.$F$4:.$F114];CONCATENATE(&quot;*&quot;;[.I$31];&quot;*&quot;))&gt;0;&quot;✓&quot;;)" office:value-type="float" office:value="0" calcext:value-type="float">
            <text:p>0</text:p>
          </table:table-cell>
          <table:table-cell table:style-name="ce26" table:formula="of:=IF(COUNTIF([Tipologia_PERSONA.$F$4:.$F114];CONCATENATE(&quot;*&quot;;[.J$31];&quot;*&quot;))&gt;0;&quot;✓&quot;;)" office:value-type="float" office:value="0" calcext:value-type="float">
            <text:p>0</text:p>
          </table:table-cell>
          <table:table-cell table:style-name="ce26" table:formula="of:=IF(COUNTIF([Tipologia_PERSONA.$F$4:.$F114];CONCATENATE(&quot;*&quot;;[.K$31];&quot;*&quot;))&gt;0;&quot;✓&quot;;)" office:value-type="float" office:value="0" calcext:value-type="float">
            <text:p>0</text:p>
          </table:table-cell>
          <table:table-cell table:style-name="ce26" table:number-columns-repeated="2"/>
          <table:table-cell table:number-columns-repeated="16371"/>
        </table:table-row>
        <table:table-row table:style-name="ro9">
          <table:table-cell table:style-name="ce21" office:value-type="string" calcext:value-type="string">
            <text:p>Incarico</text:p>
          </table:table-cell>
          <table:table-cell table:style-name="ce26" table:formula="of:=IF(COUNTIF([Tipologia_INCARICO.$F$4:.$F115];CONCATENATE(&quot;*&quot;;[.B$31];&quot;*&quot;))&gt;0;&quot;✓&quot;;)" office:value-type="float" office:value="0" calcext:value-type="float">
            <text:p>0</text:p>
          </table:table-cell>
          <table:table-cell table:style-name="ce26" table:formula="of:=IF(COUNTIF([Tipologia_INCARICO.$F$4:.$F115];CONCATENATE(&quot;*&quot;;[.C$31];&quot;*&quot;))&gt;0;&quot;✓&quot;;)" office:value-type="string" office:string-value="✓" calcext:value-type="string">
            <text:p>✓</text:p>
          </table:table-cell>
          <table:table-cell table:style-name="ce26" table:formula="of:=IF(COUNTIF([Tipologia_INCARICO.$F$4:.$F115];CONCATENATE(&quot;*&quot;;[.D$31];&quot;*&quot;))&gt;0;&quot;✓&quot;;)" office:value-type="string" office:string-value="✓" calcext:value-type="string">
            <text:p>✓</text:p>
          </table:table-cell>
          <table:table-cell table:style-name="ce26" table:formula="of:=IF(COUNTIF([Tipologia_INCARICO.$F$4:.$F115];CONCATENATE(&quot;*&quot;;[.E$31];&quot;*&quot;))&gt;0;&quot;✓&quot;;)" office:value-type="float" office:value="0" calcext:value-type="float">
            <text:p>0</text:p>
          </table:table-cell>
          <table:table-cell table:style-name="ce26" table:formula="of:=IF(COUNTIF([Tipologia_INCARICO.$F$4:.$F115];CONCATENATE(&quot;*&quot;;[.F$31];&quot;*&quot;))&gt;0;&quot;✓&quot;;)" office:value-type="float" office:value="0" calcext:value-type="float">
            <text:p>0</text:p>
          </table:table-cell>
          <table:table-cell table:style-name="ce26" table:formula="of:=IF(COUNTIF([Tipologia_INCARICO.$F$4:.$F115];CONCATENATE(&quot;*&quot;;[.G$31];&quot;*&quot;))&gt;0;&quot;✓&quot;;)" office:value-type="float" office:value="0" calcext:value-type="float">
            <text:p>0</text:p>
          </table:table-cell>
          <table:table-cell table:style-name="ce26" table:formula="of:=IF(COUNTIF([Tipologia_INCARICO.$F$4:.$F115];CONCATENATE(&quot;*&quot;;[.H$31];&quot;*&quot;))&gt;0;&quot;✓&quot;;)" office:value-type="float" office:value="0" calcext:value-type="float">
            <text:p>0</text:p>
          </table:table-cell>
          <table:table-cell table:style-name="ce26" table:formula="of:=IF(COUNTIF([Tipologia_INCARICO.$F$4:.$F115];CONCATENATE(&quot;*&quot;;[.I$31];&quot;*&quot;))&gt;0;&quot;✓&quot;;)" office:value-type="float" office:value="0" calcext:value-type="float">
            <text:p>0</text:p>
          </table:table-cell>
          <table:table-cell table:style-name="ce26" table:formula="of:=IF(COUNTIF([Tipologia_INCARICO.$F$4:.$F115];CONCATENATE(&quot;*&quot;;[.J$31];&quot;*&quot;))&gt;0;&quot;✓&quot;;)" office:value-type="string" office:string-value="✓" calcext:value-type="string">
            <text:p>✓</text:p>
          </table:table-cell>
          <table:table-cell table:style-name="ce26" table:formula="of:=IF(COUNTIF([Tipologia_INCARICO.$F$4:.$F115];CONCATENATE(&quot;*&quot;;[.K$31];&quot;*&quot;))&gt;0;&quot;✓&quot;;)" office:value-type="float" office:value="0" calcext:value-type="float">
            <text:p>0</text:p>
          </table:table-cell>
          <table:table-cell table:style-name="ce26" table:number-columns-repeated="2"/>
          <table:table-cell table:number-columns-repeated="16371"/>
        </table:table-row>
        <table:table-row table:style-name="ro9">
          <table:table-cell table:style-name="ce21" office:value-type="string" calcext:value-type="string">
            <text:p>Luogo</text:p>
          </table:table-cell>
          <table:table-cell table:style-name="ce26" table:formula="of:=IF(COUNTIF([Tipologia_LUOGO.$F$4:.$F114];CONCATENATE(&quot;*&quot;;[.B$31];&quot;*&quot;))&gt;0;&quot;✓&quot;;)" office:value-type="string" office:string-value="✓" calcext:value-type="string">
            <text:p>✓</text:p>
          </table:table-cell>
          <table:table-cell table:style-name="ce26" table:formula="of:=IF(COUNTIF([Tipologia_LUOGO.$F$4:.$F114];CONCATENATE(&quot;*&quot;;[.C$31];&quot;*&quot;))&gt;0;&quot;✓&quot;;)" office:value-type="string" office:string-value="✓" calcext:value-type="string">
            <text:p>✓</text:p>
          </table:table-cell>
          <table:table-cell table:style-name="ce26" table:formula="of:=IF(COUNTIF([Tipologia_LUOGO.$F$4:.$F114];CONCATENATE(&quot;*&quot;;[.D$31];&quot;*&quot;))&gt;0;&quot;✓&quot;;)" office:value-type="float" office:value="0" calcext:value-type="float">
            <text:p>0</text:p>
          </table:table-cell>
          <table:table-cell table:style-name="ce26" table:formula="of:=IF(COUNTIF([Tipologia_LUOGO.$F$4:.$F114];CONCATENATE(&quot;*&quot;;[.E$31];&quot;*&quot;))&gt;0;&quot;✓&quot;;)" office:value-type="float" office:value="0" calcext:value-type="float">
            <text:p>0</text:p>
          </table:table-cell>
          <table:table-cell table:style-name="ce26" table:formula="of:=IF(COUNTIF([Tipologia_LUOGO.$F$4:.$F114];CONCATENATE(&quot;*&quot;;[.F$31];&quot;*&quot;))&gt;0;&quot;✓&quot;;)" office:value-type="string" office:string-value="✓" calcext:value-type="string">
            <text:p>✓</text:p>
          </table:table-cell>
          <table:table-cell table:style-name="ce26" table:formula="of:=IF(COUNTIF([Tipologia_LUOGO.$F$4:.$F114];CONCATENATE(&quot;*&quot;;[.G$31];&quot;*&quot;))&gt;0;&quot;✓&quot;;)" office:value-type="float" office:value="0" calcext:value-type="float">
            <text:p>0</text:p>
          </table:table-cell>
          <table:table-cell table:style-name="ce26" table:formula="of:=IF(COUNTIF([Tipologia_LUOGO.$F$4:.$F114];CONCATENATE(&quot;*&quot;;[.H$31];&quot;*&quot;))&gt;0;&quot;✓&quot;;)" office:value-type="float" office:value="0" calcext:value-type="float">
            <text:p>0</text:p>
          </table:table-cell>
          <table:table-cell table:style-name="ce26" table:formula="of:=IF(COUNTIF([Tipologia_LUOGO.$F$4:.$F114];CONCATENATE(&quot;*&quot;;[.I$31];&quot;*&quot;))&gt;0;&quot;✓&quot;;)" office:value-type="string" office:string-value="✓" calcext:value-type="string">
            <text:p>✓</text:p>
          </table:table-cell>
          <table:table-cell table:style-name="ce26" table:formula="of:=IF(COUNTIF([Tipologia_LUOGO.$F$4:.$F114];CONCATENATE(&quot;*&quot;;[.J$31];&quot;*&quot;))&gt;0;&quot;✓&quot;;)" office:value-type="float" office:value="0" calcext:value-type="float">
            <text:p>0</text:p>
          </table:table-cell>
          <table:table-cell table:style-name="ce26" table:formula="of:=IF(COUNTIF([Tipologia_LUOGO.$F$4:.$F114];CONCATENATE(&quot;*&quot;;[.K$31];&quot;*&quot;))&gt;0;&quot;✓&quot;;)" office:value-type="float" office:value="0" calcext:value-type="float">
            <text:p>0</text:p>
          </table:table-cell>
          <table:table-cell table:style-name="ce26" table:number-columns-repeated="2"/>
          <table:table-cell table:number-columns-repeated="16371"/>
        </table:table-row>
        <table:table-row table:style-name="ro9">
          <table:table-cell table:style-name="ce21" office:value-type="string" calcext:value-type="string">
            <text:p>Notizia</text:p>
          </table:table-cell>
          <table:table-cell table:style-name="ce26" table:formula="of:=IF(COUNTIF([Tipologia_NOTIZIA.$F$4:.$F114];CONCATENATE(&quot;*&quot;;[.B$31];&quot;*&quot;))&gt;0;&quot;✓&quot;;)" office:value-type="float" office:value="0" calcext:value-type="float">
            <text:p>0</text:p>
          </table:table-cell>
          <table:table-cell table:style-name="ce26" table:formula="of:=IF(COUNTIF([Tipologia_NOTIZIA.$F$4:.$F114];CONCATENATE(&quot;*&quot;;[.C$31];&quot;*&quot;))&gt;0;&quot;✓&quot;;)" office:value-type="string" office:string-value="✓" calcext:value-type="string">
            <text:p>✓</text:p>
          </table:table-cell>
          <table:table-cell table:style-name="ce26" table:formula="of:=IF(COUNTIF([Tipologia_NOTIZIA.$F$4:.$F114];CONCATENATE(&quot;*&quot;;[.D$31];&quot;*&quot;))&gt;0;&quot;✓&quot;;)" office:value-type="string" office:string-value="✓" calcext:value-type="string">
            <text:p>✓</text:p>
          </table:table-cell>
          <table:table-cell table:style-name="ce26" table:formula="of:=IF(COUNTIF([Tipologia_NOTIZIA.$F$4:.$F114];CONCATENATE(&quot;*&quot;;[.E$31];&quot;*&quot;))&gt;0;&quot;✓&quot;;)" office:value-type="float" office:value="0" calcext:value-type="float">
            <text:p>0</text:p>
          </table:table-cell>
          <table:table-cell table:style-name="ce26" table:formula="of:=IF(COUNTIF([Tipologia_NOTIZIA.$F$4:.$F114];CONCATENATE(&quot;*&quot;;[.F$31];&quot;*&quot;))&gt;0;&quot;✓&quot;;)" office:value-type="string" office:string-value="✓" calcext:value-type="string">
            <text:p>✓</text:p>
          </table:table-cell>
          <table:table-cell table:style-name="ce26" table:formula="of:=IF(COUNTIF([Tipologia_NOTIZIA.$F$4:.$F114];CONCATENATE(&quot;*&quot;;[.G$31];&quot;*&quot;))&gt;0;&quot;✓&quot;;)" office:value-type="float" office:value="0" calcext:value-type="float">
            <text:p>0</text:p>
          </table:table-cell>
          <table:table-cell table:style-name="ce26" table:formula="of:=IF(COUNTIF([Tipologia_NOTIZIA.$F$4:.$F114];CONCATENATE(&quot;*&quot;;[.H$31];&quot;*&quot;))&gt;0;&quot;✓&quot;;)" office:value-type="float" office:value="0" calcext:value-type="float">
            <text:p>0</text:p>
          </table:table-cell>
          <table:table-cell table:style-name="ce26" table:formula="of:=IF(COUNTIF([Tipologia_NOTIZIA.$F$4:.$F114];CONCATENATE(&quot;*&quot;;[.I$31];&quot;*&quot;))&gt;0;&quot;✓&quot;;)" office:value-type="float" office:value="0" calcext:value-type="float">
            <text:p>0</text:p>
          </table:table-cell>
          <table:table-cell table:style-name="ce26" table:formula="of:=IF(COUNTIF([Tipologia_NOTIZIA.$F$4:.$F114];CONCATENATE(&quot;*&quot;;[.J$31];&quot;*&quot;))&gt;0;&quot;✓&quot;;)" office:value-type="string" office:string-value="✓" calcext:value-type="string">
            <text:p>✓</text:p>
          </table:table-cell>
          <table:table-cell table:style-name="ce26" table:formula="of:=IF(COUNTIF([Tipologia_NOTIZIA.$F$4:.$F114];CONCATENATE(&quot;*&quot;;[.K$31];&quot;*&quot;))&gt;0;&quot;✓&quot;;)" office:value-type="float" office:value="0" calcext:value-type="float">
            <text:p>0</text:p>
          </table:table-cell>
          <table:table-cell table:style-name="ce26" table:number-columns-repeated="2"/>
          <table:table-cell table:number-columns-repeated="16371"/>
        </table:table-row>
        <table:table-row table:style-name="ro9">
          <table:table-cell table:style-name="ce21" office:value-type="string" calcext:value-type="string">
            <text:p>Evento</text:p>
          </table:table-cell>
          <table:table-cell table:style-name="ce26" table:formula="of:=IF(COUNTIF([Tipologia_EVENTO.$F$4:.$F119];CONCATENATE(&quot;*&quot;;[.B$31];&quot;*&quot;))&gt;0;&quot;✓&quot;;)" office:value-type="string" office:string-value="✓" calcext:value-type="string">
            <text:p>✓</text:p>
          </table:table-cell>
          <table:table-cell table:style-name="ce26" table:formula="of:=IF(COUNTIF([Tipologia_EVENTO.$F$4:.$F119];CONCATENATE(&quot;*&quot;;[.C$31];&quot;*&quot;))&gt;0;&quot;✓&quot;;)" office:value-type="string" office:string-value="✓" calcext:value-type="string">
            <text:p>✓</text:p>
          </table:table-cell>
          <table:table-cell table:style-name="ce26" table:formula="of:=IF(COUNTIF([Tipologia_EVENTO.$F$4:.$F119];CONCATENATE(&quot;*&quot;;[.D$31];&quot;*&quot;))&gt;0;&quot;✓&quot;;)" office:value-type="string" office:string-value="✓" calcext:value-type="string">
            <text:p>✓</text:p>
          </table:table-cell>
          <table:table-cell table:style-name="ce26" table:formula="of:=IF(COUNTIF([Tipologia_EVENTO.$F$4:.$F119];CONCATENATE(&quot;*&quot;;[.E$31];&quot;*&quot;))&gt;0;&quot;✓&quot;;)" office:value-type="float" office:value="0" calcext:value-type="float">
            <text:p>0</text:p>
          </table:table-cell>
          <table:table-cell table:style-name="ce26" table:formula="of:=IF(COUNTIF([Tipologia_EVENTO.$F$4:.$F119];CONCATENATE(&quot;*&quot;;[.F$31];&quot;*&quot;))&gt;0;&quot;✓&quot;;)" office:value-type="string" office:string-value="✓" calcext:value-type="string">
            <text:p>✓</text:p>
          </table:table-cell>
          <table:table-cell table:style-name="ce26" table:formula="of:=IF(COUNTIF([Tipologia_EVENTO.$F$4:.$F119];CONCATENATE(&quot;*&quot;;[.G$31];&quot;*&quot;))&gt;0;&quot;✓&quot;;)" office:value-type="float" office:value="0" calcext:value-type="float">
            <text:p>0</text:p>
          </table:table-cell>
          <table:table-cell table:style-name="ce26" table:formula="of:=IF(COUNTIF([Tipologia_EVENTO.$F$4:.$F119];CONCATENATE(&quot;*&quot;;[.H$31];&quot;*&quot;))&gt;0;&quot;✓&quot;;)" office:value-type="string" office:string-value="✓" calcext:value-type="string">
            <text:p>✓</text:p>
          </table:table-cell>
          <table:table-cell table:style-name="ce26" table:formula="of:=IF(COUNTIF([Tipologia_EVENTO.$F$4:.$F119];CONCATENATE(&quot;*&quot;;[.I$31];&quot;*&quot;))&gt;0;&quot;✓&quot;;)" office:value-type="float" office:value="0" calcext:value-type="float">
            <text:p>0</text:p>
          </table:table-cell>
          <table:table-cell table:style-name="ce26" table:formula="of:=IF(COUNTIF([Tipologia_EVENTO.$F$4:.$F119];CONCATENATE(&quot;*&quot;;[.J$31];&quot;*&quot;))&gt;0;&quot;✓&quot;;)" office:value-type="float" office:value="0" calcext:value-type="float">
            <text:p>0</text:p>
          </table:table-cell>
          <table:table-cell table:style-name="ce26" table:formula="of:=IF(COUNTIF([Tipologia_EVENTO.$F$4:.$F119];CONCATENATE(&quot;*&quot;;[.K$31];&quot;*&quot;))&gt;0;&quot;✓&quot;;)" office:value-type="float" office:value="0" calcext:value-type="float">
            <text:p>0</text:p>
          </table:table-cell>
          <table:table-cell table:style-name="ce26" table:number-columns-repeated="2"/>
          <table:table-cell table:number-columns-repeated="16371"/>
        </table:table-row>
        <table:table-row table:style-name="ro9">
          <table:table-cell table:style-name="ce21" office:value-type="string" calcext:value-type="string">
            <text:p>Servizio</text:p>
          </table:table-cell>
          <table:table-cell table:style-name="ce26" table:formula="of:=IF(COUNTIF([Tipologia_SERVIZIO.$F$5:.$F106];CONCATENATE(&quot;*&quot;;[.B$31];&quot;*&quot;))&gt;0;&quot;✓&quot;;)" office:value-type="string" office:string-value="✓" calcext:value-type="string">
            <text:p>✓</text:p>
          </table:table-cell>
          <table:table-cell table:style-name="ce26" table:formula="of:=IF(COUNTIF([Tipologia_SERVIZIO.$F$5:.$F106];CONCATENATE(&quot;*&quot;;[.C$31];&quot;*&quot;))&gt;0;&quot;✓&quot;;)" office:value-type="string" office:string-value="✓" calcext:value-type="string">
            <text:p>✓</text:p>
          </table:table-cell>
          <table:table-cell table:style-name="ce26" table:formula="of:=IF(COUNTIF([Tipologia_SERVIZIO.$F$5:.$F106];CONCATENATE(&quot;*&quot;;[.D$31];&quot;*&quot;))&gt;0;&quot;✓&quot;;)" office:value-type="float" office:value="0" calcext:value-type="float">
            <text:p>0</text:p>
          </table:table-cell>
          <table:table-cell table:style-name="ce26" table:formula="of:=IF(COUNTIF([Tipologia_SERVIZIO.$F$5:.$F106];CONCATENATE(&quot;*&quot;;[.E$31];&quot;*&quot;))&gt;0;&quot;✓&quot;;)" office:value-type="float" office:value="0" calcext:value-type="float">
            <text:p>0</text:p>
          </table:table-cell>
          <table:table-cell table:style-name="ce26" table:formula="of:=IF(COUNTIF([Tipologia_SERVIZIO.$F$5:.$F106];CONCATENATE(&quot;*&quot;;[.F$31];&quot;*&quot;))&gt;0;&quot;✓&quot;;)" office:value-type="float" office:value="0" calcext:value-type="float">
            <text:p>0</text:p>
          </table:table-cell>
          <table:table-cell table:style-name="ce26" table:formula="of:=IF(COUNTIF([Tipologia_SERVIZIO.$F$5:.$F106];CONCATENATE(&quot;*&quot;;[.G$31];&quot;*&quot;))&gt;0;&quot;✓&quot;;)" office:value-type="float" office:value="0" calcext:value-type="float">
            <text:p>0</text:p>
          </table:table-cell>
          <table:table-cell table:style-name="ce26" table:formula="of:=IF(COUNTIF([Tipologia_SERVIZIO.$F$5:.$F106];CONCATENATE(&quot;*&quot;;[.H$31];&quot;*&quot;))&gt;0;&quot;✓&quot;;)" office:value-type="float" office:value="0" calcext:value-type="float">
            <text:p>0</text:p>
          </table:table-cell>
          <table:table-cell table:style-name="ce26" table:formula="of:=IF(COUNTIF([Tipologia_SERVIZIO.$F$5:.$F106];CONCATENATE(&quot;*&quot;;[.I$31];&quot;*&quot;))&gt;0;&quot;✓&quot;;)" office:value-type="string" office:string-value="✓" calcext:value-type="string">
            <text:p>✓</text:p>
          </table:table-cell>
          <table:table-cell table:style-name="ce26" table:formula="of:=IF(COUNTIF([Tipologia_SERVIZIO.$F$5:.$F106];CONCATENATE(&quot;*&quot;;[.J$31];&quot;*&quot;))&gt;0;&quot;✓&quot;;)" office:value-type="string" office:string-value="✓" calcext:value-type="string">
            <text:p>✓</text:p>
          </table:table-cell>
          <table:table-cell table:style-name="ce26" table:formula="of:=IF(COUNTIF([Tipologia_SERVIZIO.$F$5:.$F106];CONCATENATE(&quot;*&quot;;[.K$31];&quot;*&quot;))&gt;0;&quot;✓&quot;;)" office:value-type="float" office:value="0" calcext:value-type="float">
            <text:p>0</text:p>
          </table:table-cell>
          <table:table-cell table:style-name="ce26" table:number-columns-repeated="2"/>
          <table:table-cell table:number-columns-repeated="16371"/>
        </table:table-row>
        <table:table-row table:style-name="ro9">
          <table:table-cell table:style-name="ce21" office:value-type="string" calcext:value-type="string">
            <text:p>Documento</text:p>
          </table:table-cell>
          <table:table-cell table:style-name="ce26" table:formula="of:=IF(COUNTIF([Tipologia_DOCUMENTO.$F$4:.$F109];CONCATENATE(&quot;*&quot;;[.B$31];&quot;*&quot;))&gt;0;&quot;✓&quot;;)" office:value-type="float" office:value="0" calcext:value-type="float">
            <text:p>0</text:p>
          </table:table-cell>
          <table:table-cell table:style-name="ce26" table:formula="of:=IF(COUNTIF([Tipologia_DOCUMENTO.$F$4:.$F109];CONCATENATE(&quot;*&quot;;[.C$31];&quot;*&quot;))&gt;0;&quot;✓&quot;;)" office:value-type="string" office:string-value="✓" calcext:value-type="string">
            <text:p>✓</text:p>
          </table:table-cell>
          <table:table-cell table:style-name="ce26" table:formula="of:=IF(COUNTIF([Tipologia_DOCUMENTO.$F$4:.$F109];CONCATENATE(&quot;*&quot;;[.D$31];&quot;*&quot;))&gt;0;&quot;✓&quot;;)" office:value-type="float" office:value="0" calcext:value-type="float">
            <text:p>0</text:p>
          </table:table-cell>
          <table:table-cell table:style-name="ce26" table:formula="of:=IF(COUNTIF([Tipologia_DOCUMENTO.$F$4:.$F109];CONCATENATE(&quot;*&quot;;[.E$31];&quot;*&quot;))&gt;0;&quot;✓&quot;;)" office:value-type="float" office:value="0" calcext:value-type="float">
            <text:p>0</text:p>
          </table:table-cell>
          <table:table-cell table:style-name="ce26" table:formula="of:=IF(COUNTIF([Tipologia_DOCUMENTO.$F$4:.$F109];CONCATENATE(&quot;*&quot;;[.F$31];&quot;*&quot;))&gt;0;&quot;✓&quot;;)" office:value-type="float" office:value="0" calcext:value-type="float">
            <text:p>0</text:p>
          </table:table-cell>
          <table:table-cell table:style-name="ce26" table:formula="of:=IF(COUNTIF([Tipologia_DOCUMENTO.$F$4:.$F109];CONCATENATE(&quot;*&quot;;[.G$31];&quot;*&quot;))&gt;0;&quot;✓&quot;;)" office:value-type="float" office:value="0" calcext:value-type="float">
            <text:p>0</text:p>
          </table:table-cell>
          <table:table-cell table:style-name="ce26" table:formula="of:=IF(COUNTIF([Tipologia_DOCUMENTO.$F$4:.$F109];CONCATENATE(&quot;*&quot;;[.H$31];&quot;*&quot;))&gt;0;&quot;✓&quot;;)" office:value-type="float" office:value="0" calcext:value-type="float">
            <text:p>0</text:p>
          </table:table-cell>
          <table:table-cell table:style-name="ce26" table:formula="of:=IF(COUNTIF([Tipologia_DOCUMENTO.$F$4:.$F109];CONCATENATE(&quot;*&quot;;[.I$31];&quot;*&quot;))&gt;0;&quot;✓&quot;;)" office:value-type="string" office:string-value="✓" calcext:value-type="string">
            <text:p>✓</text:p>
          </table:table-cell>
          <table:table-cell table:style-name="ce26" table:formula="of:=IF(COUNTIF([Tipologia_DOCUMENTO.$F$4:.$F109];CONCATENATE(&quot;*&quot;;[.J$31];&quot;*&quot;))&gt;0;&quot;✓&quot;;)" office:value-type="string" office:string-value="✓" calcext:value-type="string">
            <text:p>✓</text:p>
          </table:table-cell>
          <table:table-cell table:style-name="ce26" table:formula="of:=IF(COUNTIF([Tipologia_DOCUMENTO.$F$4:.$F109];CONCATENATE(&quot;*&quot;;[.K$31];&quot;*&quot;))&gt;0;&quot;✓&quot;;)" office:value-type="float" office:value="0" calcext:value-type="float">
            <text:p>0</text:p>
          </table:table-cell>
          <table:table-cell table:style-name="ce26" table:number-columns-repeated="2"/>
          <table:table-cell table:number-columns-repeated="16371"/>
        </table:table-row>
        <table:table-row table:style-name="ro9">
          <table:table-cell table:style-name="ce21" office:value-type="string" calcext:value-type="string">
            <text:p>Come fare per</text:p>
          </table:table-cell>
          <table:table-cell table:style-name="ce26" table:formula="of:=IF(COUNTIF([#REF!];CONCATENATE(&quot;*&quot;;[.B$31];&quot;*&quot;))&gt;0;&quot;✓&quot;;)" office:value-type="string" office:string-value="" calcext:value-type="error">
            <text:p>#RIF!</text:p>
          </table:table-cell>
          <table:table-cell table:style-name="ce26" table:formula="of:=IF(COUNTIF([#REF!];CONCATENATE(&quot;*&quot;;[.C$31];&quot;*&quot;))&gt;0;&quot;✓&quot;;)" office:value-type="string" office:string-value="" calcext:value-type="error">
            <text:p>#RIF!</text:p>
          </table:table-cell>
          <table:table-cell table:style-name="ce26" table:formula="of:=IF(COUNTIF([#REF!];CONCATENATE(&quot;*&quot;;[.D$31];&quot;*&quot;))&gt;0;&quot;✓&quot;;)" office:value-type="string" office:string-value="" calcext:value-type="error">
            <text:p>#RIF!</text:p>
          </table:table-cell>
          <table:table-cell table:style-name="ce26" table:formula="of:=IF(COUNTIF([#REF!];CONCATENATE(&quot;*&quot;;[.E$31];&quot;*&quot;))&gt;0;&quot;✓&quot;;)" office:value-type="string" office:string-value="" calcext:value-type="error">
            <text:p>#RIF!</text:p>
          </table:table-cell>
          <table:table-cell table:style-name="ce26" table:formula="of:=IF(COUNTIF([#REF!];CONCATENATE(&quot;*&quot;;[.F$31];&quot;*&quot;))&gt;0;&quot;✓&quot;;)" office:value-type="string" office:string-value="" calcext:value-type="error">
            <text:p>#RIF!</text:p>
          </table:table-cell>
          <table:table-cell table:style-name="ce26" table:formula="of:=IF(COUNTIF([#REF!];CONCATENATE(&quot;*&quot;;[.G$31];&quot;*&quot;))&gt;0;&quot;✓&quot;;)" office:value-type="string" office:string-value="" calcext:value-type="error">
            <text:p>#RIF!</text:p>
          </table:table-cell>
          <table:table-cell table:style-name="ce26" table:formula="of:=IF(COUNTIF([#REF!];CONCATENATE(&quot;*&quot;;[.H$31];&quot;*&quot;))&gt;0;&quot;✓&quot;;)" office:value-type="string" office:string-value="" calcext:value-type="error">
            <text:p>#RIF!</text:p>
          </table:table-cell>
          <table:table-cell table:style-name="ce26" table:formula="of:=IF(COUNTIF([#REF!];CONCATENATE(&quot;*&quot;;[.I$31];&quot;*&quot;))&gt;0;&quot;✓&quot;;)" office:value-type="string" office:string-value="" calcext:value-type="error">
            <text:p>#RIF!</text:p>
          </table:table-cell>
          <table:table-cell table:style-name="ce26" table:formula="of:=IF(COUNTIF([#REF!];CONCATENATE(&quot;*&quot;;[.J$31];&quot;*&quot;))&gt;0;&quot;✓&quot;;)" office:value-type="string" office:string-value="" calcext:value-type="error">
            <text:p>#RIF!</text:p>
          </table:table-cell>
          <table:table-cell table:style-name="ce26" table:formula="of:=IF(COUNTIF([#REF!];CONCATENATE(&quot;*&quot;;[.K$31];&quot;*&quot;))&gt;0;&quot;✓&quot;;)" office:value-type="string" office:string-value="" calcext:value-type="error">
            <text:p>#RIF!</text:p>
          </table:table-cell>
          <table:table-cell table:style-name="ce26" table:number-columns-repeated="2"/>
          <table:table-cell table:number-columns-repeated="16371"/>
        </table:table-row>
        <table:table-row table:style-name="ro9" table:number-rows-repeated="2">
          <table:table-cell table:number-columns-repeated="16384"/>
        </table:table-row>
        <table:table-row table:style-name="ro1">
          <table:table-cell table:style-name="ce20" office:value-type="string" calcext:value-type="string">
            <text:p>Corrispondenza Tipologie/Tassonomie</text:p>
          </table:table-cell>
          <table:table-cell table:style-name="ce24" table:number-columns-repeated="10"/>
          <table:table-cell table:style-name="Default" table:number-columns-repeated="2"/>
          <table:table-cell table:number-columns-repeated="16371"/>
        </table:table-row>
        <table:table-row table:style-name="ro9">
          <table:table-cell table:style-name="ce25" office:value-type="string" calcext:value-type="string">
            <text:p>Tipologie/Tassonomie</text:p>
          </table:table-cell>
          <table:table-cell table:style-name="ce21" office:value-type="string" calcext:value-type="string">
            <text:p>Argomenti</text:p>
          </table:table-cell>
          <table:table-cell table:style-name="ce27" office:value-type="string" calcext:value-type="string">
            <text:p>Tipi di unità organizzativa</text:p>
          </table:table-cell>
          <table:table-cell table:style-name="ce27" office:value-type="string" calcext:value-type="string">
            <text:p>Tipi di incarico</text:p>
          </table:table-cell>
          <table:table-cell table:style-name="ce27" office:value-type="string" calcext:value-type="string">
            <text:p>Tipi di notizia</text:p>
          </table:table-cell>
          <table:table-cell table:style-name="ce21" office:value-type="string" calcext:value-type="string">
            <text:p>Tipi di luogo</text:p>
          </table:table-cell>
          <table:table-cell table:style-name="ce21" office:value-type="string" calcext:value-type="string">
            <text:p>Tipi di evento</text:p>
          </table:table-cell>
          <table:table-cell table:style-name="ce27" office:value-type="string" calcext:value-type="string">
            <text:p>Categorie dei servizi</text:p>
          </table:table-cell>
          <table:table-cell table:style-name="ce27" office:value-type="string" calcext:value-type="string">
            <text:p>Tipi di documento</text:p>
          </table:table-cell>
          <table:table-cell table:style-name="ce27" office:value-type="string" calcext:value-type="string">
            <text:p>Tipi punto di contatto</text:p>
          </table:table-cell>
          <table:table-cell table:style-name="ce27" office:value-type="string" calcext:value-type="string">
            <text:p>Licenze</text:p>
          </table:table-cell>
          <table:table-cell table:style-name="Default" table:number-columns-repeated="2"/>
          <table:table-cell table:number-columns-repeated="16371"/>
        </table:table-row>
        <table:table-row table:style-name="ro9">
          <table:table-cell table:style-name="ce21" office:value-type="string" calcext:value-type="string">
            <text:p>Punto di contatto</text:p>
          </table:table-cell>
          <table:table-cell table:style-name="ce26" table:formula="of:=IF(COUNTIF([Tipologia_PUNTO_DI_CONTATTO.$A$1:.$G115];CONCATENATE(&quot;*&quot;;[.B$45];&quot;*&quot;))&gt;0;&quot;✓&quot;;)" office:value-type="float" office:value="0" calcext:value-type="float">
            <text:p>0</text:p>
          </table:table-cell>
          <table:table-cell table:style-name="ce26" table:formula="of:=IF(COUNTIF([Tipologia_PUNTO_DI_CONTATTO.$A$1:.$G115];CONCATENATE(&quot;*&quot;;[.C$45];&quot;*&quot;))&gt;0;&quot;✓&quot;;)" office:value-type="float" office:value="0" calcext:value-type="float">
            <text:p>0</text:p>
          </table:table-cell>
          <table:table-cell table:style-name="ce26" table:formula="of:=IF(COUNTIF([Tipologia_PUNTO_DI_CONTATTO.$A$1:.$G115];CONCATENATE(&quot;*&quot;;[.D$45];&quot;*&quot;))&gt;0;&quot;✓&quot;;)" office:value-type="float" office:value="0" calcext:value-type="float">
            <text:p>0</text:p>
          </table:table-cell>
          <table:table-cell table:style-name="ce26" table:formula="of:=IF(COUNTIF([Tipologia_PUNTO_DI_CONTATTO.$A$1:.$G115];CONCATENATE(&quot;*&quot;;[.E$45];&quot;*&quot;))&gt;0;&quot;✓&quot;;)" office:value-type="float" office:value="0" calcext:value-type="float">
            <text:p>0</text:p>
          </table:table-cell>
          <table:table-cell table:style-name="ce26" table:formula="of:=IF(COUNTIF([Tipologia_PUNTO_DI_CONTATTO.$A$1:.$G115];CONCATENATE(&quot;*&quot;;[.F$45];&quot;*&quot;))&gt;0;&quot;✓&quot;;)" office:value-type="float" office:value="0" calcext:value-type="float">
            <text:p>0</text:p>
          </table:table-cell>
          <table:table-cell table:style-name="ce26" table:formula="of:=IF(COUNTIF([Tipologia_PUNTO_DI_CONTATTO.$A$1:.$G115];CONCATENATE(&quot;*&quot;;[.G$45];&quot;*&quot;))&gt;0;&quot;✓&quot;;)" office:value-type="float" office:value="0" calcext:value-type="float">
            <text:p>0</text:p>
          </table:table-cell>
          <table:table-cell table:style-name="ce26" table:formula="of:=IF(COUNTIF([Tipologia_PUNTO_DI_CONTATTO.$A$1:.$G115];CONCATENATE(&quot;*&quot;;[.H$45];&quot;*&quot;))&gt;0;&quot;✓&quot;;)" office:value-type="float" office:value="0" calcext:value-type="float">
            <text:p>0</text:p>
          </table:table-cell>
          <table:table-cell table:style-name="ce26" table:formula="of:=IF(COUNTIF([Tipologia_PUNTO_DI_CONTATTO.$A$1:.$G115];CONCATENATE(&quot;*&quot;;[.I$45];&quot;*&quot;))&gt;0;&quot;✓&quot;;)" office:value-type="float" office:value="0" calcext:value-type="float">
            <text:p>0</text:p>
          </table:table-cell>
          <table:table-cell table:style-name="ce26" table:formula="of:=IF(COUNTIF([Tipologia_PUNTO_DI_CONTATTO.$A$1:.$G115];CONCATENATE(&quot;*&quot;;[.J$45];&quot;*&quot;))&gt;0;&quot;✓&quot;;)" office:value-type="string" office:string-value="✓" calcext:value-type="string">
            <text:p>✓</text:p>
          </table:table-cell>
          <table:table-cell table:style-name="ce26" table:formula="of:=IF(COUNTIF([Tipologia_PUNTO_DI_CONTATTO.$A$1:.$G115];CONCATENATE(&quot;*&quot;;[.K$45];&quot;*&quot;))&gt;0;&quot;✓&quot;;)" office:value-type="float" office:value="0" calcext:value-type="float">
            <text:p>0</text:p>
          </table:table-cell>
          <table:table-cell table:style-name="Default" table:number-columns-repeated="2"/>
          <table:table-cell table:number-columns-repeated="16371"/>
        </table:table-row>
        <table:table-row table:style-name="ro9">
          <table:table-cell table:style-name="ce21" office:value-type="string" calcext:value-type="string">
            <text:p>Unità organizzativa</text:p>
          </table:table-cell>
          <table:table-cell table:style-name="ce26" table:formula="of:=IF(COUNTIF([Tipologia_UNITÀ_ORGANIZZATIVA.$A$1:.$G116];CONCATENATE(&quot;*&quot;;[.B$45];&quot;*&quot;))&gt;0;&quot;✓&quot;;)" office:value-type="string" office:string-value="✓" calcext:value-type="string">
            <text:p>✓</text:p>
          </table:table-cell>
          <table:table-cell table:style-name="ce26" table:formula="of:=IF(COUNTIF([Tipologia_UNITÀ_ORGANIZZATIVA.$A$1:.$G116];CONCATENATE(&quot;*&quot;;[.C$45];&quot;*&quot;))&gt;0;&quot;✓&quot;;)" office:value-type="string" office:string-value="✓" calcext:value-type="string">
            <text:p>✓</text:p>
          </table:table-cell>
          <table:table-cell table:style-name="ce26" table:formula="of:=IF(COUNTIF([Tipologia_UNITÀ_ORGANIZZATIVA.$A$1:.$G116];CONCATENATE(&quot;*&quot;;[.D$45];&quot;*&quot;))&gt;0;&quot;✓&quot;;)" office:value-type="float" office:value="0" calcext:value-type="float">
            <text:p>0</text:p>
          </table:table-cell>
          <table:table-cell table:style-name="ce26" table:formula="of:=IF(COUNTIF([Tipologia_UNITÀ_ORGANIZZATIVA.$A$1:.$G116];CONCATENATE(&quot;*&quot;;[.E$45];&quot;*&quot;))&gt;0;&quot;✓&quot;;)" office:value-type="float" office:value="0" calcext:value-type="float">
            <text:p>0</text:p>
          </table:table-cell>
          <table:table-cell table:style-name="ce26" table:formula="of:=IF(COUNTIF([Tipologia_UNITÀ_ORGANIZZATIVA.$A$1:.$G116];CONCATENATE(&quot;*&quot;;[.F$45];&quot;*&quot;))&gt;0;&quot;✓&quot;;)" office:value-type="float" office:value="0" calcext:value-type="float">
            <text:p>0</text:p>
          </table:table-cell>
          <table:table-cell table:style-name="ce26" table:formula="of:=IF(COUNTIF([Tipologia_UNITÀ_ORGANIZZATIVA.$A$1:.$G116];CONCATENATE(&quot;*&quot;;[.G$45];&quot;*&quot;))&gt;0;&quot;✓&quot;;)" office:value-type="float" office:value="0" calcext:value-type="float">
            <text:p>0</text:p>
          </table:table-cell>
          <table:table-cell table:style-name="ce26" table:formula="of:=IF(COUNTIF([Tipologia_UNITÀ_ORGANIZZATIVA.$A$1:.$G116];CONCATENATE(&quot;*&quot;;[.H$45];&quot;*&quot;))&gt;0;&quot;✓&quot;;)" office:value-type="float" office:value="0" calcext:value-type="float">
            <text:p>0</text:p>
          </table:table-cell>
          <table:table-cell table:style-name="ce26" table:formula="of:=IF(COUNTIF([Tipologia_UNITÀ_ORGANIZZATIVA.$A$1:.$G116];CONCATENATE(&quot;*&quot;;[.I$45];&quot;*&quot;))&gt;0;&quot;✓&quot;;)" office:value-type="float" office:value="0" calcext:value-type="float">
            <text:p>0</text:p>
          </table:table-cell>
          <table:table-cell table:style-name="ce26" table:formula="of:=IF(COUNTIF([Tipologia_UNITÀ_ORGANIZZATIVA.$A$1:.$G116];CONCATENATE(&quot;*&quot;;[.J$45];&quot;*&quot;))&gt;0;&quot;✓&quot;;)" office:value-type="float" office:value="0" calcext:value-type="float">
            <text:p>0</text:p>
          </table:table-cell>
          <table:table-cell table:style-name="ce26" table:formula="of:=IF(COUNTIF([Tipologia_UNITÀ_ORGANIZZATIVA.$A$1:.$G116];CONCATENATE(&quot;*&quot;;[.K$45];&quot;*&quot;))&gt;0;&quot;✓&quot;;)" office:value-type="float" office:value="0" calcext:value-type="float">
            <text:p>0</text:p>
          </table:table-cell>
          <table:table-cell table:style-name="Default" table:number-columns-repeated="2"/>
          <table:table-cell table:number-columns-repeated="16371"/>
        </table:table-row>
        <table:table-row table:style-name="ro9">
          <table:table-cell table:style-name="ce21" office:value-type="string" calcext:value-type="string">
            <text:p>Persona</text:p>
          </table:table-cell>
          <table:table-cell table:style-name="ce26" table:formula="of:=IF(COUNTIF([Tipologia_PERSONA.$A$1:.$G114];CONCATENATE(&quot;*&quot;;[.B$45];&quot;*&quot;))&gt;0;&quot;✓&quot;;)" office:value-type="float" office:value="0" calcext:value-type="float">
            <text:p>0</text:p>
          </table:table-cell>
          <table:table-cell table:style-name="ce26" table:formula="of:=IF(COUNTIF([Tipologia_PERSONA.$A$1:.$G114];CONCATENATE(&quot;*&quot;;[.C$45];&quot;*&quot;))&gt;0;&quot;✓&quot;;)" office:value-type="float" office:value="0" calcext:value-type="float">
            <text:p>0</text:p>
          </table:table-cell>
          <table:table-cell table:style-name="ce26" table:formula="of:=IF(COUNTIF([Tipologia_PERSONA.$A$1:.$G114];CONCATENATE(&quot;*&quot;;[.D$45];&quot;*&quot;))&gt;0;&quot;✓&quot;;)" office:value-type="float" office:value="0" calcext:value-type="float">
            <text:p>0</text:p>
          </table:table-cell>
          <table:table-cell table:style-name="ce26" table:formula="of:=IF(COUNTIF([Tipologia_PERSONA.$A$1:.$G114];CONCATENATE(&quot;*&quot;;[.E$45];&quot;*&quot;))&gt;0;&quot;✓&quot;;)" office:value-type="float" office:value="0" calcext:value-type="float">
            <text:p>0</text:p>
          </table:table-cell>
          <table:table-cell table:style-name="ce26" table:formula="of:=IF(COUNTIF([Tipologia_PERSONA.$A$1:.$G114];CONCATENATE(&quot;*&quot;;[.F$45];&quot;*&quot;))&gt;0;&quot;✓&quot;;)" office:value-type="float" office:value="0" calcext:value-type="float">
            <text:p>0</text:p>
          </table:table-cell>
          <table:table-cell table:style-name="ce26" table:formula="of:=IF(COUNTIF([Tipologia_PERSONA.$A$1:.$G114];CONCATENATE(&quot;*&quot;;[.G$45];&quot;*&quot;))&gt;0;&quot;✓&quot;;)" office:value-type="float" office:value="0" calcext:value-type="float">
            <text:p>0</text:p>
          </table:table-cell>
          <table:table-cell table:style-name="ce26" table:formula="of:=IF(COUNTIF([Tipologia_PERSONA.$A$1:.$G114];CONCATENATE(&quot;*&quot;;[.H$45];&quot;*&quot;))&gt;0;&quot;✓&quot;;)" office:value-type="float" office:value="0" calcext:value-type="float">
            <text:p>0</text:p>
          </table:table-cell>
          <table:table-cell table:style-name="ce26" table:formula="of:=IF(COUNTIF([Tipologia_PERSONA.$A$1:.$G114];CONCATENATE(&quot;*&quot;;[.I$45];&quot;*&quot;))&gt;0;&quot;✓&quot;;)" office:value-type="float" office:value="0" calcext:value-type="float">
            <text:p>0</text:p>
          </table:table-cell>
          <table:table-cell table:style-name="ce26" table:formula="of:=IF(COUNTIF([Tipologia_PERSONA.$A$1:.$G114];CONCATENATE(&quot;*&quot;;[.J$45];&quot;*&quot;))&gt;0;&quot;✓&quot;;)" office:value-type="float" office:value="0" calcext:value-type="float">
            <text:p>0</text:p>
          </table:table-cell>
          <table:table-cell table:style-name="ce26" table:formula="of:=IF(COUNTIF([Tipologia_PERSONA.$A$1:.$G114];CONCATENATE(&quot;*&quot;;[.K$45];&quot;*&quot;))&gt;0;&quot;✓&quot;;)" office:value-type="float" office:value="0" calcext:value-type="float">
            <text:p>0</text:p>
          </table:table-cell>
          <table:table-cell table:style-name="Default" table:number-columns-repeated="2"/>
          <table:table-cell table:number-columns-repeated="16371"/>
        </table:table-row>
        <table:table-row table:style-name="ro9">
          <table:table-cell table:style-name="ce21" office:value-type="string" calcext:value-type="string">
            <text:p>Incarico</text:p>
          </table:table-cell>
          <table:table-cell table:style-name="ce26" table:formula="of:=IF(COUNTIF([Tipologia_INCARICO.$A$1:.$G115];CONCATENATE(&quot;*&quot;;[.B$45];&quot;*&quot;))&gt;0;&quot;✓&quot;;)" office:value-type="float" office:value="0" calcext:value-type="float">
            <text:p>0</text:p>
          </table:table-cell>
          <table:table-cell table:style-name="ce26" table:formula="of:=IF(COUNTIF([Tipologia_INCARICO.$A$1:.$G115];CONCATENATE(&quot;*&quot;;[.C$45];&quot;*&quot;))&gt;0;&quot;✓&quot;;)" office:value-type="float" office:value="0" calcext:value-type="float">
            <text:p>0</text:p>
          </table:table-cell>
          <table:table-cell table:style-name="ce26" table:formula="of:=IF(COUNTIF([Tipologia_INCARICO.$A$1:.$G115];CONCATENATE(&quot;*&quot;;[.D$45];&quot;*&quot;))&gt;0;&quot;✓&quot;;)" office:value-type="string" office:string-value="✓" calcext:value-type="string">
            <text:p>✓</text:p>
          </table:table-cell>
          <table:table-cell table:style-name="ce26" table:formula="of:=IF(COUNTIF([Tipologia_INCARICO.$A$1:.$G115];CONCATENATE(&quot;*&quot;;[.E$45];&quot;*&quot;))&gt;0;&quot;✓&quot;;)" office:value-type="float" office:value="0" calcext:value-type="float">
            <text:p>0</text:p>
          </table:table-cell>
          <table:table-cell table:style-name="ce26" table:formula="of:=IF(COUNTIF([Tipologia_INCARICO.$A$1:.$G115];CONCATENATE(&quot;*&quot;;[.F$45];&quot;*&quot;))&gt;0;&quot;✓&quot;;)" office:value-type="float" office:value="0" calcext:value-type="float">
            <text:p>0</text:p>
          </table:table-cell>
          <table:table-cell table:style-name="ce26" table:formula="of:=IF(COUNTIF([Tipologia_INCARICO.$A$1:.$G115];CONCATENATE(&quot;*&quot;;[.G$45];&quot;*&quot;))&gt;0;&quot;✓&quot;;)" office:value-type="float" office:value="0" calcext:value-type="float">
            <text:p>0</text:p>
          </table:table-cell>
          <table:table-cell table:style-name="ce26" table:formula="of:=IF(COUNTIF([Tipologia_INCARICO.$A$1:.$G115];CONCATENATE(&quot;*&quot;;[.H$45];&quot;*&quot;))&gt;0;&quot;✓&quot;;)" office:value-type="float" office:value="0" calcext:value-type="float">
            <text:p>0</text:p>
          </table:table-cell>
          <table:table-cell table:style-name="ce26" table:formula="of:=IF(COUNTIF([Tipologia_INCARICO.$A$1:.$G115];CONCATENATE(&quot;*&quot;;[.I$45];&quot;*&quot;))&gt;0;&quot;✓&quot;;)" office:value-type="float" office:value="0" calcext:value-type="float">
            <text:p>0</text:p>
          </table:table-cell>
          <table:table-cell table:style-name="ce26" table:formula="of:=IF(COUNTIF([Tipologia_INCARICO.$A$1:.$G115];CONCATENATE(&quot;*&quot;;[.J$45];&quot;*&quot;))&gt;0;&quot;✓&quot;;)" office:value-type="float" office:value="0" calcext:value-type="float">
            <text:p>0</text:p>
          </table:table-cell>
          <table:table-cell table:style-name="ce26" table:formula="of:=IF(COUNTIF([Tipologia_INCARICO.$A$1:.$G115];CONCATENATE(&quot;*&quot;;[.K$45];&quot;*&quot;))&gt;0;&quot;✓&quot;;)" office:value-type="float" office:value="0" calcext:value-type="float">
            <text:p>0</text:p>
          </table:table-cell>
          <table:table-cell table:style-name="Default" table:number-columns-repeated="2"/>
          <table:table-cell table:number-columns-repeated="16371"/>
        </table:table-row>
        <table:table-row table:style-name="ro9">
          <table:table-cell table:style-name="ce21" office:value-type="string" calcext:value-type="string">
            <text:p>Luogo</text:p>
          </table:table-cell>
          <table:table-cell table:style-name="ce26" table:formula="of:=IF(COUNTIF([Tipologia_LUOGO.$A$1:.$G114];CONCATENATE(&quot;*&quot;;[.B$45];&quot;*&quot;))&gt;0;&quot;✓&quot;;)" office:value-type="string" office:string-value="✓" calcext:value-type="string">
            <text:p>✓</text:p>
          </table:table-cell>
          <table:table-cell table:style-name="ce26" table:formula="of:=IF(COUNTIF([Tipologia_LUOGO.$A$1:.$G114];CONCATENATE(&quot;*&quot;;[.C$45];&quot;*&quot;))&gt;0;&quot;✓&quot;;)" office:value-type="float" office:value="0" calcext:value-type="float">
            <text:p>0</text:p>
          </table:table-cell>
          <table:table-cell table:style-name="ce26" table:formula="of:=IF(COUNTIF([Tipologia_LUOGO.$A$1:.$G114];CONCATENATE(&quot;*&quot;;[.D$45];&quot;*&quot;))&gt;0;&quot;✓&quot;;)" office:value-type="float" office:value="0" calcext:value-type="float">
            <text:p>0</text:p>
          </table:table-cell>
          <table:table-cell table:style-name="ce26" table:formula="of:=IF(COUNTIF([Tipologia_LUOGO.$A$1:.$G114];CONCATENATE(&quot;*&quot;;[.E$45];&quot;*&quot;))&gt;0;&quot;✓&quot;;)" office:value-type="float" office:value="0" calcext:value-type="float">
            <text:p>0</text:p>
          </table:table-cell>
          <table:table-cell table:style-name="ce26" table:formula="of:=IF(COUNTIF([Tipologia_LUOGO.$A$1:.$G114];CONCATENATE(&quot;*&quot;;[.F$45];&quot;*&quot;))&gt;0;&quot;✓&quot;;)" office:value-type="string" office:string-value="✓" calcext:value-type="string">
            <text:p>✓</text:p>
          </table:table-cell>
          <table:table-cell table:style-name="ce26" table:formula="of:=IF(COUNTIF([Tipologia_LUOGO.$A$1:.$G114];CONCATENATE(&quot;*&quot;;[.G$45];&quot;*&quot;))&gt;0;&quot;✓&quot;;)" office:value-type="float" office:value="0" calcext:value-type="float">
            <text:p>0</text:p>
          </table:table-cell>
          <table:table-cell table:style-name="ce26" table:formula="of:=IF(COUNTIF([Tipologia_LUOGO.$A$1:.$G114];CONCATENATE(&quot;*&quot;;[.H$45];&quot;*&quot;))&gt;0;&quot;✓&quot;;)" office:value-type="float" office:value="0" calcext:value-type="float">
            <text:p>0</text:p>
          </table:table-cell>
          <table:table-cell table:style-name="ce26" table:formula="of:=IF(COUNTIF([Tipologia_LUOGO.$A$1:.$G114];CONCATENATE(&quot;*&quot;;[.I$45];&quot;*&quot;))&gt;0;&quot;✓&quot;;)" office:value-type="float" office:value="0" calcext:value-type="float">
            <text:p>0</text:p>
          </table:table-cell>
          <table:table-cell table:style-name="ce26" table:formula="of:=IF(COUNTIF([Tipologia_LUOGO.$A$1:.$G114];CONCATENATE(&quot;*&quot;;[.J$45];&quot;*&quot;))&gt;0;&quot;✓&quot;;)" office:value-type="float" office:value="0" calcext:value-type="float">
            <text:p>0</text:p>
          </table:table-cell>
          <table:table-cell table:style-name="ce26" table:formula="of:=IF(COUNTIF([Tipologia_LUOGO.$A$1:.$G114];CONCATENATE(&quot;*&quot;;[.K$45];&quot;*&quot;))&gt;0;&quot;✓&quot;;)" office:value-type="float" office:value="0" calcext:value-type="float">
            <text:p>0</text:p>
          </table:table-cell>
          <table:table-cell table:style-name="Default" table:number-columns-repeated="2"/>
          <table:table-cell table:number-columns-repeated="16371"/>
        </table:table-row>
        <table:table-row table:style-name="ro9">
          <table:table-cell table:style-name="ce21" office:value-type="string" calcext:value-type="string">
            <text:p>Notizia</text:p>
          </table:table-cell>
          <table:table-cell table:style-name="ce26" table:formula="of:=IF(COUNTIF([Tipologia_NOTIZIA.$A$1:.$G114];CONCATENATE(&quot;*&quot;;[.B$45];&quot;*&quot;))&gt;0;&quot;✓&quot;;)" office:value-type="string" office:string-value="✓" calcext:value-type="string">
            <text:p>✓</text:p>
          </table:table-cell>
          <table:table-cell table:style-name="ce26" table:formula="of:=IF(COUNTIF([Tipologia_NOTIZIA.$A$1:.$G114];CONCATENATE(&quot;*&quot;;[.C$45];&quot;*&quot;))&gt;0;&quot;✓&quot;;)" office:value-type="float" office:value="0" calcext:value-type="float">
            <text:p>0</text:p>
          </table:table-cell>
          <table:table-cell table:style-name="ce26" table:formula="of:=IF(COUNTIF([Tipologia_NOTIZIA.$A$1:.$G114];CONCATENATE(&quot;*&quot;;[.D$45];&quot;*&quot;))&gt;0;&quot;✓&quot;;)" office:value-type="float" office:value="0" calcext:value-type="float">
            <text:p>0</text:p>
          </table:table-cell>
          <table:table-cell table:style-name="ce26" table:formula="of:=IF(COUNTIF([Tipologia_NOTIZIA.$A$1:.$G114];CONCATENATE(&quot;*&quot;;[.E$45];&quot;*&quot;))&gt;0;&quot;✓&quot;;)" office:value-type="string" office:string-value="✓" calcext:value-type="string">
            <text:p>✓</text:p>
          </table:table-cell>
          <table:table-cell table:style-name="ce26" table:formula="of:=IF(COUNTIF([Tipologia_NOTIZIA.$A$1:.$G114];CONCATENATE(&quot;*&quot;;[.F$45];&quot;*&quot;))&gt;0;&quot;✓&quot;;)" office:value-type="float" office:value="0" calcext:value-type="float">
            <text:p>0</text:p>
          </table:table-cell>
          <table:table-cell table:style-name="ce26" table:formula="of:=IF(COUNTIF([Tipologia_NOTIZIA.$A$1:.$G114];CONCATENATE(&quot;*&quot;;[.G$45];&quot;*&quot;))&gt;0;&quot;✓&quot;;)" office:value-type="float" office:value="0" calcext:value-type="float">
            <text:p>0</text:p>
          </table:table-cell>
          <table:table-cell table:style-name="ce26" table:formula="of:=IF(COUNTIF([Tipologia_NOTIZIA.$A$1:.$G114];CONCATENATE(&quot;*&quot;;[.H$45];&quot;*&quot;))&gt;0;&quot;✓&quot;;)" office:value-type="float" office:value="0" calcext:value-type="float">
            <text:p>0</text:p>
          </table:table-cell>
          <table:table-cell table:style-name="ce26" table:formula="of:=IF(COUNTIF([Tipologia_NOTIZIA.$A$1:.$G114];CONCATENATE(&quot;*&quot;;[.I$45];&quot;*&quot;))&gt;0;&quot;✓&quot;;)" office:value-type="float" office:value="0" calcext:value-type="float">
            <text:p>0</text:p>
          </table:table-cell>
          <table:table-cell table:style-name="ce26" table:formula="of:=IF(COUNTIF([Tipologia_NOTIZIA.$A$1:.$G114];CONCATENATE(&quot;*&quot;;[.J$45];&quot;*&quot;))&gt;0;&quot;✓&quot;;)" office:value-type="float" office:value="0" calcext:value-type="float">
            <text:p>0</text:p>
          </table:table-cell>
          <table:table-cell table:style-name="ce26" table:formula="of:=IF(COUNTIF([Tipologia_NOTIZIA.$A$1:.$G114];CONCATENATE(&quot;*&quot;;[.K$45];&quot;*&quot;))&gt;0;&quot;✓&quot;;)" office:value-type="float" office:value="0" calcext:value-type="float">
            <text:p>0</text:p>
          </table:table-cell>
          <table:table-cell table:style-name="Default" table:number-columns-repeated="2"/>
          <table:table-cell table:number-columns-repeated="16371"/>
        </table:table-row>
        <table:table-row table:style-name="ro9">
          <table:table-cell table:style-name="ce21" office:value-type="string" calcext:value-type="string">
            <text:p>Evento</text:p>
          </table:table-cell>
          <table:table-cell table:style-name="ce26" table:formula="of:=IF(COUNTIF([Tipologia_EVENTO.$A$1:.$G119];CONCATENATE(&quot;*&quot;;[.B$45];&quot;*&quot;))&gt;0;&quot;✓&quot;;)" office:value-type="string" office:string-value="✓" calcext:value-type="string">
            <text:p>✓</text:p>
          </table:table-cell>
          <table:table-cell table:style-name="ce26" table:formula="of:=IF(COUNTIF([Tipologia_EVENTO.$A$1:.$G119];CONCATENATE(&quot;*&quot;;[.C$45];&quot;*&quot;))&gt;0;&quot;✓&quot;;)" office:value-type="float" office:value="0" calcext:value-type="float">
            <text:p>0</text:p>
          </table:table-cell>
          <table:table-cell table:style-name="ce26" table:formula="of:=IF(COUNTIF([Tipologia_EVENTO.$A$1:.$G119];CONCATENATE(&quot;*&quot;;[.D$45];&quot;*&quot;))&gt;0;&quot;✓&quot;;)" office:value-type="float" office:value="0" calcext:value-type="float">
            <text:p>0</text:p>
          </table:table-cell>
          <table:table-cell table:style-name="ce26" table:formula="of:=IF(COUNTIF([Tipologia_EVENTO.$A$1:.$G119];CONCATENATE(&quot;*&quot;;[.E$45];&quot;*&quot;))&gt;0;&quot;✓&quot;;)" office:value-type="float" office:value="0" calcext:value-type="float">
            <text:p>0</text:p>
          </table:table-cell>
          <table:table-cell table:style-name="ce26" table:formula="of:=IF(COUNTIF([Tipologia_EVENTO.$A$1:.$G119];CONCATENATE(&quot;*&quot;;[.F$45];&quot;*&quot;))&gt;0;&quot;✓&quot;;)" office:value-type="float" office:value="0" calcext:value-type="float">
            <text:p>0</text:p>
          </table:table-cell>
          <table:table-cell table:style-name="ce26" table:formula="of:=IF(COUNTIF([Tipologia_EVENTO.$A$1:.$G119];CONCATENATE(&quot;*&quot;;[.G$45];&quot;*&quot;))&gt;0;&quot;✓&quot;;)" office:value-type="string" office:string-value="✓" calcext:value-type="string">
            <text:p>✓</text:p>
          </table:table-cell>
          <table:table-cell table:style-name="ce26" table:formula="of:=IF(COUNTIF([Tipologia_EVENTO.$A$1:.$G119];CONCATENATE(&quot;*&quot;;[.H$45];&quot;*&quot;))&gt;0;&quot;✓&quot;;)" office:value-type="float" office:value="0" calcext:value-type="float">
            <text:p>0</text:p>
          </table:table-cell>
          <table:table-cell table:style-name="ce26" table:formula="of:=IF(COUNTIF([Tipologia_EVENTO.$A$1:.$G119];CONCATENATE(&quot;*&quot;;[.I$45];&quot;*&quot;))&gt;0;&quot;✓&quot;;)" office:value-type="float" office:value="0" calcext:value-type="float">
            <text:p>0</text:p>
          </table:table-cell>
          <table:table-cell table:style-name="ce26" table:formula="of:=IF(COUNTIF([Tipologia_EVENTO.$A$1:.$G119];CONCATENATE(&quot;*&quot;;[.J$45];&quot;*&quot;))&gt;0;&quot;✓&quot;;)" office:value-type="float" office:value="0" calcext:value-type="float">
            <text:p>0</text:p>
          </table:table-cell>
          <table:table-cell table:style-name="ce26" table:formula="of:=IF(COUNTIF([Tipologia_EVENTO.$A$1:.$G119];CONCATENATE(&quot;*&quot;;[.K$45];&quot;*&quot;))&gt;0;&quot;✓&quot;;)" office:value-type="float" office:value="0" calcext:value-type="float">
            <text:p>0</text:p>
          </table:table-cell>
          <table:table-cell table:style-name="Default" table:number-columns-repeated="2"/>
          <table:table-cell table:number-columns-repeated="16371"/>
        </table:table-row>
        <table:table-row table:style-name="ro9">
          <table:table-cell table:style-name="ce21" office:value-type="string" calcext:value-type="string">
            <text:p>Servizio</text:p>
          </table:table-cell>
          <table:table-cell table:style-name="ce26" table:formula="of:=IF(COUNTIF([Tipologia_SERVIZIO.$A$1:.$G106];CONCATENATE(&quot;*&quot;;[.B$45];&quot;*&quot;))&gt;0;&quot;✓&quot;;)" office:value-type="string" office:string-value="✓" calcext:value-type="string">
            <text:p>✓</text:p>
          </table:table-cell>
          <table:table-cell table:style-name="ce26" table:formula="of:=IF(COUNTIF([Tipologia_SERVIZIO.$A$1:.$G106];CONCATENATE(&quot;*&quot;;[.C$45];&quot;*&quot;))&gt;0;&quot;✓&quot;;)" office:value-type="float" office:value="0" calcext:value-type="float">
            <text:p>0</text:p>
          </table:table-cell>
          <table:table-cell table:style-name="ce26" table:formula="of:=IF(COUNTIF([Tipologia_SERVIZIO.$A$1:.$G106];CONCATENATE(&quot;*&quot;;[.D$45];&quot;*&quot;))&gt;0;&quot;✓&quot;;)" office:value-type="float" office:value="0" calcext:value-type="float">
            <text:p>0</text:p>
          </table:table-cell>
          <table:table-cell table:style-name="ce26" table:formula="of:=IF(COUNTIF([Tipologia_SERVIZIO.$A$1:.$G106];CONCATENATE(&quot;*&quot;;[.E$45];&quot;*&quot;))&gt;0;&quot;✓&quot;;)" office:value-type="float" office:value="0" calcext:value-type="float">
            <text:p>0</text:p>
          </table:table-cell>
          <table:table-cell table:style-name="ce26" table:formula="of:=IF(COUNTIF([Tipologia_SERVIZIO.$A$1:.$G106];CONCATENATE(&quot;*&quot;;[.F$45];&quot;*&quot;))&gt;0;&quot;✓&quot;;)" office:value-type="float" office:value="0" calcext:value-type="float">
            <text:p>0</text:p>
          </table:table-cell>
          <table:table-cell table:style-name="ce26" table:formula="of:=IF(COUNTIF([Tipologia_SERVIZIO.$A$1:.$G106];CONCATENATE(&quot;*&quot;;[.G$45];&quot;*&quot;))&gt;0;&quot;✓&quot;;)" office:value-type="float" office:value="0" calcext:value-type="float">
            <text:p>0</text:p>
          </table:table-cell>
          <table:table-cell table:style-name="ce26" table:formula="of:=IF(COUNTIF([Tipologia_SERVIZIO.$A$1:.$G106];CONCATENATE(&quot;*&quot;;[.H$45];&quot;*&quot;))&gt;0;&quot;✓&quot;;)" office:value-type="string" office:string-value="✓" calcext:value-type="string">
            <text:p>✓</text:p>
          </table:table-cell>
          <table:table-cell table:style-name="ce26" table:formula="of:=IF(COUNTIF([Tipologia_SERVIZIO.$A$1:.$G106];CONCATENATE(&quot;*&quot;;[.I$45];&quot;*&quot;))&gt;0;&quot;✓&quot;;)" office:value-type="float" office:value="0" calcext:value-type="float">
            <text:p>0</text:p>
          </table:table-cell>
          <table:table-cell table:style-name="ce26" table:formula="of:=IF(COUNTIF([Tipologia_SERVIZIO.$A$1:.$G106];CONCATENATE(&quot;*&quot;;[.J$45];&quot;*&quot;))&gt;0;&quot;✓&quot;;)" office:value-type="float" office:value="0" calcext:value-type="float">
            <text:p>0</text:p>
          </table:table-cell>
          <table:table-cell table:style-name="ce26" table:formula="of:=IF(COUNTIF([Tipologia_SERVIZIO.$A$1:.$G106];CONCATENATE(&quot;*&quot;;[.K$45];&quot;*&quot;))&gt;0;&quot;✓&quot;;)" office:value-type="float" office:value="0" calcext:value-type="float">
            <text:p>0</text:p>
          </table:table-cell>
          <table:table-cell table:style-name="Default" table:number-columns-repeated="2"/>
          <table:table-cell table:number-columns-repeated="16371"/>
        </table:table-row>
        <table:table-row table:style-name="ro9">
          <table:table-cell table:style-name="ce21" office:value-type="string" calcext:value-type="string">
            <text:p>Documento</text:p>
          </table:table-cell>
          <table:table-cell table:style-name="ce26" table:formula="of:=IF(COUNTIF([Tipologia_DOCUMENTO.$A$1:.$G109];CONCATENATE(&quot;*&quot;;[.B$45];&quot;*&quot;))&gt;0;&quot;✓&quot;;)" office:value-type="string" office:string-value="✓" calcext:value-type="string">
            <text:p>✓</text:p>
          </table:table-cell>
          <table:table-cell table:style-name="ce26" table:formula="of:=IF(COUNTIF([Tipologia_DOCUMENTO.$A$1:.$G109];CONCATENATE(&quot;*&quot;;[.C$45];&quot;*&quot;))&gt;0;&quot;✓&quot;;)" office:value-type="float" office:value="0" calcext:value-type="float">
            <text:p>0</text:p>
          </table:table-cell>
          <table:table-cell table:style-name="ce26" table:formula="of:=IF(COUNTIF([Tipologia_DOCUMENTO.$A$1:.$G109];CONCATENATE(&quot;*&quot;;[.D$45];&quot;*&quot;))&gt;0;&quot;✓&quot;;)" office:value-type="float" office:value="0" calcext:value-type="float">
            <text:p>0</text:p>
          </table:table-cell>
          <table:table-cell table:style-name="ce26" table:formula="of:=IF(COUNTIF([Tipologia_DOCUMENTO.$A$1:.$G109];CONCATENATE(&quot;*&quot;;[.E$45];&quot;*&quot;))&gt;0;&quot;✓&quot;;)" office:value-type="float" office:value="0" calcext:value-type="float">
            <text:p>0</text:p>
          </table:table-cell>
          <table:table-cell table:style-name="ce26" table:formula="of:=IF(COUNTIF([Tipologia_DOCUMENTO.$A$1:.$G109];CONCATENATE(&quot;*&quot;;[.F$45];&quot;*&quot;))&gt;0;&quot;✓&quot;;)" office:value-type="float" office:value="0" calcext:value-type="float">
            <text:p>0</text:p>
          </table:table-cell>
          <table:table-cell table:style-name="ce26" table:formula="of:=IF(COUNTIF([Tipologia_DOCUMENTO.$A$1:.$G109];CONCATENATE(&quot;*&quot;;[.G$45];&quot;*&quot;))&gt;0;&quot;✓&quot;;)" office:value-type="float" office:value="0" calcext:value-type="float">
            <text:p>0</text:p>
          </table:table-cell>
          <table:table-cell table:style-name="ce26" table:formula="of:=IF(COUNTIF([Tipologia_DOCUMENTO.$A$1:.$G109];CONCATENATE(&quot;*&quot;;[.H$45];&quot;*&quot;))&gt;0;&quot;✓&quot;;)" office:value-type="float" office:value="0" calcext:value-type="float">
            <text:p>0</text:p>
          </table:table-cell>
          <table:table-cell table:style-name="ce26" table:formula="of:=IF(COUNTIF([Tipologia_DOCUMENTO.$A$1:.$G109];CONCATENATE(&quot;*&quot;;[.I$45];&quot;*&quot;))&gt;0;&quot;✓&quot;;)" office:value-type="string" office:string-value="✓" calcext:value-type="string">
            <text:p>✓</text:p>
          </table:table-cell>
          <table:table-cell table:style-name="ce26" table:formula="of:=IF(COUNTIF([Tipologia_DOCUMENTO.$A$1:.$G109];CONCATENATE(&quot;*&quot;;[.J$45];&quot;*&quot;))&gt;0;&quot;✓&quot;;)" office:value-type="float" office:value="0" calcext:value-type="float">
            <text:p>0</text:p>
          </table:table-cell>
          <table:table-cell table:style-name="ce26" table:formula="of:=IF(COUNTIF([Tipologia_DOCUMENTO.$A$1:.$G109];CONCATENATE(&quot;*&quot;;[.K$45];&quot;*&quot;))&gt;0;&quot;✓&quot;;)" office:value-type="string" office:string-value="✓" calcext:value-type="string">
            <text:p>✓</text:p>
          </table:table-cell>
          <table:table-cell table:style-name="Default" table:number-columns-repeated="2"/>
          <table:table-cell table:number-columns-repeated="16371"/>
        </table:table-row>
        <table:table-row table:style-name="ro9">
          <table:table-cell table:style-name="ce21" office:value-type="string" calcext:value-type="string">
            <text:p>Come fare per</text:p>
          </table:table-cell>
          <table:table-cell table:style-name="ce26" table:formula="of:=IF(COUNTIF([#REF!];CONCATENATE(&quot;*&quot;;[.B$45];&quot;*&quot;))&gt;0;&quot;✓&quot;;)" office:value-type="string" office:string-value="" calcext:value-type="error">
            <text:p>#RIF!</text:p>
          </table:table-cell>
          <table:table-cell table:style-name="ce26" table:formula="of:=IF(COUNTIF([#REF!];CONCATENATE(&quot;*&quot;;[.C$45];&quot;*&quot;))&gt;0;&quot;✓&quot;;)" office:value-type="string" office:string-value="" calcext:value-type="error">
            <text:p>#RIF!</text:p>
          </table:table-cell>
          <table:table-cell table:style-name="ce26" table:formula="of:=IF(COUNTIF([#REF!];CONCATENATE(&quot;*&quot;;[.D$45];&quot;*&quot;))&gt;0;&quot;✓&quot;;)" office:value-type="string" office:string-value="" calcext:value-type="error">
            <text:p>#RIF!</text:p>
          </table:table-cell>
          <table:table-cell table:style-name="ce26" table:formula="of:=IF(COUNTIF([#REF!];CONCATENATE(&quot;*&quot;;[.E$45];&quot;*&quot;))&gt;0;&quot;✓&quot;;)" office:value-type="string" office:string-value="" calcext:value-type="error">
            <text:p>#RIF!</text:p>
          </table:table-cell>
          <table:table-cell table:style-name="ce26" table:formula="of:=IF(COUNTIF([#REF!];CONCATENATE(&quot;*&quot;;[.F$45];&quot;*&quot;))&gt;0;&quot;✓&quot;;)" office:value-type="string" office:string-value="" calcext:value-type="error">
            <text:p>#RIF!</text:p>
          </table:table-cell>
          <table:table-cell table:style-name="ce26" table:formula="of:=IF(COUNTIF([#REF!];CONCATENATE(&quot;*&quot;;[.G$45];&quot;*&quot;))&gt;0;&quot;✓&quot;;)" office:value-type="string" office:string-value="" calcext:value-type="error">
            <text:p>#RIF!</text:p>
          </table:table-cell>
          <table:table-cell table:style-name="ce26" table:formula="of:=IF(COUNTIF([#REF!];CONCATENATE(&quot;*&quot;;[.H$45];&quot;*&quot;))&gt;0;&quot;✓&quot;;)" office:value-type="string" office:string-value="" calcext:value-type="error">
            <text:p>#RIF!</text:p>
          </table:table-cell>
          <table:table-cell table:style-name="ce26" table:formula="of:=IF(COUNTIF([#REF!];CONCATENATE(&quot;*&quot;;[.I$45];&quot;*&quot;))&gt;0;&quot;✓&quot;;)" office:value-type="string" office:string-value="" calcext:value-type="error">
            <text:p>#RIF!</text:p>
          </table:table-cell>
          <table:table-cell table:style-name="ce26" table:formula="of:=IF(COUNTIF([#REF!];CONCATENATE(&quot;*&quot;;[.J$45];&quot;*&quot;))&gt;0;&quot;✓&quot;;)" office:value-type="string" office:string-value="" calcext:value-type="error">
            <text:p>#RIF!</text:p>
          </table:table-cell>
          <table:table-cell table:style-name="ce26" table:formula="of:=IF(COUNTIF([#REF!];CONCATENATE(&quot;*&quot;;[.K$45];&quot;*&quot;))&gt;0;&quot;✓&quot;;)" office:value-type="string" office:string-value="" calcext:value-type="error">
            <text:p>#RIF!</text:p>
          </table:table-cell>
          <table:table-cell table:style-name="Default" table:number-columns-repeated="2"/>
          <table:table-cell table:number-columns-repeated="16371"/>
        </table:table-row>
        <table:table-row table:style-name="ro9" table:number-rows-repeated="3">
          <table:table-cell table:number-columns-repeated="11"/>
          <table:table-cell table:style-name="Default"/>
          <table:table-cell table:number-columns-repeated="16372"/>
        </table:table-row>
        <table:table-row table:style-name="ro1">
          <table:table-cell table:style-name="ce20" office:value-type="string" calcext:value-type="string">
            <text:p>Coreografia: modelli di pagina individuati</text:p>
          </table:table-cell>
          <table:table-cell table:style-name="ce24" table:number-columns-repeated="2"/>
          <table:table-cell table:style-name="ce28" table:number-columns-repeated="8"/>
          <table:table-cell table:style-name="Default"/>
          <table:table-cell table:style-name="ce28"/>
          <table:table-cell table:style-name="ce29" table:number-columns-repeated="10"/>
          <table:table-cell table:number-columns-repeated="16361"/>
        </table:table-row>
        <table:table-row table:style-name="ro9">
          <table:table-cell table:style-name="ce23" office:value-type="string" calcext:value-type="string">
            <text:p>Nodo di coreografia (pagina del sito)</text:p>
          </table:table-cell>
          <table:table-cell table:style-name="ce23" office:value-type="string" calcext:value-type="string">
            <text:p>Tipo di pagina</text:p>
          </table:table-cell>
          <table:table-cell table:style-name="ce23" office:value-type="string" calcext:value-type="string">
            <text:p>Visibilità</text:p>
          </table:table-cell>
          <table:table-cell table:style-name="ce30" table:number-columns-repeated="2"/>
          <table:table-cell table:style-name="ce31" table:number-columns-repeated="3"/>
          <table:table-cell table:style-name="ce30" table:number-columns-repeated="5"/>
          <table:table-cell table:style-name="ce29" table:number-columns-repeated="10"/>
          <table:table-cell table:number-columns-repeated="16361"/>
        </table:table-row>
        <table:table-row table:style-name="ro9">
          <table:table-cell table:style-name="ce93" office:value-type="string" calcext:value-type="string">
            <text:p>Home</text:p>
          </table:table-cell>
          <table:table-cell table:style-name="ce104" office:value-type="string" calcext:value-type="string">
            <text:p>Misto</text:p>
          </table:table-cell>
          <table:table-cell table:style-name="ce104" office:value-type="string" calcext:value-type="string">
            <text:p>Pubblica</text:p>
          </table:table-cell>
          <table:table-cell table:style-name="ce30" table:number-columns-repeated="3"/>
          <table:table-cell table:style-name="ce31" table:number-columns-repeated="2"/>
          <table:table-cell table:style-name="ce34" table:number-columns-repeated="5"/>
          <table:table-cell table:style-name="ce29" table:number-columns-repeated="10"/>
          <table:table-cell table:number-columns-repeated="16361"/>
        </table:table-row>
        <table:table-row table:style-name="ro9">
          <table:table-cell table:style-name="ce93" office:value-type="string" calcext:value-type="string">
            <text:p>AMMINISTRAZIONE</text:p>
          </table:table-cell>
          <table:table-cell table:style-name="ce104" office:value-type="string" calcext:value-type="string">
            <text:p>Misto</text:p>
          </table:table-cell>
          <table:table-cell table:style-name="ce104" office:value-type="string" calcext:value-type="string">
            <text:p>Pubblica</text:p>
          </table:table-cell>
          <table:table-cell table:style-name="ce30" table:number-columns-repeated="3"/>
          <table:table-cell table:style-name="ce31" table:number-columns-repeated="2"/>
          <table:table-cell table:style-name="ce29" table:number-columns-repeated="15"/>
          <table:table-cell table:number-columns-repeated="16361"/>
        </table:table-row>
        <table:table-row table:style-name="ro9">
          <table:table-cell table:style-name="ce93" office:value-type="string" calcext:value-type="string">
            <text:p>AREE / ORGANI / UFFICI</text:p>
          </table:table-cell>
          <table:table-cell table:style-name="ce104" office:value-type="string" calcext:value-type="string">
            <text:p>Lista</text:p>
          </table:table-cell>
          <table:table-cell table:style-name="ce104" office:value-type="string" calcext:value-type="string">
            <text:p>Pubblica</text:p>
          </table:table-cell>
          <table:table-cell table:style-name="ce30" table:number-columns-repeated="3"/>
          <table:table-cell table:style-name="ce31" table:number-columns-repeated="2"/>
          <table:table-cell table:style-name="ce29" table:number-columns-repeated="15"/>
          <table:table-cell table:number-columns-repeated="16361"/>
        </table:table-row>
        <table:table-row table:style-name="ro9">
          <table:table-cell table:style-name="ce93" office:value-type="string" calcext:value-type="string">
            <text:p>Unità organizzativa</text:p>
          </table:table-cell>
          <table:table-cell table:style-name="ce104" office:value-type="string" calcext:value-type="string">
            <text:p>Dettaglio</text:p>
          </table:table-cell>
          <table:table-cell table:style-name="ce104" office:value-type="string" calcext:value-type="string">
            <text:p>Pubblica</text:p>
          </table:table-cell>
          <table:table-cell table:style-name="ce30" table:number-columns-repeated="4"/>
          <table:table-cell table:style-name="ce31"/>
          <table:table-cell table:style-name="ce29" table:number-columns-repeated="15"/>
          <table:table-cell table:number-columns-repeated="16361"/>
        </table:table-row>
        <table:table-row table:style-name="ro9">
          <table:table-cell table:style-name="ce93" office:value-type="string" calcext:value-type="string">
            <text:p>PERSONE</text:p>
          </table:table-cell>
          <table:table-cell table:style-name="ce104" office:value-type="string" calcext:value-type="string">
            <text:p>Lista</text:p>
          </table:table-cell>
          <table:table-cell table:style-name="ce104" office:value-type="string" calcext:value-type="string">
            <text:p>Pubblica</text:p>
          </table:table-cell>
          <table:table-cell table:style-name="ce30" table:number-columns-repeated="4"/>
          <table:table-cell table:style-name="ce31"/>
          <table:table-cell table:style-name="ce29" table:number-columns-repeated="15"/>
          <table:table-cell table:number-columns-repeated="16361"/>
        </table:table-row>
        <table:table-row table:style-name="ro9">
          <table:table-cell table:style-name="ce93" office:value-type="string" calcext:value-type="string">
            <text:p>Persona</text:p>
          </table:table-cell>
          <table:table-cell table:style-name="ce104" office:value-type="string" calcext:value-type="string">
            <text:p>Dettaglio</text:p>
          </table:table-cell>
          <table:table-cell table:style-name="ce104" office:value-type="string" calcext:value-type="string">
            <text:p>Pubblica</text:p>
          </table:table-cell>
          <table:table-cell table:style-name="ce30" table:number-columns-repeated="4"/>
          <table:table-cell table:style-name="ce31"/>
          <table:table-cell table:style-name="ce29" table:number-columns-repeated="15"/>
          <table:table-cell table:number-columns-repeated="16361"/>
        </table:table-row>
        <table:table-row table:style-name="ro9">
          <table:table-cell table:style-name="ce93" office:value-type="string" calcext:value-type="string">
            <text:p>DOCUMENTI E DATI</text:p>
          </table:table-cell>
          <table:table-cell table:style-name="ce104" office:value-type="string" calcext:value-type="string">
            <text:p>Lista</text:p>
          </table:table-cell>
          <table:table-cell table:style-name="ce104" office:value-type="string" calcext:value-type="string">
            <text:p>Pubblica</text:p>
          </table:table-cell>
          <table:table-cell table:style-name="ce30" table:number-columns-repeated="3"/>
          <table:table-cell table:style-name="ce31" table:number-columns-repeated="2"/>
          <table:table-cell table:style-name="ce34" table:number-columns-repeated="5"/>
          <table:table-cell table:style-name="ce29" table:number-columns-repeated="10"/>
          <table:table-cell table:number-columns-repeated="16361"/>
        </table:table-row>
        <table:table-row table:style-name="ro9">
          <table:table-cell table:style-name="ce93" office:value-type="string" calcext:value-type="string">
            <text:p>Documento pubblico</text:p>
          </table:table-cell>
          <table:table-cell table:style-name="ce104" office:value-type="string" calcext:value-type="string">
            <text:p>Dettaglio</text:p>
          </table:table-cell>
          <table:table-cell table:style-name="ce104" office:value-type="string" calcext:value-type="string">
            <text:p>Pubblica</text:p>
          </table:table-cell>
          <table:table-cell table:style-name="ce30" table:number-columns-repeated="3"/>
          <table:table-cell table:style-name="ce31" table:number-columns-repeated="2"/>
          <table:table-cell table:style-name="ce30" table:number-columns-repeated="5"/>
          <table:table-cell table:style-name="ce29" table:number-columns-repeated="10"/>
          <table:table-cell table:number-columns-repeated="16361"/>
        </table:table-row>
        <table:table-row table:style-name="ro9">
          <table:table-cell table:style-name="ce93" office:value-type="string" calcext:value-type="string">
            <text:p>ARGOMENTI</text:p>
          </table:table-cell>
          <table:table-cell table:style-name="ce104" office:value-type="string" calcext:value-type="string">
            <text:p>Lista</text:p>
          </table:table-cell>
          <table:table-cell table:style-name="ce104" office:value-type="string" calcext:value-type="string">
            <text:p>Pubblica</text:p>
          </table:table-cell>
          <table:table-cell table:style-name="ce30" table:number-columns-repeated="3"/>
          <table:table-cell table:style-name="ce31" table:number-columns-repeated="2"/>
          <table:table-cell table:style-name="ce30" table:number-columns-repeated="5"/>
          <table:table-cell table:style-name="ce29" table:number-columns-repeated="10"/>
          <table:table-cell table:number-columns-repeated="16361"/>
        </table:table-row>
        <table:table-row table:style-name="ro9">
          <table:table-cell table:style-name="ce93" office:value-type="string" calcext:value-type="string">
            <text:p>Singolo argomento</text:p>
          </table:table-cell>
          <table:table-cell table:style-name="ce104" office:value-type="string" calcext:value-type="string">
            <text:p>Lista</text:p>
          </table:table-cell>
          <table:table-cell table:style-name="ce104" office:value-type="string" calcext:value-type="string">
            <text:p>Pubblica</text:p>
          </table:table-cell>
          <table:table-cell table:style-name="ce30" table:number-columns-repeated="3"/>
          <table:table-cell table:style-name="ce31" table:number-columns-repeated="2"/>
          <table:table-cell table:style-name="ce34" table:number-columns-repeated="5"/>
          <table:table-cell table:style-name="ce29" table:number-columns-repeated="10"/>
          <table:table-cell table:number-columns-repeated="16361"/>
        </table:table-row>
        <table:table-row table:style-name="ro9">
          <table:table-cell table:style-name="ce93" office:value-type="string" calcext:value-type="string">
            <text:p>NOVITÀ</text:p>
          </table:table-cell>
          <table:table-cell table:style-name="ce104" office:value-type="string" calcext:value-type="string">
            <text:p>Misto</text:p>
          </table:table-cell>
          <table:table-cell table:style-name="ce104" office:value-type="string" calcext:value-type="string">
            <text:p>Pubblica</text:p>
          </table:table-cell>
          <table:table-cell table:style-name="ce30" table:number-columns-repeated="3"/>
          <table:table-cell table:style-name="ce31" table:number-columns-repeated="2"/>
          <table:table-cell table:style-name="ce29" table:number-columns-repeated="15"/>
          <table:table-cell table:number-columns-repeated="16361"/>
        </table:table-row>
        <table:table-row table:style-name="ro9">
          <table:table-cell table:style-name="ce93" office:value-type="string" calcext:value-type="string">
            <text:p>Notizia</text:p>
          </table:table-cell>
          <table:table-cell table:style-name="ce104" office:value-type="string" calcext:value-type="string">
            <text:p>Dettaglio</text:p>
          </table:table-cell>
          <table:table-cell table:style-name="ce104" office:value-type="string" calcext:value-type="string">
            <text:p>Pubblica</text:p>
          </table:table-cell>
          <table:table-cell table:style-name="ce30" table:number-columns-repeated="3"/>
          <table:table-cell table:style-name="ce31" table:number-columns-repeated="2"/>
          <table:table-cell table:style-name="ce34" table:number-columns-repeated="5"/>
          <table:table-cell table:style-name="ce29" table:number-columns-repeated="10"/>
          <table:table-cell table:number-columns-repeated="16361"/>
        </table:table-row>
        <table:table-row table:style-name="ro9">
          <table:table-cell table:style-name="ce93" office:value-type="string" calcext:value-type="string">
            <text:p>SERVIZI</text:p>
          </table:table-cell>
          <table:table-cell table:style-name="ce104" office:value-type="string" calcext:value-type="string">
            <text:p>Lista</text:p>
          </table:table-cell>
          <table:table-cell table:style-name="ce104" office:value-type="string" calcext:value-type="string">
            <text:p>Pubblica</text:p>
          </table:table-cell>
          <table:table-cell table:style-name="ce30" table:number-columns-repeated="4"/>
          <table:table-cell table:style-name="ce31"/>
          <table:table-cell table:style-name="ce29" table:number-columns-repeated="15"/>
          <table:table-cell table:number-columns-repeated="16361"/>
        </table:table-row>
        <table:table-row table:style-name="ro9">
          <table:table-cell table:style-name="ce93" office:value-type="string" calcext:value-type="string">
            <text:p>Servizio</text:p>
          </table:table-cell>
          <table:table-cell table:style-name="ce104" office:value-type="string" calcext:value-type="string">
            <text:p>Dettaglio</text:p>
          </table:table-cell>
          <table:table-cell table:style-name="ce104" office:value-type="string" calcext:value-type="string">
            <text:p>Pubblica</text:p>
          </table:table-cell>
          <table:table-cell table:style-name="ce30" table:number-columns-repeated="3"/>
          <table:table-cell table:style-name="ce31" table:number-columns-repeated="2"/>
          <table:table-cell table:style-name="ce29" table:number-columns-repeated="15"/>
          <table:table-cell table:number-columns-repeated="16361"/>
        </table:table-row>
        <table:table-row table:style-name="ro9">
          <table:table-cell table:style-name="ce93" office:value-type="string" calcext:value-type="string">
            <text:p>VIVERE</text:p>
          </table:table-cell>
          <table:table-cell table:style-name="ce104" office:value-type="string" calcext:value-type="string">
            <text:p>Misto</text:p>
          </table:table-cell>
          <table:table-cell table:style-name="ce104" office:value-type="string" calcext:value-type="string">
            <text:p>Pubblica</text:p>
          </table:table-cell>
          <table:table-cell table:number-columns-repeated="16381"/>
        </table:table-row>
        <table:table-row table:style-name="ro9">
          <table:table-cell table:style-name="ce93" office:value-type="string" calcext:value-type="string">
            <text:p>LUOGHI</text:p>
          </table:table-cell>
          <table:table-cell table:style-name="ce104" office:value-type="string" calcext:value-type="string">
            <text:p>Lista</text:p>
          </table:table-cell>
          <table:table-cell table:style-name="ce104" office:value-type="string" calcext:value-type="string">
            <text:p>Pubblica</text:p>
          </table:table-cell>
          <table:table-cell table:style-name="ce30" table:number-columns-repeated="3"/>
          <table:table-cell table:style-name="ce31" table:number-columns-repeated="2"/>
          <table:table-cell table:style-name="ce29" table:number-columns-repeated="15"/>
          <table:table-cell table:number-columns-repeated="16361"/>
        </table:table-row>
        <table:table-row table:style-name="ro9">
          <table:table-cell table:style-name="ce93" office:value-type="string" calcext:value-type="string">
            <text:p>Luogo</text:p>
          </table:table-cell>
          <table:table-cell table:style-name="ce104" office:value-type="string" calcext:value-type="string">
            <text:p>Dettaglio</text:p>
          </table:table-cell>
          <table:table-cell table:style-name="ce104" office:value-type="string" calcext:value-type="string">
            <text:p>Pubblica</text:p>
          </table:table-cell>
          <table:table-cell table:style-name="ce30" table:number-columns-repeated="3"/>
          <table:table-cell table:style-name="ce31" table:number-columns-repeated="2"/>
          <table:table-cell table:style-name="ce30" table:number-columns-repeated="5"/>
          <table:table-cell table:style-name="ce29" table:number-columns-repeated="10"/>
          <table:table-cell table:number-columns-repeated="16361"/>
        </table:table-row>
        <table:table-row table:style-name="ro9">
          <table:table-cell table:style-name="ce93" office:value-type="string" calcext:value-type="string">
            <text:p>EVENTI</text:p>
          </table:table-cell>
          <table:table-cell table:style-name="ce104" office:value-type="string" calcext:value-type="string">
            <text:p>Lista</text:p>
          </table:table-cell>
          <table:table-cell table:style-name="ce104" office:value-type="string" calcext:value-type="string">
            <text:p>Pubblica</text:p>
          </table:table-cell>
          <table:table-cell table:style-name="ce30" table:number-columns-repeated="10"/>
          <table:table-cell table:style-name="ce29" table:number-columns-repeated="10"/>
          <table:table-cell table:number-columns-repeated="16361"/>
        </table:table-row>
        <table:table-row table:style-name="ro9">
          <table:table-cell table:style-name="ce93" office:value-type="string" calcext:value-type="string">
            <text:p>Evento</text:p>
          </table:table-cell>
          <table:table-cell table:style-name="ce104" office:value-type="string" calcext:value-type="string">
            <text:p>Dettaglio</text:p>
          </table:table-cell>
          <table:table-cell table:style-name="ce104" office:value-type="string" calcext:value-type="string">
            <text:p>Pubblica</text:p>
          </table:table-cell>
          <table:table-cell table:style-name="ce30" table:number-columns-repeated="10"/>
          <table:table-cell table:style-name="ce29" table:number-columns-repeated="10"/>
          <table:table-cell table:number-columns-repeated="16361"/>
        </table:table-row>
        <table:table-row table:style-name="ro9">
          <table:table-cell table:style-name="ce93" office:value-type="string" calcext:value-type="string">
            <text:p>Risultati di ricerca</text:p>
          </table:table-cell>
          <table:table-cell table:style-name="ce104" office:value-type="string" calcext:value-type="string">
            <text:p>Misto</text:p>
          </table:table-cell>
          <table:table-cell table:style-name="ce104" office:value-type="string" calcext:value-type="string">
            <text:p>Pubblica</text:p>
          </table:table-cell>
          <table:table-cell table:style-name="ce30" table:number-columns-repeated="10"/>
          <table:table-cell table:style-name="ce29" table:number-columns-repeated="10"/>
          <table:table-cell table:number-columns-repeated="16361"/>
        </table:table-row>
        <table:table-row table:style-name="ro9" table:number-rows-repeated="4">
          <table:table-cell table:style-name="ce34"/>
          <table:table-cell table:style-name="ce30" table:number-columns-repeated="12"/>
          <table:table-cell table:style-name="ce29" table:number-columns-repeated="10"/>
          <table:table-cell table:number-columns-repeated="16361"/>
        </table:table-row>
        <table:table-row table:style-name="ro9">
          <table:table-cell table:style-name="ce30" table:number-columns-repeated="2"/>
          <table:table-cell table:style-name="ce29"/>
          <table:table-cell table:style-name="ce30" table:number-columns-repeated="10"/>
          <table:table-cell table:style-name="ce29" table:number-columns-repeated="10"/>
          <table:table-cell table:number-columns-repeated="16361"/>
        </table:table-row>
        <table:table-row table:style-name="ro9">
          <table:table-cell table:style-name="ce36" table:number-columns-repeated="2"/>
          <table:table-cell/>
          <table:table-cell table:style-name="ce36" table:number-columns-repeated="10"/>
          <table:table-cell table:number-columns-repeated="16371"/>
        </table:table-row>
        <table:table-row table:style-name="ro9">
          <table:table-cell table:style-name="ce37"/>
          <table:table-cell table:style-name="ce36"/>
          <table:table-cell table:style-name="ce38"/>
          <table:table-cell table:number-columns-repeated="16381"/>
        </table:table-row>
        <table:table-row table:style-name="ro9" table:number-rows-repeated="2">
          <table:table-cell table:number-columns-repeated="16384"/>
        </table:table-row>
        <table:table-row table:style-name="ro9" table:number-rows-repeated="10">
          <table:table-cell table:number-columns-repeated="25"/>
          <table:table-cell table:style-name="ce29" table:number-columns-repeated="16359"/>
        </table:table-row>
        <table:table-row table:style-name="ro9" table:number-rows-repeated="1048476">
          <table:table-cell table:number-columns-repeated="16384"/>
        </table:table-row>
        <table:table-row table:style-name="ro9">
          <table:table-cell table:number-columns-repeated="16384"/>
        </table:table-row>
      </table:table>
      <table:table table:name="Alberatura" table:style-name="ta1">
        <table:table-column table:style-name="co11" table:default-cell-style-name="ce1"/>
        <table:table-column table:style-name="co4" table:number-columns-repeated="1023" table:default-cell-style-name="ce1"/>
        <table:table-column table:style-name="co5" table:number-columns-repeated="15360" table:default-cell-style-name="ce1"/>
        <table:table-row table:style-name="ro3">
          <table:table-cell table:style-name="ce39" office:value-type="string" calcext:value-type="string">
            <text:p>Abbiamo schematizzato l'Architettura dell'Informazione in un grafico.</text:p>
          </table:table-cell>
          <table:table-cell table:number-columns-repeated="16383"/>
        </table:table-row>
        <table:table-row table:style-name="ro1">
          <table:table-cell table:style-name="ce39"/>
          <table:table-cell table:number-columns-repeated="16383"/>
        </table:table-row>
        <table:table-row table:style-name="ro1">
          <table:table-cell table:style-name="ce39" office:value-type="string" calcext:value-type="string">
            <text:p>Per visualizzarlo in alta definizione</text:p>
          </table:table-cell>
          <table:table-cell table:number-columns-repeated="16383"/>
        </table:table-row>
        <table:table-row table:style-name="ro1">
          <table:table-cell table:style-name="ce40" office:value-type="string" calcext:value-type="string">
            <text:p><text:a xlink:href="https://github.com/robyone-srl/design-cdr-wordpress-theme/blob/main/_architettura/Alberatura_ModelloCaseRiposo.pdf" xlink:type="simple">Scarica il file (PDF 1MB)</text:a></text:p>
          </table:table-cell>
          <table:table-cell table:number-columns-repeated="16383"/>
        </table:table-row>
        <table:table-row table:style-name="ro14" table:number-rows-repeated="1048571">
          <table:table-cell table:number-columns-repeated="16384"/>
        </table:table-row>
        <table:table-row table:style-name="ro14">
          <table:table-cell table:number-columns-repeated="16384"/>
        </table:table-row>
      </table:table>
      <table:table table:name="Coreografia_sistema_navigazione" table:style-name="ta2">
        <table:table-column table:style-name="co12" table:default-cell-style-name="ce1"/>
        <table:table-column table:style-name="co4" table:default-cell-style-name="ce1"/>
        <table:table-column table:style-name="co13" table:default-cell-style-name="ce1"/>
        <table:table-column table:style-name="co14" table:number-columns-repeated="6" table:default-cell-style-name="ce1"/>
        <table:table-column table:style-name="co4" table:default-cell-style-name="ce1"/>
        <table:table-column table:style-name="co15" table:default-cell-style-name="ce1"/>
        <table:table-column table:style-name="co16" table:default-cell-style-name="ce1"/>
        <table:table-column table:style-name="co4" table:number-columns-repeated="2" table:default-cell-style-name="ce1"/>
        <table:table-column table:style-name="co17" table:default-cell-style-name="ce1"/>
        <table:table-column table:style-name="co4" table:default-cell-style-name="ce1"/>
        <table:table-column table:style-name="co18" table:default-cell-style-name="ce1"/>
        <table:table-column table:style-name="co14" table:default-cell-style-name="ce1"/>
        <table:table-column table:style-name="co19" table:number-columns-repeated="6" table:default-cell-style-name="ce1"/>
        <table:table-column table:style-name="co20" table:default-cell-style-name="ce1"/>
        <table:table-column table:style-name="co21" table:default-cell-style-name="ce1"/>
        <table:table-column table:style-name="co4"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4" table:default-cell-style-name="ce1"/>
        <table:table-column table:style-name="co26" table:default-cell-style-name="ce1"/>
        <table:table-column table:style-name="co4" table:number-columns-repeated="988" table:default-cell-style-name="ce1"/>
        <table:table-column table:style-name="co5" table:number-columns-repeated="15360" table:default-cell-style-name="ce1"/>
        <table:table-column table:style-name="co9" table:number-columns-repeated="3" table:default-cell-style-name="ce1"/>
        <table:table-row table:style-name="ro12">
          <table:table-cell table:style-name="ce41" office:value-type="string" calcext:value-type="string">
            <text:p>Homepage sito comune</text:p>
          </table:table-cell>
          <table:table-cell table:style-name="ce42"/>
          <table:table-cell table:style-name="ce43" table:number-columns-repeated="7"/>
          <table:table-cell table:style-name="ce42"/>
          <table:table-cell table:style-name="ce43" table:number-columns-repeated="3"/>
          <table:table-cell table:style-name="ce42"/>
          <table:table-cell table:style-name="ce43"/>
          <table:table-cell table:style-name="ce42"/>
          <table:table-cell table:style-name="ce44"/>
          <table:table-cell table:style-name="ce43" table:number-columns-repeated="5"/>
          <table:table-cell table:style-name="ce45"/>
          <table:table-cell table:style-name="ce43"/>
          <table:table-cell/>
          <table:table-cell table:style-name="ce46"/>
          <table:table-cell table:style-name="ce42"/>
          <table:table-cell table:style-name="ce47" table:number-columns-repeated="6"/>
          <table:table-cell table:number-columns-repeated="16351"/>
        </table:table-row>
        <table:table-row table:style-name="ro4">
          <table:table-cell table:style-name="ce48" office:value-type="string" calcext:value-type="string">
            <text:p>1° livello (pagine di sezione)</text:p>
          </table:table-cell>
          <table:table-cell table:style-name="ce42"/>
          <table:table-cell table:style-name="ce130" office:value-type="string" calcext:value-type="string" table:number-columns-spanned="7" table:number-rows-spanned="1">
            <text:p>Amministrazione</text:p>
          </table:table-cell>
          <table:covered-table-cell table:number-columns-repeated="6"/>
          <table:table-cell table:style-name="ce42"/>
          <table:table-cell table:style-name="ce130" office:value-type="string" calcext:value-type="string" table:number-columns-spanned="3" table:number-rows-spanned="1">
            <text:p>Novità</text:p>
          </table:table-cell>
          <table:covered-table-cell table:number-columns-repeated="2"/>
          <table:table-cell table:style-name="ce42"/>
          <table:table-cell table:style-name="ce46" office:value-type="string" calcext:value-type="string">
            <text:p>Servizi</text:p>
          </table:table-cell>
          <table:table-cell table:style-name="ce42"/>
          <table:table-cell table:style-name="ce130" office:value-type="string" calcext:value-type="string" table:number-columns-spanned="6" table:number-rows-spanned="1">
            <text:p>Vivere</text:p>
          </table:table-cell>
          <table:covered-table-cell table:number-columns-repeated="5"/>
          <table:table-cell table:style-name="ce49"/>
          <table:table-cell table:style-name="ce46" office:value-type="string" calcext:value-type="string">
            <text:p>Argomenti</text:p>
          </table:table-cell>
          <table:table-cell/>
          <table:table-cell table:style-name="ce46" office:value-type="string" calcext:value-type="string">
            <text:p>Cerca nel sito</text:p>
          </table:table-cell>
          <table:table-cell table:style-name="ce42"/>
          <table:table-cell table:style-name="ce77" office:value-type="string" calcext:value-type="string" table:number-columns-spanned="6" table:number-rows-spanned="1">
            <text:p>Link nel footer <text:span text:style-name="T2">(pagine di primo livello che non appaiono nel menu di navigazione)</text:span></text:p>
          </table:table-cell>
          <table:covered-table-cell table:number-columns-repeated="5"/>
          <table:table-cell table:number-columns-repeated="16351"/>
        </table:table-row>
        <table:table-row table:style-name="ro9">
          <table:table-cell table:style-name="ce45"/>
          <table:table-cell table:style-name="ce42" table:number-columns-repeated="9"/>
          <table:table-cell table:style-name="ce50" table:number-columns-repeated="6"/>
          <table:table-cell table:style-name="ce51"/>
          <table:table-cell table:style-name="ce50" table:number-columns-repeated="7"/>
          <table:table-cell table:style-name="ce29" table:number-columns-repeated="2"/>
          <table:table-cell table:style-name="ce50" table:number-columns-repeated="5"/>
          <table:table-cell table:number-columns-repeated="16353"/>
        </table:table-row>
        <table:table-row table:style-name="ro15">
          <table:table-cell table:style-name="ce48" office:value-type="string" calcext:value-type="string">
            <text:p>2° livello (pagine lista - Obbligatorio) - la struttura è definita dalla tassonomia di riferimento, se presente</text:p>
          </table:table-cell>
          <table:table-cell table:style-name="ce42"/>
          <table:table-cell table:style-name="ce52" office:value-type="string" calcext:value-type="string">
            <text:p>Organi di governo e controllo</text:p>
          </table:table-cell>
          <table:table-cell table:style-name="ce52" office:value-type="string" calcext:value-type="string">
            <text:p>Aree gestionali</text:p>
          </table:table-cell>
          <table:table-cell table:style-name="ce52" office:value-type="string" calcext:value-type="string">
            <text:p>Uffici</text:p>
          </table:table-cell>
          <table:table-cell table:style-name="ce52" office:value-type="string" calcext:value-type="string">
            <text:p>Personale sanitario</text:p>
          </table:table-cell>
          <table:table-cell table:style-name="ce52" office:value-type="string" calcext:value-type="string">
            <text:p>Personale socio-assistenziale</text:p>
          </table:table-cell>
          <table:table-cell table:style-name="ce52" office:value-type="string" calcext:value-type="string">
            <text:p>Personale amministrativo</text:p>
          </table:table-cell>
          <table:table-cell table:style-name="ce52" office:value-type="string" calcext:value-type="string">
            <text:p>Documenti e dati</text:p>
          </table:table-cell>
          <table:table-cell table:style-name="ce42"/>
          <table:table-cell table:style-name="ce53" office:value-type="string" calcext:value-type="string">
            <text:p>Notizie</text:p>
          </table:table-cell>
          <table:table-cell table:style-name="ce53" office:value-type="string" calcext:value-type="string">
            <text:p>Comunicati</text:p>
          </table:table-cell>
          <table:table-cell table:style-name="ce53" office:value-type="string" calcext:value-type="string">
            <text:p>Avvisi</text:p>
          </table:table-cell>
          <table:table-cell table:style-name="ce50"/>
          <table:table-cell table:style-name="ce54" office:value-type="string" calcext:value-type="string">
            <text:p>Categorie dei servizi</text:p>
          </table:table-cell>
          <table:table-cell table:style-name="ce50"/>
          <table:table-cell table:style-name="ce53" office:value-type="string" calcext:value-type="string">
            <text:p>Luoghi</text:p>
          </table:table-cell>
          <table:table-cell table:style-name="ce53" office:value-type="string" calcext:value-type="string">
            <text:p>Eventi</text:p>
          </table:table-cell>
          <table:table-cell table:style-name="ce53" office:value-type="string" calcext:value-type="string">
            <text:p>Storia</text:p>
          </table:table-cell>
          <table:table-cell table:style-name="ce53" office:value-type="string" calcext:value-type="string">
            <text:p>Valori e obiettivi</text:p>
          </table:table-cell>
          <table:table-cell table:style-name="ce53" office:value-type="string" calcext:value-type="string">
            <text:p>Qualità</text:p>
          </table:table-cell>
          <table:table-cell table:style-name="ce53" office:value-type="string" calcext:value-type="string">
            <text:p>Comitato ospiti</text:p>
          </table:table-cell>
          <table:table-cell table:style-name="ce55"/>
          <table:table-cell table:style-name="ce54" office:value-type="string" calcext:value-type="string">
            <text:p>Argomenti</text:p>
          </table:table-cell>
          <table:table-cell table:style-name="ce29" table:number-columns-repeated="2"/>
          <table:table-cell table:style-name="ce55"/>
          <table:table-cell table:style-name="ce57" office:value-type="string" calcext:value-type="string">
            <text:p>Amministrazione trasparente</text:p>
          </table:table-cell>
          <table:table-cell table:style-name="ce57" office:value-type="string" calcext:value-type="string">
            <text:p>Informativa trattamento dati personali</text:p>
          </table:table-cell>
          <table:table-cell table:style-name="ce57" office:value-type="string" calcext:value-type="string">
            <text:p>Note legali</text:p>
          </table:table-cell>
          <table:table-cell table:style-name="ce57" office:value-type="string" calcext:value-type="string">
            <text:p>Dichiarazione di accessibilità</text:p>
          </table:table-cell>
          <table:table-cell table:style-name="ce58" office:value-type="string" calcext:value-type="string">
            <text:p>Domande frequenti (FAQ)</text:p>
          </table:table-cell>
          <table:table-cell table:style-name="ce58" office:value-type="string" calcext:value-type="string">
            <text:p>Segnalazione disservizio</text:p>
          </table:table-cell>
          <table:table-cell table:number-columns-repeated="16351"/>
        </table:table-row>
        <table:table-row table:style-name="ro16">
          <table:table-cell table:style-name="ce50"/>
          <table:table-cell table:style-name="ce42" table:number-columns-repeated="9"/>
          <table:table-cell table:style-name="ce50" table:number-columns-repeated="4"/>
          <table:table-cell table:style-name="ce52" office:value-type="string" calcext:value-type="string">
            <text:p>Servizi inclusi</text:p>
          </table:table-cell>
          <table:table-cell table:style-name="ce50"/>
          <table:table-cell table:style-name="ce52"/>
          <table:table-cell table:style-name="ce50" table:number-columns-repeated="7"/>
          <table:table-cell table:style-name="ce29" table:number-columns-repeated="2"/>
          <table:table-cell table:style-name="ce50" table:number-columns-repeated="5"/>
          <table:table-cell table:number-columns-repeated="16353"/>
        </table:table-row>
        <table:table-row table:style-name="ro17">
          <table:table-cell table:style-name="ce48" office:value-type="string" calcext:value-type="string">
            <text:p>3° livello (pagine lista) - la struttura è definita dalla tassonomia di riferimento, se presente</text:p>
          </table:table-cell>
          <table:table-cell table:style-name="ce42"/>
          <table:table-cell table:number-columns-repeated="6" table:style-name="ce55" office:value-type="string" calcext:value-type="string">
            <text:p>/</text:p>
          </table:table-cell>
          <table:table-cell table:style-name="ce54" office:value-type="string" calcext:value-type="string">
            <text:p>Tipi di documento</text:p>
          </table:table-cell>
          <table:table-cell table:style-name="ce42"/>
          <table:table-cell table:style-name="ce59" table:number-columns-repeated="2"/>
          <table:table-cell table:style-name="ce50" table:number-columns-repeated="2"/>
          <table:table-cell table:style-name="ce52" office:value-type="string" calcext:value-type="string">
            <text:p>Servizi socio-assistenziali</text:p>
          </table:table-cell>
          <table:table-cell table:style-name="ce50"/>
          <table:table-cell table:style-name="ce54" office:value-type="string" calcext:value-type="string">
            <text:p>Tipi di luogo</text:p>
          </table:table-cell>
          <table:table-cell table:style-name="ce54" office:value-type="string" calcext:value-type="string">
            <text:p>Tipi di evento</text:p>
          </table:table-cell>
          <table:table-cell table:style-name="ce54" table:number-columns-repeated="4"/>
          <table:table-cell table:style-name="ce50" table:number-columns-repeated="2"/>
          <table:table-cell table:style-name="ce53"/>
          <table:table-cell table:style-name="ce29"/>
          <table:table-cell table:style-name="ce50" table:number-columns-repeated="5"/>
          <table:table-cell table:number-columns-repeated="16353"/>
        </table:table-row>
        <table:table-row table:style-name="ro17">
          <table:table-cell table:style-name="ce50"/>
          <table:table-cell table:style-name="ce42"/>
          <table:table-cell table:style-name="ce55" table:number-columns-repeated="6"/>
          <table:table-cell table:style-name="ce52" office:value-type="string" calcext:value-type="string">
            <text:p>Documenti albo pretorio</text:p>
          </table:table-cell>
          <table:table-cell table:style-name="ce42"/>
          <table:table-cell table:style-name="ce50" table:number-columns-repeated="4"/>
          <table:table-cell table:style-name="ce52" office:value-type="string" calcext:value-type="string">
            <text:p>Servizi amministrativi</text:p>
          </table:table-cell>
          <table:table-cell table:style-name="ce50"/>
          <table:table-cell table:style-name="ce52"/>
          <table:table-cell table:style-name="ce60" table:number-columns-repeated="5"/>
          <table:table-cell table:style-name="ce50" table:number-columns-repeated="2"/>
          <table:table-cell table:style-name="ce53"/>
          <table:table-cell table:style-name="ce29"/>
          <table:table-cell table:style-name="ce50" table:number-columns-repeated="5"/>
          <table:table-cell table:number-columns-repeated="16353"/>
        </table:table-row>
        <table:table-row table:style-name="ro18">
          <table:table-cell table:style-name="ce61"/>
          <table:table-cell table:style-name="ce42"/>
          <table:table-cell table:style-name="ce55" table:number-columns-repeated="6"/>
          <table:table-cell table:style-name="ce52" office:value-type="string" calcext:value-type="string">
            <text:p>Modulistica</text:p>
          </table:table-cell>
          <table:table-cell table:style-name="ce42"/>
          <table:table-cell table:style-name="ce50" table:number-columns-repeated="4"/>
          <table:table-cell table:style-name="ce52"/>
          <table:table-cell table:style-name="ce50"/>
          <table:table-cell table:style-name="ce52"/>
          <table:table-cell table:style-name="ce60" table:number-columns-repeated="5"/>
          <table:table-cell table:style-name="ce50" table:number-columns-repeated="2"/>
          <table:table-cell table:style-name="ce53"/>
          <table:table-cell table:style-name="ce50" table:number-columns-repeated="6"/>
          <table:table-cell table:number-columns-repeated="16353"/>
        </table:table-row>
        <table:table-row table:style-name="ro15">
          <table:table-cell table:style-name="ce61"/>
          <table:table-cell table:style-name="ce42"/>
          <table:table-cell table:style-name="ce55" table:number-columns-repeated="6"/>
          <table:table-cell table:style-name="ce52" office:value-type="string" calcext:value-type="string">
            <text:p>Documenti funzionamento interno</text:p>
          </table:table-cell>
          <table:table-cell table:style-name="ce42"/>
          <table:table-cell table:style-name="ce50" table:number-columns-repeated="4"/>
          <table:table-cell table:style-name="ce52"/>
          <table:table-cell table:style-name="ce50"/>
          <table:table-cell table:style-name="ce52"/>
          <table:table-cell table:style-name="ce60" table:number-columns-repeated="5"/>
          <table:table-cell table:style-name="ce50" table:number-columns-repeated="9"/>
          <table:table-cell table:number-columns-repeated="16353"/>
        </table:table-row>
        <table:table-row table:style-name="ro18">
          <table:table-cell table:style-name="ce61"/>
          <table:table-cell table:style-name="ce42"/>
          <table:table-cell table:style-name="ce55" table:number-columns-repeated="6"/>
          <table:table-cell table:style-name="ce52" office:value-type="string" calcext:value-type="string">
            <text:p>Atti normativi</text:p>
          </table:table-cell>
          <table:table-cell table:style-name="ce42"/>
          <table:table-cell table:style-name="ce50" table:number-columns-repeated="4"/>
          <table:table-cell table:style-name="ce52"/>
          <table:table-cell table:style-name="ce50"/>
          <table:table-cell table:style-name="ce52"/>
          <table:table-cell table:style-name="ce60" table:number-columns-repeated="5"/>
          <table:table-cell table:style-name="ce50" table:number-columns-repeated="9"/>
          <table:table-cell table:number-columns-repeated="16353"/>
        </table:table-row>
        <table:table-row table:style-name="ro17">
          <table:table-cell table:style-name="ce61"/>
          <table:table-cell table:style-name="ce42"/>
          <table:table-cell table:style-name="ce55" table:number-columns-repeated="6"/>
          <table:table-cell table:style-name="ce52" office:value-type="string" calcext:value-type="string">
            <text:p>Accordi tra enti</text:p>
          </table:table-cell>
          <table:table-cell table:style-name="ce42"/>
          <table:table-cell table:style-name="ce50" table:number-columns-repeated="4"/>
          <table:table-cell table:style-name="ce52"/>
          <table:table-cell table:style-name="ce50"/>
          <table:table-cell table:style-name="ce34"/>
          <table:table-cell table:style-name="ce60" table:number-columns-repeated="5"/>
          <table:table-cell table:style-name="ce50" table:number-columns-repeated="9"/>
          <table:table-cell table:number-columns-repeated="16353"/>
        </table:table-row>
        <table:table-row table:style-name="ro9">
          <table:table-cell table:style-name="ce61"/>
          <table:table-cell table:style-name="ce42"/>
          <table:table-cell table:style-name="ce55" table:number-columns-repeated="6"/>
          <table:table-cell table:style-name="ce34" office:value-type="string" calcext:value-type="string">
            <text:p>Documento generico</text:p>
          </table:table-cell>
          <table:table-cell table:style-name="ce42"/>
          <table:table-cell table:style-name="ce50" table:number-columns-repeated="4"/>
          <table:table-cell table:style-name="ce52"/>
          <table:table-cell table:style-name="ce50"/>
          <table:table-cell table:style-name="ce52"/>
          <table:table-cell table:style-name="ce60" table:number-columns-repeated="5"/>
          <table:table-cell table:style-name="ce50" table:number-columns-repeated="9"/>
          <table:table-cell table:number-columns-repeated="16353"/>
        </table:table-row>
        <table:table-row table:style-name="ro9">
          <table:table-cell table:style-name="ce61"/>
          <table:table-cell table:style-name="ce42"/>
          <table:table-cell table:style-name="ce55" table:number-columns-repeated="6"/>
          <table:table-cell table:style-name="ce34" office:value-type="string" calcext:value-type="string">
            <text:p>Istanze</text:p>
          </table:table-cell>
          <table:table-cell table:style-name="ce42"/>
          <table:table-cell table:style-name="ce50" table:number-columns-repeated="4"/>
          <table:table-cell table:style-name="ce52"/>
          <table:table-cell table:style-name="ce50"/>
          <table:table-cell table:style-name="ce52"/>
          <table:table-cell table:style-name="ce60" table:number-columns-repeated="5"/>
          <table:table-cell table:style-name="ce50" table:number-columns-repeated="9"/>
          <table:table-cell table:number-columns-repeated="16353"/>
        </table:table-row>
        <table:table-row table:style-name="ro19">
          <table:table-cell table:style-name="ce61"/>
          <table:table-cell table:style-name="ce42"/>
          <table:table-cell table:style-name="ce55" table:number-columns-repeated="2"/>
          <table:table-cell table:style-name="ce50" table:number-columns-repeated="4"/>
          <table:table-cell table:style-name="ce52" office:value-type="string" calcext:value-type="string">
            <text:p>Documenti di programmazione e rendicontazione</text:p>
          </table:table-cell>
          <table:table-cell table:style-name="ce42"/>
          <table:table-cell table:style-name="ce50" table:number-columns-repeated="4"/>
          <table:table-cell table:style-name="ce52"/>
          <table:table-cell table:style-name="ce50"/>
          <table:table-cell table:style-name="ce29"/>
          <table:table-cell table:style-name="ce52" table:number-columns-repeated="5"/>
          <table:table-cell table:style-name="ce50" table:number-columns-repeated="9"/>
          <table:table-cell table:number-columns-repeated="16353"/>
        </table:table-row>
        <table:table-row table:style-name="ro18">
          <table:table-cell table:style-name="ce61"/>
          <table:table-cell table:style-name="ce42"/>
          <table:table-cell table:style-name="ce55" table:number-columns-repeated="2"/>
          <table:table-cell table:style-name="ce50" table:number-columns-repeated="4"/>
          <table:table-cell table:style-name="ce52" office:value-type="string" calcext:value-type="string">
            <text:p>Dataset</text:p>
          </table:table-cell>
          <table:table-cell table:style-name="ce42"/>
          <table:table-cell table:style-name="ce50" table:number-columns-repeated="4"/>
          <table:table-cell table:style-name="ce52"/>
          <table:table-cell table:style-name="ce50"/>
          <table:table-cell table:style-name="ce55"/>
          <table:table-cell table:style-name="ce52" table:number-columns-repeated="5"/>
          <table:table-cell table:style-name="ce50" table:number-columns-repeated="9"/>
          <table:table-cell table:number-columns-repeated="16353"/>
        </table:table-row>
        <table:table-row table:style-name="ro9">
          <table:table-cell table:style-name="ce61"/>
          <table:table-cell table:style-name="ce42"/>
          <table:table-cell table:style-name="ce55" table:number-columns-repeated="2"/>
          <table:table-cell table:style-name="ce50" table:number-columns-repeated="4"/>
          <table:table-cell/>
          <table:table-cell table:style-name="ce42"/>
          <table:table-cell table:style-name="ce50" table:number-columns-repeated="4"/>
          <table:table-cell table:style-name="ce52"/>
          <table:table-cell table:style-name="ce50"/>
          <table:table-cell table:style-name="ce51"/>
          <table:table-cell table:style-name="ce50" table:number-columns-repeated="14"/>
          <table:table-cell table:number-columns-repeated="16353"/>
        </table:table-row>
        <table:table-row table:style-name="ro9" table:number-rows-repeated="3">
          <table:table-cell table:style-name="ce48"/>
          <table:table-cell table:style-name="ce42"/>
          <table:table-cell table:style-name="ce55" table:number-columns-repeated="7"/>
          <table:table-cell table:style-name="ce42"/>
          <table:table-cell table:style-name="ce50" table:number-columns-repeated="4"/>
          <table:table-cell table:style-name="ce52"/>
          <table:table-cell table:style-name="ce50"/>
          <table:table-cell table:style-name="ce51"/>
          <table:table-cell table:style-name="ce55" table:number-columns-repeated="5"/>
          <table:table-cell table:style-name="ce50" table:number-columns-repeated="9"/>
          <table:table-cell table:number-columns-repeated="16353"/>
        </table:table-row>
        <table:table-row table:style-name="ro9">
          <table:table-cell table:style-name="ce62"/>
          <table:table-cell table:style-name="ce42"/>
          <table:table-cell table:style-name="ce55" table:number-columns-repeated="7"/>
          <table:table-cell table:style-name="ce42"/>
          <table:table-cell table:style-name="ce50" table:number-columns-repeated="4"/>
          <table:table-cell table:style-name="ce52"/>
          <table:table-cell table:style-name="ce50"/>
          <table:table-cell table:style-name="ce51"/>
          <table:table-cell table:style-name="ce55" table:number-columns-repeated="5"/>
          <table:table-cell table:style-name="ce50" table:number-columns-repeated="9"/>
          <table:table-cell table:number-columns-repeated="16353"/>
        </table:table-row>
        <table:table-row table:style-name="ro20">
          <table:table-cell table:style-name="ce48" office:value-type="string" calcext:value-type="string">
            <text:p>4° livello (template di dettaglio) / Pagine di dettaglio - (Si tratta di un 3° livello nei casi in cui non siano presenti altre pagine di smistamento sotto al 2° livello, come nel caso di Uffici e Politici nella sezione Amministrazione)</text:p>
          </table:table-cell>
          <table:table-cell table:style-name="ce42"/>
          <table:table-cell table:style-name="ce55" office:value-type="string" calcext:value-type="string">
            <text:p>Consiglio di amministrazione (struttura politica)</text:p>
          </table:table-cell>
          <table:table-cell table:style-name="ce55" office:value-type="string" calcext:value-type="string">
            <text:p>Area Amministrativa</text:p>
          </table:table-cell>
          <table:table-cell table:style-name="ce55" office:value-type="string" calcext:value-type="string">
            <text:p>Ufficio assistente sociale</text:p>
          </table:table-cell>
          <table:table-cell table:style-name="ce55" office:value-type="string" calcext:value-type="string">
            <text:p>Sanitario 1</text:p>
          </table:table-cell>
          <table:table-cell table:style-name="ce55" office:value-type="string" calcext:value-type="string">
            <text:p>Psicologo</text:p>
          </table:table-cell>
          <table:table-cell table:style-name="ce55" office:value-type="string" calcext:value-type="string">
            <text:p>Funzionario 1</text:p>
          </table:table-cell>
          <table:table-cell table:style-name="ce55" office:value-type="string" calcext:value-type="string">
            <text:p>Documento 1</text:p>
          </table:table-cell>
          <table:table-cell table:style-name="ce42"/>
          <table:table-cell table:style-name="ce55" office:value-type="string" calcext:value-type="string">
            <text:p>Notizia 1</text:p>
          </table:table-cell>
          <table:table-cell table:style-name="ce55" office:value-type="string" calcext:value-type="string">
            <text:p>Comunicato 1</text:p>
          </table:table-cell>
          <table:table-cell table:style-name="ce50" table:number-columns-repeated="2"/>
          <table:table-cell table:style-name="ce55" office:value-type="string" calcext:value-type="string">
            <text:p>Servizio 1</text:p>
          </table:table-cell>
          <table:table-cell table:style-name="ce50"/>
          <table:table-cell table:style-name="ce55" office:value-type="string" calcext:value-type="string">
            <text:p>Luogo 1</text:p>
          </table:table-cell>
          <table:table-cell table:style-name="ce55" office:value-type="string" calcext:value-type="string">
            <text:p>Evento 1</text:p>
          </table:table-cell>
          <table:table-cell table:style-name="ce55" table:number-columns-repeated="4"/>
          <table:table-cell table:style-name="ce50" table:number-columns-repeated="9"/>
          <table:table-cell table:number-columns-repeated="16353"/>
        </table:table-row>
        <table:table-row table:style-name="ro13">
          <table:table-cell table:style-name="ce61"/>
          <table:table-cell table:style-name="ce42"/>
          <table:table-cell table:style-name="ce55" office:value-type="string" calcext:value-type="string">
            <text:p>Collegio dei revisori (struttura politica)</text:p>
          </table:table-cell>
          <table:table-cell table:style-name="ce55" office:value-type="string" calcext:value-type="string">
            <text:p>Area Tecnica</text:p>
          </table:table-cell>
          <table:table-cell table:style-name="ce55" office:value-type="string" calcext:value-type="string">
            <text:p>Ufficio contabilità</text:p>
          </table:table-cell>
          <table:table-cell table:style-name="ce55" office:value-type="string" calcext:value-type="string">
            <text:p>Sanitario 2</text:p>
          </table:table-cell>
          <table:table-cell table:style-name="ce55" office:value-type="string" calcext:value-type="string">
            <text:p>Animatore</text:p>
          </table:table-cell>
          <table:table-cell table:style-name="ce55" office:value-type="string" calcext:value-type="string">
            <text:p>Funzionario 2</text:p>
          </table:table-cell>
          <table:table-cell table:style-name="ce55" office:value-type="string" calcext:value-type="string">
            <text:p>Documento 2</text:p>
          </table:table-cell>
          <table:table-cell table:style-name="ce42"/>
          <table:table-cell table:style-name="ce55" office:value-type="string" calcext:value-type="string">
            <text:p>Notizia 2</text:p>
          </table:table-cell>
          <table:table-cell table:style-name="ce55" office:value-type="string" calcext:value-type="string">
            <text:p>Comunicato 2</text:p>
          </table:table-cell>
          <table:table-cell table:style-name="ce50" table:number-columns-repeated="2"/>
          <table:table-cell table:style-name="ce55" office:value-type="string" calcext:value-type="string">
            <text:p>Servizio 2</text:p>
          </table:table-cell>
          <table:table-cell table:style-name="ce50"/>
          <table:table-cell table:style-name="ce55" office:value-type="string" calcext:value-type="string">
            <text:p>Luogo 2</text:p>
          </table:table-cell>
          <table:table-cell table:style-name="ce55" office:value-type="string" calcext:value-type="string">
            <text:p>Evento 2</text:p>
          </table:table-cell>
          <table:table-cell table:style-name="ce55" table:number-columns-repeated="4"/>
          <table:table-cell table:style-name="ce50" table:number-columns-repeated="9"/>
          <table:table-cell table:number-columns-repeated="16353"/>
        </table:table-row>
        <table:table-row table:style-name="ro21">
          <table:table-cell table:style-name="ce61"/>
          <table:table-cell table:style-name="ce42"/>
          <table:table-cell table:style-name="ce55" office:value-type="string" calcext:value-type="string">
            <text:p>Nucleo di valutazione (struttura politica)</text:p>
          </table:table-cell>
          <table:table-cell table:style-name="ce55" office:value-type="string" calcext:value-type="string">
            <text:p>Area Assistenziale</text:p>
          </table:table-cell>
          <table:table-cell table:style-name="ce55" office:value-type="string" calcext:value-type="string">
            <text:p>Ufficio del personale</text:p>
          </table:table-cell>
          <table:table-cell table:style-name="ce55" office:value-type="string" calcext:value-type="string">
            <text:p>Sanitario 3</text:p>
          </table:table-cell>
          <table:table-cell table:style-name="ce55" office:value-type="string" calcext:value-type="string">
            <text:p>Operatore socio-assistenziale</text:p>
          </table:table-cell>
          <table:table-cell table:style-name="ce55" office:value-type="string" calcext:value-type="string">
            <text:p>Funzionario 3</text:p>
          </table:table-cell>
          <table:table-cell table:style-name="ce55" office:value-type="string" calcext:value-type="string">
            <text:p>Documento 3</text:p>
          </table:table-cell>
          <table:table-cell table:style-name="ce42"/>
          <table:table-cell table:style-name="ce55" office:value-type="string" calcext:value-type="string">
            <text:p>Notizia 3</text:p>
          </table:table-cell>
          <table:table-cell table:style-name="ce55" office:value-type="string" calcext:value-type="string">
            <text:p>Comunicato 3</text:p>
          </table:table-cell>
          <table:table-cell table:style-name="ce50" table:number-columns-repeated="2"/>
          <table:table-cell table:style-name="ce55" office:value-type="string" calcext:value-type="string">
            <text:p>Servizio 3</text:p>
          </table:table-cell>
          <table:table-cell table:style-name="ce50"/>
          <table:table-cell table:style-name="ce55" office:value-type="string" calcext:value-type="string">
            <text:p>Luogo 3</text:p>
          </table:table-cell>
          <table:table-cell table:style-name="ce55" office:value-type="string" calcext:value-type="string">
            <text:p>Evento 3</text:p>
          </table:table-cell>
          <table:table-cell table:style-name="ce55" table:number-columns-repeated="4"/>
          <table:table-cell table:style-name="ce50" table:number-columns-repeated="9"/>
          <table:table-cell table:number-columns-repeated="16353"/>
        </table:table-row>
        <table:table-row table:style-name="ro22">
          <table:table-cell table:style-name="ce61"/>
          <table:table-cell table:style-name="ce42"/>
          <table:table-cell table:number-columns-repeated="4" table:style-name="ce55" office:value-type="string" calcext:value-type="string">
            <text:p>....</text:p>
          </table:table-cell>
          <table:table-cell table:style-name="ce55" office:value-type="string" calcext:value-type="string">
            <text:p>…</text:p>
          </table:table-cell>
          <table:table-cell table:number-columns-repeated="2" table:style-name="ce55" office:value-type="string" calcext:value-type="string">
            <text:p>....</text:p>
          </table:table-cell>
          <table:table-cell table:style-name="ce42"/>
          <table:table-cell table:number-columns-repeated="2" table:style-name="ce55" office:value-type="string" calcext:value-type="string">
            <text:p>....</text:p>
          </table:table-cell>
          <table:table-cell table:style-name="ce50" table:number-columns-repeated="2"/>
          <table:table-cell table:style-name="ce55" office:value-type="string" calcext:value-type="string">
            <text:p>....</text:p>
          </table:table-cell>
          <table:table-cell table:style-name="ce50"/>
          <table:table-cell table:number-columns-repeated="2" table:style-name="ce55" office:value-type="string" calcext:value-type="string">
            <text:p>....</text:p>
          </table:table-cell>
          <table:table-cell table:style-name="ce55" table:number-columns-repeated="4"/>
          <table:table-cell table:style-name="ce50" table:number-columns-repeated="9"/>
          <table:table-cell table:number-columns-repeated="16353"/>
        </table:table-row>
        <table:table-row table:style-name="ro9">
          <table:table-cell table:style-name="ce50"/>
          <table:table-cell table:style-name="ce42"/>
          <table:table-cell table:style-name="ce55" table:number-columns-repeated="3"/>
          <table:table-cell table:style-name="ce50" table:number-columns-repeated="4"/>
          <table:table-cell table:style-name="ce42"/>
          <table:table-cell table:style-name="ce50" table:number-columns-repeated="4"/>
          <table:table-cell table:style-name="ce63"/>
          <table:table-cell table:style-name="ce50"/>
          <table:table-cell table:style-name="ce51"/>
          <table:table-cell table:style-name="ce50" table:number-columns-repeated="14"/>
          <table:table-cell table:number-columns-repeated="16353"/>
        </table:table-row>
        <table:table-row table:style-name="ro13">
          <table:table-cell table:style-name="ce41" office:value-type="string" calcext:value-type="string">
            <text:p>Tipologie di contenuti (Content Type) di riferimento</text:p>
          </table:table-cell>
          <table:table-cell table:style-name="ce42"/>
          <table:table-cell table:number-columns-repeated="3" table:style-name="ce64" office:value-type="string" calcext:value-type="string">
            <text:p>Unità Organizzativa</text:p>
          </table:table-cell>
          <table:table-cell table:number-columns-repeated="3" table:style-name="ce64" office:value-type="string" calcext:value-type="string">
            <text:p>Persona</text:p>
          </table:table-cell>
          <table:table-cell table:style-name="ce64" office:value-type="string" calcext:value-type="string">
            <text:p>Documento pubblico</text:p>
          </table:table-cell>
          <table:table-cell table:style-name="ce42"/>
          <table:table-cell table:number-columns-repeated="2" table:style-name="ce64" office:value-type="string" calcext:value-type="string">
            <text:p>Notizia</text:p>
          </table:table-cell>
          <table:table-cell table:style-name="ce42" table:number-columns-repeated="2"/>
          <table:table-cell table:style-name="ce64" office:value-type="string" calcext:value-type="string">
            <text:p>Servizio</text:p>
          </table:table-cell>
          <table:table-cell table:style-name="ce42"/>
          <table:table-cell table:style-name="ce64" office:value-type="string" calcext:value-type="string">
            <text:p>Luogo</text:p>
          </table:table-cell>
          <table:table-cell table:style-name="ce65" office:value-type="string" calcext:value-type="string">
            <text:p>Evento</text:p>
          </table:table-cell>
          <table:table-cell table:style-name="ce54" table:number-columns-repeated="4"/>
          <table:table-cell table:style-name="ce66"/>
          <table:table-cell table:style-name="ce67" office:value-type="string" calcext:value-type="string">
            <text:p>Pagine argomenti</text:p>
          </table:table-cell>
          <table:table-cell table:number-columns-repeated="2"/>
          <table:table-cell table:style-name="ce42" table:number-columns-repeated="5"/>
          <table:table-cell table:number-columns-repeated="16353"/>
        </table:table-row>
        <table:table-row table:style-name="ro9">
          <table:table-cell table:style-name="ce41"/>
          <table:table-cell table:style-name="ce42" table:number-columns-repeated="7"/>
          <table:table-cell table:style-name="ce21" office:value-type="string" calcext:value-type="string">
            <text:p>Dataset</text:p>
          </table:table-cell>
          <table:table-cell table:style-name="ce42" table:number-columns-repeated="5"/>
          <table:table-cell table:style-name="ce68"/>
          <table:table-cell table:style-name="ce42"/>
          <table:table-cell table:style-name="ce69"/>
          <table:table-cell table:style-name="ce42" table:number-columns-repeated="8"/>
          <table:table-cell/>
          <table:table-cell table:style-name="ce42" table:number-columns-repeated="5"/>
          <table:table-cell table:number-columns-repeated="16353"/>
        </table:table-row>
        <table:table-row table:style-name="ro9">
          <table:table-cell table:style-name="ce41"/>
          <table:table-cell table:style-name="ce42" table:number-columns-repeated="13"/>
          <table:table-cell table:style-name="ce68"/>
          <table:table-cell table:style-name="ce42"/>
          <table:table-cell table:style-name="ce69"/>
          <table:table-cell table:style-name="ce42" table:number-columns-repeated="8"/>
          <table:table-cell/>
          <table:table-cell table:style-name="ce42" table:number-columns-repeated="5"/>
          <table:table-cell table:number-columns-repeated="16353"/>
        </table:table-row>
        <table:table-row table:style-name="ro9">
          <table:table-cell table:style-name="ce41"/>
          <table:table-cell table:style-name="ce42" table:number-columns-repeated="13"/>
          <table:table-cell table:style-name="ce68"/>
          <table:table-cell table:style-name="ce42"/>
          <table:table-cell table:style-name="ce69"/>
          <table:table-cell table:style-name="ce42" table:number-columns-repeated="14"/>
          <table:table-cell table:number-columns-repeated="16353"/>
        </table:table-row>
        <table:table-row table:style-name="ro9">
          <table:table-cell table:style-name="ce70"/>
          <table:table-cell table:style-name="ce42" table:number-columns-repeated="13"/>
          <table:table-cell table:style-name="ce68"/>
          <table:table-cell table:style-name="ce42"/>
          <table:table-cell table:style-name="ce69"/>
          <table:table-cell table:style-name="ce42" table:number-columns-repeated="14"/>
          <table:table-cell table:number-columns-repeated="16353"/>
        </table:table-row>
        <table:table-row table:style-name="ro23">
          <table:table-cell table:style-name="ce41" office:value-type="string" calcext:value-type="string">
            <text:p>Breadcrumb d'esempio</text:p>
          </table:table-cell>
          <table:table-cell table:style-name="ce42"/>
          <table:table-cell table:style-name="ce71" office:value-type="string" calcext:value-type="string">
            <text:p>Home / Amministrazione / Organi di Governo e controllo /<text:span text:style-name="T8"> Consiglio di Amministrazione</text:span></text:p>
          </table:table-cell>
          <table:table-cell table:style-name="ce71" office:value-type="string" calcext:value-type="string">
            <text:p>Home / Amministrazione / Aree gestionali /<text:span text:style-name="T8"> Area ambiente</text:span></text:p>
          </table:table-cell>
          <table:table-cell table:style-name="ce71" office:value-type="string" calcext:value-type="string">
            <text:p>Home / Amministrazione / Uffici / <text:span text:style-name="T8">Ufficio del personale</text:span></text:p>
          </table:table-cell>
          <table:table-cell table:style-name="ce71" office:value-type="string" calcext:value-type="string">
            <text:p>Home / Amministrazione / Personale sanitario / <text:span text:style-name="T8">Mario Rossi</text:span></text:p>
          </table:table-cell>
          <table:table-cell table:style-name="ce71" office:value-type="string" calcext:value-type="string">
            <text:p>Home / Amministrazione / Personale socio-assistenziale / <text:span text:style-name="T8">Maria Rossi</text:span></text:p>
          </table:table-cell>
          <table:table-cell table:style-name="ce71" office:value-type="string" calcext:value-type="string">
            <text:p>Home / Amministrazione / Personale amministrativo / <text:span text:style-name="T8">Giuseppe Verdi</text:span></text:p>
          </table:table-cell>
          <table:table-cell table:style-name="ce71" office:value-type="string" calcext:value-type="string">
            <text:p>Home / Amministrazione / Documenti e dati / Modulistica / Inserimento / <text:span text:style-name="T8">Domanda di inserimento</text:span></text:p>
          </table:table-cell>
          <table:table-cell table:style-name="ce42"/>
          <table:table-cell table:style-name="ce71" office:value-type="string" calcext:value-type="string">
            <text:p>Home / Novità / Notizie / <text:span text:style-name="T8">Aperte le iscrizioni al progetto "Riscopriamo Padova"</text:span></text:p>
          </table:table-cell>
          <table:table-cell table:style-name="ce71" office:value-type="string" calcext:value-type="string">
            <text:p>Home / Comunicati / <text:span text:style-name="T8">Mario Rossi è il nuovo direttore</text:span></text:p>
          </table:table-cell>
          <table:table-cell table:style-name="ce42" table:number-columns-repeated="2"/>
          <table:table-cell table:style-name="ce72" office:value-type="string" calcext:value-type="string">
            <text:p>Home / Servizi / Servizi socio-assistenziali / <text:span text:style-name="T6">Residenzialità</text:span></text:p>
          </table:table-cell>
          <table:table-cell table:style-name="ce42"/>
          <table:table-cell table:style-name="ce71" office:value-type="string" calcext:value-type="string">
            <text:p>Home / Luoghi / Strutture / <text:span text:style-name="T8">Sede "Voltabarozzo"</text:span></text:p>
          </table:table-cell>
          <table:table-cell table:style-name="ce71" office:value-type="string" calcext:value-type="string">
            <text:p>Home / Eventi / Eventi di animazione / <text:span text:style-name="T8">Festa dei compleanni di gennaio</text:span></text:p>
          </table:table-cell>
          <table:table-cell table:style-name="ce71" table:number-columns-repeated="4"/>
          <table:table-cell table:style-name="ce73"/>
          <table:table-cell table:style-name="ce72" office:value-type="string" calcext:value-type="string">
            <text:p>Home / Argomenti / <text:span text:style-name="T8">Argomento 1</text:span></text:p>
          </table:table-cell>
          <table:table-cell/>
          <table:table-cell table:style-name="ce42" table:number-columns-repeated="6"/>
          <table:table-cell table:number-columns-repeated="16353"/>
        </table:table-row>
        <table:table-row table:style-name="ro9" table:number-rows-repeated="3">
          <table:table-cell table:style-name="ce42" table:number-columns-repeated="16"/>
          <table:table-cell table:style-name="ce69"/>
          <table:table-cell table:style-name="ce42" table:number-columns-repeated="14"/>
          <table:table-cell table:number-columns-repeated="16353"/>
        </table:table-row>
        <table:table-row table:style-name="ro9" table:number-rows-repeated="14">
          <table:table-cell table:number-columns-repeated="16384"/>
        </table:table-row>
        <table:table-row table:style-name="ro24" table:number-rows-repeated="95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4" table:number-rows-repeated="998">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984">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6">
          <table:table-cell table:number-columns-repeated="16384"/>
        </table:table-row>
        <table:table-row table:style-name="ro24" table:number-rows-repeated="992">
          <table:table-cell table:number-columns-repeated="16384"/>
        </table:table-row>
        <table:table-row table:style-name="ro25">
          <table:table-cell table:number-columns-repeated="31"/>
          <table:table-cell table:style-name="ce74" table:number-columns-repeated="2"/>
          <table:table-cell table:number-columns-repeated="16351"/>
        </table:table-row>
        <table:table-row table:style-name="ro26">
          <table:table-cell table:number-columns-repeated="31"/>
          <table:table-cell table:style-name="ce75" office:value-type="string" calcext:value-type="string">
            <text:p>Domande frequenti (FAQ)</text:p>
          </table:table-cell>
          <table:table-cell table:style-name="ce75" office:value-type="string" calcext:value-type="string">
            <text:p>Segnalazione disservizio</text:p>
          </table:table-cell>
          <table:table-cell table:number-columns-repeated="16351"/>
        </table:table-row>
        <table:table-row table:style-name="ro27" table:number-rows-repeated="14">
          <table:table-cell table:number-columns-repeated="16384"/>
        </table:table-row>
        <table:table-row table:style-name="ro24" table:number-rows-repeated="559">
          <table:table-cell table:number-columns-repeated="16384"/>
        </table:table-row>
        <table:table-row table:style-name="ro24">
          <table:table-cell table:number-columns-repeated="16384"/>
        </table:table-row>
      </table:table>
      <table:table table:name="Tipologia_PUNTO_DI_CONTATTO" table:style-name="ta1">
        <table:table-column table:style-name="co27" table:default-cell-style-name="ce200"/>
        <table:table-column table:style-name="co28" table:default-cell-style-name="ce200"/>
        <table:table-column table:style-name="co20" table:default-cell-style-name="ce200"/>
        <table:table-column table:style-name="co29" table:default-cell-style-name="ce200"/>
        <table:table-column table:style-name="co30" table:default-cell-style-name="ce200"/>
        <table:table-column table:style-name="co31" table:default-cell-style-name="ce200"/>
        <table:table-column table:style-name="co32" table:default-cell-style-name="ce200"/>
        <table:table-column table:style-name="co4" table:number-columns-repeated="1017" table:default-cell-style-name="ce200"/>
        <table:table-column table:style-name="co5" table:number-columns-repeated="15360" table:default-cell-style-name="ce200"/>
        <table:table-row table:style-name="ro17">
          <table:table-cell table:style-name="ce95" office:value-type="string" calcext:value-type="string" table:number-columns-spanned="7" table:number-rows-spanned="1">
            <text:p>Tipologia: <text:span text:style-name="T9">PUNTO DI CONTATTO</text:span></text:p>
          </table:table-cell>
          <table:covered-table-cell table:number-columns-repeated="6"/>
          <table:table-cell table:number-columns-repeated="16377"/>
        </table:table-row>
        <table:table-row table:style-name="ro13">
          <table:table-cell table:style-name="ce96" office:value-type="string" calcext:value-type="string" table:number-columns-spanned="7" table:number-rows-spanned="1">
            <text:p>Questa Tipologia descrive la struttura di un punto di contatto, che può essere fisico, virtuale o digitale.</text:p>
            <text:p>Nota: altre Tipologia come luoghi, unità organizzative o persone possono avere n punti di contatto</text:p>
          </table:table-cell>
          <table:covered-table-cell table:number-columns-repeated="6"/>
          <table:table-cell table:number-columns-repeated="16377"/>
        </table:table-row>
        <table:table-row table:style-name="ro13">
          <table:table-cell table:style-name="ce80" office:value-type="string" calcext:value-type="string">
            <text:p>Elemento</text:p>
          </table:table-cell>
          <table:table-cell table:style-name="ce80" office:value-type="string" calcext:value-type="string">
            <text:p>Descrizione</text:p>
          </table:table-cell>
          <table:table-cell table:style-name="ce80" office:value-type="string" calcext:value-type="string">
            <text:p>Valore obbligatorio?</text:p>
          </table:table-cell>
          <table:table-cell table:style-name="ce81" office:value-type="string" calcext:value-type="string">
            <text:p>Tipo di slot (dati o relazioni)</text:p>
          </table:table-cell>
          <table:table-cell table:style-name="ce81" office:value-type="string" calcext:value-type="string">
            <text:p>Tassonomia di riferimento</text:p>
          </table:table-cell>
          <table:table-cell table:style-name="ce81" office:value-type="string" calcext:value-type="string">
            <text:p>Relazione con Tipologia</text:p>
          </table:table-cell>
          <table:table-cell table:style-name="ce81" office:value-type="string" calcext:value-type="string">
            <text:p>Cardinalità</text:p>
          </table:table-cell>
          <table:table-cell table:number-columns-repeated="16377"/>
        </table:table-row>
        <table:table-row table:style-name="ro13">
          <table:table-cell table:style-name="ce219" office:value-type="string" calcext:value-type="string">
            <text:p>Titolo</text:p>
          </table:table-cell>
          <table:table-cell table:style-name="ce225" office:value-type="string" calcext:value-type="string">
            <text:p>L’etichetta che rende distinguibile un punto di contatto da un altro</text:p>
          </table:table-cell>
          <table:table-cell table:style-name="ce227" table:content-validation-name="val1" office:value-type="string" calcext:value-type="string">
            <text:p>Sì</text:p>
          </table:table-cell>
          <table:table-cell table:style-name="ce235" table:content-validation-name="val2" office:value-type="string" calcext:value-type="string">
            <text:p>Testo breve (max. 255 char)</text:p>
          </table:table-cell>
          <table:table-cell table:style-name="ce239" table:content-validation-name="val3"/>
          <table:table-cell table:style-name="ce246" table:content-validation-name="val4"/>
          <table:table-cell table:style-name="ce252" table:content-validation-name="val5"/>
          <table:table-cell table:number-columns-repeated="16377"/>
        </table:table-row>
        <table:table-row table:style-name="ro13">
          <table:table-cell table:style-name="ce221" office:value-type="string" calcext:value-type="string">
            <text:p>Tipi</text:p>
          </table:table-cell>
          <table:table-cell table:style-name="ce225" office:value-type="string" calcext:value-type="string">
            <text:p>Un punto di contatto può avere tipi diversi, secondo una tassonomia definita</text:p>
          </table:table-cell>
          <table:table-cell table:style-name="ce227" table:content-validation-name="val1" office:value-type="string" calcext:value-type="string">
            <text:p>Sì</text:p>
          </table:table-cell>
          <table:table-cell table:style-name="ce235" table:content-validation-name="val2" office:value-type="string" calcext:value-type="string">
            <text:p>Tassonomia</text:p>
          </table:table-cell>
          <table:table-cell table:style-name="ce241" table:content-validation-name="val3" office:value-type="string" calcext:value-type="string">
            <text:p>Tipi punto di contatto</text:p>
          </table:table-cell>
          <table:table-cell table:style-name="ce247" table:content-validation-name="val4"/>
          <table:table-cell table:style-name="ce252" table:content-validation-name="val5" office:value-type="string" calcext:value-type="string">
            <text:p>1…n</text:p>
          </table:table-cell>
          <table:table-cell table:number-columns-repeated="16377"/>
        </table:table-row>
        <table:table-row table:style-name="ro28">
          <table:table-cell table:style-name="ce223" office:value-type="string" calcext:value-type="string">
            <text:p>Valori</text:p>
          </table:table-cell>
          <table:table-cell table:style-name="ce225" office:value-type="string" calcext:value-type="string">
            <text:p>Il valore del punto di contatto: il numero compreso di prefisso internazionale (se telefono), l'account (se social network), l'URL (se sito o pagina web), l'indirizzo email (se email)</text:p>
          </table:table-cell>
          <table:table-cell table:style-name="ce227" table:content-validation-name="val1" office:value-type="string" calcext:value-type="string">
            <text:p>Sì</text:p>
          </table:table-cell>
          <table:table-cell table:style-name="ce235" table:content-validation-name="val2" office:value-type="string" calcext:value-type="string">
            <text:p>Testo breve (max. 255 char)</text:p>
          </table:table-cell>
          <table:table-cell table:style-name="ce242" table:content-validation-name="val3"/>
          <table:table-cell table:style-name="ce248" table:content-validation-name="val4"/>
          <table:table-cell table:style-name="ce252" table:content-validation-name="val5" office:value-type="string" calcext:value-type="string">
            <text:p>1…n</text:p>
          </table:table-cell>
          <table:table-cell table:number-columns-repeated="16377"/>
        </table:table-row>
        <table:table-row table:style-name="ro13">
          <table:table-cell table:style-name="ce223" office:value-type="string" calcext:value-type="string">
            <text:p>Ulteriori dettagli</text:p>
          </table:table-cell>
          <table:table-cell table:style-name="ce226" office:value-type="string" calcext:value-type="string">
            <text:p>Ulteriori dettagli riguardanti il punto di contatto, ad esempio: interno se previsto per il numero di telefono</text:p>
          </table:table-cell>
          <table:table-cell table:style-name="ce229" table:content-validation-name="val1" office:value-type="string" calcext:value-type="string">
            <text:p>No</text:p>
          </table:table-cell>
          <table:table-cell table:style-name="ce237" table:content-validation-name="val2" office:value-type="string" calcext:value-type="string">
            <text:p>Testo breve (max. 255 char)</text:p>
          </table:table-cell>
          <table:table-cell table:style-name="ce245" table:content-validation-name="val3"/>
          <table:table-cell table:style-name="ce251" table:content-validation-name="val4"/>
          <table:table-cell table:style-name="ce253" table:content-validation-name="val5" office:value-type="string" calcext:value-type="string">
            <text:p>0...n</text:p>
          </table:table-cell>
          <table:table-cell table:number-columns-repeated="16377"/>
        </table:table-row>
        <table:table-row table:style-name="ro11" table:number-rows-repeated="1048568">
          <table:table-cell table:number-columns-repeated="16384"/>
        </table:table-row>
        <table:table-row table:style-name="ro11">
          <table:table-cell table:number-columns-repeated="16384"/>
        </table:table-row>
        <calcext:conditional-formats>
          <calcext:conditional-format calcext:target-range-address="Tipologia_PUNTO_DI_CONTATTO.A4:Tipologia_PUNTO_DI_CONTATTO.G7">
            <calcext:condition calcext:apply-style-name="cf11" calcext:value="formula-is([.$C4]=&quot;Sì&quot;)" calcext:base-cell-address="Tipologia_PUNTO_DI_CONTATTO.A4"/>
          </calcext:conditional-format>
        </calcext:conditional-formats>
      </table:table>
      <table:table table:name="Tipologia_COME_FARE_PER" table:style-name="ta3">
        <table:table-column table:style-name="co33" table:default-cell-style-name="Excel_20_Built-in_20_Normal"/>
        <table:table-column table:style-name="co34" table:default-cell-style-name="ce256"/>
        <table:table-column table:style-name="co35" table:default-cell-style-name="ce265"/>
        <table:table-column table:style-name="co36" table:default-cell-style-name="ce265"/>
        <table:table-column table:style-name="co37" table:default-cell-style-name="ce265"/>
        <table:table-column table:style-name="co38" table:default-cell-style-name="ce265"/>
        <table:table-column table:style-name="co39" table:default-cell-style-name="ce265"/>
        <table:table-row table:style-name="ro29">
          <table:table-cell table:style-name="ce218" office:value-type="string" calcext:value-type="string" table:number-columns-spanned="7" table:number-rows-spanned="1">
            <text:p><text:span text:style-name="T10">Tipologia: </text:span><text:span text:style-name="T11">COME FARE PER</text:span></text:p>
          </table:table-cell>
          <table:covered-table-cell table:number-columns-repeated="6" table:style-name="ce234"/>
        </table:table-row>
        <table:table-row table:style-name="ro30">
          <table:table-cell table:style-name="ce220" office:value-type="string" calcext:value-type="string" table:number-columns-spanned="7" table:number-rows-spanned="1">
            <text:p>Tipologia che descrive i passi di una procedura che gli utenti delle ASL devono seguire per ottenere qualcosa, generalmente una procedura amministrativa (Prenotare servizi e prestazioni, Ritirare referti, Cambiare o scegliere il medico di base, etc.)</text:p>
          </table:table-cell>
          <table:covered-table-cell table:number-columns-repeated="6" table:style-name="ce236"/>
        </table:table-row>
        <table:table-row table:style-name="ro31">
          <table:table-cell table:style-name="ce222" office:value-type="string" calcext:value-type="string" table:number-columns-spanned="7" table:number-rows-spanned="1">
            <text:p><text:a xlink:href="https:/www.figma.com/file/wsLgwYpYrd9yS9Tqx0Wkjp/ASL---Modello-sito?type=design&amp;node-id=1746-112804&amp;mode=design&amp;t=bzdSGAz0vsTt42eN-4" xlink:type="simple">Vai al layout hi-fi di una pagina Come fare per per un riferimento grafico</text:a></text:p>
          </table:table-cell>
          <table:covered-table-cell table:number-columns-repeated="6" table:style-name="ce238"/>
        </table:table-row>
        <table:table-row table:style-name="ro30">
          <table:table-cell table:style-name="ce224" office:value-type="string" calcext:value-type="string">
            <text:p>Elemento</text:p>
          </table:table-cell>
          <table:table-cell table:style-name="ce240" office:value-type="string" calcext:value-type="string">
            <text:p>Descrizione</text:p>
          </table:table-cell>
          <table:table-cell table:style-name="ce240" office:value-type="string" calcext:value-type="string">
            <text:p>Tipologia valore</text:p>
          </table:table-cell>
          <table:table-cell table:style-name="ce240" office:value-type="string" calcext:value-type="string">
            <text:p>Tipo di contenuto</text:p>
          </table:table-cell>
          <table:table-cell table:style-name="ce240" office:value-type="string" calcext:value-type="string">
            <text:p>Tassonomia di riferimento</text:p>
          </table:table-cell>
          <table:table-cell table:style-name="ce240" office:value-type="string" calcext:value-type="string">
            <text:p>Relazione con Tipologia</text:p>
          </table:table-cell>
          <table:table-cell table:style-name="ce240" office:value-type="string" calcext:value-type="string">
            <text:p>Componenti UI Kit</text:p>
          </table:table-cell>
        </table:table-row>
        <table:table-row table:style-name="ro32">
          <table:table-cell table:style-name="ce228" office:value-type="string" calcext:value-type="string">
            <text:p>Titolo del Come fare per</text:p>
          </table:table-cell>
          <table:table-cell table:style-name="ce243" office:value-type="string" calcext:value-type="string">
            <text:p>Il titolo relativo alla della procedura passo per passo per la quale si vogliono dare indicazioni. In interfaccia, questo elemento apparirà nella Hero della pagina.</text:p>
          </table:table-cell>
          <table:table-cell table:style-name="ce257" office:value-type="string" calcext:value-type="string">
            <text:p>Necessario</text:p>
          </table:table-cell>
          <table:table-cell table:style-name="ce257" office:value-type="string" calcext:value-type="string">
            <text:p>Testo breve (max. 255 caratteri)</text:p>
          </table:table-cell>
          <table:table-cell table:style-name="ce270"/>
          <table:table-cell table:style-name="ce287"/>
          <table:table-cell table:style-name="ce299"/>
        </table:table-row>
        <table:table-row table:style-name="ro33">
          <table:table-cell table:style-name="ce230" office:value-type="string" calcext:value-type="string">
            <text:p>Sottotitolo</text:p>
          </table:table-cell>
          <table:table-cell table:style-name="ce244" office:value-type="string" calcext:value-type="string">
            <text:p>Eventuale sottotitolo della procedura, ad esempio un nome che la identifica informalmente. Si differenzia dalla descrizione breve perché aggiunge ulteriori informazioni identificative (come ad esempio un altro nome che può essere usato), ma non basta per descriverla e far capire di cosa si tratta a un utente che non ne ha mai sentito parlare. In interfaccia, questo elemento apparirà nella Hero della pagina.</text:p>
          </table:table-cell>
          <table:table-cell table:style-name="ce259" office:value-type="string" calcext:value-type="string">
            <text:p>Opzionale</text:p>
          </table:table-cell>
          <table:table-cell table:style-name="ce259" office:value-type="string" calcext:value-type="string">
            <text:p>Testo breve (max. 155 caratteri)</text:p>
          </table:table-cell>
          <table:table-cell table:style-name="ce272"/>
          <table:table-cell table:style-name="ce290"/>
          <table:table-cell table:style-name="ce300"/>
        </table:table-row>
        <table:table-row table:style-name="ro34">
          <table:table-cell table:style-name="ce228" office:value-type="string" calcext:value-type="string">
            <text:p>Descrizione breve</text:p>
          </table:table-cell>
          <table:table-cell table:style-name="ce243" office:value-type="string" calcext:value-type="string">
            <text:p>Descrizione sintetica, con un linguaggio semplice, che possa aiutare qualsiasi utente a identificare con chiarezza di che tipo di procedura si tratta e il contenuto di pagina. Non utilizzare un linguaggio ricco di riferimenti normativi, amministrativi o scientifici. In interfaccia, questo elemento apparirà nella Hero della pagina.</text:p>
          </table:table-cell>
          <table:table-cell table:style-name="ce257" office:value-type="string" calcext:value-type="string">
            <text:p>Necessario</text:p>
          </table:table-cell>
          <table:table-cell table:style-name="ce257" office:value-type="string" calcext:value-type="string">
            <text:p>Testo breve (max. 255 caratteri)</text:p>
          </table:table-cell>
          <table:table-cell table:style-name="ce257"/>
          <table:table-cell table:style-name="ce287"/>
          <table:table-cell table:style-name="ce299"/>
        </table:table-row>
        <table:table-row table:style-name="ro35">
          <table:table-cell table:style-name="ce230" office:value-type="string" calcext:value-type="string">
            <text:p>Immagine</text:p>
          </table:table-cell>
          <table:table-cell table:style-name="ce249" office:value-type="string" calcext:value-type="string">
            <text:p>Immagine che rappresenta la procedura descritta. In interfaccia, questo elemento apparirà nella Hero della pagina.</text:p>
          </table:table-cell>
          <table:table-cell table:style-name="ce259" office:value-type="string" calcext:value-type="string">
            <text:p>Opzionale</text:p>
          </table:table-cell>
          <table:table-cell table:style-name="ce259" office:value-type="string" calcext:value-type="string">
            <text:p>File immagine</text:p>
          </table:table-cell>
          <table:table-cell table:style-name="ce259"/>
          <table:table-cell table:style-name="ce290"/>
          <table:table-cell table:style-name="ce300"/>
        </table:table-row>
        <table:table-row table:style-name="ro36">
          <table:table-cell table:style-name="ce228" office:value-type="string" calcext:value-type="string">
            <text:p>Panoramica</text:p>
          </table:table-cell>
          <table:table-cell table:style-name="ce243" office:value-type="string" calcext:value-type="string">
            <text:p>Descrizione più estesa della procedura di cui viene descritto il processo di usufruizione con questa scheda.</text:p>
          </table:table-cell>
          <table:table-cell table:style-name="ce257" office:value-type="string" calcext:value-type="string">
            <text:p>Necessario</text:p>
          </table:table-cell>
          <table:table-cell table:style-name="ce257" office:value-type="string" calcext:value-type="string">
            <text:p>Testo lungo (rich text)</text:p>
          </table:table-cell>
          <table:table-cell table:style-name="ce257"/>
          <table:table-cell table:style-name="ce287"/>
          <table:table-cell table:style-name="ce299"/>
        </table:table-row>
        <table:table-row table:style-name="ro37">
          <table:table-cell table:style-name="ce228" office:value-type="string" calcext:value-type="string">
            <text:p>A chi è rivolto</text:p>
          </table:table-cell>
          <table:table-cell table:style-name="ce250" office:value-type="string" calcext:value-type="string">
            <text:p>Descrizione testuale degli utenti dell'ASL a cui è rivolta la procedura. Se utile, aggiungere l'indicazione delle voci della Tassonomia Utenti associabili a questa procedura. Non usare i tag Utenti se la procedura è rivolta a tutti gli utenti dell'ASL.</text:p>
          </table:table-cell>
          <table:table-cell table:style-name="ce257" office:value-type="string" calcext:value-type="string">
            <text:p>Necessario</text:p>
          </table:table-cell>
          <table:table-cell table:style-name="ce257" office:value-type="string" calcext:value-type="string">
            <text:p>Testo lungo (rich text)</text:p>
          </table:table-cell>
          <table:table-cell table:style-name="ce277" office:value-type="string" calcext:value-type="string">
            <text:p><text:a xlink:href="#'Tassonomia UTENTI'.A1" xlink:type="simple">Utenti</text:a></text:p>
          </table:table-cell>
          <table:table-cell table:style-name="ce257"/>
          <table:table-cell table:style-name="ce302" office:value-type="string" calcext:value-type="string">
            <text:p><text:a xlink:href="https://www.figma.com/community/file/1105848677422572920" xlink:type="simple">Chips dello UI Kit Italia</text:a></text:p>
          </table:table-cell>
        </table:table-row>
        <table:table-row table:style-name="ro38">
          <table:table-cell table:style-name="ce228" office:value-type="string" calcext:value-type="string">
            <text:p>Come fare</text:p>
          </table:table-cell>
          <table:table-cell table:style-name="ce250" office:value-type="string" calcext:value-type="string">
            <text:p>Descrizione passo per passo del processo da seguire per effettuare la procedura. Ogni passo può includere diverse informazioni, come costi, vincoli, tempistiche, indirizzi, collegamenti tramite card ad altre pagine del sito, contatti, documenti allegati. </text:p>
            <text:p/>
          </table:table-cell>
          <table:table-cell table:style-name="ce257" office:value-type="string" calcext:value-type="string">
            <text:p>Necessario</text:p>
          </table:table-cell>
          <table:table-cell table:style-name="ce257" office:value-type="string" calcext:value-type="string">
            <text:p>Misto</text:p>
          </table:table-cell>
          <table:table-cell table:style-name="ce279"/>
          <table:table-cell table:style-name="ce287"/>
          <table:table-cell table:style-name="ce303" office:value-type="string" calcext:value-type="string">
            <text:p><text:a xlink:href="https://www.figma.com/community/file/1344590104797564988" xlink:type="simple">Step By Step dello UI Kit ASL</text:a></text:p>
          </table:table-cell>
        </table:table-row>
        <table:table-row table:style-name="ro39">
          <table:table-cell table:style-name="ce231" office:value-type="string" calcext:value-type="string">
            <text:p>Ulteriori informazioni</text:p>
          </table:table-cell>
          <table:table-cell table:style-name="ce244" office:value-type="string" calcext:value-type="string">
            <text:p>Eventuali ulteriori dati e informazioni utili allo svolgimento della procedura che non sono principali o legate a un passo specifico.</text:p>
          </table:table-cell>
          <table:table-cell table:style-name="ce261" office:value-type="string" calcext:value-type="string">
            <text:p>Opzionale</text:p>
          </table:table-cell>
          <table:table-cell table:style-name="ce267" office:value-type="string" calcext:value-type="string">
            <text:p>Testo breve (max. 255 caratteri)</text:p>
          </table:table-cell>
          <table:table-cell table:style-name="ce280"/>
          <table:table-cell table:style-name="ce294"/>
          <table:table-cell table:style-name="ce300"/>
        </table:table-row>
        <table:table-row table:style-name="ro39">
          <table:table-cell table:style-name="ce232" office:value-type="string" calcext:value-type="string">
            <text:p>Parliamo di</text:p>
          </table:table-cell>
          <table:table-cell table:style-name="ce254" office:value-type="string" calcext:value-type="string">
            <text:p>Indicazione degli argomenti con cui il contenuto di pagina è stato taggato. Al click, l'utente atterra sulla relvativa Pagina aggregatrice Argomento.</text:p>
          </table:table-cell>
          <table:table-cell table:style-name="ce262" office:value-type="string" calcext:value-type="string">
            <text:p>Opzionale</text:p>
          </table:table-cell>
          <table:table-cell table:style-name="ce268" office:value-type="string" calcext:value-type="string">
            <text:p>Tassonomia</text:p>
          </table:table-cell>
          <table:table-cell table:style-name="ce281" office:value-type="string" calcext:value-type="string">
            <text:p><text:a xlink:href="#'Tassonomia ARGOMENTI'.A1" xlink:type="simple">Argomenti</text:a></text:p>
          </table:table-cell>
          <table:table-cell table:style-name="ce296"/>
          <table:table-cell table:style-name="ce305" office:value-type="string" calcext:value-type="string">
            <text:p><text:a xlink:href="https://www.figma.com/community/file/1105848677422572920" xlink:type="simple">Chips dello UI Kit Italia</text:a></text:p>
          </table:table-cell>
        </table:table-row>
        <table:table-row table:style-name="ro40">
          <table:table-cell table:style-name="ce233" office:value-type="string" calcext:value-type="string">
            <text:p>Ultimo aggiornamento</text:p>
          </table:table-cell>
          <table:table-cell table:style-name="ce255" office:value-type="string" calcext:value-type="string">
            <text:p>Data in cui è stato effettuato l'ultimo aggiornamento ai contenuti della pagina. Inserire almeno la data, scritta per esteso (ad esempio, 22 dicembre 2023)</text:p>
          </table:table-cell>
          <table:table-cell table:style-name="ce263" office:value-type="string" calcext:value-type="string">
            <text:p>Necessario</text:p>
          </table:table-cell>
          <table:table-cell table:style-name="ce269" office:value-type="string" calcext:value-type="string">
            <text:p>Datetime (tutti i formati)</text:p>
          </table:table-cell>
          <table:table-cell table:style-name="ce283"/>
          <table:table-cell table:style-name="ce297"/>
          <table:table-cell table:style-name="ce299"/>
        </table:table-row>
        <table:table-row table:style-name="ro31" table:number-rows-repeated="95">
          <table:table-cell table:number-columns-repeated="7"/>
        </table:table-row>
        <table:table-row table:style-name="ro31">
          <table:table-cell table:number-columns-repeated="7"/>
        </table:table-row>
        <calcext:conditional-formats>
          <calcext:conditional-format calcext:target-range-address="Tipologia_COME_FARE_PER.A5:Tipologia_COME_FARE_PER.F12">
            <calcext:condition calcext:apply-style-name="ConditionalStyle_65" calcext:value="formula-is([.$C5]=&quot;Sì&quot;)" calcext:base-cell-address="Tipologia_COME_FARE_PER.A5"/>
          </calcext:conditional-format>
          <calcext:conditional-format calcext:target-range-address="Tipologia_COME_FARE_PER.A14:Tipologia_COME_FARE_PER.F14">
            <calcext:condition calcext:apply-style-name="ConditionalStyle_64" calcext:value="formula-is([.$C14]=&quot;Sì&quot;)" calcext:base-cell-address="Tipologia_COME_FARE_PER.A14"/>
          </calcext:conditional-format>
          <calcext:conditional-format calcext:target-range-address="Tipologia_COME_FARE_PER.C13:Tipologia_COME_FARE_PER.C13">
            <calcext:condition calcext:apply-style-name="ConditionalStyle_63" calcext:value="formula-is([.$C13]=&quot;Sì&quot;)" calcext:base-cell-address="Tipologia_COME_FARE_PER.C13"/>
          </calcext:conditional-format>
          <calcext:conditional-format calcext:target-range-address="Tipologia_COME_FARE_PER.E13:Tipologia_COME_FARE_PER.F13">
            <calcext:condition calcext:apply-style-name="ConditionalStyle_62" calcext:value="formula-is([.$C13]=&quot;Sì&quot;)" calcext:base-cell-address="Tipologia_COME_FARE_PER.E13"/>
          </calcext:conditional-format>
          <calcext:conditional-format calcext:target-range-address="Tipologia_COME_FARE_PER.G11:Tipologia_COME_FARE_PER.G11">
            <calcext:condition calcext:apply-style-name="ConditionalStyle_61" calcext:value="formula-is([.$C11]=&quot;Sì&quot;)" calcext:base-cell-address="Tipologia_COME_FARE_PER.G11"/>
          </calcext:conditional-format>
        </calcext:conditional-formats>
      </table:table>
      <table:table table:name="Tipologia_UNITÀ_ORGANIZZATIVA" table:style-name="ta1">
        <table:table-column table:style-name="co40" table:default-cell-style-name="ce200"/>
        <table:table-column table:style-name="co41" table:default-cell-style-name="ce200"/>
        <table:table-column table:style-name="co20" table:default-cell-style-name="ce200"/>
        <table:table-column table:style-name="co29" table:default-cell-style-name="ce200"/>
        <table:table-column table:style-name="co30" table:default-cell-style-name="ce200"/>
        <table:table-column table:style-name="co31" table:default-cell-style-name="ce200"/>
        <table:table-column table:style-name="co32" table:default-cell-style-name="ce200"/>
        <table:table-column table:style-name="co42" table:default-cell-style-name="ce200"/>
        <table:table-column table:style-name="co4" table:number-columns-repeated="1016" table:default-cell-style-name="ce200"/>
        <table:table-column table:style-name="co5" table:number-columns-repeated="15360" table:default-cell-style-name="ce200"/>
        <table:table-row table:style-name="ro17">
          <table:table-cell table:style-name="ce95" office:value-type="string" calcext:value-type="string" table:number-columns-spanned="7" table:number-rows-spanned="1">
            <text:p>Tipologia: <text:span text:style-name="T9">UNITÀ ORGANIZZATIVA</text:span></text:p>
          </table:table-cell>
          <table:covered-table-cell table:number-columns-repeated="6"/>
          <table:table-cell table:number-columns-repeated="16377"/>
        </table:table-row>
        <table:table-row table:style-name="ro13">
          <table:table-cell table:style-name="ce96" office:value-type="string" calcext:value-type="string" table:number-columns-spanned="7" table:number-rows-spanned="1">
            <text:p>Questa Tipologia descrive la struttura organizzativa della casa di riposo funzionale alla creazione di contenuti e ai servizi offerti, come uffici o altre unità organizzative.</text:p>
            <text:p>Normalmente le unità organizzative si suddividono in strutture di governo e controllo, strutture amministrative e altri tipi di strutture</text:p>
          </table:table-cell>
          <table:covered-table-cell table:number-columns-repeated="6"/>
          <table:table-cell table:number-columns-repeated="16377"/>
        </table:table-row>
        <table:table-row table:style-name="ro13">
          <table:table-cell table:style-name="ce80" office:value-type="string" calcext:value-type="string">
            <text:p>Elemento</text:p>
          </table:table-cell>
          <table:table-cell table:style-name="ce80" office:value-type="string" calcext:value-type="string">
            <text:p>Descrizione</text:p>
          </table:table-cell>
          <table:table-cell table:style-name="ce80" office:value-type="string" calcext:value-type="string">
            <text:p>Valore obbligatorio?</text:p>
          </table:table-cell>
          <table:table-cell table:style-name="ce81" office:value-type="string" calcext:value-type="string">
            <text:p>Tipo di slot (dati o relazioni)</text:p>
          </table:table-cell>
          <table:table-cell table:style-name="ce81" office:value-type="string" calcext:value-type="string">
            <text:p>Tassonomia di riferimento</text:p>
          </table:table-cell>
          <table:table-cell table:style-name="ce81" office:value-type="string" calcext:value-type="string">
            <text:p>Relazione con Tipologia</text:p>
          </table:table-cell>
          <table:table-cell table:style-name="ce81" office:value-type="string" calcext:value-type="string">
            <text:p>Cardinalità</text:p>
          </table:table-cell>
          <table:table-cell table:number-columns-repeated="16377"/>
        </table:table-row>
        <table:table-row table:style-name="ro41">
          <table:table-cell table:style-name="ce307" office:value-type="string" calcext:value-type="string">
            <text:p>Nome dell'unità organizzativa (titolo)</text:p>
          </table:table-cell>
          <table:table-cell table:style-name="ce310" office:value-type="string" calcext:value-type="string">
            <text:p>Titolo della struttura (può essere una struttura amministrativa (e quindi un'area o un ufficio), oppure una struttura di governo e controllo (il consiglio di amministrazione, il nucleo di valutazione, i revisori dei conti o altro) oppure una struttura che non rientra nelle precedenti</text:p>
          </table:table-cell>
          <table:table-cell table:style-name="ce266" table:content-validation-name="val6" office:value-type="string" calcext:value-type="string">
            <text:p>Sì</text:p>
          </table:table-cell>
          <table:table-cell table:style-name="ce273" table:content-validation-name="val7" office:value-type="string" calcext:value-type="string">
            <text:p>Testo breve (max. 255 char)</text:p>
          </table:table-cell>
          <table:table-cell table:style-name="ce275" table:content-validation-name="val8"/>
          <table:table-cell table:style-name="ce284" table:content-validation-name="val9"/>
          <table:table-cell table:style-name="ce292" table:content-validation-name="val10"/>
          <table:table-cell table:number-columns-repeated="16377"/>
        </table:table-row>
        <table:table-row table:style-name="ro6">
          <table:table-cell table:style-name="ce307" office:value-type="string" calcext:value-type="string">
            <text:p>Argomenti</text:p>
          </table:table-cell>
          <table:table-cell table:style-name="ce258" office:value-type="string" calcext:value-type="string">
            <text:p>Argomenti di cui si occupa</text:p>
          </table:table-cell>
          <table:table-cell table:style-name="ce266" table:content-validation-name="val6" office:value-type="string" calcext:value-type="string">
            <text:p>No</text:p>
          </table:table-cell>
          <table:table-cell table:style-name="ce274" table:content-validation-name="val7" office:value-type="string" calcext:value-type="string">
            <text:p>Tassonomia</text:p>
          </table:table-cell>
          <table:table-cell table:style-name="ce276" table:content-validation-name="val8" office:value-type="string" calcext:value-type="string">
            <text:p>Argomenti</text:p>
          </table:table-cell>
          <table:table-cell table:style-name="ce285" table:content-validation-name="val9"/>
          <table:table-cell table:style-name="ce293" table:content-validation-name="val10" office:value-type="string" calcext:value-type="string">
            <text:p>0...n</text:p>
          </table:table-cell>
          <table:table-cell table:style-name="Default" table:number-columns-repeated="16377"/>
        </table:table-row>
        <table:table-row table:style-name="ro18">
          <table:table-cell table:style-name="ce307" office:value-type="string" calcext:value-type="string">
            <text:p>Descrizione breve (abstract)</text:p>
          </table:table-cell>
          <table:table-cell table:style-name="ce260" office:value-type="string" calcext:value-type="string">
            <text:p>Descrizione sintetica (inferiore ai 255 caratteri) della struttura</text:p>
          </table:table-cell>
          <table:table-cell table:style-name="ce266" table:content-validation-name="val6" office:value-type="string" calcext:value-type="string">
            <text:p>Sì</text:p>
          </table:table-cell>
          <table:table-cell table:style-name="ce273" table:content-validation-name="val7" office:value-type="string" calcext:value-type="string">
            <text:p>Testo breve (max. 255 char)</text:p>
          </table:table-cell>
          <table:table-cell table:style-name="ce275" table:content-validation-name="val8"/>
          <table:table-cell table:style-name="ce284" table:content-validation-name="val9"/>
          <table:table-cell table:style-name="ce292" table:content-validation-name="val10"/>
          <table:table-cell table:number-columns-repeated="16377"/>
        </table:table-row>
        <table:table-row table:style-name="ro6">
          <table:table-cell table:style-name="ce307" office:value-type="string" calcext:value-type="string">
            <text:p>Immagine</text:p>
          </table:table-cell>
          <table:table-cell table:style-name="ce310" office:value-type="string" calcext:value-type="string">
            <text:p>Immagine principale e rappresentativa della struttura</text:p>
          </table:table-cell>
          <table:table-cell table:style-name="ce266" table:content-validation-name="val6" office:value-type="string" calcext:value-type="string">
            <text:p>No</text:p>
          </table:table-cell>
          <table:table-cell table:style-name="ce274" table:content-validation-name="val7" office:value-type="string" calcext:value-type="string">
            <text:p>File (blob)</text:p>
          </table:table-cell>
          <table:table-cell table:style-name="ce278" table:content-validation-name="val8"/>
          <table:table-cell table:style-name="ce286" table:content-validation-name="val9"/>
          <table:table-cell table:style-name="ce293" table:content-validation-name="val10"/>
          <table:table-cell table:number-columns-repeated="16377"/>
        </table:table-row>
        <table:table-row table:style-name="ro18">
          <table:table-cell table:style-name="ce307" office:value-type="string" calcext:value-type="string">
            <text:p>Competenze</text:p>
          </table:table-cell>
          <table:table-cell table:style-name="ce310" office:value-type="string" calcext:value-type="string">
            <text:p>Elenco/descrizione dei compiti assegnati alla struttura</text:p>
          </table:table-cell>
          <table:table-cell table:style-name="ce266" table:content-validation-name="val6" office:value-type="string" calcext:value-type="string">
            <text:p>Sì</text:p>
          </table:table-cell>
          <table:table-cell table:style-name="ce273" table:content-validation-name="val7" office:value-type="string" calcext:value-type="string">
            <text:p>Testo lungo (rich text)</text:p>
          </table:table-cell>
          <table:table-cell table:style-name="ce275" table:content-validation-name="val8"/>
          <table:table-cell table:style-name="ce284" table:content-validation-name="val9"/>
          <table:table-cell table:style-name="ce292" table:content-validation-name="val10"/>
          <table:table-cell table:number-columns-repeated="16377"/>
        </table:table-row>
        <table:table-row table:style-name="ro13">
          <table:table-cell table:style-name="ce307" office:value-type="string" calcext:value-type="string">
            <text:p>Unità organizzativa genitore</text:p>
          </table:table-cell>
          <table:table-cell table:style-name="ce264" office:value-type="string" calcext:value-type="string">
            <text:p>Se la struttura fa parte di un'Area o altre macro unità, va inserita la struttura principale.</text:p>
          </table:table-cell>
          <table:table-cell table:style-name="ce271" table:content-validation-name="val6" office:value-type="string" calcext:value-type="string">
            <text:p>No</text:p>
          </table:table-cell>
          <table:table-cell table:style-name="ce274" table:content-validation-name="val7" office:value-type="string" calcext:value-type="string">
            <text:p>Relazione con Tipologia</text:p>
          </table:table-cell>
          <table:table-cell table:style-name="ce278" table:content-validation-name="val8"/>
          <table:table-cell table:style-name="ce288" table:content-validation-name="val9" office:value-type="string" calcext:value-type="string">
            <text:p>Unità Organizzativa</text:p>
          </table:table-cell>
          <table:table-cell table:style-name="ce293" table:content-validation-name="val10" office:value-type="string" calcext:value-type="string">
            <text:p>0...n</text:p>
          </table:table-cell>
          <table:table-cell table:number-columns-repeated="16377"/>
        </table:table-row>
        <table:table-row table:style-name="ro28">
          <table:table-cell table:style-name="ce307" office:value-type="string" calcext:value-type="string">
            <text:p>Responsabile</text:p>
          </table:table-cell>
          <table:table-cell table:style-name="ce310" office:value-type="string" calcext:value-type="string">
            <text:p>Link alla scheda della persona responsabile della struttura (tipicamente una persona politica o un funzionario amministrativo se la struttura è di tipo politico o amministrativo)</text:p>
          </table:table-cell>
          <table:table-cell table:style-name="ce266" table:content-validation-name="val6" office:value-type="string" calcext:value-type="string">
            <text:p>No</text:p>
          </table:table-cell>
          <table:table-cell table:style-name="ce274" table:content-validation-name="val7" office:value-type="string" calcext:value-type="string">
            <text:p>Relazione con Tipologia</text:p>
          </table:table-cell>
          <table:table-cell table:style-name="ce278" table:content-validation-name="val8"/>
          <table:table-cell table:style-name="ce288" table:content-validation-name="val9" office:value-type="string" calcext:value-type="string">
            <text:p>Persona pubblica</text:p>
          </table:table-cell>
          <table:table-cell table:style-name="ce293" table:content-validation-name="val10" office:value-type="string" calcext:value-type="string">
            <text:p>0...n</text:p>
          </table:table-cell>
          <table:table-cell table:number-columns-repeated="16377"/>
        </table:table-row>
        <table:table-row table:style-name="ro42">
          <table:table-cell table:style-name="ce307" office:value-type="string" calcext:value-type="string">
            <text:p>Orari di apertura</text:p>
          </table:table-cell>
          <table:table-cell table:style-name="ce317" office:value-type="string" calcext:value-type="string">
            <text:p>Indicazione delle fasce orarie in cui è possibile contattare o accedere all'unità organizzativa</text:p>
          </table:table-cell>
          <table:table-cell table:style-name="ce266" table:content-validation-name="val6" office:value-type="string" calcext:value-type="string">
            <text:p>No</text:p>
          </table:table-cell>
          <table:table-cell table:style-name="ce274" table:content-validation-name="val7" office:value-type="string" calcext:value-type="string">
            <text:p>Datetime (tutti i formati)</text:p>
          </table:table-cell>
          <table:table-cell table:style-name="ce278" table:content-validation-name="val8"/>
          <table:table-cell table:style-name="ce288" table:content-validation-name="val9"/>
          <table:table-cell table:style-name="ce293" table:content-validation-name="val10"/>
          <table:table-cell table:number-columns-repeated="16377"/>
        </table:table-row>
        <table:table-row table:style-name="ro18">
          <table:table-cell table:style-name="ce307" office:value-type="string" calcext:value-type="string">
            <text:p>Tipo di organizzazione</text:p>
          </table:table-cell>
          <table:table-cell table:style-name="ce310" office:value-type="string" calcext:value-type="string">
            <text:p>La tipologia di organizzazione secondo la tassonomia prevista</text:p>
          </table:table-cell>
          <table:table-cell table:style-name="ce266" table:content-validation-name="val6" office:value-type="string" calcext:value-type="string">
            <text:p>Sì</text:p>
          </table:table-cell>
          <table:table-cell table:style-name="ce273" table:content-validation-name="val7" office:value-type="string" calcext:value-type="string">
            <text:p>Tassonomia</text:p>
          </table:table-cell>
          <table:table-cell table:style-name="ce282" table:content-validation-name="val8" office:value-type="string" calcext:value-type="string">
            <text:p>Tipi di unità organizzativa</text:p>
          </table:table-cell>
          <table:table-cell table:style-name="ce289" table:content-validation-name="val9"/>
          <table:table-cell table:style-name="ce292" table:content-validation-name="val10" office:value-type="string" calcext:value-type="string">
            <text:p>1...1</text:p>
          </table:table-cell>
          <table:table-cell table:number-columns-repeated="16377"/>
        </table:table-row>
        <table:table-row table:style-name="ro13">
          <table:table-cell table:style-name="ce307" office:value-type="string" calcext:value-type="string">
            <text:p>Persone</text:p>
          </table:table-cell>
          <table:table-cell table:style-name="ce310" office:value-type="string" calcext:value-type="string">
            <text:p>Un link alla scheda persona per ciascuno dei componenti della struttura (con o senza incarico)</text:p>
          </table:table-cell>
          <table:table-cell table:style-name="ce266" table:content-validation-name="val6" office:value-type="string" calcext:value-type="string">
            <text:p>No</text:p>
          </table:table-cell>
          <table:table-cell table:style-name="ce273" table:content-validation-name="val7" office:value-type="string" calcext:value-type="string">
            <text:p>Relazione con Tipologia</text:p>
          </table:table-cell>
          <table:table-cell table:style-name="ce275" table:content-validation-name="val8"/>
          <table:table-cell table:style-name="ce291" table:content-validation-name="val9" office:value-type="string" calcext:value-type="string">
            <text:p>Persona pubblica</text:p>
          </table:table-cell>
          <table:table-cell table:style-name="ce292" table:content-validation-name="val10" office:value-type="string" calcext:value-type="string">
            <text:p>1...n</text:p>
          </table:table-cell>
          <table:table-cell table:style-name="Default" table:number-columns-repeated="16377"/>
        </table:table-row>
        <table:table-row table:style-name="ro13">
          <table:table-cell table:style-name="ce307" office:value-type="string" calcext:value-type="string">
            <text:p>Servizi offerti</text:p>
          </table:table-cell>
          <table:table-cell table:style-name="ce264" office:value-type="string" calcext:value-type="string">
            <text:p>Relazione con i servizi offerti dalla struttura. Obbligatorio se la pagina è un ufficio.</text:p>
          </table:table-cell>
          <table:table-cell table:style-name="ce266" table:content-validation-name="val6" office:value-type="string" calcext:value-type="string">
            <text:p>No</text:p>
          </table:table-cell>
          <table:table-cell table:style-name="ce274" table:content-validation-name="val7" office:value-type="string" calcext:value-type="string">
            <text:p>Relazione con Tipologia</text:p>
          </table:table-cell>
          <table:table-cell table:style-name="ce278" table:content-validation-name="val8"/>
          <table:table-cell table:style-name="ce288" table:content-validation-name="val9" office:value-type="string" calcext:value-type="string">
            <text:p>Servizio</text:p>
          </table:table-cell>
          <table:table-cell table:style-name="ce293" table:content-validation-name="val10" office:value-type="string" calcext:value-type="string">
            <text:p>0...n</text:p>
          </table:table-cell>
          <table:table-cell table:style-name="Default" table:number-columns-repeated="16377"/>
        </table:table-row>
        <table:table-row table:style-name="ro18">
          <table:table-cell table:style-name="ce307" office:value-type="string" calcext:value-type="string">
            <text:p>Sede principale</text:p>
          </table:table-cell>
          <table:table-cell table:style-name="ce310" office:value-type="string" calcext:value-type="string">
            <text:p>Relazione con un luogo (sede fisica principale)</text:p>
          </table:table-cell>
          <table:table-cell table:style-name="ce266" table:content-validation-name="val6" office:value-type="string" calcext:value-type="string">
            <text:p>Sì</text:p>
          </table:table-cell>
          <table:table-cell table:style-name="ce273" table:content-validation-name="val7" office:value-type="string" calcext:value-type="string">
            <text:p>Relazione con Tipologia</text:p>
          </table:table-cell>
          <table:table-cell table:style-name="ce275" table:content-validation-name="val8"/>
          <table:table-cell table:style-name="ce291" table:content-validation-name="val9" office:value-type="string" calcext:value-type="string">
            <text:p>Luogo</text:p>
          </table:table-cell>
          <table:table-cell table:style-name="ce292" table:content-validation-name="val10" office:value-type="string" calcext:value-type="string">
            <text:p>1...1</text:p>
          </table:table-cell>
          <table:table-cell table:style-name="Default" table:number-columns-repeated="16377"/>
        </table:table-row>
        <table:table-row table:style-name="ro13">
          <table:table-cell table:style-name="ce307" office:value-type="string" calcext:value-type="string">
            <text:p>Altre sedi</text:p>
          </table:table-cell>
          <table:table-cell table:style-name="ce264" office:value-type="string" calcext:value-type="string">
            <text:p>Relazioni con eventuali altri luoghi che sono definibili come sedi</text:p>
          </table:table-cell>
          <table:table-cell table:style-name="ce266" table:content-validation-name="val6" office:value-type="string" calcext:value-type="string">
            <text:p>No</text:p>
          </table:table-cell>
          <table:table-cell table:style-name="ce274" table:content-validation-name="val7" office:value-type="string" calcext:value-type="string">
            <text:p>Relazione con Tipologia</text:p>
          </table:table-cell>
          <table:table-cell table:style-name="ce278" table:content-validation-name="val8"/>
          <table:table-cell table:style-name="ce288" table:content-validation-name="val9" office:value-type="string" calcext:value-type="string">
            <text:p>Luogo</text:p>
          </table:table-cell>
          <table:table-cell table:style-name="ce293" table:content-validation-name="val10" office:value-type="string" calcext:value-type="string">
            <text:p>0...n</text:p>
          </table:table-cell>
          <table:table-cell table:style-name="Default" table:number-columns-repeated="16377"/>
        </table:table-row>
        <table:table-row table:style-name="ro18">
          <table:table-cell table:style-name="ce307" office:value-type="string" calcext:value-type="string">
            <text:p>Contatti</text:p>
          </table:table-cell>
          <table:table-cell table:style-name="ce310" office:value-type="string" calcext:value-type="string">
            <text:p>Contatti dell'unità organizzativa</text:p>
          </table:table-cell>
          <table:table-cell table:style-name="ce266" table:content-validation-name="val6" office:value-type="string" calcext:value-type="string">
            <text:p>Sì</text:p>
          </table:table-cell>
          <table:table-cell table:style-name="ce273" table:content-validation-name="val7" office:value-type="string" calcext:value-type="string">
            <text:p>Relazione con Tipologia</text:p>
          </table:table-cell>
          <table:table-cell table:style-name="ce275" table:content-validation-name="val8"/>
          <table:table-cell table:style-name="ce291" table:content-validation-name="val9" office:value-type="string" calcext:value-type="string">
            <text:p>Punto di contatto</text:p>
          </table:table-cell>
          <table:table-cell table:style-name="ce292" table:content-validation-name="val10" office:value-type="string" calcext:value-type="string">
            <text:p>1...n</text:p>
          </table:table-cell>
          <table:table-cell table:number-columns-repeated="16377"/>
        </table:table-row>
        <table:table-row table:style-name="ro6">
          <table:table-cell table:style-name="ce307" office:value-type="string" calcext:value-type="string">
            <text:p>Allegati</text:p>
          </table:table-cell>
          <table:table-cell table:style-name="ce264" office:value-type="string" calcext:value-type="string">
            <text:p>Elenco di documenti allegati alla struttura</text:p>
          </table:table-cell>
          <table:table-cell table:style-name="ce266" table:content-validation-name="val6" office:value-type="string" calcext:value-type="string">
            <text:p>No</text:p>
          </table:table-cell>
          <table:table-cell table:style-name="ce274" table:content-validation-name="val7" office:value-type="string" calcext:value-type="string">
            <text:p>Relazione con Tipologia</text:p>
          </table:table-cell>
          <table:table-cell table:style-name="ce278" table:content-validation-name="val8"/>
          <table:table-cell table:style-name="ce288" table:content-validation-name="val9" office:value-type="string" calcext:value-type="string">
            <text:p>Documento pubblico</text:p>
          </table:table-cell>
          <table:table-cell table:style-name="ce293" table:content-validation-name="val10" office:value-type="string" calcext:value-type="string">
            <text:p>0...n</text:p>
          </table:table-cell>
          <table:table-cell table:number-columns-repeated="16377"/>
        </table:table-row>
        <table:table-row table:style-name="ro13">
          <table:table-cell table:style-name="ce307" office:value-type="string" calcext:value-type="string">
            <text:p>Ulteriori informazioni</text:p>
          </table:table-cell>
          <table:table-cell table:style-name="ce264" office:value-type="string" calcext:value-type="string">
            <text:p>Ulteriori informazioni sulla struttura non contemplate dai campi precedenti</text:p>
          </table:table-cell>
          <table:table-cell table:style-name="ce266" table:content-validation-name="val6" office:value-type="string" calcext:value-type="string">
            <text:p>No</text:p>
          </table:table-cell>
          <table:table-cell table:style-name="ce274" table:content-validation-name="val7" office:value-type="string" calcext:value-type="string">
            <text:p>Testo lungo (rich text)</text:p>
          </table:table-cell>
          <table:table-cell table:style-name="ce278" table:content-validation-name="val8"/>
          <table:table-cell table:style-name="ce285" table:content-validation-name="val9"/>
          <table:table-cell table:number-columns-repeated="16378"/>
        </table:table-row>
        <table:table-row table:style-name="ro21">
          <table:table-cell table:style-name="ce307" office:value-type="string" calcext:value-type="string">
            <text:p>Incarichi</text:p>
          </table:table-cell>
          <table:table-cell table:style-name="ce264" office:value-type="string" calcext:value-type="string">
            <text:p>Gli incarichi delle persone nell'unità organizzativa. Puoi modificare queste informazioni dalle impostazioni degli incarichi.</text:p>
          </table:table-cell>
          <table:table-cell table:style-name="ce266" table:content-validation-name="val6" office:value-type="string" calcext:value-type="string">
            <text:p>No</text:p>
          </table:table-cell>
          <table:table-cell table:style-name="ce274" table:content-validation-name="val7" office:value-type="string" calcext:value-type="string">
            <text:p>Relazione con Tipologia</text:p>
          </table:table-cell>
          <table:table-cell table:style-name="ce278" table:content-validation-name="val8"/>
          <table:table-cell table:style-name="ce285" table:content-validation-name="val9"/>
          <table:table-cell table:style-name="ce295" table:content-validation-name="val10" office:value-type="string" calcext:value-type="string">
            <text:p>0...n</text:p>
          </table:table-cell>
          <table:table-cell table:number-columns-repeated="16377"/>
        </table:table-row>
        <table:table-row table:style-name="ro11" table:number-rows-repeated="1048555">
          <table:table-cell table:number-columns-repeated="16384"/>
        </table:table-row>
        <table:table-row table:style-name="ro11">
          <table:table-cell table:number-columns-repeated="16384"/>
        </table:table-row>
        <calcext:conditional-formats>
          <calcext:conditional-format calcext:target-range-address="Tipologia_UNITÀ_ORGANIZZATIVA.A4:Tipologia_UNITÀ_ORGANIZZATIVA.A20 Tipologia_UNITÀ_ORGANIZZATIVA.B9:Tipologia_UNITÀ_ORGANIZZATIVA.F20 Tipologia_UNITÀ_ORGANIZZATIVA.B4:Tipologia_UNITÀ_ORGANIZZATIVA.G8 Tipologia_UNITÀ_ORGANIZZATIVA.G9:Tipologia_UNITÀ_ORGANIZZATIVA.G18">
            <calcext:condition calcext:apply-style-name="cf11" calcext:value="formula-is([.$C4]=&quot;Sì&quot;)" calcext:base-cell-address="Tipologia_UNITÀ_ORGANIZZATIVA.A4"/>
          </calcext:conditional-format>
          <calcext:conditional-format calcext:target-range-address="Tipologia_UNITÀ_ORGANIZZATIVA.G20:Tipologia_UNITÀ_ORGANIZZATIVA.G20">
            <calcext:condition calcext:apply-style-name="cf11" calcext:value="formula-is([.$C19]=&quot;Sì&quot;)" calcext:base-cell-address="Tipologia_UNITÀ_ORGANIZZATIVA.G20"/>
          </calcext:conditional-format>
        </calcext:conditional-formats>
      </table:table>
      <table:table table:name="Tipologia_PERSONA" table:style-name="ta1">
        <table:table-column table:style-name="co43" table:default-cell-style-name="ce200"/>
        <table:table-column table:style-name="co44" table:default-cell-style-name="ce200"/>
        <table:table-column table:style-name="co45" table:default-cell-style-name="ce200"/>
        <table:table-column table:style-name="co43" table:default-cell-style-name="ce200"/>
        <table:table-column table:style-name="co46" table:default-cell-style-name="ce200"/>
        <table:table-column table:style-name="co47" table:number-columns-repeated="2" table:default-cell-style-name="ce200"/>
        <table:table-column table:style-name="co48" table:default-cell-style-name="ce200"/>
        <table:table-column table:style-name="co4" table:number-columns-repeated="1016" table:default-cell-style-name="ce200"/>
        <table:table-column table:style-name="co5" table:number-columns-repeated="15360" table:default-cell-style-name="ce200"/>
        <table:table-row table:style-name="ro17">
          <table:table-cell table:style-name="ce95" office:value-type="string" calcext:value-type="string" table:number-columns-spanned="7" table:number-rows-spanned="1">
            <text:p>Tipologia: <text:span text:style-name="T9">PERSONA PUBBLICA</text:span></text:p>
          </table:table-cell>
          <table:covered-table-cell table:number-columns-repeated="6"/>
          <table:table-cell table:style-name="ce1" table:number-columns-repeated="16377"/>
        </table:table-row>
        <table:table-row table:style-name="ro22">
          <table:table-cell table:style-name="ce96" office:value-type="string" calcext:value-type="string" table:number-columns-spanned="7" table:number-rows-spanned="1">
            <text:p>Questa Tipologia descrive la struttura delle persone pubbliche che sono salienti per il dominio (sito di una casa di riposo), funzionale alla creazione di una scheda persona (content type "persona")</text:p>
          </table:table-cell>
          <table:covered-table-cell table:number-columns-repeated="6"/>
          <table:table-cell table:style-name="ce1" table:number-columns-repeated="16377"/>
        </table:table-row>
        <table:table-row table:style-name="ro22">
          <table:table-cell table:style-name="ce80" office:value-type="string" calcext:value-type="string">
            <text:p>Elemento</text:p>
          </table:table-cell>
          <table:table-cell table:style-name="ce80" office:value-type="string" calcext:value-type="string">
            <text:p>Descrizione</text:p>
          </table:table-cell>
          <table:table-cell table:style-name="ce80" office:value-type="string" calcext:value-type="string">
            <text:p>Valore obbligatorio?</text:p>
          </table:table-cell>
          <table:table-cell table:style-name="ce81" office:value-type="string" calcext:value-type="string">
            <text:p>Tipo di slot (dati o relazioni)</text:p>
          </table:table-cell>
          <table:table-cell table:style-name="ce81" office:value-type="string" calcext:value-type="string">
            <text:p>Tassonomia di riferimento</text:p>
          </table:table-cell>
          <table:table-cell table:style-name="ce81" office:value-type="string" calcext:value-type="string">
            <text:p>Relazione con Tipologia</text:p>
          </table:table-cell>
          <table:table-cell table:style-name="ce81" office:value-type="string" calcext:value-type="string">
            <text:p>Cardinalità</text:p>
          </table:table-cell>
          <table:table-cell table:style-name="ce1" table:number-columns-repeated="16377"/>
        </table:table-row>
        <table:table-row table:style-name="ro18">
          <table:table-cell table:style-name="ce298" office:value-type="string" calcext:value-type="string">
            <text:p>Nome</text:p>
          </table:table-cell>
          <table:table-cell table:style-name="ce304" office:value-type="string" calcext:value-type="string">
            <text:p>Nome della persona</text:p>
          </table:table-cell>
          <table:table-cell table:style-name="ce311" table:content-validation-name="val11" office:value-type="string" calcext:value-type="string">
            <text:p>Sì</text:p>
          </table:table-cell>
          <table:table-cell table:style-name="ce318" table:content-validation-name="val12" office:value-type="string" calcext:value-type="string">
            <text:p>Testo breve (max. 255 char)</text:p>
          </table:table-cell>
          <table:table-cell table:style-name="ce328" table:content-validation-name="val13"/>
          <table:table-cell table:style-name="ce333" table:content-validation-name="val14"/>
          <table:table-cell table:style-name="ce340" table:content-validation-name="val15"/>
          <table:table-cell table:number-columns-repeated="16377"/>
        </table:table-row>
        <table:table-row table:style-name="ro18">
          <table:table-cell table:style-name="ce298" office:value-type="string" calcext:value-type="string">
            <text:p>Cognome</text:p>
          </table:table-cell>
          <table:table-cell table:style-name="ce304" office:value-type="string" calcext:value-type="string">
            <text:p>Cognome della persona</text:p>
          </table:table-cell>
          <table:table-cell table:style-name="ce311" table:content-validation-name="val11" office:value-type="string" calcext:value-type="string">
            <text:p>Sì</text:p>
          </table:table-cell>
          <table:table-cell table:style-name="ce318" table:content-validation-name="val12" office:value-type="string" calcext:value-type="string">
            <text:p>Testo breve (max. 255 char)</text:p>
          </table:table-cell>
          <table:table-cell table:style-name="ce328" table:content-validation-name="val13"/>
          <table:table-cell table:style-name="ce333" table:content-validation-name="val14"/>
          <table:table-cell table:style-name="ce340" table:content-validation-name="val15"/>
          <table:table-cell table:number-columns-repeated="16377"/>
        </table:table-row>
        <table:table-row table:style-name="ro6">
          <table:table-cell table:style-name="ce301" office:value-type="string" calcext:value-type="string">
            <text:p>Foto della persona</text:p>
          </table:table-cell>
          <table:table-cell table:style-name="ce304" office:value-type="string" calcext:value-type="string">
            <text:p>Fotografia che ritrae il soggetto descritto nella scheda</text:p>
          </table:table-cell>
          <table:table-cell table:style-name="ce311" table:content-validation-name="val11" office:value-type="string" calcext:value-type="string">
            <text:p>No</text:p>
          </table:table-cell>
          <table:table-cell table:style-name="ce322" table:content-validation-name="val12" office:value-type="string" calcext:value-type="string">
            <text:p>File (blob)</text:p>
          </table:table-cell>
          <table:table-cell table:style-name="ce329" table:content-validation-name="val13"/>
          <table:table-cell table:style-name="ce335" table:content-validation-name="val14"/>
          <table:table-cell table:style-name="ce342" table:content-validation-name="val15"/>
          <table:table-cell table:number-columns-repeated="16377"/>
        </table:table-row>
        <table:table-row table:style-name="ro18">
          <table:table-cell table:style-name="ce298" office:value-type="string" calcext:value-type="string">
            <text:p>Incarichi</text:p>
          </table:table-cell>
          <table:table-cell table:style-name="ce306" office:value-type="string" calcext:value-type="string">
            <text:p>Collegamenti con gli incarichi</text:p>
          </table:table-cell>
          <table:table-cell table:style-name="ce314" table:content-validation-name="val11" office:value-type="string" calcext:value-type="string">
            <text:p>Sì</text:p>
          </table:table-cell>
          <table:table-cell table:style-name="ce322" table:content-validation-name="val12" office:value-type="string" calcext:value-type="string">
            <text:p>Relazione con Tipologia</text:p>
          </table:table-cell>
          <table:table-cell table:style-name="ce328" table:content-validation-name="val13"/>
          <table:table-cell table:style-name="ce336" table:content-validation-name="val14" office:value-type="string" calcext:value-type="string">
            <text:p>Incarico</text:p>
          </table:table-cell>
          <table:table-cell table:style-name="ce340" table:content-validation-name="val15" office:value-type="string" calcext:value-type="string">
            <text:p>0...n</text:p>
          </table:table-cell>
          <table:table-cell table:number-columns-repeated="16377"/>
        </table:table-row>
        <table:table-row table:style-name="ro43">
          <table:table-cell table:style-name="ce298" office:value-type="string" calcext:value-type="string">
            <text:p>Unità organizzative</text:p>
          </table:table-cell>
          <table:table-cell table:style-name="ce306" office:value-type="string" calcext:value-type="string">
            <text:p>Le organizzazioni di cui fa parte (senza incarichi)</text:p>
          </table:table-cell>
          <table:table-cell table:style-name="ce314" table:content-validation-name="val11" office:value-type="string" calcext:value-type="string">
            <text:p>No</text:p>
          </table:table-cell>
          <table:table-cell table:style-name="ce322" table:content-validation-name="val12" office:value-type="string" calcext:value-type="string">
            <text:p>Relazione con Tipologia</text:p>
          </table:table-cell>
          <table:table-cell table:style-name="ce328" table:content-validation-name="val13"/>
          <table:table-cell table:style-name="ce336" table:content-validation-name="val14" office:value-type="string" calcext:value-type="string">
            <text:p>Unità organizzativa</text:p>
          </table:table-cell>
          <table:table-cell table:style-name="ce340" table:content-validation-name="val15" office:value-type="string" calcext:value-type="string">
            <text:p>0...n</text:p>
          </table:table-cell>
          <table:table-cell table:style-name="ce112"/>
          <table:table-cell table:number-columns-repeated="16376"/>
        </table:table-row>
        <table:table-row table:style-name="ro21">
          <table:table-cell table:style-name="ce301" office:value-type="string" calcext:value-type="string">
            <text:p>Competenze</text:p>
          </table:table-cell>
          <table:table-cell table:style-name="ce304" office:value-type="string" calcext:value-type="string">
            <text:p>Se Persona Politica, descrizione testuale del ruolo oppure se Persona Amministrativa/Sanitaria, descrizione dei compiti di cui si occupa la persona</text:p>
          </table:table-cell>
          <table:table-cell table:style-name="ce311" table:content-validation-name="val11" office:value-type="string" calcext:value-type="string">
            <text:p>No</text:p>
          </table:table-cell>
          <table:table-cell table:style-name="ce322" table:content-validation-name="val12" office:value-type="string" calcext:value-type="string">
            <text:p>Testo lungo (rich text)</text:p>
          </table:table-cell>
          <table:table-cell table:style-name="ce330" table:content-validation-name="val13"/>
          <table:table-cell table:style-name="ce335" table:content-validation-name="val14"/>
          <table:table-cell table:style-name="ce342" table:content-validation-name="val15"/>
          <table:table-cell table:number-columns-repeated="16377"/>
        </table:table-row>
        <table:table-row table:style-name="ro13">
          <table:table-cell table:style-name="ce301" office:value-type="string" calcext:value-type="string">
            <text:p>Biografia</text:p>
          </table:table-cell>
          <table:table-cell table:style-name="ce304" office:value-type="string" calcext:value-type="string">
            <text:p>Solo per Persona Politica: testo descrittivo che riporta la biografia della persona</text:p>
          </table:table-cell>
          <table:table-cell table:style-name="ce311" table:content-validation-name="val11" office:value-type="string" calcext:value-type="string">
            <text:p>No</text:p>
          </table:table-cell>
          <table:table-cell table:style-name="ce322" table:content-validation-name="val12" office:value-type="string" calcext:value-type="string">
            <text:p>Testo lungo (rich text)</text:p>
          </table:table-cell>
          <table:table-cell table:style-name="ce330" table:content-validation-name="val13"/>
          <table:table-cell table:style-name="ce335" table:content-validation-name="val14"/>
          <table:table-cell table:style-name="ce342" table:content-validation-name="val15"/>
          <table:table-cell table:number-columns-repeated="16377"/>
        </table:table-row>
        <table:table-row table:style-name="ro13">
          <table:table-cell table:style-name="ce301" office:value-type="string" calcext:value-type="string">
            <text:p>Galleria di immagini</text:p>
          </table:table-cell>
          <table:table-cell table:style-name="ce304" office:value-type="string" calcext:value-type="string">
            <text:p>Solo per Persona Politica: gallery dell'attività politica e istituzionale della persona. Le foto sono corredate da didascalia</text:p>
          </table:table-cell>
          <table:table-cell table:style-name="ce311" table:content-validation-name="val11" office:value-type="string" calcext:value-type="string">
            <text:p>No</text:p>
          </table:table-cell>
          <table:table-cell table:style-name="ce324" table:content-validation-name="val12" office:value-type="string" calcext:value-type="string">
            <text:p>File (blob)</text:p>
          </table:table-cell>
          <table:table-cell table:style-name="ce330" table:content-validation-name="val13"/>
          <table:table-cell table:style-name="ce335" table:content-validation-name="val14"/>
          <table:table-cell table:style-name="ce342" table:content-validation-name="val15"/>
          <table:table-cell table:number-columns-repeated="16377"/>
        </table:table-row>
        <table:table-row table:style-name="ro18">
          <table:table-cell table:style-name="ce298" office:value-type="string" calcext:value-type="string">
            <text:p>Punti di contatto</text:p>
          </table:table-cell>
          <table:table-cell table:style-name="ce304" office:value-type="string" calcext:value-type="string">
            <text:p>Punti di contatto della persona</text:p>
          </table:table-cell>
          <table:table-cell table:style-name="ce311" table:content-validation-name="val11" office:value-type="string" calcext:value-type="string">
            <text:p>Sì</text:p>
          </table:table-cell>
          <table:table-cell table:style-name="ce322" table:content-validation-name="val12" office:value-type="string" calcext:value-type="string">
            <text:p>Relazione con Tipologia</text:p>
          </table:table-cell>
          <table:table-cell table:style-name="ce328" table:content-validation-name="val13"/>
          <table:table-cell table:style-name="ce336" table:content-validation-name="val14" office:value-type="string" calcext:value-type="string">
            <text:p>Punto di contatto</text:p>
          </table:table-cell>
          <table:table-cell table:style-name="ce340" table:content-validation-name="val15" office:value-type="string" calcext:value-type="string">
            <text:p>1...n</text:p>
          </table:table-cell>
          <table:table-cell table:number-columns-repeated="16377"/>
        </table:table-row>
        <table:table-row table:style-name="ro6">
          <table:table-cell table:style-name="ce301" office:value-type="string" calcext:value-type="string">
            <text:p>Curriculum Vitae</text:p>
          </table:table-cell>
          <table:table-cell table:style-name="ce304" office:value-type="string" calcext:value-type="string">
            <text:p>Curriculum vitae</text:p>
          </table:table-cell>
          <table:table-cell table:style-name="ce311" table:content-validation-name="val11" office:value-type="string" calcext:value-type="string">
            <text:p>No</text:p>
          </table:table-cell>
          <table:table-cell table:style-name="ce322" table:content-validation-name="val12" office:value-type="string" calcext:value-type="string">
            <text:p>File (blob)</text:p>
          </table:table-cell>
          <table:table-cell table:style-name="ce330" table:content-validation-name="val13"/>
          <table:table-cell table:style-name="ce335" table:content-validation-name="val14"/>
          <table:table-cell table:style-name="ce342" table:content-validation-name="val15"/>
          <table:table-cell table:number-columns-repeated="16377"/>
        </table:table-row>
        <table:table-row table:style-name="ro44">
          <table:table-cell table:style-name="ce301" office:value-type="string" calcext:value-type="string">
            <text:p>Situazione patrimoniale</text:p>
          </table:table-cell>
          <table:table-cell table:style-name="ce304" office:value-type="string" calcext:value-type="string">
            <text:p>Solo per Persona Politica: situazione patrimoniale della persona</text:p>
          </table:table-cell>
          <table:table-cell table:style-name="ce311" table:content-validation-name="val11" office:value-type="string" calcext:value-type="string">
            <text:p>No</text:p>
          </table:table-cell>
          <table:table-cell table:style-name="ce322" table:content-validation-name="val12" office:value-type="string" calcext:value-type="string">
            <text:p>Testo lungo (rich text)</text:p>
          </table:table-cell>
          <table:table-cell table:style-name="ce330" table:content-validation-name="val13"/>
          <table:table-cell table:style-name="ce335" table:content-validation-name="val14"/>
          <table:table-cell table:style-name="ce342" table:content-validation-name="val15"/>
          <table:table-cell table:number-columns-repeated="16377"/>
        </table:table-row>
        <table:table-row table:style-name="ro45">
          <table:table-cell table:style-name="ce301" office:value-type="string" calcext:value-type="string">
            <text:p>Dichiarazione dei redditi</text:p>
          </table:table-cell>
          <table:table-cell table:style-name="ce304" office:value-type="string" calcext:value-type="string">
            <text:p>Obbligatorio per Persona che ha incarichi o cariche politiche: copia dell'ultima dichiarazione dei redditi soggetti all'imposta sui redditi delle persone fisiche Per il soggetto, il coniuge non separato e i parenti entro il secondo grado, ove gli stessi vi consentano (NB: dando eventualmente evidenza del mancato consenso) (NB: è necessario limitare, con appositi accorgimenti a cura dell'interessato o della amministrazione, la pubblicazione dei dati sensibili)</text:p>
          </table:table-cell>
          <table:table-cell table:style-name="ce311" table:content-validation-name="val11" office:value-type="string" calcext:value-type="string">
            <text:p>No</text:p>
          </table:table-cell>
          <table:table-cell table:style-name="ce322" table:content-validation-name="val12" office:value-type="string" calcext:value-type="string">
            <text:p>File (blob)</text:p>
          </table:table-cell>
          <table:table-cell table:style-name="ce330" table:content-validation-name="val13"/>
          <table:table-cell table:style-name="ce335" table:content-validation-name="val14"/>
          <table:table-cell table:style-name="ce342" table:content-validation-name="val15"/>
          <table:table-cell table:number-columns-repeated="16377"/>
        </table:table-row>
        <table:table-row table:style-name="ro46">
          <table:table-cell table:style-name="ce301" office:value-type="string" calcext:value-type="string">
            <text:p>Spese elettorali</text:p>
          </table:table-cell>
          <table:table-cell table:style-name="ce304" office:value-type="string" calcext:value-type="string">
            <text:p>Obbligatorio per Persona che ha incarichi o cariche politiche:: dichiarazione concernente le spese sostenute e le obbligazioni assunte per la propaganda elettorale ovvero attestazione di essersi avvalsi esclusivamente di materiali e di mezzi propagandistici predisposti e messi a disposizione dal partito o dalla formazione politica della cui lista il soggetto ha fatto parte, con l'apposizione della formula «sul mio onore affermo che la dichiarazione corrisponde al vero» (con allegate copie delle dichiarazioni relative a finanziamenti e contributi per un importo che nell'anno superi 5.000 €)</text:p>
          </table:table-cell>
          <table:table-cell table:style-name="ce311" table:content-validation-name="val11" office:value-type="string" calcext:value-type="string">
            <text:p>No</text:p>
          </table:table-cell>
          <table:table-cell table:style-name="ce322" table:content-validation-name="val12" office:value-type="string" calcext:value-type="string">
            <text:p>File (blob)</text:p>
          </table:table-cell>
          <table:table-cell table:style-name="ce330" table:content-validation-name="val13"/>
          <table:table-cell table:style-name="ce335" table:content-validation-name="val14"/>
          <table:table-cell table:style-name="ce342" table:content-validation-name="val15"/>
          <table:table-cell table:number-columns-repeated="16377"/>
        </table:table-row>
        <table:table-row table:style-name="ro20">
          <table:table-cell table:style-name="ce301" office:value-type="string" calcext:value-type="string">
            <text:p>Variazioni situazione patrimoniale</text:p>
          </table:table-cell>
          <table:table-cell table:style-name="ce304" office:value-type="string" calcext:value-type="string">
            <text:p>Obbligatorio per Persona che ha incarichi o cariche politiche:: attestazione concernente le variazioni della situazione patrimoniale intervenute nell'anno precedente e copia della dichiarazione dei redditi Per il soggetto, il coniuge non separato e i parenti entro il secondo grado, ove gli stessi vi consentano (NB: dando eventualmente evidenza del mancato consenso)</text:p>
          </table:table-cell>
          <table:table-cell table:style-name="ce311" table:content-validation-name="val11" office:value-type="string" calcext:value-type="string">
            <text:p>No</text:p>
          </table:table-cell>
          <table:table-cell table:style-name="ce322" table:content-validation-name="val12" office:value-type="string" calcext:value-type="string">
            <text:p>File (blob)</text:p>
          </table:table-cell>
          <table:table-cell table:style-name="ce330" table:content-validation-name="val13"/>
          <table:table-cell table:style-name="ce335" table:content-validation-name="val14"/>
          <table:table-cell table:style-name="ce342" table:content-validation-name="val15"/>
          <table:table-cell table:number-columns-repeated="16377"/>
        </table:table-row>
        <table:table-row table:style-name="ro21">
          <table:table-cell table:style-name="ce301" office:value-type="string" calcext:value-type="string">
            <text:p>Altre cariche</text:p>
          </table:table-cell>
          <table:table-cell table:style-name="ce308" office:value-type="string" calcext:value-type="string">
            <text:p>Obbligatorio per Persona che ha incarichi o cariche politiche: i dati relativi all'assunzione di altre cariche, presso enti pubblici o privati, ed i relativi compensi a qualsiasi titolo corrisposti.</text:p>
          </table:table-cell>
          <table:table-cell table:style-name="ce311" table:content-validation-name="val11" office:value-type="string" calcext:value-type="string">
            <text:p>No</text:p>
          </table:table-cell>
          <table:table-cell table:style-name="ce322" table:content-validation-name="val12"/>
          <table:table-cell table:style-name="ce330" table:content-validation-name="val13"/>
          <table:table-cell table:style-name="ce335" table:content-validation-name="val14"/>
          <table:table-cell table:style-name="ce342" table:content-validation-name="val15"/>
          <table:table-cell table:number-columns-repeated="16377"/>
        </table:table-row>
        <table:table-row table:style-name="ro6">
          <table:table-cell table:style-name="ce354" office:value-type="string" calcext:value-type="string">
            <text:p>Ulteriori informazioni</text:p>
          </table:table-cell>
          <table:table-cell table:style-name="ce309" office:value-type="string" calcext:value-type="string">
            <text:p>Ulteriori informazioni relative alla persona</text:p>
          </table:table-cell>
          <table:table-cell table:style-name="ce316" table:content-validation-name="val11" office:value-type="string" calcext:value-type="string">
            <text:p>No</text:p>
          </table:table-cell>
          <table:table-cell table:style-name="ce326" table:content-validation-name="val12" office:value-type="string" calcext:value-type="string">
            <text:p>Testo lungo (rich text)</text:p>
          </table:table-cell>
          <table:table-cell table:style-name="ce331" table:content-validation-name="val13"/>
          <table:table-cell table:style-name="ce338" table:content-validation-name="val14"/>
          <table:table-cell table:style-name="ce345" table:content-validation-name="val15"/>
          <table:table-cell table:number-columns-repeated="16377"/>
        </table:table-row>
        <table:table-row table:style-name="ro6">
          <table:table-cell table:style-name="ce301" office:value-type="string" calcext:value-type="string">
            <text:p>Orari di ricevimento</text:p>
          </table:table-cell>
          <table:table-cell table:style-name="ce309" office:value-type="string" calcext:value-type="string">
            <text:p>Gli orari in cui questa persona è disponibile per ricevere il pubblico</text:p>
          </table:table-cell>
          <table:table-cell table:style-name="ce316" table:content-validation-name="val11" office:value-type="string" calcext:value-type="string">
            <text:p>No</text:p>
          </table:table-cell>
          <table:table-cell table:style-name="ce326" table:content-validation-name="val12" office:value-type="string" calcext:value-type="string">
            <text:p>Testo lungo (rich text)</text:p>
          </table:table-cell>
          <table:table-cell table:style-name="ce114"/>
          <table:table-cell table:number-columns-repeated="2"/>
          <table:table-cell table:style-name="ce112"/>
          <table:table-cell table:number-columns-repeated="16376"/>
        </table:table-row>
        <table:table-row table:style-name="ro13">
          <table:table-cell table:style-name="ce301" office:value-type="string" calcext:value-type="string">
            <text:p>Descrizione breve</text:p>
          </table:table-cell>
          <table:table-cell table:style-name="ce309" office:value-type="string" calcext:value-type="string">
            <text:p>Breve descrizione della Persona Pubblica. Comparirà all'interno delle card di presentazione del contenuto.</text:p>
          </table:table-cell>
          <table:table-cell table:style-name="ce316" table:content-validation-name="val11" office:value-type="string" calcext:value-type="string">
            <text:p>No</text:p>
          </table:table-cell>
          <table:table-cell table:style-name="ce326" table:content-validation-name="val12" office:value-type="string" calcext:value-type="string">
            <text:p>Testo lungo (rich text)</text:p>
          </table:table-cell>
          <table:table-cell table:style-name="ce114"/>
          <table:table-cell table:number-columns-repeated="16379"/>
        </table:table-row>
        <table:table-row table:style-name="ro11" table:number-rows-repeated="1048554">
          <table:table-cell table:number-columns-repeated="16384"/>
        </table:table-row>
        <table:table-row table:style-name="ro11">
          <table:table-cell table:number-columns-repeated="16384"/>
        </table:table-row>
        <calcext:conditional-formats>
          <calcext:conditional-format calcext:target-range-address="Tipologia_PERSONA.A19:Tipologia_PERSONA.A19 Tipologia_PERSONA.B19:Tipologia_PERSONA.D21 Tipologia_PERSONA.E19:Tipologia_PERSONA.G19">
            <calcext:condition calcext:apply-style-name="cf11" calcext:value="formula-is([.$C19]=&quot;Sì&quot;)" calcext:base-cell-address="Tipologia_PERSONA.A19"/>
          </calcext:conditional-format>
          <calcext:conditional-format calcext:target-range-address="Tipologia_PERSONA.A20:Tipologia_PERSONA.A21 Tipologia_PERSONA.A4:Tipologia_PERSONA.G18">
            <calcext:condition calcext:apply-style-name="cf11" calcext:value="formula-is([.$C4]=&quot;Sì&quot;)" calcext:base-cell-address="Tipologia_PERSONA.A4"/>
          </calcext:conditional-format>
        </calcext:conditional-formats>
      </table:table>
      <table:table table:name="Tipologia_INCARICO" table:style-name="ta1">
        <table:table-column table:style-name="co43" table:default-cell-style-name="ce200"/>
        <table:table-column table:style-name="co49" table:default-cell-style-name="ce200"/>
        <table:table-column table:style-name="co45" table:default-cell-style-name="ce200"/>
        <table:table-column table:style-name="co43" table:default-cell-style-name="ce200"/>
        <table:table-column table:style-name="co46" table:default-cell-style-name="ce200"/>
        <table:table-column table:style-name="co47" table:number-columns-repeated="2" table:default-cell-style-name="ce200"/>
        <table:table-column table:style-name="co48" table:default-cell-style-name="ce200"/>
        <table:table-column table:style-name="co4" table:number-columns-repeated="1016" table:default-cell-style-name="ce200"/>
        <table:table-column table:style-name="co5" table:number-columns-repeated="15360" table:default-cell-style-name="ce200"/>
        <table:table-row table:style-name="ro17">
          <table:table-cell table:style-name="ce95" office:value-type="string" calcext:value-type="string" table:number-columns-spanned="7" table:number-rows-spanned="1">
            <text:p>Tipologia: <text:span text:style-name="T9">INCARICO O CARICA</text:span></text:p>
          </table:table-cell>
          <table:covered-table-cell table:number-columns-repeated="6"/>
          <table:table-cell table:number-columns-repeated="16377"/>
        </table:table-row>
        <table:table-row table:style-name="ro22">
          <table:table-cell table:style-name="ce96" office:value-type="string" calcext:value-type="string" table:number-columns-spanned="7" table:number-rows-spanned="1">
            <text:p>Questa Tipologia descrive la struttura di cariche, incarichi o ruoli salienti per il dominio (sito di una casa di riposo), funzionale alla creazione di una scheda persona</text:p>
          </table:table-cell>
          <table:covered-table-cell table:number-columns-repeated="6"/>
          <table:table-cell table:number-columns-repeated="16377"/>
        </table:table-row>
        <table:table-row table:style-name="ro22">
          <table:table-cell table:style-name="ce80" office:value-type="string" calcext:value-type="string">
            <text:p>Elemento</text:p>
          </table:table-cell>
          <table:table-cell table:style-name="ce80" office:value-type="string" calcext:value-type="string">
            <text:p>Descrizione</text:p>
          </table:table-cell>
          <table:table-cell table:style-name="ce80" office:value-type="string" calcext:value-type="string">
            <text:p>Valore obbligatorio?</text:p>
          </table:table-cell>
          <table:table-cell table:style-name="ce81" office:value-type="string" calcext:value-type="string">
            <text:p>Tipo di slot (dati o relazioni)</text:p>
          </table:table-cell>
          <table:table-cell table:style-name="ce81" office:value-type="string" calcext:value-type="string">
            <text:p>Tassonomia di riferimento</text:p>
          </table:table-cell>
          <table:table-cell table:style-name="ce81" office:value-type="string" calcext:value-type="string">
            <text:p>Relazione con Tipologia</text:p>
          </table:table-cell>
          <table:table-cell table:style-name="ce81" office:value-type="string" calcext:value-type="string">
            <text:p>Cardinalità</text:p>
          </table:table-cell>
          <table:table-cell table:number-columns-repeated="16377"/>
        </table:table-row>
        <table:table-row table:style-name="ro21">
          <table:table-cell table:style-name="ce348" office:value-type="string" calcext:value-type="string">
            <text:p>Titolo carica o incarico</text:p>
          </table:table-cell>
          <table:table-cell table:style-name="ce353" office:value-type="string" calcext:value-type="string">
            <text:p>Descrizione testuale della carica o incarico/ruolo (Es. <text:s/>Presidente del Consiglio di Amministrazione, Amministratore di sistema, Psicologo)</text:p>
          </table:table-cell>
          <table:table-cell table:style-name="ce358" table:content-validation-name="val16" office:value-type="string" calcext:value-type="string">
            <text:p>Sì</text:p>
          </table:table-cell>
          <table:table-cell table:style-name="ce360" table:content-validation-name="val17" office:value-type="string" calcext:value-type="string">
            <text:p>Testo breve (max. 255 char)</text:p>
          </table:table-cell>
          <table:table-cell table:style-name="ce363" table:content-validation-name="val18"/>
          <table:table-cell table:style-name="ce368" table:content-validation-name="val19"/>
          <table:table-cell table:style-name="ce371" table:content-validation-name="val20"/>
          <table:table-cell table:style-name="ce112"/>
          <table:table-cell table:number-columns-repeated="16376"/>
        </table:table-row>
        <table:table-row table:style-name="ro18">
          <table:table-cell table:style-name="ce348" office:value-type="string" calcext:value-type="string">
            <text:p>Tipo di incarico</text:p>
          </table:table-cell>
          <table:table-cell table:style-name="ce353" office:value-type="string" calcext:value-type="string">
            <text:p>Classificazione dei tipi di incarico</text:p>
          </table:table-cell>
          <table:table-cell table:style-name="ce358" table:content-validation-name="val16" office:value-type="string" calcext:value-type="string">
            <text:p>Sì</text:p>
          </table:table-cell>
          <table:table-cell table:style-name="ce360" table:content-validation-name="val17" office:value-type="string" calcext:value-type="string">
            <text:p>Tassonomia</text:p>
          </table:table-cell>
          <table:table-cell table:style-name="ce364" table:content-validation-name="val18" office:value-type="string" calcext:value-type="string">
            <text:p>Tipi di incarico</text:p>
          </table:table-cell>
          <table:table-cell table:style-name="ce368" table:content-validation-name="val19"/>
          <table:table-cell table:style-name="ce371" table:content-validation-name="val20" office:value-type="string" calcext:value-type="string">
            <text:p>1...1</text:p>
          </table:table-cell>
          <table:table-cell table:number-columns-repeated="16377"/>
        </table:table-row>
        <table:table-row table:style-name="ro18">
          <table:table-cell table:style-name="ce348" office:value-type="string" calcext:value-type="string">
            <text:p>Persona</text:p>
          </table:table-cell>
          <table:table-cell table:style-name="ce457" office:value-type="string" calcext:value-type="string">
            <text:p>La persona che ha la carica e l'incarico</text:p>
          </table:table-cell>
          <table:table-cell table:style-name="ce358" table:content-validation-name="val16" office:value-type="string" calcext:value-type="string">
            <text:p>Sì</text:p>
          </table:table-cell>
          <table:table-cell table:style-name="ce361" table:content-validation-name="val17" office:value-type="string" calcext:value-type="string">
            <text:p>Relazione con Tipologia</text:p>
          </table:table-cell>
          <table:table-cell table:style-name="ce365" table:content-validation-name="val18"/>
          <table:table-cell table:style-name="ce368" table:content-validation-name="val19" office:value-type="string" calcext:value-type="string">
            <text:p>Persona pubblica</text:p>
          </table:table-cell>
          <table:table-cell table:style-name="ce371" table:content-validation-name="val20" office:value-type="string" calcext:value-type="string">
            <text:p>1...1</text:p>
          </table:table-cell>
          <table:table-cell/>
          <table:table-cell table:style-name="ce1" table:number-columns-repeated="16376"/>
        </table:table-row>
        <table:table-row table:style-name="ro13">
          <table:table-cell table:style-name="ce434" office:value-type="string" calcext:value-type="string">
            <text:p>Link alla trasparenza</text:p>
          </table:table-cell>
          <table:table-cell table:style-name="ce116" office:value-type="string" calcext:value-type="string">
            <text:p>Collegamento ipertestuale alla scheda dell'incarico in Amministrazione Trasparente</text:p>
          </table:table-cell>
          <table:table-cell table:style-name="ce359" table:content-validation-name="val16" office:value-type="string" calcext:value-type="string">
            <text:p>No</text:p>
          </table:table-cell>
          <table:table-cell table:style-name="ce362" table:content-validation-name="val17"/>
          <table:table-cell table:style-name="ce366" table:content-validation-name="val18"/>
          <table:table-cell table:style-name="ce369" table:content-validation-name="val19"/>
          <table:table-cell table:style-name="ce372" table:content-validation-name="val20"/>
          <table:table-cell table:number-columns-repeated="16377"/>
        </table:table-row>
        <table:table-row table:style-name="ro13">
          <table:table-cell table:style-name="ce348" office:value-type="string" calcext:value-type="string">
            <text:p>Incarico di responsabilità</text:p>
          </table:table-cell>
          <table:table-cell table:style-name="ce457" office:value-type="string" calcext:value-type="string">
            <text:p>Indicazione della responsabilità dell’incarico (Di responsabilità / Non di responsabilità)</text:p>
          </table:table-cell>
          <table:table-cell table:style-name="ce358" table:content-validation-name="val16" office:value-type="string" calcext:value-type="string">
            <text:p>Sì</text:p>
          </table:table-cell>
          <table:table-cell table:style-name="ce361" table:content-validation-name="val17"/>
          <table:table-cell table:style-name="ce365" table:content-validation-name="val18"/>
          <table:table-cell table:style-name="ce368" table:content-validation-name="val19"/>
          <table:table-cell table:style-name="ce371" table:content-validation-name="val20"/>
          <table:table-cell table:style-name="ce112"/>
          <table:table-cell table:number-columns-repeated="16376"/>
        </table:table-row>
        <table:table-row table:style-name="ro18">
          <table:table-cell table:style-name="ce455" office:value-type="string" calcext:value-type="string">
            <text:p>Unità organizzativa</text:p>
          </table:table-cell>
          <table:table-cell table:style-name="ce457" office:value-type="string" calcext:value-type="string">
            <text:p>L'organizzazione presso la quale svolge l'incarico</text:p>
          </table:table-cell>
          <table:table-cell table:style-name="ce358" table:content-validation-name="val16" office:value-type="string" calcext:value-type="string">
            <text:p>Sì</text:p>
          </table:table-cell>
          <table:table-cell table:style-name="ce361" table:content-validation-name="val17" office:value-type="string" calcext:value-type="string">
            <text:p>Relazione con Tipologia</text:p>
          </table:table-cell>
          <table:table-cell table:style-name="ce367" table:content-validation-name="val18"/>
          <table:table-cell table:style-name="ce370" table:content-validation-name="val19" office:value-type="string" calcext:value-type="string">
            <text:p>Unità organizzativa</text:p>
          </table:table-cell>
          <table:table-cell table:style-name="ce373" table:content-validation-name="val20" office:value-type="string" calcext:value-type="string">
            <text:p>0...1</text:p>
          </table:table-cell>
          <table:table-cell table:style-name="ce1"/>
          <table:table-cell table:number-columns-repeated="16376"/>
        </table:table-row>
        <table:table-row table:style-name="ro6">
          <table:table-cell table:style-name="ce455" office:value-type="string" calcext:value-type="string">
            <text:p>Data inizio incarico</text:p>
          </table:table-cell>
          <table:table-cell table:style-name="ce457" office:value-type="string" calcext:value-type="string">
            <text:p>Data di inizio dell'incarico</text:p>
          </table:table-cell>
          <table:table-cell table:style-name="ce358" table:content-validation-name="val16" office:value-type="string" calcext:value-type="string">
            <text:p>No</text:p>
          </table:table-cell>
          <table:table-cell table:style-name="ce361" table:content-validation-name="val17" office:value-type="string" calcext:value-type="string">
            <text:p>Datetime (tutti i formati)</text:p>
          </table:table-cell>
          <table:table-cell table:style-name="ce367" table:content-validation-name="val18"/>
          <table:table-cell table:style-name="ce370" table:content-validation-name="val19"/>
          <table:table-cell table:style-name="ce373" table:content-validation-name="val20"/>
          <table:table-cell table:number-columns-repeated="16377"/>
        </table:table-row>
        <table:table-row table:style-name="ro44">
          <table:table-cell table:style-name="ce455" office:value-type="string" calcext:value-type="string">
            <text:p>Data conclusione incarico</text:p>
          </table:table-cell>
          <table:table-cell table:style-name="ce457" office:value-type="string" calcext:value-type="string">
            <text:p>Data in cui termina l'incarico o la carica</text:p>
          </table:table-cell>
          <table:table-cell table:style-name="ce358" table:content-validation-name="val16" office:value-type="string" calcext:value-type="string">
            <text:p>No</text:p>
          </table:table-cell>
          <table:table-cell table:style-name="ce361" table:content-validation-name="val17" office:value-type="string" calcext:value-type="string">
            <text:p>Datetime (tutti i formati)</text:p>
          </table:table-cell>
          <table:table-cell table:style-name="ce367" table:content-validation-name="val18"/>
          <table:table-cell table:style-name="ce370" table:content-validation-name="val19"/>
          <table:table-cell table:style-name="ce373" table:content-validation-name="val20"/>
          <table:table-cell table:number-columns-repeated="16377"/>
        </table:table-row>
        <table:table-row table:style-name="ro13">
          <table:table-cell table:style-name="ce455" office:value-type="string" calcext:value-type="string">
            <text:p>Data insediamento</text:p>
          </table:table-cell>
          <table:table-cell table:style-name="ce457" office:value-type="string" calcext:value-type="string">
            <text:p>Solo per incarichi politici: specificare la data di insediamento</text:p>
          </table:table-cell>
          <table:table-cell table:style-name="ce358" table:content-validation-name="val16" office:value-type="string" calcext:value-type="string">
            <text:p>No</text:p>
          </table:table-cell>
          <table:table-cell table:style-name="ce361" table:content-validation-name="val17" office:value-type="string" calcext:value-type="string">
            <text:p>Datetime (tutti i formati)</text:p>
          </table:table-cell>
          <table:table-cell table:style-name="ce367" table:content-validation-name="val18"/>
          <table:table-cell table:style-name="ce370" table:content-validation-name="val19"/>
          <table:table-cell table:style-name="ce373" table:content-validation-name="val20"/>
          <table:table-cell table:number-columns-repeated="16377"/>
        </table:table-row>
        <table:table-row table:style-name="ro6">
          <table:table-cell table:style-name="ce455" office:value-type="string" calcext:value-type="string">
            <text:p>Ulteriori informazioni</text:p>
          </table:table-cell>
          <table:table-cell table:style-name="ce457" office:value-type="string" calcext:value-type="string">
            <text:p>Ulteriori informazioni relative all'incarico</text:p>
          </table:table-cell>
          <table:table-cell table:style-name="ce358" table:content-validation-name="val16" office:value-type="string" calcext:value-type="string">
            <text:p>No</text:p>
          </table:table-cell>
          <table:table-cell table:style-name="ce361" table:content-validation-name="val17" office:value-type="string" calcext:value-type="string">
            <text:p>Testo lungo (rich text)</text:p>
          </table:table-cell>
          <table:table-cell table:style-name="ce367" table:content-validation-name="val18"/>
          <table:table-cell table:style-name="ce370" table:content-validation-name="val19"/>
          <table:table-cell table:style-name="ce373" table:content-validation-name="val20"/>
          <table:table-cell table:number-columns-repeated="16377"/>
        </table:table-row>
        <table:table-row table:style-name="ro6">
          <table:table-cell table:style-name="ce455" office:value-type="string" calcext:value-type="string">
            <text:p>Atto di nomina</text:p>
          </table:table-cell>
          <table:table-cell table:style-name="ce457" office:value-type="string" calcext:value-type="string">
            <text:p>Inserire riferimento all'atto di nomina della persona</text:p>
          </table:table-cell>
          <table:table-cell table:style-name="ce358" table:content-validation-name="val16" office:value-type="string" calcext:value-type="string">
            <text:p>No</text:p>
          </table:table-cell>
          <table:table-cell table:style-name="ce361" table:content-validation-name="val17" office:value-type="string" calcext:value-type="string">
            <text:p>Relazione con Tipologia</text:p>
          </table:table-cell>
          <table:table-cell table:style-name="ce367" table:content-validation-name="val18"/>
          <table:table-cell table:style-name="ce370" table:content-validation-name="val19" office:value-type="string" calcext:value-type="string">
            <text:p>Documento pubblico</text:p>
          </table:table-cell>
          <table:table-cell table:style-name="ce373" table:content-validation-name="val20" office:value-type="string" calcext:value-type="string">
            <text:p>0...1</text:p>
          </table:table-cell>
          <table:table-cell table:number-columns-repeated="16377"/>
        </table:table-row>
        <table:table-row table:style-name="ro13">
          <table:table-cell table:style-name="ce455" office:value-type="string" calcext:value-type="string">
            <text:p>Compensi</text:p>
          </table:table-cell>
          <table:table-cell table:style-name="ce457" office:value-type="string" calcext:value-type="string">
            <text:p>Solo per incarico politico: compensi di qualsiasi natura connessi all'assunzione della carica</text:p>
          </table:table-cell>
          <table:table-cell table:style-name="ce358" table:content-validation-name="val16" office:value-type="string" calcext:value-type="string">
            <text:p>No</text:p>
          </table:table-cell>
          <table:table-cell table:style-name="ce361" table:content-validation-name="val17" office:value-type="string" calcext:value-type="string">
            <text:p>Testo lungo (rich text)</text:p>
          </table:table-cell>
          <table:table-cell table:style-name="ce367" table:content-validation-name="val18"/>
          <table:table-cell table:style-name="ce370" table:content-validation-name="val19"/>
          <table:table-cell table:style-name="ce373" table:content-validation-name="val20"/>
          <table:table-cell table:number-columns-repeated="16377"/>
        </table:table-row>
        <table:table-row table:style-name="ro44">
          <table:table-cell table:style-name="ce455" office:value-type="string" calcext:value-type="string">
            <text:p>Importi di viaggio e/o servizio</text:p>
          </table:table-cell>
          <table:table-cell table:style-name="ce457" office:value-type="string" calcext:value-type="string">
            <text:p>Solo per incarico politico: importi di viaggi di servizio e missioni pagati con fondi pubblici</text:p>
          </table:table-cell>
          <table:table-cell table:style-name="ce358" table:content-validation-name="val16" office:value-type="string" calcext:value-type="string">
            <text:p>No</text:p>
          </table:table-cell>
          <table:table-cell table:style-name="ce361" table:content-validation-name="val17" office:value-type="string" calcext:value-type="string">
            <text:p>Testo lungo (rich text)</text:p>
          </table:table-cell>
          <table:table-cell table:style-name="ce367" table:content-validation-name="val18"/>
          <table:table-cell table:style-name="ce370" table:content-validation-name="val19"/>
          <table:table-cell table:style-name="ce373" table:content-validation-name="val20"/>
          <table:table-cell table:number-columns-repeated="16377"/>
        </table:table-row>
        <table:table-row table:style-name="ro9" table:number-rows-repeated="2">
          <table:table-cell/>
          <table:table-cell table:style-name="ce1" table:number-columns-repeated="6"/>
          <table:table-cell table:number-columns-repeated="16377"/>
        </table:table-row>
        <table:table-row table:style-name="ro11" table:number-rows-repeated="1048557">
          <table:table-cell table:number-columns-repeated="16384"/>
        </table:table-row>
        <table:table-row table:style-name="ro11">
          <table:table-cell table:number-columns-repeated="16384"/>
        </table:table-row>
        <calcext:conditional-formats>
          <calcext:conditional-format calcext:target-range-address="Tipologia_INCARICO.A7:Tipologia_INCARICO.A16 Tipologia_INCARICO.A4:Tipologia_INCARICO.G6 Tipologia_INCARICO.B8:Tipologia_INCARICO.D16 Tipologia_INCARICO.E7:Tipologia_INCARICO.G16 Tipologia_INCARICO.C7:Tipologia_INCARICO.D7">
            <calcext:condition calcext:apply-style-name="cf11" calcext:value="formula-is([.$C4]=&quot;Sì&quot;)" calcext:base-cell-address="Tipologia_INCARICO.A4"/>
          </calcext:conditional-format>
        </calcext:conditional-formats>
      </table:table>
      <table:table table:name="Tipologia_LUOGO" table:style-name="ta1">
        <table:table-column table:style-name="co50" table:default-cell-style-name="ce200"/>
        <table:table-column table:style-name="co51" table:default-cell-style-name="ce200"/>
        <table:table-column table:style-name="co52" table:default-cell-style-name="ce200"/>
        <table:table-column table:style-name="co50" table:number-columns-repeated="2" table:default-cell-style-name="ce200"/>
        <table:table-column table:style-name="co47" table:number-columns-repeated="2" table:default-cell-style-name="ce200"/>
        <table:table-column table:style-name="co4" table:number-columns-repeated="1017" table:default-cell-style-name="ce200"/>
        <table:table-column table:style-name="co5" table:number-columns-repeated="15360" table:default-cell-style-name="ce200"/>
        <table:table-row table:style-name="ro17">
          <table:table-cell table:style-name="ce95" office:value-type="string" calcext:value-type="string" table:number-columns-spanned="7" table:number-rows-spanned="1">
            <text:p>Tipologia: <text:span text:style-name="T9">LUOGO</text:span> di interesse pubblico</text:p>
          </table:table-cell>
          <table:covered-table-cell table:number-columns-repeated="6"/>
          <table:table-cell table:number-columns-repeated="16377"/>
        </table:table-row>
        <table:table-row table:style-name="ro22">
          <table:table-cell table:style-name="ce126" office:value-type="string" calcext:value-type="string" table:number-columns-spanned="7" table:number-rows-spanned="1">
            <text:p><text:a xlink:href="http://schema.org/" xlink:type="simple">Tipologia che struttura le informazioni relative a un luogo di interesse pubblico. Schema.org prevede una Tipologia Place Nota: I luoghi possono essere sede di eventi, sede di strutture amministrative o politiche o punti di interesse.</text:a></text:p>
          </table:table-cell>
          <table:covered-table-cell table:number-columns-repeated="6"/>
          <table:table-cell table:number-columns-repeated="16377"/>
        </table:table-row>
        <table:table-row table:style-name="ro22">
          <table:table-cell table:style-name="ce80" office:value-type="string" calcext:value-type="string">
            <text:p>Elemento</text:p>
          </table:table-cell>
          <table:table-cell table:style-name="ce80" office:value-type="string" calcext:value-type="string">
            <text:p>Descrizione</text:p>
          </table:table-cell>
          <table:table-cell table:style-name="ce80" office:value-type="string" calcext:value-type="string">
            <text:p>Valore obbligatorio?</text:p>
          </table:table-cell>
          <table:table-cell table:style-name="ce81" office:value-type="string" calcext:value-type="string">
            <text:p>Tipo di slot (dati o relazioni)</text:p>
          </table:table-cell>
          <table:table-cell table:style-name="ce81" office:value-type="string" calcext:value-type="string">
            <text:p>Tassonomia di riferimento</text:p>
          </table:table-cell>
          <table:table-cell table:style-name="ce81" office:value-type="string" calcext:value-type="string">
            <text:p>Relazione con Tipologia</text:p>
          </table:table-cell>
          <table:table-cell table:style-name="ce81" office:value-type="string" calcext:value-type="string">
            <text:p>Cardinalità</text:p>
          </table:table-cell>
          <table:table-cell table:number-columns-repeated="16377"/>
        </table:table-row>
        <table:table-row table:style-name="ro13">
          <table:table-cell table:style-name="ce547" office:value-type="string" calcext:value-type="string">
            <text:p>Nome del luogo</text:p>
          </table:table-cell>
          <table:table-cell table:style-name="ce553" office:value-type="string" calcext:value-type="string">
            <text:p>Nome principale del luogo o nome con il quale il luogo è conosciuto (ad es. Colosseo)</text:p>
          </table:table-cell>
          <table:table-cell table:style-name="ce390" table:content-validation-name="val21" office:value-type="string" calcext:value-type="string">
            <text:p>Sì</text:p>
          </table:table-cell>
          <table:table-cell table:style-name="ce394" table:content-validation-name="val23" office:value-type="string" calcext:value-type="string">
            <text:p>Testo breve (max. 255 char)</text:p>
          </table:table-cell>
          <table:table-cell table:style-name="ce397" table:content-validation-name="val24"/>
          <table:table-cell table:style-name="ce400" table:content-validation-name="val25"/>
          <table:table-cell table:style-name="ce403" table:content-validation-name="val26"/>
          <table:table-cell table:number-columns-repeated="16377"/>
        </table:table-row>
        <table:table-row table:style-name="ro13">
          <table:table-cell table:style-name="ce548" office:value-type="string" calcext:value-type="string">
            <text:p>Nome alternativo</text:p>
          </table:table-cell>
          <table:table-cell table:style-name="ce554" office:value-type="string" calcext:value-type="string">
            <text:p>Nome alternativo o secondario del luogo (ad es. Anfiteatro Flavio)</text:p>
          </table:table-cell>
          <table:table-cell table:style-name="ce391" table:content-validation-name="val21" office:value-type="string" calcext:value-type="string">
            <text:p>No</text:p>
          </table:table-cell>
          <table:table-cell table:style-name="ce395" table:content-validation-name="val23" office:value-type="string" calcext:value-type="string">
            <text:p>Testo breve (max. 255 char)</text:p>
          </table:table-cell>
          <table:table-cell table:style-name="ce398" table:content-validation-name="val24"/>
          <table:table-cell table:style-name="ce401" table:content-validation-name="val25"/>
          <table:table-cell table:style-name="ce404" table:content-validation-name="val26"/>
          <table:table-cell table:number-columns-repeated="16377"/>
        </table:table-row>
        <table:table-row table:style-name="ro6">
          <table:table-cell table:style-name="ce549" office:value-type="string" calcext:value-type="string">
            <text:p>Argomenti</text:p>
          </table:table-cell>
          <table:table-cell table:style-name="ce383" office:value-type="string" calcext:value-type="string">
            <text:p>Argomenti collegabili</text:p>
          </table:table-cell>
          <table:table-cell table:style-name="ce392" table:content-validation-name="val22" office:value-type="string" calcext:value-type="string">
            <text:p>No</text:p>
          </table:table-cell>
          <table:table-cell table:style-name="ce396" table:content-validation-name="val23" office:value-type="string" calcext:value-type="string">
            <text:p>Tassonomia</text:p>
          </table:table-cell>
          <table:table-cell table:style-name="ce399" table:content-validation-name="val24" office:value-type="string" calcext:value-type="string">
            <text:p>Argomenti</text:p>
          </table:table-cell>
          <table:table-cell table:style-name="ce402" table:content-validation-name="val25"/>
          <table:table-cell table:style-name="ce405" table:content-validation-name="val26" office:value-type="string" calcext:value-type="string">
            <text:p>0...n</text:p>
          </table:table-cell>
          <table:table-cell table:number-columns-repeated="16377"/>
        </table:table-row>
        <table:table-row table:style-name="ro13">
          <table:table-cell table:style-name="ce549" office:value-type="string" calcext:value-type="string">
            <text:p>Tipo di luogo</text:p>
          </table:table-cell>
          <table:table-cell table:style-name="ce554" office:value-type="string" calcext:value-type="string">
            <text:p>Tipologia di luogo</text:p>
          </table:table-cell>
          <table:table-cell table:style-name="ce391" table:content-validation-name="val21" office:value-type="string" calcext:value-type="string">
            <text:p>No</text:p>
          </table:table-cell>
          <table:table-cell table:style-name="ce395" table:content-validation-name="val23" office:value-type="string" calcext:value-type="string">
            <text:p>Tassonomia</text:p>
          </table:table-cell>
          <table:table-cell table:style-name="ce398" table:content-validation-name="val24" office:value-type="string" calcext:value-type="string">
            <text:p>Tipi di Luogo</text:p>
          </table:table-cell>
          <table:table-cell table:style-name="ce401" table:content-validation-name="val25"/>
          <table:table-cell table:style-name="ce404" table:content-validation-name="val26" office:value-type="string" calcext:value-type="string">
            <text:p>0...n</text:p>
          </table:table-cell>
          <table:table-cell table:number-columns-repeated="16377"/>
        </table:table-row>
        <table:table-row table:style-name="ro6">
          <table:table-cell table:style-name="ce549" office:value-type="string" calcext:value-type="string">
            <text:p>Immagine</text:p>
          </table:table-cell>
          <table:table-cell table:style-name="ce554" office:value-type="string" calcext:value-type="string">
            <text:p>Immagine principale del luogo</text:p>
          </table:table-cell>
          <table:table-cell table:style-name="ce391" table:content-validation-name="val21" office:value-type="string" calcext:value-type="string">
            <text:p>No</text:p>
          </table:table-cell>
          <table:table-cell table:style-name="ce395" table:content-validation-name="val23" office:value-type="string" calcext:value-type="string">
            <text:p>File (blob)</text:p>
          </table:table-cell>
          <table:table-cell table:style-name="ce398" table:content-validation-name="val24"/>
          <table:table-cell table:style-name="ce401" table:content-validation-name="val25"/>
          <table:table-cell table:style-name="ce404" table:content-validation-name="val26"/>
          <table:table-cell table:number-columns-repeated="16377"/>
        </table:table-row>
        <table:table-row table:style-name="ro18">
          <table:table-cell table:style-name="ce547" office:value-type="string" calcext:value-type="string">
            <text:p>Descrizione breve</text:p>
          </table:table-cell>
          <table:table-cell table:style-name="ce556" office:value-type="string" calcext:value-type="string">
            <text:p>Descrizione sintetica (meno di 255 caratteri)</text:p>
          </table:table-cell>
          <table:table-cell table:style-name="ce390" table:content-validation-name="val21" office:value-type="string" calcext:value-type="string">
            <text:p>Sì</text:p>
          </table:table-cell>
          <table:table-cell table:style-name="ce394" table:content-validation-name="val23" office:value-type="string" calcext:value-type="string">
            <text:p>Testo breve (max. 255 char)</text:p>
          </table:table-cell>
          <table:table-cell table:style-name="ce397" table:content-validation-name="val24"/>
          <table:table-cell table:style-name="ce400" table:content-validation-name="val25"/>
          <table:table-cell table:style-name="ce403" table:content-validation-name="val26"/>
          <table:table-cell table:number-columns-repeated="16377"/>
        </table:table-row>
        <table:table-row table:style-name="ro13">
          <table:table-cell table:style-name="ce548" office:value-type="string" calcext:value-type="string">
            <text:p>Descrizione estesa</text:p>
          </table:table-cell>
          <table:table-cell table:style-name="ce554" office:value-type="string" calcext:value-type="string">
            <text:p>Descrizione del luogo e degli elementi di interesse presenti nel luogo (POI)</text:p>
          </table:table-cell>
          <table:table-cell table:style-name="ce391" table:content-validation-name="val21" office:value-type="string" calcext:value-type="string">
            <text:p>No</text:p>
          </table:table-cell>
          <table:table-cell table:style-name="ce395" table:content-validation-name="val23" office:value-type="string" calcext:value-type="string">
            <text:p>Testo lungo (rich text)</text:p>
          </table:table-cell>
          <table:table-cell table:style-name="ce398" table:content-validation-name="val24"/>
          <table:table-cell table:style-name="ce401" table:content-validation-name="val25"/>
          <table:table-cell table:style-name="ce404" table:content-validation-name="val26"/>
          <table:table-cell table:number-columns-repeated="16377"/>
        </table:table-row>
        <table:table-row table:style-name="ro6">
          <table:table-cell table:style-name="ce548" office:value-type="string" calcext:value-type="string">
            <text:p>Luoghi collegati</text:p>
          </table:table-cell>
          <table:table-cell table:style-name="ce554" office:value-type="string" calcext:value-type="string">
            <text:p>Elenco di eventuali altri luoghi d'interesse collegati</text:p>
          </table:table-cell>
          <table:table-cell table:style-name="ce391" table:content-validation-name="val21" office:value-type="string" calcext:value-type="string">
            <text:p>No</text:p>
          </table:table-cell>
          <table:table-cell table:style-name="ce395" table:content-validation-name="val23" office:value-type="string" calcext:value-type="string">
            <text:p>Relazione con Tipologia</text:p>
          </table:table-cell>
          <table:table-cell table:style-name="ce398" table:content-validation-name="val24"/>
          <table:table-cell table:style-name="ce401" table:content-validation-name="val25" office:value-type="string" calcext:value-type="string">
            <text:p>Luogo</text:p>
          </table:table-cell>
          <table:table-cell table:style-name="ce404" table:content-validation-name="val26" office:value-type="string" calcext:value-type="string">
            <text:p>0...n</text:p>
          </table:table-cell>
          <table:table-cell table:number-columns-repeated="16377"/>
        </table:table-row>
        <table:table-row table:style-name="ro6">
          <table:table-cell table:style-name="ce548" office:value-type="string" calcext:value-type="string">
            <text:p>Galleria di immagini</text:p>
          </table:table-cell>
          <table:table-cell table:style-name="ce385" office:value-type="string" calcext:value-type="string">
            <text:p>Una o più immagini corredate da didascalie</text:p>
          </table:table-cell>
          <table:table-cell table:style-name="ce393" table:content-validation-name="val21" office:value-type="string" calcext:value-type="string">
            <text:p>No</text:p>
          </table:table-cell>
          <table:table-cell table:style-name="ce395" table:content-validation-name="val23" office:value-type="string" calcext:value-type="string">
            <text:p>File (blob)</text:p>
          </table:table-cell>
          <table:table-cell table:style-name="ce398" table:content-validation-name="val24"/>
          <table:table-cell table:style-name="ce401" table:content-validation-name="val25"/>
          <table:table-cell table:style-name="ce404" table:content-validation-name="val26" office:value-type="string" calcext:value-type="string">
            <text:p>0...n</text:p>
          </table:table-cell>
          <table:table-cell table:number-columns-repeated="16377"/>
        </table:table-row>
        <table:table-row table:style-name="ro13">
          <table:table-cell table:style-name="ce548" office:value-type="string" calcext:value-type="string">
            <text:p>Galleria di video</text:p>
          </table:table-cell>
          <table:table-cell table:style-name="ce385" office:value-type="string" calcext:value-type="string">
            <text:p>Servizi disponibili sulle modalità di accesso al luogo con particolare attenzione agli accessi per disabili.</text:p>
          </table:table-cell>
          <table:table-cell table:style-name="ce393" table:content-validation-name="val21" office:value-type="string" calcext:value-type="string">
            <text:p>No</text:p>
          </table:table-cell>
          <table:table-cell table:style-name="ce395" table:content-validation-name="val23" office:value-type="string" calcext:value-type="string">
            <text:p>File (blob)</text:p>
          </table:table-cell>
          <table:table-cell table:style-name="ce398" table:content-validation-name="val24"/>
          <table:table-cell table:style-name="ce401" table:content-validation-name="val25"/>
          <table:table-cell table:style-name="ce404" table:content-validation-name="val26"/>
          <table:table-cell table:number-columns-repeated="16377"/>
        </table:table-row>
        <table:table-row table:style-name="ro44">
          <table:table-cell table:style-name="ce548" office:value-type="string" calcext:value-type="string">
            <text:p>Servizi erogati in questo luogo</text:p>
          </table:table-cell>
          <table:table-cell table:style-name="ce185" office:value-type="string" calcext:value-type="string">
            <text:p>Servizi che vengono erogati in questo luogo</text:p>
          </table:table-cell>
          <table:table-cell table:style-name="ce391" table:content-validation-name="val21" office:value-type="string" calcext:value-type="string">
            <text:p>No</text:p>
          </table:table-cell>
          <table:table-cell table:style-name="ce395" table:content-validation-name="val23" office:value-type="string" calcext:value-type="string">
            <text:p>Relazione con Tipologia</text:p>
          </table:table-cell>
          <table:table-cell table:style-name="ce398" table:content-validation-name="val24"/>
          <table:table-cell table:style-name="ce401" table:content-validation-name="val25" office:value-type="string" calcext:value-type="string">
            <text:p>Servizio</text:p>
          </table:table-cell>
          <table:table-cell table:style-name="ce404" table:content-validation-name="val26" office:value-type="string" calcext:value-type="string">
            <text:p>0...n</text:p>
          </table:table-cell>
          <table:table-cell table:number-columns-repeated="16377"/>
        </table:table-row>
        <table:table-row table:style-name="ro21">
          <table:table-cell table:style-name="ce547" office:value-type="string" calcext:value-type="string">
            <text:p>Modalità di accesso</text:p>
          </table:table-cell>
          <table:table-cell table:style-name="ce387" office:value-type="string" calcext:value-type="string">
            <text:p>Modalità di accesso al luogo con particolare attenzione agli accessi per disabili ed eventuale descrizione di come arrivare, costi di accesso</text:p>
          </table:table-cell>
          <table:table-cell table:style-name="ce390" table:content-validation-name="val21" office:value-type="string" calcext:value-type="string">
            <text:p>Sì</text:p>
          </table:table-cell>
          <table:table-cell table:style-name="ce394" table:content-validation-name="val23" office:value-type="string" calcext:value-type="string">
            <text:p>Testo lungo (rich text)</text:p>
          </table:table-cell>
          <table:table-cell table:style-name="ce397" table:content-validation-name="val24"/>
          <table:table-cell table:style-name="ce400" table:content-validation-name="val25"/>
          <table:table-cell table:style-name="ce403" table:content-validation-name="val26"/>
          <table:table-cell table:number-columns-repeated="16377"/>
        </table:table-row>
        <table:table-row table:style-name="ro21">
          <table:table-cell table:style-name="ce547" office:value-type="string" calcext:value-type="string">
            <text:p>Luogo padre</text:p>
          </table:table-cell>
          <table:table-cell table:style-name="ce553" office:value-type="string" calcext:value-type="string">
            <text:p>Relazione tra il luogo che si sta creando e il luogo che lo contiene. Ad esempio: il luogo chiesetta è contenuto nell'edificio principale.</text:p>
          </table:table-cell>
          <table:table-cell table:style-name="ce390" table:content-validation-name="val21" office:value-type="string" calcext:value-type="string">
            <text:p>No</text:p>
          </table:table-cell>
          <table:table-cell table:style-name="ce394" table:content-validation-name="val23" office:value-type="string" calcext:value-type="string">
            <text:p>Relazione con Luoghi</text:p>
          </table:table-cell>
          <table:table-cell table:style-name="ce397" table:content-validation-name="val24"/>
          <table:table-cell table:style-name="ce400" table:content-validation-name="val25" office:value-type="string" calcext:value-type="string">
            <text:p>Luogo</text:p>
          </table:table-cell>
          <table:table-cell table:style-name="ce403" table:content-validation-name="val26" office:value-type="string" calcext:value-type="string">
            <text:p>1...1</text:p>
          </table:table-cell>
          <table:table-cell table:number-columns-repeated="16377"/>
        </table:table-row>
        <table:table-row table:style-name="ro18">
          <table:table-cell table:style-name="ce378" office:value-type="string" calcext:value-type="string">
            <text:p>Indirizzo</text:p>
          </table:table-cell>
          <table:table-cell table:style-name="ce554" office:value-type="string" calcext:value-type="string">
            <text:p>Indirizzo del luogo.</text:p>
          </table:table-cell>
          <table:table-cell table:style-name="ce390" table:content-validation-name="val21" office:value-type="string" calcext:value-type="string">
            <text:p>Sì</text:p>
          </table:table-cell>
          <table:table-cell table:style-name="ce395" table:content-validation-name="val23" office:value-type="string" calcext:value-type="string">
            <text:p>Testo breve (max. 255 char)</text:p>
          </table:table-cell>
          <table:table-cell table:style-name="ce397" table:content-validation-name="val24"/>
          <table:table-cell table:style-name="ce400" table:content-validation-name="val25"/>
          <table:table-cell table:style-name="ce403" table:content-validation-name="val26"/>
          <table:table-cell table:number-columns-repeated="16377"/>
        </table:table-row>
        <table:table-row table:style-name="ro13">
          <table:table-cell table:style-name="ce379" office:value-type="string" calcext:value-type="string">
            <text:p>Quartiere</text:p>
          </table:table-cell>
          <table:table-cell table:style-name="ce560" office:value-type="string" calcext:value-type="string">
            <text:p>Se il territorio è mappato in quartieri, riportare il Quartiere dove è situato il luogo</text:p>
          </table:table-cell>
          <table:table-cell table:style-name="ce391" table:content-validation-name="val21" office:value-type="string" calcext:value-type="string">
            <text:p>No</text:p>
          </table:table-cell>
          <table:table-cell table:style-name="ce395" table:content-validation-name="val23" office:value-type="string" calcext:value-type="string">
            <text:p>Testo breve (max. 255 char)</text:p>
          </table:table-cell>
          <table:table-cell table:style-name="ce398" table:content-validation-name="val24"/>
          <table:table-cell table:style-name="ce401" table:content-validation-name="val25"/>
          <table:table-cell table:style-name="ce404" table:content-validation-name="val26"/>
          <table:table-cell table:number-columns-repeated="16377"/>
        </table:table-row>
        <table:table-row table:style-name="ro18">
          <table:table-cell table:style-name="ce380" office:value-type="string" calcext:value-type="string">
            <text:p>GPS Latitude</text:p>
          </table:table-cell>
          <table:table-cell table:style-name="ce560" office:value-type="string" calcext:value-type="string">
            <text:p>Georeferenziazione del luogo e link a posizione in mappa. <text:s/></text:p>
          </table:table-cell>
          <table:table-cell table:style-name="ce390" table:content-validation-name="val21" office:value-type="string" calcext:value-type="string">
            <text:p>Sì</text:p>
          </table:table-cell>
          <table:table-cell table:style-name="ce395" table:content-validation-name="val23" office:value-type="string" calcext:value-type="string">
            <text:p>Number (tutti i formati)</text:p>
          </table:table-cell>
          <table:table-cell table:style-name="ce397" table:content-validation-name="val24"/>
          <table:table-cell table:style-name="ce400" table:content-validation-name="val25"/>
          <table:table-cell table:style-name="ce403" table:content-validation-name="val26"/>
          <table:table-cell table:number-columns-repeated="16377"/>
        </table:table-row>
        <table:table-row table:style-name="ro18">
          <table:table-cell table:style-name="ce380" office:value-type="string" calcext:value-type="string">
            <text:p>GPS Longitude</text:p>
          </table:table-cell>
          <table:table-cell table:style-name="ce560" office:value-type="string" calcext:value-type="string">
            <text:p>Georeferenziazione del luogo e link a posizione in mappa. <text:s/></text:p>
          </table:table-cell>
          <table:table-cell table:style-name="ce390" table:content-validation-name="val21" office:value-type="string" calcext:value-type="string">
            <text:p>Sì</text:p>
          </table:table-cell>
          <table:table-cell table:style-name="ce395" table:content-validation-name="val23" office:value-type="string" calcext:value-type="string">
            <text:p>Number (tutti i formati)</text:p>
          </table:table-cell>
          <table:table-cell table:style-name="ce397" table:content-validation-name="val24"/>
          <table:table-cell table:style-name="ce400" table:content-validation-name="val25"/>
          <table:table-cell table:style-name="ce403" table:content-validation-name="val26"/>
          <table:table-cell table:number-columns-repeated="16377"/>
        </table:table-row>
        <table:table-row table:style-name="ro18">
          <table:table-cell table:style-name="ce380" office:value-type="string" calcext:value-type="string">
            <text:p>CAP</text:p>
          </table:table-cell>
          <table:table-cell table:style-name="ce560" office:value-type="string" calcext:value-type="string">
            <text:p>Codice di avviamento postale del luogo</text:p>
          </table:table-cell>
          <table:table-cell table:style-name="ce390" table:content-validation-name="val21" office:value-type="string" calcext:value-type="string">
            <text:p>Sì</text:p>
          </table:table-cell>
          <table:table-cell table:style-name="ce395" table:content-validation-name="val23" office:value-type="string" calcext:value-type="string">
            <text:p>Testo breve (max. 255 char)</text:p>
          </table:table-cell>
          <table:table-cell table:style-name="ce397" table:content-validation-name="val24"/>
          <table:table-cell table:style-name="ce400" table:content-validation-name="val25"/>
          <table:table-cell table:style-name="ce403" table:content-validation-name="val26"/>
          <table:table-cell table:number-columns-repeated="16377"/>
        </table:table-row>
        <table:table-row table:style-name="ro13">
          <table:table-cell table:style-name="ce548" office:value-type="string" calcext:value-type="string">
            <text:p>Orario per il pubblico</text:p>
          </table:table-cell>
          <table:table-cell table:style-name="ce554" office:value-type="string" calcext:value-type="string">
            <text:p>Orario di apertura al pubblico del luogo ed eventuali regole di accesso (es prenotazione).</text:p>
          </table:table-cell>
          <table:table-cell table:style-name="ce391" table:content-validation-name="val21" office:value-type="string" calcext:value-type="string">
            <text:p>No</text:p>
          </table:table-cell>
          <table:table-cell table:style-name="ce395" table:content-validation-name="val23" office:value-type="string" calcext:value-type="string">
            <text:p>Testo lungo (rich text)</text:p>
          </table:table-cell>
          <table:table-cell table:style-name="ce398" table:content-validation-name="val24"/>
          <table:table-cell table:style-name="ce401" table:content-validation-name="val25"/>
          <table:table-cell table:style-name="ce404" table:content-validation-name="val26"/>
          <table:table-cell table:number-columns-repeated="16377"/>
        </table:table-row>
        <table:table-row table:style-name="ro18">
          <table:table-cell table:style-name="ce547" office:value-type="string" calcext:value-type="string">
            <text:p>Punti di contatto</text:p>
          </table:table-cell>
          <table:table-cell table:style-name="ce556" office:value-type="string" calcext:value-type="string">
            <text:p>Telefono, mail o altri punti di contatto</text:p>
          </table:table-cell>
          <table:table-cell table:style-name="ce390" table:content-validation-name="val21" office:value-type="string" calcext:value-type="string">
            <text:p>Sì</text:p>
          </table:table-cell>
          <table:table-cell table:style-name="ce395" table:content-validation-name="val23" office:value-type="string" calcext:value-type="string">
            <text:p>Relazione con Tipologia</text:p>
          </table:table-cell>
          <table:table-cell table:style-name="ce397" table:content-validation-name="val24"/>
          <table:table-cell table:style-name="ce400" table:content-validation-name="val25" office:value-type="string" calcext:value-type="string">
            <text:p>Punto di contatto</text:p>
          </table:table-cell>
          <table:table-cell table:style-name="ce403" table:content-validation-name="val26" office:value-type="string" calcext:value-type="string">
            <text:p>1...n</text:p>
          </table:table-cell>
          <table:table-cell table:number-columns-repeated="16377"/>
        </table:table-row>
        <table:table-row table:style-name="ro44">
          <table:table-cell table:style-name="ce548" office:value-type="string" calcext:value-type="string">
            <text:p>Struttura responsabile</text:p>
          </table:table-cell>
          <table:table-cell table:style-name="ce560" office:value-type="string" calcext:value-type="string">
            <text:p>Unità organizzativa che ha la responsabilità del luogo</text:p>
          </table:table-cell>
          <table:table-cell table:style-name="ce391" table:content-validation-name="val21" office:value-type="string" calcext:value-type="string">
            <text:p>No</text:p>
          </table:table-cell>
          <table:table-cell table:style-name="ce395" table:content-validation-name="val23" office:value-type="string" calcext:value-type="string">
            <text:p>Relazione con Tipologia</text:p>
          </table:table-cell>
          <table:table-cell table:style-name="ce398" table:content-validation-name="val24"/>
          <table:table-cell table:style-name="ce401" table:content-validation-name="val25" office:value-type="string" calcext:value-type="string">
            <text:p>Unità organizzativa</text:p>
          </table:table-cell>
          <table:table-cell table:style-name="ce404" table:content-validation-name="val26" office:value-type="string" calcext:value-type="string">
            <text:p>0...n</text:p>
          </table:table-cell>
          <table:table-cell table:number-columns-repeated="16377"/>
        </table:table-row>
        <table:table-row table:style-name="ro13">
          <table:table-cell table:style-name="ce548" office:value-type="string" calcext:value-type="string">
            <text:p>Ulteriori informazioni</text:p>
          </table:table-cell>
          <table:table-cell table:style-name="ce560" office:value-type="string" calcext:value-type="string">
            <text:p>Ulteriori informazioni sul luogo, FAQ ed eventuali riferimenti normativi</text:p>
          </table:table-cell>
          <table:table-cell table:style-name="ce391" table:content-validation-name="val21" office:value-type="string" calcext:value-type="string">
            <text:p>No</text:p>
          </table:table-cell>
          <table:table-cell table:style-name="ce395" table:content-validation-name="val23" office:value-type="string" calcext:value-type="string">
            <text:p>Testo lungo (rich text)</text:p>
          </table:table-cell>
          <table:table-cell table:style-name="ce398" table:content-validation-name="val24"/>
          <table:table-cell table:style-name="ce401" table:content-validation-name="val25"/>
          <table:table-cell table:style-name="ce404" table:content-validation-name="val26"/>
          <table:table-cell table:number-columns-repeated="16377"/>
        </table:table-row>
        <table:table-row table:style-name="ro47">
          <table:table-cell table:style-name="ce548" office:value-type="string" calcext:value-type="string">
            <text:p>Scegli i servizi che vengono erogati in questo luogo</text:p>
          </table:table-cell>
          <table:table-cell table:style-name="ce389" office:value-type="string" calcext:value-type="string">
            <text:p>Se il luogo presenta servizi di carattere privato, descrizione testuale del servizio e link esterno al servizio.</text:p>
          </table:table-cell>
          <table:table-cell table:style-name="ce391" table:content-validation-name="val21" office:value-type="string" calcext:value-type="string">
            <text:p>No</text:p>
          </table:table-cell>
          <table:table-cell table:style-name="ce395" table:content-validation-name="val23" office:value-type="string" calcext:value-type="string">
            <text:p>Testo lungo (rich text)</text:p>
          </table:table-cell>
          <table:table-cell table:style-name="ce398" table:content-validation-name="val24"/>
          <table:table-cell table:style-name="ce401" table:content-validation-name="val25"/>
          <table:table-cell table:style-name="ce404" table:content-validation-name="val26"/>
          <table:table-cell table:number-columns-repeated="16377"/>
        </table:table-row>
        <table:table-row table:style-name="ro1">
          <table:table-cell table:style-name="ce548"/>
          <table:table-cell table:style-name="ce389"/>
          <table:table-cell table:style-name="ce391" table:content-validation-name="val21"/>
          <table:table-cell table:style-name="ce395" table:content-validation-name="val23"/>
          <table:table-cell table:style-name="ce398" table:content-validation-name="val24"/>
          <table:table-cell table:style-name="ce401" table:content-validation-name="val25"/>
          <table:table-cell table:style-name="ce404" table:content-validation-name="val26"/>
          <table:table-cell table:number-columns-repeated="16377"/>
        </table:table-row>
        <table:table-row table:style-name="ro11" table:number-rows-repeated="1048548">
          <table:table-cell table:number-columns-repeated="16384"/>
        </table:table-row>
        <table:table-row table:style-name="ro31">
          <table:table-cell table:number-columns-repeated="16384"/>
        </table:table-row>
        <calcext:conditional-formats>
          <calcext:conditional-format calcext:target-range-address="Tipologia_LUOGO.A4:Tipologia_LUOGO.G5 Tipologia_LUOGO.A9:Tipologia_LUOGO.A27 Tipologia_LUOGO.C12:Tipologia_LUOGO.C27 Tipologia_LUOGO.D10:Tipologia_LUOGO.G27 Tipologia_LUOGO.B7:Tipologia_LUOGO.G9 Tipologia_LUOGO.B10:Tipologia_LUOGO.C11 Tipologia_LUOGO.B16:Tipologia_LUOGO.B27">
            <calcext:condition calcext:apply-style-name="cf11" calcext:value="formula-is([.$C4]=&quot;Sì&quot;)" calcext:base-cell-address="Tipologia_LUOGO.A4"/>
          </calcext:conditional-format>
          <calcext:conditional-format calcext:target-range-address="Tipologia_LUOGO.A6:Tipologia_LUOGO.A8 Tipologia_LUOGO.B6:Tipologia_LUOGO.G6">
            <calcext:condition calcext:apply-style-name="cf11" calcext:value="formula-is([.$C6]=&quot;Sì&quot;)" calcext:base-cell-address="Tipologia_LUOGO.A6"/>
          </calcext:conditional-format>
          <calcext:conditional-format calcext:target-range-address="Tipologia_LUOGO.B12:Tipologia_LUOGO.B13">
            <calcext:condition calcext:apply-style-name="cf11" calcext:value="formula-is([.$C12]=&quot;Sì&quot;)" calcext:base-cell-address="Tipologia_LUOGO.B12"/>
          </calcext:conditional-format>
          <calcext:conditional-format calcext:target-range-address="Tipologia_LUOGO.B15:Tipologia_LUOGO.B15">
            <calcext:condition calcext:apply-style-name="cf11" calcext:value="formula-is([.$C15]=&quot;Sì&quot;)" calcext:base-cell-address="Tipologia_LUOGO.B15"/>
          </calcext:conditional-format>
        </calcext:conditional-formats>
      </table:table>
      <table:table table:name="Tipologia_NOTIZIA" table:style-name="ta1">
        <table:table-column table:style-name="co53" table:default-cell-style-name="ce200"/>
        <table:table-column table:style-name="co54" table:default-cell-style-name="ce200"/>
        <table:table-column table:style-name="co55" table:default-cell-style-name="ce200"/>
        <table:table-column table:style-name="co56" table:default-cell-style-name="ce200"/>
        <table:table-column table:style-name="co57" table:default-cell-style-name="ce200"/>
        <table:table-column table:style-name="co58" table:default-cell-style-name="ce200"/>
        <table:table-column table:style-name="co59" table:default-cell-style-name="ce200"/>
        <table:table-column table:style-name="co4" table:number-columns-repeated="1017" table:default-cell-style-name="ce200"/>
        <table:table-column table:style-name="co5" table:number-columns-repeated="15360" table:default-cell-style-name="ce200"/>
        <table:table-row table:style-name="ro29">
          <table:table-cell table:style-name="ce128" office:value-type="string" calcext:value-type="string" table:number-columns-spanned="7" table:number-rows-spanned="1">
            <text:p>Tipologia: <text:span text:style-name="T12">NOTIZIA</text:span></text:p>
          </table:table-cell>
          <table:covered-table-cell table:number-columns-repeated="6"/>
          <table:table-cell table:number-columns-repeated="16377"/>
        </table:table-row>
        <table:table-row table:style-name="ro22">
          <table:table-cell table:style-name="ce126" office:value-type="string" calcext:value-type="string" table:number-columns-spanned="7" table:number-rows-spanned="1">
            <text:p><text:a xlink:href="https://schema.org/NewsArticle" xlink:type="simple">Tipologia che struttura le informazioni relative a agli aggiornamenti. Schema.org prevede una Tipologia NewsArticle Nota: questa Tipologia include tutti i tipi di aggiornamenti, come i comunicati stampa, gli avvisi, etc.</text:a></text:p>
          </table:table-cell>
          <table:covered-table-cell table:number-columns-repeated="6"/>
          <table:table-cell table:number-columns-repeated="16377"/>
        </table:table-row>
        <table:table-row table:style-name="ro22">
          <table:table-cell table:style-name="ce80" office:value-type="string" calcext:value-type="string">
            <text:p>Elemento</text:p>
          </table:table-cell>
          <table:table-cell table:style-name="ce80" office:value-type="string" calcext:value-type="string">
            <text:p>Descrizione</text:p>
          </table:table-cell>
          <table:table-cell table:style-name="ce80" office:value-type="string" calcext:value-type="string">
            <text:p>Valore obbligatorio?</text:p>
          </table:table-cell>
          <table:table-cell table:style-name="ce81" office:value-type="string" calcext:value-type="string">
            <text:p>Tipo di slot (dati o relazioni)</text:p>
          </table:table-cell>
          <table:table-cell table:style-name="ce81" office:value-type="string" calcext:value-type="string">
            <text:p>Tassonomia di riferimento</text:p>
          </table:table-cell>
          <table:table-cell table:style-name="ce81" office:value-type="string" calcext:value-type="string">
            <text:p>Relazione con Tipologia</text:p>
          </table:table-cell>
          <table:table-cell table:style-name="ce81" office:value-type="string" calcext:value-type="string">
            <text:p>Cardinalità</text:p>
          </table:table-cell>
          <table:table-cell table:number-columns-repeated="16377"/>
        </table:table-row>
        <table:table-row table:style-name="ro18">
          <table:table-cell table:style-name="ce579" office:value-type="string" calcext:value-type="string">
            <text:p>Titolo della notizia</text:p>
          </table:table-cell>
          <table:table-cell table:style-name="ce582" office:value-type="string" calcext:value-type="string">
            <text:p>Il titolo della notizia, del comunicato o dell'avviso</text:p>
          </table:table-cell>
          <table:table-cell table:style-name="ce413" table:content-validation-name="val27" office:value-type="string" calcext:value-type="string">
            <text:p>Sì</text:p>
          </table:table-cell>
          <table:table-cell table:style-name="ce415" table:content-validation-name="val28" office:value-type="string" calcext:value-type="string">
            <text:p>Testo breve (max. 255 char)</text:p>
          </table:table-cell>
          <table:table-cell table:style-name="ce418" table:content-validation-name="val29"/>
          <table:table-cell table:style-name="ce421" table:content-validation-name="val30"/>
          <table:table-cell table:style-name="ce424" table:content-validation-name="val31"/>
          <table:table-cell table:number-columns-repeated="16377"/>
        </table:table-row>
        <table:table-row table:style-name="ro13">
          <table:table-cell table:style-name="ce579" office:value-type="string" calcext:value-type="string">
            <text:p>Tipo di notizia</text:p>
          </table:table-cell>
          <table:table-cell table:style-name="ce582" office:value-type="string" calcext:value-type="string">
            <text:p>Il tipo di notizia secondo la tassonomia prevista (in breadcrumb)</text:p>
          </table:table-cell>
          <table:table-cell table:style-name="ce413" table:content-validation-name="val27" office:value-type="string" calcext:value-type="string">
            <text:p>Sì</text:p>
          </table:table-cell>
          <table:table-cell table:style-name="ce415" table:content-validation-name="val28" office:value-type="string" calcext:value-type="string">
            <text:p>Tassonomia</text:p>
          </table:table-cell>
          <table:table-cell table:style-name="ce419" table:content-validation-name="val29" office:value-type="string" calcext:value-type="string">
            <text:p>Tipi di notizia</text:p>
          </table:table-cell>
          <table:table-cell table:style-name="ce422" table:content-validation-name="val30"/>
          <table:table-cell table:style-name="ce424" table:content-validation-name="val31" office:value-type="string" calcext:value-type="string">
            <text:p>1...1</text:p>
          </table:table-cell>
          <table:table-cell table:number-columns-repeated="16377"/>
        </table:table-row>
        <table:table-row table:style-name="ro17">
          <table:table-cell table:style-name="ce579" office:value-type="string" calcext:value-type="string">
            <text:p>Descrizione breve (abstract)</text:p>
          </table:table-cell>
          <table:table-cell table:style-name="ce582" office:value-type="string" calcext:value-type="string">
            <text:p>Descrizione sintentica della notizia, inferiore a 255 caratteri</text:p>
          </table:table-cell>
          <table:table-cell table:style-name="ce413" table:content-validation-name="val27" office:value-type="string" calcext:value-type="string">
            <text:p>Sì</text:p>
          </table:table-cell>
          <table:table-cell table:style-name="ce415" table:content-validation-name="val28" office:value-type="string" calcext:value-type="string">
            <text:p>Testo breve (max. 255 char)</text:p>
          </table:table-cell>
          <table:table-cell table:style-name="ce419" table:content-validation-name="val29"/>
          <table:table-cell table:style-name="ce422" table:content-validation-name="val30"/>
          <table:table-cell table:style-name="ce424" table:content-validation-name="val31"/>
          <table:table-cell table:number-columns-repeated="16377"/>
        </table:table-row>
        <table:table-row table:style-name="ro18">
          <table:table-cell table:style-name="ce580" office:value-type="string" calcext:value-type="string">
            <text:p>Data della notizia</text:p>
          </table:table-cell>
          <table:table-cell table:style-name="ce582" office:value-type="string" calcext:value-type="string">
            <text:p>Data di pubblicazione della notizia</text:p>
          </table:table-cell>
          <table:table-cell table:style-name="ce413" table:content-validation-name="val27" office:value-type="string" calcext:value-type="string">
            <text:p>Sì</text:p>
          </table:table-cell>
          <table:table-cell table:style-name="ce415" table:content-validation-name="val28" office:value-type="string" calcext:value-type="string">
            <text:p>Datetime (tutti i formati)</text:p>
          </table:table-cell>
          <table:table-cell table:style-name="ce419" table:content-validation-name="val29"/>
          <table:table-cell table:style-name="ce422" table:content-validation-name="val30"/>
          <table:table-cell table:style-name="ce424" table:content-validation-name="val31"/>
          <table:table-cell table:number-columns-repeated="16377"/>
        </table:table-row>
        <table:table-row table:style-name="ro13">
          <table:table-cell table:style-name="ce579" office:value-type="string" calcext:value-type="string">
            <text:p>Data di scadenza</text:p>
          </table:table-cell>
          <table:table-cell table:style-name="ce582" office:value-type="string" calcext:value-type="string">
            <text:p>Eventuale data di scadenza (in caso di avviso pubblicato)</text:p>
          </table:table-cell>
          <table:table-cell table:style-name="ce413" table:content-validation-name="val27" office:value-type="string" calcext:value-type="string">
            <text:p>No</text:p>
          </table:table-cell>
          <table:table-cell table:style-name="ce415" table:content-validation-name="val28" office:value-type="string" calcext:value-type="string">
            <text:p>Datetime (tutti i formati)</text:p>
          </table:table-cell>
          <table:table-cell table:style-name="ce419" table:content-validation-name="val29"/>
          <table:table-cell table:style-name="ce422" table:content-validation-name="val30"/>
          <table:table-cell table:style-name="ce424" table:content-validation-name="val31"/>
          <table:table-cell table:style-name="ce129" table:number-columns-spanned="1" table:number-rows-spanned="2"/>
          <table:table-cell table:number-columns-repeated="16376"/>
        </table:table-row>
        <table:table-row table:style-name="ro44">
          <table:table-cell table:style-name="ce579" office:value-type="string" calcext:value-type="string">
            <text:p>Numero progressivo comunicato stampa</text:p>
          </table:table-cell>
          <table:table-cell table:style-name="ce582" office:value-type="string" calcext:value-type="string">
            <text:p>Se è un comunicato stampa, indica un'eventuale numero progressivo del comunicato stampa</text:p>
          </table:table-cell>
          <table:table-cell table:style-name="ce413" table:content-validation-name="val27" office:value-type="string" calcext:value-type="string">
            <text:p>No</text:p>
          </table:table-cell>
          <table:table-cell table:style-name="ce415" table:content-validation-name="val28" office:value-type="string" calcext:value-type="string">
            <text:p>Testo breve (max. 255 char)</text:p>
          </table:table-cell>
          <table:table-cell table:style-name="ce419" table:content-validation-name="val29"/>
          <table:table-cell table:style-name="ce422" table:content-validation-name="val30"/>
          <table:table-cell table:style-name="ce424" table:content-validation-name="val31"/>
          <table:covered-table-cell/>
          <table:table-cell table:number-columns-repeated="16376"/>
        </table:table-row>
        <table:table-row table:style-name="ro18">
          <table:table-cell table:style-name="ce579" office:value-type="string" calcext:value-type="string">
            <text:p>Argomenti</text:p>
          </table:table-cell>
          <table:table-cell table:style-name="ce582" office:value-type="string" calcext:value-type="string">
            <text:p>Argomenti collegabili</text:p>
          </table:table-cell>
          <table:table-cell table:style-name="ce413" table:content-validation-name="val27" office:value-type="string" calcext:value-type="string">
            <text:p>Sì</text:p>
          </table:table-cell>
          <table:table-cell table:style-name="ce415" table:content-validation-name="val28" office:value-type="string" calcext:value-type="string">
            <text:p>Tassonomia</text:p>
          </table:table-cell>
          <table:table-cell table:style-name="ce419" table:content-validation-name="val29" office:value-type="string" calcext:value-type="string">
            <text:p>Argomenti</text:p>
          </table:table-cell>
          <table:table-cell table:style-name="ce422" table:content-validation-name="val30"/>
          <table:table-cell table:style-name="ce424" table:content-validation-name="val31" office:value-type="string" calcext:value-type="string">
            <text:p>1...n</text:p>
          </table:table-cell>
          <table:table-cell table:number-columns-repeated="16377"/>
        </table:table-row>
        <table:table-row table:style-name="ro6">
          <table:table-cell table:style-name="ce579" office:value-type="string" calcext:value-type="string">
            <text:p>Immagine</text:p>
          </table:table-cell>
          <table:table-cell table:style-name="ce582" office:value-type="string" calcext:value-type="string">
            <text:p>Immagine principale della notizia</text:p>
          </table:table-cell>
          <table:table-cell table:style-name="ce414" table:content-validation-name="val27" office:value-type="string" calcext:value-type="string">
            <text:p>no</text:p>
          </table:table-cell>
          <table:table-cell table:style-name="ce415" table:content-validation-name="val28" office:value-type="string" calcext:value-type="string">
            <text:p>File (blob)</text:p>
          </table:table-cell>
          <table:table-cell table:style-name="ce419" table:content-validation-name="val29"/>
          <table:table-cell table:style-name="ce422" table:content-validation-name="val30"/>
          <table:table-cell table:style-name="ce424" table:content-validation-name="val31"/>
          <table:table-cell table:number-columns-repeated="16377"/>
        </table:table-row>
        <table:table-row table:style-name="ro17">
          <table:table-cell table:style-name="ce579" office:value-type="string" calcext:value-type="string">
            <text:p>Testo completo della notizia</text:p>
          </table:table-cell>
          <table:table-cell table:style-name="ce582" office:value-type="string" calcext:value-type="string">
            <text:p>Testo principale della notizia (che include multimedia etc)</text:p>
          </table:table-cell>
          <table:table-cell table:style-name="ce413" table:content-validation-name="val27" office:value-type="string" calcext:value-type="string">
            <text:p>Sì</text:p>
          </table:table-cell>
          <table:table-cell table:style-name="ce415" table:content-validation-name="val28" office:value-type="string" calcext:value-type="string">
            <text:p>Testo lungo (rich text)</text:p>
          </table:table-cell>
          <table:table-cell table:style-name="ce419" table:content-validation-name="val29"/>
          <table:table-cell table:style-name="ce422" table:content-validation-name="val30"/>
          <table:table-cell table:style-name="ce424" table:content-validation-name="val31"/>
          <table:table-cell table:number-columns-repeated="16377"/>
        </table:table-row>
        <table:table-row table:style-name="ro13">
          <table:table-cell table:style-name="ce579" office:value-type="string" calcext:value-type="string">
            <text:p>Persone</text:p>
          </table:table-cell>
          <table:table-cell table:style-name="ce582" office:value-type="string" calcext:value-type="string">
            <text:p>Link a schede persone dell'amministrazione citate nella notizia</text:p>
          </table:table-cell>
          <table:table-cell table:style-name="ce413" table:content-validation-name="val27" office:value-type="string" calcext:value-type="string">
            <text:p>no</text:p>
          </table:table-cell>
          <table:table-cell table:style-name="ce415" table:content-validation-name="val28" office:value-type="string" calcext:value-type="string">
            <text:p>Relazione con Tipologia</text:p>
          </table:table-cell>
          <table:table-cell table:style-name="ce419" table:content-validation-name="val29"/>
          <table:table-cell table:style-name="ce422" table:content-validation-name="val30" office:value-type="string" calcext:value-type="string">
            <text:p>Persona pubblica</text:p>
          </table:table-cell>
          <table:table-cell table:style-name="ce424" table:content-validation-name="val31" office:value-type="string" calcext:value-type="string">
            <text:p>0...n</text:p>
          </table:table-cell>
          <table:table-cell table:number-columns-repeated="16377"/>
        </table:table-row>
        <table:table-row table:style-name="ro6">
          <table:table-cell table:style-name="ce579" office:value-type="string" calcext:value-type="string">
            <text:p>Luoghi</text:p>
          </table:table-cell>
          <table:table-cell table:style-name="ce582" office:value-type="string" calcext:value-type="string">
            <text:p>Link a schede luoghi del sito citati nella notizia</text:p>
          </table:table-cell>
          <table:table-cell table:style-name="ce413" table:content-validation-name="val27" office:value-type="string" calcext:value-type="string">
            <text:p>no</text:p>
          </table:table-cell>
          <table:table-cell table:style-name="ce415" table:content-validation-name="val28" office:value-type="string" calcext:value-type="string">
            <text:p>Relazione con Tipologia</text:p>
          </table:table-cell>
          <table:table-cell table:style-name="ce419" table:content-validation-name="val29"/>
          <table:table-cell table:style-name="ce422" table:content-validation-name="val30" office:value-type="string" calcext:value-type="string">
            <text:p>Luogo</text:p>
          </table:table-cell>
          <table:table-cell table:style-name="ce424" table:content-validation-name="val31" office:value-type="string" calcext:value-type="string">
            <text:p>0...n</text:p>
          </table:table-cell>
          <table:table-cell table:number-columns-repeated="16377"/>
        </table:table-row>
        <table:table-row table:style-name="ro6">
          <table:table-cell table:style-name="ce581" office:value-type="string" calcext:value-type="string">
            <text:p>Galleria di immagini</text:p>
          </table:table-cell>
          <table:table-cell table:style-name="ce582" office:value-type="string" calcext:value-type="string">
            <text:p>Una o più immagini corredate da didascalie</text:p>
          </table:table-cell>
          <table:table-cell table:style-name="ce413" table:content-validation-name="val27" office:value-type="string" calcext:value-type="string">
            <text:p>No</text:p>
          </table:table-cell>
          <table:table-cell table:style-name="ce416" table:content-validation-name="val28" office:value-type="string" calcext:value-type="string">
            <text:p>File (blob)</text:p>
          </table:table-cell>
          <table:table-cell table:style-name="ce419" table:content-validation-name="val29"/>
          <table:table-cell table:style-name="ce422" table:content-validation-name="val30"/>
          <table:table-cell table:style-name="ce425" table:content-validation-name="val31" office:value-type="string" calcext:value-type="string">
            <text:p>0...n</text:p>
          </table:table-cell>
          <table:table-cell table:number-columns-repeated="16377"/>
        </table:table-row>
        <table:table-row table:style-name="ro13">
          <table:table-cell table:style-name="ce581" office:value-type="string" calcext:value-type="string">
            <text:p>Galleria di video</text:p>
          </table:table-cell>
          <table:table-cell table:style-name="ce411" office:value-type="string" calcext:value-type="string">
            <text:p>Una o più video corredati da didascalie e trascrizione</text:p>
          </table:table-cell>
          <table:table-cell table:style-name="ce413" table:content-validation-name="val27" office:value-type="string" calcext:value-type="string">
            <text:p>No</text:p>
          </table:table-cell>
          <table:table-cell table:style-name="ce416" table:content-validation-name="val28" office:value-type="string" calcext:value-type="string">
            <text:p>File (blob)</text:p>
          </table:table-cell>
          <table:table-cell table:style-name="ce419" table:content-validation-name="val29"/>
          <table:table-cell table:style-name="ce422" table:content-validation-name="val30"/>
          <table:table-cell table:style-name="ce425" table:content-validation-name="val31" office:value-type="string" calcext:value-type="string">
            <text:p>0...n</text:p>
          </table:table-cell>
          <table:table-cell table:number-columns-repeated="16377"/>
        </table:table-row>
        <table:table-row table:style-name="ro13">
          <table:table-cell table:style-name="ce579" office:value-type="string" calcext:value-type="string">
            <text:p>A cura di</text:p>
          </table:table-cell>
          <table:table-cell table:style-name="ce582" office:value-type="string" calcext:value-type="string">
            <text:p>Ufficio che ha curato il comunicato (presumibilmente l'ufficio comunicazione)</text:p>
          </table:table-cell>
          <table:table-cell table:style-name="ce413" table:content-validation-name="val27" office:value-type="string" calcext:value-type="string">
            <text:p>Sì</text:p>
          </table:table-cell>
          <table:table-cell table:style-name="ce415" table:content-validation-name="val28" office:value-type="string" calcext:value-type="string">
            <text:p>Relazione con Tipologia</text:p>
          </table:table-cell>
          <table:table-cell table:style-name="ce419" table:content-validation-name="val29"/>
          <table:table-cell table:style-name="ce422" table:content-validation-name="val30" office:value-type="string" calcext:value-type="string">
            <text:p>Unità organizzativa</text:p>
          </table:table-cell>
          <table:table-cell table:style-name="ce424" table:content-validation-name="val31" office:value-type="string" calcext:value-type="string">
            <text:p>1...n</text:p>
          </table:table-cell>
          <table:table-cell table:number-columns-repeated="16377"/>
        </table:table-row>
        <table:table-row table:style-name="ro6">
          <table:table-cell table:style-name="ce581" office:value-type="string" calcext:value-type="string">
            <text:p>Allegati</text:p>
          </table:table-cell>
          <table:table-cell table:style-name="ce582" office:value-type="string" calcext:value-type="string">
            <text:p>Link a schede di documenti o file allegati</text:p>
          </table:table-cell>
          <table:table-cell table:style-name="ce414" table:content-validation-name="val27" office:value-type="string" calcext:value-type="string">
            <text:p>No</text:p>
          </table:table-cell>
          <table:table-cell table:style-name="ce415" table:content-validation-name="val28" office:value-type="string" calcext:value-type="string">
            <text:p>Relazione con Tipologia</text:p>
          </table:table-cell>
          <table:table-cell table:style-name="ce419" table:content-validation-name="val29"/>
          <table:table-cell table:style-name="ce422" table:content-validation-name="val30" office:value-type="string" calcext:value-type="string">
            <text:p>Documento pubblico</text:p>
          </table:table-cell>
          <table:table-cell table:style-name="ce424" table:content-validation-name="val31" office:value-type="string" calcext:value-type="string">
            <text:p>0...n</text:p>
          </table:table-cell>
          <table:table-cell table:number-columns-repeated="16377"/>
        </table:table-row>
        <table:table-row table:style-name="ro6">
          <table:table-cell table:style-name="ce581"/>
          <table:table-cell table:style-name="ce582"/>
          <table:table-cell table:style-name="ce414" table:content-validation-name="val27"/>
          <table:table-cell table:style-name="ce417" table:content-validation-name="val28"/>
          <table:table-cell table:style-name="ce420" table:content-validation-name="val29"/>
          <table:table-cell table:style-name="ce423" table:content-validation-name="val30"/>
          <table:table-cell table:style-name="ce426" table:content-validation-name="val31"/>
          <table:table-cell table:number-columns-repeated="16377"/>
        </table:table-row>
        <table:table-row table:style-name="ro1">
          <table:table-cell table:style-name="ce581"/>
          <table:table-cell table:style-name="ce582"/>
          <table:table-cell table:style-name="ce414" table:content-validation-name="val27"/>
          <table:table-cell table:style-name="ce417" table:content-validation-name="val28"/>
          <table:table-cell table:style-name="ce420" table:content-validation-name="val29"/>
          <table:table-cell table:style-name="ce423" table:content-validation-name="val30"/>
          <table:table-cell table:style-name="ce426" table:content-validation-name="val31"/>
          <table:table-cell table:number-columns-repeated="16377"/>
        </table:table-row>
        <table:table-row table:style-name="ro9">
          <table:table-cell/>
          <table:table-cell table:style-name="ce121"/>
          <table:table-cell table:number-columns-repeated="16382"/>
        </table:table-row>
        <table:table-row table:style-name="ro11" table:number-rows-repeated="1048554">
          <table:table-cell table:number-columns-repeated="16384"/>
        </table:table-row>
        <table:table-row table:style-name="ro11">
          <table:table-cell table:number-columns-repeated="16384"/>
        </table:table-row>
        <calcext:conditional-formats>
          <calcext:conditional-format calcext:target-range-address="Tipologia_NOTIZIA.A4:Tipologia_NOTIZIA.A6 Tipologia_NOTIZIA.A8:Tipologia_NOTIZIA.A20 Tipologia_NOTIZIA.B4:Tipologia_NOTIZIA.G20">
            <calcext:condition calcext:apply-style-name="cf11" calcext:value="formula-is([.$C4]=&quot;Sì&quot;)" calcext:base-cell-address="Tipologia_NOTIZIA.A4"/>
          </calcext:conditional-format>
          <calcext:conditional-format calcext:target-range-address="Tipologia_NOTIZIA.A7:Tipologia_NOTIZIA.A7">
            <calcext:condition calcext:apply-style-name="cf11" calcext:value="formula-is([.$C7]=&quot;Sì&quot;)" calcext:base-cell-address="Tipologia_NOTIZIA.A7"/>
          </calcext:conditional-format>
        </calcext:conditional-formats>
      </table:table>
      <table:table table:name="Tipologia_EVENTO" table:style-name="ta1">
        <table:table-column table:style-name="co60" table:default-cell-style-name="ce200"/>
        <table:table-column table:style-name="co61" table:default-cell-style-name="ce200"/>
        <table:table-column table:style-name="co62" table:default-cell-style-name="ce200"/>
        <table:table-column table:style-name="co63" table:default-cell-style-name="ce200"/>
        <table:table-column table:style-name="co64" table:default-cell-style-name="ce200"/>
        <table:table-column table:style-name="co65" table:default-cell-style-name="ce200"/>
        <table:table-column table:style-name="co66" table:default-cell-style-name="ce200"/>
        <table:table-column table:style-name="co48" table:default-cell-style-name="ce200"/>
        <table:table-column table:style-name="co4" table:number-columns-repeated="1016" table:default-cell-style-name="ce200"/>
        <table:table-column table:style-name="co5" table:number-columns-repeated="15360" table:default-cell-style-name="ce200"/>
        <table:table-row table:style-name="ro29">
          <table:table-cell table:style-name="ce128" office:value-type="string" calcext:value-type="string" table:number-columns-spanned="7" table:number-rows-spanned="1">
            <text:p>Tipologia: <text:span text:style-name="T12">EVENTO</text:span></text:p>
          </table:table-cell>
          <table:covered-table-cell table:number-columns-repeated="6"/>
          <table:table-cell table:number-columns-repeated="16377"/>
        </table:table-row>
        <table:table-row table:style-name="ro22">
          <table:table-cell table:style-name="ce133" office:value-type="string" calcext:value-type="string" table:number-columns-spanned="7" table:number-rows-spanned="1">
            <text:p><text:a xlink:href="https://schema.org/Event" xlink:type="simple">Tipologia che struttura le informazioni relative a un evento di interesse pubblico pubblicato sul sito. Schema.org prevede una tipologia Event</text:a></text:p>
          </table:table-cell>
          <table:covered-table-cell table:number-columns-repeated="6"/>
          <table:table-cell table:number-columns-repeated="16377"/>
        </table:table-row>
        <table:table-row table:style-name="ro22">
          <table:table-cell table:style-name="ce80" office:value-type="string" calcext:value-type="string">
            <text:p>Elemento</text:p>
          </table:table-cell>
          <table:table-cell table:style-name="ce80" office:value-type="string" calcext:value-type="string">
            <text:p>Descrizione</text:p>
          </table:table-cell>
          <table:table-cell table:style-name="ce80" office:value-type="string" calcext:value-type="string">
            <text:p>Valore obbligatorio?</text:p>
          </table:table-cell>
          <table:table-cell table:style-name="ce81" office:value-type="string" calcext:value-type="string">
            <text:p>Tipo di slot (dati o relazioni)</text:p>
          </table:table-cell>
          <table:table-cell table:style-name="ce81" office:value-type="string" calcext:value-type="string">
            <text:p>Tassonomia di riferimento</text:p>
          </table:table-cell>
          <table:table-cell table:style-name="ce81" office:value-type="string" calcext:value-type="string">
            <text:p>Relazione con Tipologia</text:p>
          </table:table-cell>
          <table:table-cell table:style-name="ce81" office:value-type="string" calcext:value-type="string">
            <text:p>Cardinalità</text:p>
          </table:table-cell>
          <table:table-cell table:number-columns-repeated="16377"/>
        </table:table-row>
        <table:table-row table:style-name="ro13">
          <table:table-cell table:style-name="ce601" office:value-type="string" calcext:value-type="string">
            <text:p>Titolo dell'evento</text:p>
          </table:table-cell>
          <table:table-cell table:style-name="ce603" office:value-type="string" calcext:value-type="string">
            <text:p>Titolo dell'evento</text:p>
          </table:table-cell>
          <table:table-cell table:style-name="ce436" table:content-validation-name="val32" office:value-type="string" calcext:value-type="string">
            <text:p>Sì</text:p>
          </table:table-cell>
          <table:table-cell table:style-name="ce438" table:content-validation-name="val33" office:value-type="string" calcext:value-type="string">
            <text:p>Testo breve (max. 255 char)</text:p>
          </table:table-cell>
          <table:table-cell table:style-name="ce441" table:content-validation-name="val34"/>
          <table:table-cell table:style-name="ce446" table:content-validation-name="val35"/>
          <table:table-cell table:style-name="ce451" table:content-validation-name="val36"/>
          <table:table-cell table:number-columns-repeated="16377"/>
        </table:table-row>
        <table:table-row table:style-name="ro13">
          <table:table-cell table:style-name="ce601" office:value-type="string" calcext:value-type="string">
            <text:p>Tipo di evento</text:p>
          </table:table-cell>
          <table:table-cell table:style-name="ce604" office:value-type="string" calcext:value-type="string">
            <text:p>Il tipo di evento secondo la tassonomia specificata</text:p>
          </table:table-cell>
          <table:table-cell table:style-name="ce437" table:content-validation-name="val32" office:value-type="string" calcext:value-type="string">
            <text:p>Sì</text:p>
          </table:table-cell>
          <table:table-cell table:style-name="ce438" table:content-validation-name="val33" office:value-type="string" calcext:value-type="string">
            <text:p>Tassonomia</text:p>
          </table:table-cell>
          <table:table-cell table:style-name="ce442" table:content-validation-name="val34" office:value-type="string" calcext:value-type="string">
            <text:p>Tipi di evento</text:p>
          </table:table-cell>
          <table:table-cell table:style-name="ce446" table:content-validation-name="val35"/>
          <table:table-cell table:style-name="ce451" table:content-validation-name="val36"/>
          <table:table-cell table:number-columns-repeated="16377"/>
        </table:table-row>
        <table:table-row table:style-name="ro13">
          <table:table-cell table:style-name="ce602" office:value-type="string" calcext:value-type="string">
            <text:p>Sottotitolo</text:p>
          </table:table-cell>
          <table:table-cell table:style-name="ce603" office:value-type="string" calcext:value-type="string">
            <text:p>Eventuale sottotitolo o titolo abbreviato</text:p>
          </table:table-cell>
          <table:table-cell table:style-name="ce437" table:content-validation-name="val32" office:value-type="string" calcext:value-type="string">
            <text:p>No</text:p>
          </table:table-cell>
          <table:table-cell table:style-name="ce438" table:content-validation-name="val33" office:value-type="string" calcext:value-type="string">
            <text:p>Testo breve (max. 255 char)</text:p>
          </table:table-cell>
          <table:table-cell table:style-name="ce441" table:content-validation-name="val34"/>
          <table:table-cell table:style-name="ce446" table:content-validation-name="val35"/>
          <table:table-cell table:style-name="ce451" table:content-validation-name="val36"/>
          <table:table-cell table:number-columns-repeated="16377"/>
        </table:table-row>
        <table:table-row table:style-name="ro18">
          <table:table-cell table:style-name="ce602" office:value-type="string" calcext:value-type="string">
            <text:p>Data e ora di inizio</text:p>
          </table:table-cell>
          <table:table-cell table:style-name="ce603"/>
          <table:table-cell table:style-name="ce437" table:content-validation-name="val32" office:value-type="string" calcext:value-type="string">
            <text:p>Sì</text:p>
          </table:table-cell>
          <table:table-cell table:style-name="ce438" table:content-validation-name="val33" office:value-type="string" calcext:value-type="string">
            <text:p>Datetime (tutti i formati)</text:p>
          </table:table-cell>
          <table:table-cell table:style-name="ce441" table:content-validation-name="val34"/>
          <table:table-cell table:style-name="ce446" table:content-validation-name="val35"/>
          <table:table-cell table:style-name="ce451" table:content-validation-name="val36"/>
          <table:table-cell table:style-name="ce129" table:number-columns-spanned="1" table:number-rows-spanned="2"/>
          <table:table-cell table:number-columns-repeated="16376"/>
        </table:table-row>
        <table:table-row table:style-name="ro18">
          <table:table-cell table:style-name="ce602" office:value-type="string" calcext:value-type="string">
            <text:p>Data e ora di fine</text:p>
          </table:table-cell>
          <table:table-cell table:style-name="ce603"/>
          <table:table-cell table:style-name="ce437" table:content-validation-name="val32" office:value-type="string" calcext:value-type="string">
            <text:p>Sì</text:p>
          </table:table-cell>
          <table:table-cell table:style-name="ce438" table:content-validation-name="val33" office:value-type="string" calcext:value-type="string">
            <text:p>Datetime (tutti i formati)</text:p>
          </table:table-cell>
          <table:table-cell table:style-name="ce441" table:content-validation-name="val34"/>
          <table:table-cell table:style-name="ce446" table:content-validation-name="val35"/>
          <table:table-cell table:style-name="ce451" table:content-validation-name="val36"/>
          <table:covered-table-cell/>
          <table:table-cell table:number-columns-repeated="16376"/>
        </table:table-row>
        <table:table-row table:style-name="ro13">
          <table:table-cell table:style-name="ce602" office:value-type="string" calcext:value-type="string">
            <text:p>Descrizione breve</text:p>
          </table:table-cell>
          <table:table-cell table:style-name="ce603" office:value-type="string" calcext:value-type="string">
            <text:p>Descrizione sintentica dell'evento, inferiore a 160 caratteri</text:p>
          </table:table-cell>
          <table:table-cell table:style-name="ce437" table:content-validation-name="val32" office:value-type="string" calcext:value-type="string">
            <text:p>Sì</text:p>
          </table:table-cell>
          <table:table-cell table:style-name="ce438" table:content-validation-name="val33" office:value-type="string" calcext:value-type="string">
            <text:p>Testo breve (max. 255 char)</text:p>
          </table:table-cell>
          <table:table-cell table:style-name="ce441" table:content-validation-name="val34"/>
          <table:table-cell table:style-name="ce446" table:content-validation-name="val35"/>
          <table:table-cell table:style-name="ce451" table:content-validation-name="val36"/>
          <table:table-cell table:number-columns-repeated="16377"/>
        </table:table-row>
        <table:table-row table:style-name="ro18">
          <table:table-cell table:style-name="ce602" office:value-type="string" calcext:value-type="string">
            <text:p>Argomenti</text:p>
          </table:table-cell>
          <table:table-cell table:style-name="ce603" office:value-type="string" calcext:value-type="string">
            <text:p>Argomenti collegabili</text:p>
          </table:table-cell>
          <table:table-cell table:style-name="ce437" table:content-validation-name="val32" office:value-type="string" calcext:value-type="string">
            <text:p>Sì</text:p>
          </table:table-cell>
          <table:table-cell table:style-name="ce438" table:content-validation-name="val33" office:value-type="string" calcext:value-type="string">
            <text:p>Tassonomia</text:p>
          </table:table-cell>
          <table:table-cell table:style-name="ce443" table:content-validation-name="val34" office:value-type="string" calcext:value-type="string">
            <text:p>Argomenti</text:p>
          </table:table-cell>
          <table:table-cell table:style-name="ce446" table:content-validation-name="val35"/>
          <table:table-cell table:style-name="ce451" table:content-validation-name="val36"/>
          <table:table-cell table:number-columns-repeated="16377"/>
        </table:table-row>
        <table:table-row table:style-name="ro6">
          <table:table-cell table:style-name="ce602" office:value-type="string" calcext:value-type="string">
            <text:p>Immagine</text:p>
          </table:table-cell>
          <table:table-cell table:style-name="ce603" office:value-type="string" calcext:value-type="string">
            <text:p>Immagine dell'evento</text:p>
          </table:table-cell>
          <table:table-cell table:style-name="ce437" table:content-validation-name="val32" office:value-type="string" calcext:value-type="string">
            <text:p>No</text:p>
          </table:table-cell>
          <table:table-cell table:style-name="ce438" table:content-validation-name="val33" office:value-type="string" calcext:value-type="string">
            <text:p>File (blob)</text:p>
          </table:table-cell>
          <table:table-cell table:style-name="ce441" table:content-validation-name="val34"/>
          <table:table-cell table:style-name="ce446" table:content-validation-name="val35"/>
          <table:table-cell table:style-name="ce451" table:content-validation-name="val36"/>
          <table:table-cell table:number-columns-repeated="16377"/>
        </table:table-row>
        <table:table-row table:style-name="ro28">
          <table:table-cell table:style-name="ce602" office:value-type="string" calcext:value-type="string">
            <text:p>Evento genitore</text:p>
          </table:table-cell>
          <table:table-cell table:style-name="ce603" office:value-type="string" calcext:value-type="string">
            <text:p>Un evento può essere parte di un altro evento definito come "genitore" (ad es. "Mostra sul Rinascimento" è parte dell'evento "Festival dell'Arte")</text:p>
          </table:table-cell>
          <table:table-cell table:style-name="ce437" table:content-validation-name="val32" office:value-type="string" calcext:value-type="string">
            <text:p>No</text:p>
          </table:table-cell>
          <table:table-cell table:style-name="ce438" table:content-validation-name="val33" office:value-type="string" calcext:value-type="string">
            <text:p>Relazione con Tipologia</text:p>
          </table:table-cell>
          <table:table-cell table:style-name="ce441" table:content-validation-name="val34"/>
          <table:table-cell table:style-name="ce447" table:content-validation-name="val35" office:value-type="string" calcext:value-type="string">
            <text:p>Evento</text:p>
          </table:table-cell>
          <table:table-cell table:style-name="ce451" table:content-validation-name="val36" office:value-type="string" calcext:value-type="string">
            <text:p>0...1</text:p>
          </table:table-cell>
          <table:table-cell table:number-columns-repeated="16377"/>
        </table:table-row>
        <table:table-row table:style-name="ro13">
          <table:table-cell table:style-name="ce602" office:value-type="string" calcext:value-type="string">
            <text:p>Descrizione (completa)</text:p>
          </table:table-cell>
          <table:table-cell table:style-name="ce603" office:value-type="string" calcext:value-type="string">
            <text:p>Introduzione e descrizione esaustiva dell'evento</text:p>
          </table:table-cell>
          <table:table-cell table:style-name="ce436" table:content-validation-name="val32" office:value-type="string" calcext:value-type="string">
            <text:p>Sì</text:p>
          </table:table-cell>
          <table:table-cell table:style-name="ce438" table:content-validation-name="val33" office:value-type="string" calcext:value-type="string">
            <text:p>Testo lungo (rich text)</text:p>
          </table:table-cell>
          <table:table-cell table:style-name="ce441" table:content-validation-name="val34"/>
          <table:table-cell table:style-name="ce447" table:content-validation-name="val35"/>
          <table:table-cell table:style-name="ce451" table:content-validation-name="val36"/>
          <table:table-cell table:number-columns-repeated="16377"/>
        </table:table-row>
        <table:table-row table:style-name="ro44">
          <table:table-cell table:style-name="ce602" office:value-type="string" calcext:value-type="string">
            <text:p>Parteciperanno (Persone)</text:p>
          </table:table-cell>
          <table:table-cell table:style-name="ce605" office:value-type="string" calcext:value-type="string">
            <text:p>Link a persone dell'amministrazione che interverranno all'evento</text:p>
          </table:table-cell>
          <table:table-cell table:style-name="ce436" table:content-validation-name="val32" office:value-type="string" calcext:value-type="string">
            <text:p>No</text:p>
          </table:table-cell>
          <table:table-cell table:style-name="ce439" table:content-validation-name="val33" office:value-type="string" calcext:value-type="string">
            <text:p>Relazione con Tipologia</text:p>
          </table:table-cell>
          <table:table-cell table:style-name="ce444" table:content-validation-name="val34"/>
          <table:table-cell table:style-name="ce448" table:content-validation-name="val35" office:value-type="string" calcext:value-type="string">
            <text:p>Persona pubblica</text:p>
          </table:table-cell>
          <table:table-cell table:style-name="ce452" table:content-validation-name="val36" office:value-type="string" calcext:value-type="string">
            <text:p>0...n</text:p>
          </table:table-cell>
          <table:table-cell table:number-columns-repeated="16377"/>
        </table:table-row>
        <table:table-row table:style-name="ro13">
          <table:table-cell table:style-name="ce602" office:value-type="string" calcext:value-type="string">
            <text:p>Galleria di immagini</text:p>
          </table:table-cell>
          <table:table-cell table:style-name="ce603" office:value-type="string" calcext:value-type="string">
            <text:p>Una o più immagini corredate da didascalie</text:p>
          </table:table-cell>
          <table:table-cell table:style-name="ce437" table:content-validation-name="val32" office:value-type="string" calcext:value-type="string">
            <text:p>No</text:p>
          </table:table-cell>
          <table:table-cell table:style-name="ce440" table:content-validation-name="val33" office:value-type="string" calcext:value-type="string">
            <text:p>File (blob)</text:p>
          </table:table-cell>
          <table:table-cell table:style-name="ce443" table:content-validation-name="val34"/>
          <table:table-cell table:style-name="ce447" table:content-validation-name="val35"/>
          <table:table-cell table:style-name="ce453" table:content-validation-name="val36"/>
          <table:table-cell table:number-columns-repeated="16377"/>
        </table:table-row>
        <table:table-row table:style-name="ro6">
          <table:table-cell table:style-name="ce602" office:value-type="string" calcext:value-type="string">
            <text:p>Galleria di video</text:p>
          </table:table-cell>
          <table:table-cell table:style-name="ce606" office:value-type="string" calcext:value-type="string">
            <text:p>Una o più video corredati da didascalie</text:p>
          </table:table-cell>
          <table:table-cell table:style-name="ce437" table:content-validation-name="val32" office:value-type="string" calcext:value-type="string">
            <text:p>No</text:p>
          </table:table-cell>
          <table:table-cell table:style-name="ce440" table:content-validation-name="val33" office:value-type="string" calcext:value-type="string">
            <text:p>File (blob)</text:p>
          </table:table-cell>
          <table:table-cell table:style-name="ce443" table:content-validation-name="val34"/>
          <table:table-cell table:style-name="ce447" table:content-validation-name="val35"/>
          <table:table-cell table:style-name="ce453" table:content-validation-name="val36"/>
          <table:table-cell table:number-columns-repeated="16377"/>
        </table:table-row>
        <table:table-row table:style-name="ro13">
          <table:table-cell table:style-name="ce602" office:value-type="string" calcext:value-type="string">
            <text:p>A chi è rivolto</text:p>
          </table:table-cell>
          <table:table-cell table:style-name="ce606" office:value-type="string" calcext:value-type="string">
            <text:p>Descrizione testuale dei principali destinatari dell'Evento</text:p>
          </table:table-cell>
          <table:table-cell table:style-name="ce437" table:content-validation-name="val32" office:value-type="string" calcext:value-type="string">
            <text:p>Sì</text:p>
          </table:table-cell>
          <table:table-cell table:style-name="ce439" table:content-validation-name="val33" office:value-type="string" calcext:value-type="string">
            <text:p>Testo lungo (rich text)</text:p>
          </table:table-cell>
          <table:table-cell table:style-name="ce444" table:content-validation-name="val34"/>
          <table:table-cell table:style-name="ce448" table:content-validation-name="val35"/>
          <table:table-cell table:style-name="ce452" table:content-validation-name="val36"/>
          <table:table-cell table:number-columns-repeated="16377"/>
        </table:table-row>
        <table:table-row table:style-name="ro13">
          <table:table-cell table:style-name="ce602" office:value-type="string" calcext:value-type="string">
            <text:p>Luogo</text:p>
          </table:table-cell>
          <table:table-cell table:style-name="ce605" office:value-type="string" calcext:value-type="string">
            <text:p>Link all'eventuale scheda del luogo dell'evento</text:p>
          </table:table-cell>
          <table:table-cell table:style-name="ce436" table:content-validation-name="val32" office:value-type="string" calcext:value-type="string">
            <text:p>Sì</text:p>
          </table:table-cell>
          <table:table-cell table:style-name="ce439" table:content-validation-name="val33" office:value-type="string" calcext:value-type="string">
            <text:p>Relazione con Tipologia</text:p>
          </table:table-cell>
          <table:table-cell table:style-name="ce444" table:content-validation-name="val34"/>
          <table:table-cell table:style-name="ce448" table:content-validation-name="val35" office:value-type="string" calcext:value-type="string">
            <text:p>Luogo</text:p>
          </table:table-cell>
          <table:table-cell table:style-name="ce452" table:content-validation-name="val36" office:value-type="string" calcext:value-type="string">
            <text:p>0...1</text:p>
          </table:table-cell>
          <table:table-cell table:number-columns-repeated="16377"/>
        </table:table-row>
        <table:table-row table:style-name="ro21">
          <table:table-cell table:style-name="ce602" office:value-type="string" calcext:value-type="string">
            <text:p>Costo</text:p>
          </table:table-cell>
          <table:table-cell table:style-name="ce435" office:value-type="string" calcext:value-type="string">
            <text:p>Eventuale costo dell'evento (se ci sono uno o più biglietti), con link all'acquisto se disponibile</text:p>
          </table:table-cell>
          <table:table-cell table:style-name="ce437" table:content-validation-name="val32" office:value-type="string" calcext:value-type="string">
            <text:p>No</text:p>
          </table:table-cell>
          <table:table-cell table:style-name="ce439" table:content-validation-name="val33" office:value-type="string" calcext:value-type="string">
            <text:p>Testo lungo (rich text)</text:p>
          </table:table-cell>
          <table:table-cell table:style-name="ce445" table:content-validation-name="val34"/>
          <table:table-cell table:style-name="ce449" table:content-validation-name="val35"/>
          <table:table-cell table:style-name="ce454" table:content-validation-name="val36"/>
          <table:table-cell table:number-columns-repeated="16377"/>
        </table:table-row>
        <table:table-row table:style-name="ro6">
          <table:table-cell table:style-name="ce602" office:value-type="string" calcext:value-type="string">
            <text:p>Allegati</text:p>
          </table:table-cell>
          <table:table-cell table:style-name="ce603" office:value-type="string" calcext:value-type="string">
            <text:p>Eventuali documenti in allegato</text:p>
          </table:table-cell>
          <table:table-cell table:style-name="ce436" table:content-validation-name="val32" office:value-type="string" calcext:value-type="string">
            <text:p>No</text:p>
          </table:table-cell>
          <table:table-cell table:style-name="ce439" table:content-validation-name="val33" office:value-type="string" calcext:value-type="string">
            <text:p>File (blob)</text:p>
          </table:table-cell>
          <table:table-cell table:style-name="ce444" table:content-validation-name="val34"/>
          <table:table-cell table:style-name="ce448" table:content-validation-name="val35"/>
          <table:table-cell table:style-name="ce452" table:content-validation-name="val36" office:value-type="string" calcext:value-type="string">
            <text:p>0...n</text:p>
          </table:table-cell>
          <table:table-cell table:number-columns-repeated="16377"/>
        </table:table-row>
        <table:table-row table:style-name="ro13">
          <table:table-cell table:style-name="ce602" office:value-type="string" calcext:value-type="string">
            <text:p>Appuntamenti</text:p>
          </table:table-cell>
          <table:table-cell table:style-name="ce603" office:value-type="string" calcext:value-type="string">
            <text:p>Link agli eventi figlio (solo se l'evento in questione è evento genitore)</text:p>
          </table:table-cell>
          <table:table-cell table:style-name="ce436" table:content-validation-name="val32" office:value-type="string" calcext:value-type="string">
            <text:p>No</text:p>
          </table:table-cell>
          <table:table-cell table:style-name="ce439" table:content-validation-name="val33" office:value-type="string" calcext:value-type="string">
            <text:p>Relazione con Tipologia</text:p>
          </table:table-cell>
          <table:table-cell table:style-name="ce444" table:content-validation-name="val34"/>
          <table:table-cell table:style-name="ce448" table:content-validation-name="val35" office:value-type="string" calcext:value-type="string">
            <text:p>Evento</text:p>
          </table:table-cell>
          <table:table-cell table:style-name="ce452" table:content-validation-name="val36" office:value-type="string" calcext:value-type="string">
            <text:p>0...n</text:p>
          </table:table-cell>
          <table:table-cell table:style-name="ce112"/>
          <table:table-cell table:number-columns-repeated="16376"/>
        </table:table-row>
        <table:table-row table:style-name="ro13">
          <table:table-cell table:style-name="ce602" office:value-type="string" calcext:value-type="string">
            <text:p>Contatti</text:p>
          </table:table-cell>
          <table:table-cell table:style-name="ce603" office:value-type="string" calcext:value-type="string">
            <text:p>Relazione con i punti di contatto dell'evento</text:p>
          </table:table-cell>
          <table:table-cell table:style-name="ce436" table:content-validation-name="val32" office:value-type="string" calcext:value-type="string">
            <text:p>Sì</text:p>
          </table:table-cell>
          <table:table-cell table:style-name="ce439" table:content-validation-name="val33" office:value-type="string" calcext:value-type="string">
            <text:p>Relazione con Tipologia</text:p>
          </table:table-cell>
          <table:table-cell table:style-name="ce444" table:content-validation-name="val34"/>
          <table:table-cell table:style-name="ce448" table:content-validation-name="val35" office:value-type="string" calcext:value-type="string">
            <text:p>Punto di contatto</text:p>
          </table:table-cell>
          <table:table-cell table:style-name="ce452" table:content-validation-name="val36" office:value-type="string" calcext:value-type="string">
            <text:p>1...n</text:p>
          </table:table-cell>
          <table:table-cell table:number-columns-repeated="16377"/>
        </table:table-row>
        <table:table-row table:style-name="ro13">
          <table:table-cell table:style-name="ce602" office:value-type="string" calcext:value-type="string">
            <text:p>Organizzato da</text:p>
          </table:table-cell>
          <table:table-cell table:style-name="ce603" office:value-type="string" calcext:value-type="string">
            <text:p>Relazione con le unità organizzative che supportano l'evento, se presenti</text:p>
          </table:table-cell>
          <table:table-cell table:style-name="ce436" table:content-validation-name="val32" office:value-type="string" calcext:value-type="string">
            <text:p>No</text:p>
          </table:table-cell>
          <table:table-cell table:style-name="ce439" table:content-validation-name="val33" office:value-type="string" calcext:value-type="string">
            <text:p>Relazione con Tipologia</text:p>
          </table:table-cell>
          <table:table-cell table:style-name="ce444" table:content-validation-name="val34"/>
          <table:table-cell table:style-name="ce448" table:content-validation-name="val35" office:value-type="string" calcext:value-type="string">
            <text:p>Unità organizzativa</text:p>
          </table:table-cell>
          <table:table-cell table:style-name="ce452" table:content-validation-name="val36" office:value-type="string" calcext:value-type="string">
            <text:p>0...n</text:p>
          </table:table-cell>
          <table:table-cell table:number-columns-repeated="16377"/>
        </table:table-row>
        <table:table-row table:style-name="ro28">
          <table:table-cell table:style-name="ce602" office:value-type="string" calcext:value-type="string">
            <text:p>Patrocinato da</text:p>
          </table:table-cell>
          <table:table-cell table:style-name="ce603" office:value-type="string" calcext:value-type="string">
            <text:p>Nome dell'ente che patrocina l'evento. Si raccomanda di non usare sigle ma il nome esteso (es. Non "Mise" ma "Ministero dello sviluppo economico").</text:p>
          </table:table-cell>
          <table:table-cell table:style-name="ce436" table:content-validation-name="val32" office:value-type="string" calcext:value-type="string">
            <text:p>No</text:p>
          </table:table-cell>
          <table:table-cell table:style-name="ce439" table:content-validation-name="val33" office:value-type="string" calcext:value-type="string">
            <text:p>Testo lungo (rich text)</text:p>
          </table:table-cell>
          <table:table-cell table:style-name="ce444" table:content-validation-name="val34"/>
          <table:table-cell table:style-name="ce450" table:content-validation-name="val35"/>
          <table:table-cell table:style-name="ce452" table:content-validation-name="val36"/>
          <table:table-cell table:number-columns-repeated="16377"/>
        </table:table-row>
        <table:table-row table:style-name="ro6">
          <table:table-cell table:style-name="ce602" office:value-type="string" calcext:value-type="string">
            <text:p>Sponsor</text:p>
          </table:table-cell>
          <table:table-cell table:style-name="ce603" office:value-type="string" calcext:value-type="string">
            <text:p>Lista sponsor dell'evento</text:p>
          </table:table-cell>
          <table:table-cell table:style-name="ce436" table:content-validation-name="val32" office:value-type="string" calcext:value-type="string">
            <text:p>No</text:p>
          </table:table-cell>
          <table:table-cell table:style-name="ce439" table:content-validation-name="val33" office:value-type="string" calcext:value-type="string">
            <text:p>Testo lungo (rich text)</text:p>
          </table:table-cell>
          <table:table-cell table:style-name="ce444" table:content-validation-name="val34"/>
          <table:table-cell table:style-name="ce450" table:content-validation-name="val35"/>
          <table:table-cell table:style-name="ce452" table:content-validation-name="val36"/>
          <table:table-cell table:number-columns-repeated="16377"/>
        </table:table-row>
        <table:table-row table:style-name="ro13">
          <table:table-cell table:style-name="ce602" office:value-type="string" calcext:value-type="string">
            <text:p>Ulteriori informazioni</text:p>
          </table:table-cell>
          <table:table-cell table:style-name="ce603" office:value-type="string" calcext:value-type="string">
            <text:p>Ulteriori informazioni sull'evento, FAQ ed eventuali riferimenti normativi</text:p>
          </table:table-cell>
          <table:table-cell table:style-name="ce436" table:content-validation-name="val32" office:value-type="string" calcext:value-type="string">
            <text:p>No</text:p>
          </table:table-cell>
          <table:table-cell table:style-name="ce439" table:content-validation-name="val33" office:value-type="string" calcext:value-type="string">
            <text:p>Testo lungo (rich text)</text:p>
          </table:table-cell>
          <table:table-cell table:style-name="ce444" table:content-validation-name="val34"/>
          <table:table-cell table:style-name="ce450" table:content-validation-name="val35"/>
          <table:table-cell table:style-name="ce452" table:content-validation-name="val36"/>
          <table:table-cell table:number-columns-repeated="16377"/>
        </table:table-row>
        <table:table-row table:style-name="ro21">
          <table:table-cell table:style-name="ce602" office:value-type="string" calcext:value-type="string">
            <text:p>Ripetizioni</text:p>
          </table:table-cell>
          <table:table-cell table:style-name="ce603" office:value-type="string" calcext:value-type="string">
            <text:p>Occorrenze dello stesso evento nel tempo caratterizzate da una data ora inizio e una data ora fine</text:p>
          </table:table-cell>
          <table:table-cell table:style-name="ce436" table:content-validation-name="val32" office:value-type="string" calcext:value-type="string">
            <text:p>No</text:p>
          </table:table-cell>
          <table:table-cell table:style-name="ce439" table:content-validation-name="val33" office:value-type="string" calcext:value-type="string">
            <text:p>Datetime (tutti i formati)</text:p>
          </table:table-cell>
          <table:table-cell table:style-name="ce444" table:content-validation-name="val34"/>
          <table:table-cell table:style-name="ce450" table:content-validation-name="val35"/>
          <table:table-cell table:style-name="ce452" table:content-validation-name="val36" office:value-type="string" calcext:value-type="string">
            <text:p>0...n</text:p>
          </table:table-cell>
          <table:table-cell table:number-columns-repeated="16377"/>
        </table:table-row>
        <table:table-row table:style-name="ro1">
          <table:table-cell table:style-name="ce602"/>
          <table:table-cell table:style-name="ce603"/>
          <table:table-cell table:style-name="ce436" table:content-validation-name="val32"/>
          <table:table-cell table:style-name="ce439" table:content-validation-name="val33"/>
          <table:table-cell table:style-name="ce444" table:content-validation-name="val34"/>
          <table:table-cell table:style-name="ce450" table:content-validation-name="val35"/>
          <table:table-cell table:style-name="ce452" table:content-validation-name="val36"/>
          <table:table-cell table:number-columns-repeated="16377"/>
        </table:table-row>
        <table:table-row table:style-name="ro9" table:number-rows-repeated="2">
          <table:table-cell table:number-columns-repeated="16384"/>
        </table:table-row>
        <table:table-row table:style-name="ro11" table:number-rows-repeated="1048545">
          <table:table-cell table:number-columns-repeated="16384"/>
        </table:table-row>
        <table:table-row table:style-name="ro11">
          <table:table-cell table:number-columns-repeated="16384"/>
        </table:table-row>
        <calcext:conditional-formats>
          <calcext:conditional-format calcext:target-range-address="Tipologia_EVENTO.A4:Tipologia_EVENTO.G28">
            <calcext:condition calcext:apply-style-name="cf11" calcext:value="formula-is([.$C4]=&quot;Sì&quot;)" calcext:base-cell-address="Tipologia_EVENTO.A4"/>
          </calcext:conditional-format>
        </calcext:conditional-formats>
      </table:table>
      <table:table table:name="Tipologia_SERVIZIO" table:style-name="ta1">
        <table:table-column table:style-name="co67" table:default-cell-style-name="ce200"/>
        <table:table-column table:style-name="co68" table:default-cell-style-name="ce200"/>
        <table:table-column table:style-name="co62" table:default-cell-style-name="ce200"/>
        <table:table-column table:style-name="co63" table:default-cell-style-name="ce200"/>
        <table:table-column table:style-name="co64" table:default-cell-style-name="ce200"/>
        <table:table-column table:style-name="co65" table:default-cell-style-name="ce200"/>
        <table:table-column table:style-name="co66" table:default-cell-style-name="ce200"/>
        <table:table-column table:style-name="co9" table:default-cell-style-name="ce200"/>
        <table:table-column table:style-name="co4" table:number-columns-repeated="1016" table:default-cell-style-name="ce200"/>
        <table:table-column table:style-name="co5" table:number-columns-repeated="15360" table:default-cell-style-name="ce200"/>
        <table:table-row table:style-name="ro29">
          <table:table-cell table:style-name="ce128" office:value-type="string" calcext:value-type="string" table:number-columns-spanned="7" table:number-rows-spanned="1">
            <text:p>Tipologia: <text:span text:style-name="T12">SERVIZIO</text:span></text:p>
          </table:table-cell>
          <table:covered-table-cell table:number-columns-repeated="6"/>
          <table:table-cell table:number-columns-repeated="16377"/>
        </table:table-row>
        <table:table-row table:style-name="ro22">
          <table:table-cell table:style-name="ce126" office:value-type="string" calcext:value-type="string" table:number-columns-spanned="7" table:number-rows-spanned="1">
            <text:p><text:a xlink:href="https://schema.org/GovernmentService" xlink:type="simple">Struttura delle informazioni relative a un servizio pubblico, funzionale alla creazione di una scheda servizio. Schema.org prevede una Tipologia GovernmentService</text:a></text:p>
          </table:table-cell>
          <table:covered-table-cell table:number-columns-repeated="6"/>
          <table:table-cell table:number-columns-repeated="16377"/>
        </table:table-row>
        <table:table-row table:style-name="ro22">
          <table:table-cell table:style-name="ce80" office:value-type="string" calcext:value-type="string">
            <text:p>Elemento</text:p>
          </table:table-cell>
          <table:table-cell table:style-name="ce80" office:value-type="string" calcext:value-type="string">
            <text:p>Descrizione</text:p>
          </table:table-cell>
          <table:table-cell table:style-name="ce80" office:value-type="string" calcext:value-type="string">
            <text:p>Valore obbligatorio?</text:p>
          </table:table-cell>
          <table:table-cell table:style-name="ce81" office:value-type="string" calcext:value-type="string">
            <text:p>Tipo di slot (dati o relazioni)</text:p>
          </table:table-cell>
          <table:table-cell table:style-name="ce81" office:value-type="string" calcext:value-type="string">
            <text:p>Tassonomia di riferimento</text:p>
          </table:table-cell>
          <table:table-cell table:style-name="ce81" office:value-type="string" calcext:value-type="string">
            <text:p>Relazione con Tipologia</text:p>
          </table:table-cell>
          <table:table-cell table:style-name="ce81" office:value-type="string" calcext:value-type="string">
            <text:p>Cardinalità</text:p>
          </table:table-cell>
          <table:table-cell table:number-columns-repeated="16377"/>
        </table:table-row>
        <table:table-row table:style-name="ro18">
          <table:table-cell table:style-name="ce627" office:value-type="string" calcext:value-type="string">
            <text:p>Categoria del servizio</text:p>
          </table:table-cell>
          <table:table-cell table:style-name="ce632" office:value-type="string" calcext:value-type="string">
            <text:p>Le materie di interesse del servizio (breadcrumb)</text:p>
          </table:table-cell>
          <table:table-cell table:style-name="ce465" table:content-validation-name="val37" office:value-type="string" calcext:value-type="string">
            <text:p>Sì</text:p>
          </table:table-cell>
          <table:table-cell table:style-name="ce469" table:content-validation-name="val38" office:value-type="string" calcext:value-type="string">
            <text:p>Tassonomia</text:p>
          </table:table-cell>
          <table:table-cell table:style-name="ce475" table:content-validation-name="val39" office:value-type="string" calcext:value-type="string">
            <text:p>Categorie dei servizi</text:p>
          </table:table-cell>
          <table:table-cell table:style-name="ce483" table:content-validation-name="val40"/>
          <table:table-cell table:style-name="ce491" table:content-validation-name="val41" office:value-type="string" calcext:value-type="string">
            <text:p>1...n</text:p>
          </table:table-cell>
          <table:table-cell table:number-columns-repeated="16377"/>
        </table:table-row>
        <table:table-row table:style-name="ro41">
          <table:table-cell table:style-name="ce627" office:value-type="string" calcext:value-type="string">
            <text:p>Titolo del servizio</text:p>
          </table:table-cell>
          <table:table-cell table:style-name="ce632" office:value-type="string" calcext:value-type="string">
            <text:p>Nome del Servizio. Il nome del Servizio deve essere facilmente comprensibile dai cittadini. Il Servizio di raccolta differenziata si chiamerà "Raccolta differenziata". Il Servizio di iscrizione all'asilo nido si chiamerà "Iscrizione asilo nido". Vincoli: massimo 160 caratteri spazi inclusi</text:p>
          </table:table-cell>
          <table:table-cell table:style-name="ce465" table:content-validation-name="val37" office:value-type="string" calcext:value-type="string">
            <text:p>Sì</text:p>
          </table:table-cell>
          <table:table-cell table:style-name="ce469" table:content-validation-name="val38" office:value-type="string" calcext:value-type="string">
            <text:p>Testo breve (max. 255 char)</text:p>
          </table:table-cell>
          <table:table-cell table:style-name="ce476" table:content-validation-name="val39"/>
          <table:table-cell table:style-name="ce483" table:content-validation-name="val40"/>
          <table:table-cell table:style-name="ce491" table:content-validation-name="val41"/>
          <table:table-cell table:number-columns-repeated="16377"/>
        </table:table-row>
        <table:table-row table:style-name="ro18">
          <table:table-cell table:style-name="ce627" office:value-type="string" calcext:value-type="string">
            <text:p>Stato del servizio</text:p>
          </table:table-cell>
          <table:table-cell table:style-name="ce632" office:value-type="string" calcext:value-type="string">
            <text:p>Lo stato del servizio indica l’effettiva fruibilità del Servizio</text:p>
          </table:table-cell>
          <table:table-cell table:style-name="ce465" table:content-validation-name="val37" office:value-type="string" calcext:value-type="string">
            <text:p>Sì</text:p>
          </table:table-cell>
          <table:table-cell table:style-name="ce470" table:content-validation-name="val38" office:value-type="string" calcext:value-type="string">
            <text:p>Booleano (vero o falso)</text:p>
          </table:table-cell>
          <table:table-cell table:style-name="ce477" table:content-validation-name="val39"/>
          <table:table-cell table:style-name="ce483" table:content-validation-name="val40"/>
          <table:table-cell table:style-name="ce491" table:content-validation-name="val41"/>
          <table:table-cell table:number-columns-repeated="16377"/>
        </table:table-row>
        <table:table-row table:style-name="ro28">
          <table:table-cell table:style-name="ce627" office:value-type="string" calcext:value-type="string">
            <text:p>Sottotitolo</text:p>
          </table:table-cell>
          <table:table-cell table:style-name="ce632" office:value-type="string" calcext:value-type="string">
            <text:p>Eventuale sottotitolo del Servizio, oppure un nome che identifica informalmente il Servizio. Ad esempio il Servizio "Sistema Unico di Segnalazioni" potrebbe avere come sottotitolo/titolo alternativo "IoSegnalo".</text:p>
          </table:table-cell>
          <table:table-cell table:style-name="ce465" table:content-validation-name="val37" office:value-type="string" calcext:value-type="string">
            <text:p>No</text:p>
          </table:table-cell>
          <table:table-cell table:style-name="ce469" table:content-validation-name="val38" office:value-type="string" calcext:value-type="string">
            <text:p>Testo breve (max. 255 char)</text:p>
          </table:table-cell>
          <table:table-cell table:style-name="ce477" table:content-validation-name="val39"/>
          <table:table-cell table:style-name="ce484" table:content-validation-name="val40"/>
          <table:table-cell table:style-name="ce491" table:content-validation-name="val41"/>
          <table:table-cell table:number-columns-repeated="16377"/>
        </table:table-row>
        <table:table-row table:style-name="ro13">
          <table:table-cell table:style-name="ce628" office:value-type="string" calcext:value-type="string">
            <text:p>Immagine</text:p>
          </table:table-cell>
          <table:table-cell table:style-name="ce633" office:value-type="string" calcext:value-type="string">
            <text:p>Immagine principale del servizio che presumibilmente sarà in evidenza</text:p>
          </table:table-cell>
          <table:table-cell table:style-name="ce466" table:content-validation-name="val37" office:value-type="string" calcext:value-type="string">
            <text:p>No</text:p>
          </table:table-cell>
          <table:table-cell table:style-name="ce469" table:content-validation-name="val38" office:value-type="string" calcext:value-type="string">
            <text:p>File (blob)</text:p>
          </table:table-cell>
          <table:table-cell table:style-name="ce477" table:content-validation-name="val39"/>
          <table:table-cell table:style-name="ce483" table:content-validation-name="val40"/>
          <table:table-cell table:style-name="ce491" table:content-validation-name="val41"/>
          <table:table-cell table:number-columns-repeated="16377"/>
        </table:table-row>
        <table:table-row table:style-name="ro6">
          <table:table-cell table:style-name="ce628" office:value-type="string" calcext:value-type="string">
            <text:p>Icona del servizio</text:p>
          </table:table-cell>
          <table:table-cell table:style-name="ce633" office:value-type="string" calcext:value-type="string">
            <text:p>Simbolo che identifica il servizio in modo semplice</text:p>
          </table:table-cell>
          <table:table-cell table:style-name="ce466" table:content-validation-name="val37" office:value-type="string" calcext:value-type="string">
            <text:p>No</text:p>
          </table:table-cell>
          <table:table-cell table:style-name="ce469" table:content-validation-name="val38" office:value-type="string" calcext:value-type="string">
            <text:p>File (blob)</text:p>
          </table:table-cell>
          <table:table-cell table:style-name="ce477" table:content-validation-name="val39"/>
          <table:table-cell table:style-name="ce483" table:content-validation-name="val40"/>
          <table:table-cell table:style-name="ce491" table:content-validation-name="val41"/>
          <table:table-cell table:number-columns-repeated="16377"/>
        </table:table-row>
        <table:table-row table:style-name="ro41">
          <table:table-cell table:style-name="ce627" office:value-type="string" calcext:value-type="string">
            <text:p>Descrizione breve</text:p>
          </table:table-cell>
          <table:table-cell table:style-name="ce633" office:value-type="string" calcext:value-type="string">
            <text:p>Indicare una sintetica descrizione del Servizio (max 160 caratteri) utilizzando un linguaggio semplice che possa aiutare qualsiasi utente a identificare con chiarezza il Servizio. Non utilizzare un linguaggio ricco di riferimenti normativi. VIncoli: 160 caratteri spazi inclusi.</text:p>
          </table:table-cell>
          <table:table-cell table:style-name="ce465" table:content-validation-name="val37" office:value-type="string" calcext:value-type="string">
            <text:p>Sì</text:p>
          </table:table-cell>
          <table:table-cell table:style-name="ce471" table:content-validation-name="val38" office:value-type="string" calcext:value-type="string">
            <text:p>Testo breve (max. 255 char)</text:p>
          </table:table-cell>
          <table:table-cell table:style-name="ce478" table:content-validation-name="val39"/>
          <table:table-cell table:style-name="ce485" table:content-validation-name="val40"/>
          <table:table-cell table:style-name="ce492" table:content-validation-name="val41"/>
          <table:table-cell table:number-columns-repeated="16377"/>
        </table:table-row>
        <table:table-row table:style-name="ro18">
          <table:table-cell table:style-name="ce627" office:value-type="string" calcext:value-type="string">
            <text:p>A chi è rivolto</text:p>
          </table:table-cell>
          <table:table-cell table:style-name="ce632" office:value-type="string" calcext:value-type="string">
            <text:p>Descrizione testuale dei principali interlocutori del Servizio</text:p>
          </table:table-cell>
          <table:table-cell table:style-name="ce466" table:content-validation-name="val37" office:value-type="string" calcext:value-type="string">
            <text:p>Sì</text:p>
          </table:table-cell>
          <table:table-cell table:style-name="ce472" table:content-validation-name="val38" office:value-type="string" calcext:value-type="string">
            <text:p>Testo lungo (rich text)</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44">
          <table:table-cell table:style-name="ce627" office:value-type="string" calcext:value-type="string">
            <text:p>Descrizione estesa</text:p>
          </table:table-cell>
          <table:table-cell table:style-name="ce632" office:value-type="string" calcext:value-type="string">
            <text:p>Descrizione estesa e completa del Servizio</text:p>
          </table:table-cell>
          <table:table-cell table:style-name="ce465" table:content-validation-name="val37" office:value-type="string" calcext:value-type="string">
            <text:p>No</text:p>
          </table:table-cell>
          <table:table-cell table:style-name="ce471" table:content-validation-name="val38" office:value-type="string" calcext:value-type="string">
            <text:p>Testo lungo (rich text)</text:p>
          </table:table-cell>
          <table:table-cell table:style-name="ce478" table:content-validation-name="val39"/>
          <table:table-cell table:style-name="ce485" table:content-validation-name="val40"/>
          <table:table-cell table:style-name="ce492" table:content-validation-name="val41"/>
          <table:table-cell table:number-columns-repeated="16377"/>
        </table:table-row>
        <table:table-row table:style-name="ro44">
          <table:table-cell table:style-name="ce627" office:value-type="string" calcext:value-type="string">
            <text:p>Copertura geografica</text:p>
          </table:table-cell>
          <table:table-cell table:style-name="ce632" office:value-type="string" calcext:value-type="string">
            <text:p>Eventuale area geografica a cui il servizio si riferisce. Ad esempio le zone coperte da ZTL</text:p>
          </table:table-cell>
          <table:table-cell table:style-name="ce465" table:content-validation-name="val37" office:value-type="string" calcext:value-type="string">
            <text:p>No</text:p>
          </table:table-cell>
          <table:table-cell table:style-name="ce472" table:content-validation-name="val38" office:value-type="string" calcext:value-type="string">
            <text:p>Testo lungo (rich text)</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18">
          <table:table-cell table:style-name="ce627" office:value-type="string" calcext:value-type="string">
            <text:p>Come fare</text:p>
          </table:table-cell>
          <table:table-cell table:style-name="ce632" office:value-type="string" calcext:value-type="string">
            <text:p>Procedura da seguire per usufruire del Servizio</text:p>
          </table:table-cell>
          <table:table-cell table:style-name="ce465" table:content-validation-name="val37" office:value-type="string" calcext:value-type="string">
            <text:p>Sì</text:p>
          </table:table-cell>
          <table:table-cell table:style-name="ce472" table:content-validation-name="val38" office:value-type="string" calcext:value-type="string">
            <text:p>Testo lungo (rich text)</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48">
          <table:table-cell table:style-name="ce629" office:value-type="string" calcext:value-type="string">
            <text:p>Cosa serve</text:p>
          </table:table-cell>
          <table:table-cell table:style-name="ce462" office:value-type="string" calcext:value-type="string">
            <text:p>Elenco delle cose necessarie per attivare il Servizio. (Documenti necessari, o altro) con le relative istruzioni all'uso ed eventuale link di approfondimento. <text:span text:style-name="T6">Diventa facoltativo in caso il servizio sia incluso in almeno un altro servizio.</text:span></text:p>
          </table:table-cell>
          <table:table-cell table:style-name="ce467" table:content-validation-name="val37" office:value-type="string" calcext:value-type="string">
            <text:p>Sì</text:p>
          </table:table-cell>
          <table:table-cell table:style-name="ce473" table:content-validation-name="val38" office:value-type="string" calcext:value-type="string">
            <text:p>Testo lungo (rich text)</text:p>
          </table:table-cell>
          <table:table-cell table:style-name="ce480" table:content-validation-name="val39"/>
          <table:table-cell table:style-name="ce487" table:content-validation-name="val40"/>
          <table:table-cell table:style-name="ce494" table:content-validation-name="val41"/>
          <table:table-cell table:number-columns-repeated="16377"/>
        </table:table-row>
        <table:table-row table:style-name="ro21">
          <table:table-cell table:style-name="ce627" office:value-type="string" calcext:value-type="string">
            <text:p>Cosa si ottiene</text:p>
          </table:table-cell>
          <table:table-cell table:style-name="ce632" office:value-type="string" calcext:value-type="string">
            <text:p>Uno o più output prodotti dal servizio. Ad es.: "certificato di residenza", o "carta d'identità Tipologia elettronica". Obbligatorio per i servizi amministrativi</text:p>
          </table:table-cell>
          <table:table-cell table:style-name="ce465" table:content-validation-name="val37" office:value-type="string" calcext:value-type="string">
            <text:p>No</text:p>
          </table:table-cell>
          <table:table-cell table:style-name="ce472" table:content-validation-name="val38" office:value-type="string" calcext:value-type="string">
            <text:p>Testo lungo (rich text)</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49">
          <table:table-cell table:style-name="ce458" office:value-type="string" calcext:value-type="string">
            <text:p>Tempi e scadenze</text:p>
          </table:table-cell>
          <table:table-cell table:style-name="ce632" office:value-type="string" calcext:value-type="string">
            <text:p>Data di scadenza del Servizio (ad es. "iscrizione asilo nido entro..."). Se il Servizio è diviso in fasi, prevedere un campo per ciascuna fase del Servizio e relativa indicazione dei tempi (ad es. "iscrizione asilo nido" - data + "esito della domanda" – data). <text:span text:style-name="T13">Diventa facoltativo in caso il servizio sia incluso in almeno un altro servizio.</text:span></text:p>
          </table:table-cell>
          <table:table-cell table:style-name="ce465" table:content-validation-name="val37" office:value-type="string" calcext:value-type="string">
            <text:p>Sì</text:p>
          </table:table-cell>
          <table:table-cell table:style-name="ce472" table:content-validation-name="val38" office:value-type="string" calcext:value-type="string">
            <text:p>Testo lungo (rich text)</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21">
          <table:table-cell table:style-name="ce458" office:value-type="string" calcext:value-type="string">
            <text:p>Costi</text:p>
          </table:table-cell>
          <table:table-cell table:style-name="ce632" office:value-type="string" calcext:value-type="string">
            <text:p>Condizioni e termini economici per compleare la procedura di richiesta del Servizio. Ad es. il rinnovo della carta d'idTipologia ha un costo di euro X.</text:p>
          </table:table-cell>
          <table:table-cell table:style-name="ce465" table:content-validation-name="val37" office:value-type="string" calcext:value-type="string">
            <text:p>No</text:p>
          </table:table-cell>
          <table:table-cell table:style-name="ce472" table:content-validation-name="val38" office:value-type="string" calcext:value-type="string">
            <text:p>Testo lungo (rich text)</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13">
          <table:table-cell table:style-name="ce458" office:value-type="string" calcext:value-type="string">
            <text:p>Servizi richiesti</text:p>
          </table:table-cell>
          <table:table-cell table:style-name="ce632" office:value-type="string" calcext:value-type="string">
            <text:p>Link alle schede dei servizi che sono necessari per poter usufruire del servizio corrente.</text:p>
          </table:table-cell>
          <table:table-cell table:style-name="ce465" table:content-validation-name="val37" office:value-type="string" calcext:value-type="string">
            <text:p>No</text:p>
          </table:table-cell>
          <table:table-cell table:style-name="ce472" table:content-validation-name="val38" office:value-type="string" calcext:value-type="string">
            <text:p>Relazione con Tipologia</text:p>
          </table:table-cell>
          <table:table-cell table:style-name="ce479" table:content-validation-name="val39"/>
          <table:table-cell table:style-name="ce488" table:content-validation-name="val40" office:value-type="string" calcext:value-type="string">
            <text:p>Servizio</text:p>
          </table:table-cell>
          <table:table-cell table:style-name="ce495" table:content-validation-name="val41" office:value-type="string" calcext:value-type="string">
            <text:p>0...n</text:p>
          </table:table-cell>
          <table:table-cell table:number-columns-repeated="16377"/>
        </table:table-row>
        <table:table-row table:style-name="ro13">
          <table:table-cell table:style-name="ce458" office:value-type="string" calcext:value-type="string">
            <text:p>Servizi inclusi</text:p>
          </table:table-cell>
          <table:table-cell table:style-name="ce632" office:value-type="string" calcext:value-type="string">
            <text:p>Link alle schede dei servizi che sono inclusi usufruendo del servizio corrente.</text:p>
          </table:table-cell>
          <table:table-cell table:style-name="ce465" table:content-validation-name="val37" office:value-type="string" calcext:value-type="string">
            <text:p>No</text:p>
          </table:table-cell>
          <table:table-cell table:style-name="ce472" table:content-validation-name="val38" office:value-type="string" calcext:value-type="string">
            <text:p>Relazione con Tipologia</text:p>
          </table:table-cell>
          <table:table-cell table:style-name="ce479" table:content-validation-name="val39"/>
          <table:table-cell table:style-name="ce488" table:content-validation-name="val40" office:value-type="string" calcext:value-type="string">
            <text:p>Servizio</text:p>
          </table:table-cell>
          <table:table-cell table:style-name="ce495" table:content-validation-name="val41" office:value-type="string" calcext:value-type="string">
            <text:p>0...n</text:p>
          </table:table-cell>
          <table:table-cell table:number-columns-repeated="16377"/>
        </table:table-row>
        <table:table-row table:style-name="ro44">
          <table:table-cell table:style-name="ce627" office:value-type="string" calcext:value-type="string">
            <text:p>Procedure collegate all'esito</text:p>
          </table:table-cell>
          <table:table-cell table:style-name="ce632" office:value-type="string" calcext:value-type="string">
            <text:p>Spiegazione relativa all'esito della procedura, e dove eventualmente ritirare l'esito (sede dell'ufficio, orari, numero sportello, etc.)</text:p>
          </table:table-cell>
          <table:table-cell table:style-name="ce465" table:content-validation-name="val37" office:value-type="string" calcext:value-type="string">
            <text:p>No</text:p>
          </table:table-cell>
          <table:table-cell table:style-name="ce472" table:content-validation-name="val38" office:value-type="string" calcext:value-type="string">
            <text:p>Testo lungo (rich text)</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49">
          <table:table-cell table:style-name="ce627" office:value-type="string" calcext:value-type="string">
            <text:p>Accedi al servizio</text:p>
          </table:table-cell>
          <table:table-cell table:style-name="ce632" office:value-type="string" calcext:value-type="string">
            <text:p>Se il servizio è digitale, presentare il link per avviare la procedura di fruizione online. Se il servizio è disponibile (anche o soltanto) a sportello, includere le informazioni sulla sede in cui è possibile fruire dello stesso e il link alla funzione di prenotazione appuntamento, se disponibile. <text:span text:style-name="T13">Diventa facoltativo in caso il servizio sia incluso in almeno un altro servizio.</text:span></text:p>
          </table:table-cell>
          <table:table-cell table:style-name="ce465" table:content-validation-name="val37" office:value-type="string" calcext:value-type="string">
            <text:p>Sì</text:p>
          </table:table-cell>
          <table:table-cell table:style-name="ce472" table:content-validation-name="val38" office:value-type="string" calcext:value-type="string">
            <text:p>Relazione con Tipologia</text:p>
          </table:table-cell>
          <table:table-cell table:style-name="ce479" table:content-validation-name="val39"/>
          <table:table-cell table:style-name="ce489" table:content-validation-name="val40" office:value-type="string" calcext:value-type="string">
            <text:p>Unità organizzativa</text:p>
          </table:table-cell>
          <table:table-cell table:style-name="ce493" table:content-validation-name="val41" office:value-type="string" calcext:value-type="string">
            <text:p>1...n</text:p>
          </table:table-cell>
          <table:table-cell table:number-columns-repeated="16377"/>
        </table:table-row>
        <table:table-row table:style-name="ro21">
          <table:table-cell table:style-name="ce458" office:value-type="string" calcext:value-type="string">
            <text:p>Vincoli</text:p>
          </table:table-cell>
          <table:table-cell table:style-name="ce632" office:value-type="string" calcext:value-type="string">
            <text:p>Eventuali vincoli all'accesso al servizio. Ad esempio: non è possibile rinnovare la carta idTipologia x mesi prima della scadenza.</text:p>
          </table:table-cell>
          <table:table-cell table:style-name="ce465" table:content-validation-name="val37" office:value-type="string" calcext:value-type="string">
            <text:p>No</text:p>
          </table:table-cell>
          <table:table-cell table:style-name="ce472" table:content-validation-name="val38" office:value-type="string" calcext:value-type="string">
            <text:p>Testo lungo (rich text)</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28">
          <table:table-cell table:style-name="ce458" office:value-type="string" calcext:value-type="string">
            <text:p>Casi particolari</text:p>
          </table:table-cell>
          <table:table-cell table:style-name="ce635" office:value-type="string" calcext:value-type="string">
            <text:p>Elenco di eventuali casi particolari riferiti all'ottenimento del Servizio in questione. Ad esempio le persone con disabilità (legge 104) possono contattare direttamente l'ufficio e concordare una procedura di rinnovo a domicilio</text:p>
          </table:table-cell>
          <table:table-cell table:style-name="ce465" table:content-validation-name="val37" office:value-type="string" calcext:value-type="string">
            <text:p>No</text:p>
          </table:table-cell>
          <table:table-cell table:style-name="ce472" table:content-validation-name="val38" office:value-type="string" calcext:value-type="string">
            <text:p>Testo lungo (rich text)</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41">
          <table:table-cell table:style-name="ce458" office:value-type="string" calcext:value-type="string">
            <text:p>Ulteriori informazioni</text:p>
          </table:table-cell>
          <table:table-cell table:style-name="ce632" office:value-type="string" calcext:value-type="string">
            <text:p>Eventuali link a pagine web, siti, servizi esterni all'ambito comunale utili all'erogazione del servizio descritto. Ad esempio nella pagina servizio "Carta di IdTipologia Elettronica", potrebbe essere utile inserire in questo campo un link al Ministero dell'Interno.</text:p>
          </table:table-cell>
          <table:table-cell table:style-name="ce465" table:content-validation-name="val37" office:value-type="string" calcext:value-type="string">
            <text:p>No</text:p>
          </table:table-cell>
          <table:table-cell table:style-name="ce472" table:content-validation-name="val38" office:value-type="string" calcext:value-type="string">
            <text:p>Testo lungo (rich text)</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44">
          <table:table-cell table:style-name="ce458" office:value-type="string" calcext:value-type="string">
            <text:p>Condizioni di servizio</text:p>
          </table:table-cell>
          <table:table-cell table:style-name="ce632" office:value-type="string" calcext:value-type="string">
            <text:p>File allegato con tutte le condizioni di servizio, incluse eventuali tempi di risposta e obblighi da parte dell'amministrazione comunale.</text:p>
          </table:table-cell>
          <table:table-cell table:style-name="ce465" table:content-validation-name="val37" office:value-type="string" calcext:value-type="string">
            <text:p>No</text:p>
          </table:table-cell>
          <table:table-cell table:style-name="ce472" table:content-validation-name="val38" office:value-type="string" calcext:value-type="string">
            <text:p>File (blob)</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13">
          <table:table-cell table:style-name="ce458" office:value-type="string" calcext:value-type="string">
            <text:p>Contatti dedicati</text:p>
          </table:table-cell>
          <table:table-cell table:style-name="ce632" office:value-type="string" calcext:value-type="string">
            <text:p>Telefono, mail o altri punti di contatto che sono specifici di questo servizio, diversi da quello dell'ufficio indicato sopra</text:p>
          </table:table-cell>
          <table:table-cell table:style-name="ce465" table:content-validation-name="val37" office:value-type="string" calcext:value-type="string">
            <text:p>No</text:p>
          </table:table-cell>
          <table:table-cell table:style-name="ce472" table:content-validation-name="val38" office:value-type="string" calcext:value-type="string">
            <text:p>Relazione con Tipologia</text:p>
          </table:table-cell>
          <table:table-cell table:style-name="ce479" table:content-validation-name="val39"/>
          <table:table-cell table:style-name="ce489" table:content-validation-name="val40" office:value-type="string" calcext:value-type="string">
            <text:p>Punto di contatto</text:p>
          </table:table-cell>
          <table:table-cell table:style-name="ce493" table:content-validation-name="val41" office:value-type="string" calcext:value-type="string">
            <text:p>0...n</text:p>
          </table:table-cell>
          <table:table-cell table:style-name="ce112"/>
          <table:table-cell table:number-columns-repeated="16376"/>
        </table:table-row>
        <table:table-row table:style-name="ro17">
          <table:table-cell table:style-name="ce458" office:value-type="string" calcext:value-type="string">
            <text:p>Unità Organizzativa responsabile</text:p>
          </table:table-cell>
          <table:table-cell table:style-name="ce632" office:value-type="string" calcext:value-type="string">
            <text:p>Link dell'ufficio responsabile dell'erogazione di questo Servizio.</text:p>
          </table:table-cell>
          <table:table-cell table:style-name="ce465" table:content-validation-name="val37" office:value-type="string" calcext:value-type="string">
            <text:p>Sì</text:p>
          </table:table-cell>
          <table:table-cell table:style-name="ce472" table:content-validation-name="val38" office:value-type="string" calcext:value-type="string">
            <text:p>Relazione con Tipologia</text:p>
          </table:table-cell>
          <table:table-cell table:style-name="ce481" table:content-validation-name="val39"/>
          <table:table-cell table:style-name="ce488" table:content-validation-name="val40" office:value-type="string" calcext:value-type="string">
            <text:p>Unità Organizzativa</text:p>
          </table:table-cell>
          <table:table-cell table:style-name="ce493" table:content-validation-name="val41" office:value-type="string" calcext:value-type="string">
            <text:p>1...n</text:p>
          </table:table-cell>
          <table:table-cell table:number-columns-repeated="16377"/>
        </table:table-row>
        <table:table-row table:style-name="ro13">
          <table:table-cell table:style-name="ce458" office:value-type="string" calcext:value-type="string">
            <text:p>Documenti</text:p>
          </table:table-cell>
          <table:table-cell table:style-name="ce632" office:value-type="string" calcext:value-type="string">
            <text:p>Link alle schede documenti non funzionali al completamento del servizi, ma di semplice supporto</text:p>
          </table:table-cell>
          <table:table-cell table:style-name="ce465" table:content-validation-name="val37" office:value-type="string" calcext:value-type="string">
            <text:p>No</text:p>
          </table:table-cell>
          <table:table-cell table:style-name="ce472" table:content-validation-name="val38" office:value-type="string" calcext:value-type="string">
            <text:p>Relazione con Tipologia</text:p>
          </table:table-cell>
          <table:table-cell table:style-name="ce481" table:content-validation-name="val39"/>
          <table:table-cell table:style-name="ce488" table:content-validation-name="val40" office:value-type="string" calcext:value-type="string">
            <text:p>Documento pubblico</text:p>
          </table:table-cell>
          <table:table-cell table:style-name="ce493" table:content-validation-name="val41" office:value-type="string" calcext:value-type="string">
            <text:p>0...n</text:p>
          </table:table-cell>
          <table:table-cell table:number-columns-repeated="16377"/>
        </table:table-row>
        <table:table-row table:style-name="ro18">
          <table:table-cell table:style-name="ce459" office:value-type="string" calcext:value-type="string">
            <text:p>Argomenti</text:p>
          </table:table-cell>
          <table:table-cell table:style-name="ce464" office:value-type="string" calcext:value-type="string">
            <text:p>Argomenti collegabili</text:p>
          </table:table-cell>
          <table:table-cell table:style-name="ce468" table:content-validation-name="val37" office:value-type="string" calcext:value-type="string">
            <text:p>Sì</text:p>
          </table:table-cell>
          <table:table-cell table:style-name="ce474" table:content-validation-name="val38" office:value-type="string" calcext:value-type="string">
            <text:p>Tassonomia</text:p>
          </table:table-cell>
          <table:table-cell table:style-name="ce482" table:content-validation-name="val39" office:value-type="string" calcext:value-type="string">
            <text:p>Argomenti</text:p>
          </table:table-cell>
          <table:table-cell table:style-name="ce490" table:content-validation-name="val40"/>
          <table:table-cell table:style-name="ce496" table:content-validation-name="val41" office:value-type="string" calcext:value-type="string">
            <text:p>1...n</text:p>
          </table:table-cell>
          <table:table-cell table:style-name="ce145" table:number-columns-repeated="19"/>
          <table:table-cell table:number-columns-repeated="16358"/>
        </table:table-row>
        <table:table-row table:style-name="ro44">
          <table:table-cell table:style-name="ce458" office:value-type="string" calcext:value-type="string">
            <text:p>Codice dell’Ente erogatore (ipa)</text:p>
          </table:table-cell>
          <table:table-cell table:style-name="ce632" office:value-type="string" calcext:value-type="string">
            <text:p>Il nome dell’organizzazione, come indicato nell’Indice della Pubblica Amministrazione (IPA), che esercita uno specifico ruolo sul Servizio.</text:p>
          </table:table-cell>
          <table:table-cell table:style-name="ce465" table:content-validation-name="val37" office:value-type="string" calcext:value-type="string">
            <text:p>No</text:p>
          </table:table-cell>
          <table:table-cell table:style-name="ce472" table:content-validation-name="val38" office:value-type="string" calcext:value-type="string">
            <text:p>Testo breve (max. 255 char)</text:p>
          </table:table-cell>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1">
          <table:table-cell table:style-name="ce458"/>
          <table:table-cell table:style-name="ce632"/>
          <table:table-cell table:style-name="ce465" table:content-validation-name="val37"/>
          <table:table-cell table:style-name="ce472" table:content-validation-name="val38"/>
          <table:table-cell table:style-name="ce479" table:content-validation-name="val39"/>
          <table:table-cell table:style-name="ce489" table:content-validation-name="val40"/>
          <table:table-cell table:style-name="ce493" table:content-validation-name="val41"/>
          <table:table-cell table:number-columns-repeated="16377"/>
        </table:table-row>
        <table:table-row table:style-name="ro1">
          <table:table-cell table:style-name="ce458"/>
          <table:table-cell table:style-name="ce632"/>
          <table:table-cell table:style-name="ce465" table:content-validation-name="val37"/>
          <table:table-cell table:style-name="ce472" table:content-validation-name="val38"/>
          <table:table-cell table:style-name="ce479" table:content-validation-name="val39"/>
          <table:table-cell table:style-name="ce486" table:content-validation-name="val40"/>
          <table:table-cell table:style-name="ce493" table:content-validation-name="val41"/>
          <table:table-cell table:number-columns-repeated="16377"/>
        </table:table-row>
        <table:table-row table:style-name="ro11" table:number-rows-repeated="1048539">
          <table:table-cell table:number-columns-repeated="16384"/>
        </table:table-row>
        <table:table-row table:style-name="ro31" table:number-rows-repeated="3">
          <table:table-cell table:number-columns-repeated="16384"/>
        </table:table-row>
        <table:table-row table:style-name="ro31">
          <table:table-cell table:number-columns-repeated="16384"/>
        </table:table-row>
        <calcext:conditional-formats>
          <calcext:conditional-format calcext:target-range-address="Tipologia_SERVIZIO.A4:Tipologia_SERVIZIO.G14 Tipologia_SERVIZIO.A15:Tipologia_SERVIZIO.D30 Tipologia_SERVIZIO.E16:Tipologia_SERVIZIO.E27 Tipologia_SERVIZIO.F16:Tipologia_SERVIZIO.G20 Tipologia_SERVIZIO.G21:Tipologia_SERVIZIO.G30 Tipologia_SERVIZIO.A31:Tipologia_SERVIZIO.G33 Tipologia_SERVIZIO.F21:Tipologia_SERVIZIO.F27 Tipologia_SERVIZIO.E15:Tipologia_SERVIZIO.G15 Tipologia_SERVIZIO.E28:Tipologia_SERVIZIO.F30">
            <calcext:condition calcext:apply-style-name="cf11" calcext:value="formula-is([.$C4]=&quot;Sì&quot;)" calcext:base-cell-address="Tipologia_SERVIZIO.A4"/>
          </calcext:conditional-format>
        </calcext:conditional-formats>
      </table:table>
      <table:table table:name="Foglio1" table:style-name="ta4">
        <table:table-column table:style-name="co69" table:number-columns-repeated="16384" table:default-cell-style-name="ce1"/>
        <table:table-row table:style-name="ro27" table:number-rows-repeated="1048575">
          <table:table-cell table:number-columns-repeated="16384"/>
        </table:table-row>
        <table:table-row table:style-name="ro27">
          <table:table-cell table:number-columns-repeated="16384"/>
        </table:table-row>
      </table:table>
      <table:table table:name="Tipologia_DOCUMENTO" table:style-name="ta1">
        <table:table-column table:style-name="co67" table:default-cell-style-name="ce200"/>
        <table:table-column table:style-name="co70" table:default-cell-style-name="ce200"/>
        <table:table-column table:style-name="co62" table:default-cell-style-name="ce200"/>
        <table:table-column table:style-name="co63" table:default-cell-style-name="ce200"/>
        <table:table-column table:style-name="co64" table:default-cell-style-name="ce200"/>
        <table:table-column table:style-name="co65" table:default-cell-style-name="ce200"/>
        <table:table-column table:style-name="co66" table:default-cell-style-name="ce200"/>
        <table:table-column table:style-name="co4" table:number-columns-repeated="1017" table:default-cell-style-name="ce200"/>
        <table:table-column table:style-name="co5" table:number-columns-repeated="15360" table:default-cell-style-name="ce200"/>
        <table:table-row table:style-name="ro29">
          <table:table-cell table:style-name="ce128" office:value-type="string" calcext:value-type="string" table:number-columns-spanned="7" table:number-rows-spanned="1">
            <text:p>Tipologia: <text:span text:style-name="T12">DOCUMENTO</text:span> (pubblico)</text:p>
          </table:table-cell>
          <table:covered-table-cell table:number-columns-repeated="6"/>
          <table:table-cell table:number-columns-repeated="16377"/>
        </table:table-row>
        <table:table-row table:style-name="ro22">
          <table:table-cell table:style-name="ce126" office:value-type="string" calcext:value-type="string" table:number-columns-spanned="7" table:number-rows-spanned="1">
            <text:p>Struttura delle informazioni relative utili a presentare un documento pubblico. Schema.org prevede una Tipologia DigitalDocument. Nota: I documenti pubblici sono presentati nella sezioni pubbliche sel sito.</text:p>
          </table:table-cell>
          <table:covered-table-cell table:number-columns-repeated="6"/>
          <table:table-cell table:number-columns-repeated="16377"/>
        </table:table-row>
        <table:table-row table:style-name="ro22">
          <table:table-cell table:style-name="ce80" office:value-type="string" calcext:value-type="string">
            <text:p>Elemento</text:p>
          </table:table-cell>
          <table:table-cell table:style-name="ce80" office:value-type="string" calcext:value-type="string">
            <text:p>Descrizione</text:p>
          </table:table-cell>
          <table:table-cell table:style-name="ce80" office:value-type="string" calcext:value-type="string">
            <text:p>Valore obbligatorio?</text:p>
          </table:table-cell>
          <table:table-cell table:style-name="ce81" office:value-type="string" calcext:value-type="string">
            <text:p>Tipo di slot (dati o relazioni)</text:p>
          </table:table-cell>
          <table:table-cell table:style-name="ce81" office:value-type="string" calcext:value-type="string">
            <text:p>Tassonomia di riferimento</text:p>
          </table:table-cell>
          <table:table-cell table:style-name="ce81" office:value-type="string" calcext:value-type="string">
            <text:p>Relazione con Tipologia</text:p>
          </table:table-cell>
          <table:table-cell table:style-name="ce81" office:value-type="string" calcext:value-type="string">
            <text:p>Cardinalità</text:p>
          </table:table-cell>
          <table:table-cell table:number-columns-repeated="16377"/>
        </table:table-row>
        <table:table-row table:style-name="ro28">
          <table:table-cell table:style-name="ce670" office:value-type="string" calcext:value-type="string">
            <text:p>Titolo</text:p>
          </table:table-cell>
          <table:table-cell table:style-name="ce673" office:value-type="string" calcext:value-type="string">
            <text:p>Nome del documento. Il nome del Documento deve essere facilmente comprensibile dai cittadini. Vincoli: massimo 160 caratteri spazi inclusi</text:p>
          </table:table-cell>
          <table:table-cell table:style-name="ce503" table:content-validation-name="val42" office:value-type="string" calcext:value-type="string">
            <text:p>Sì</text:p>
          </table:table-cell>
          <table:table-cell table:style-name="ce506" table:content-validation-name="val43" office:value-type="string" calcext:value-type="string">
            <text:p>Testo breve (max. 255 char)</text:p>
          </table:table-cell>
          <table:table-cell table:style-name="ce510" table:content-validation-name="val44"/>
          <table:table-cell table:style-name="ce515" table:content-validation-name="val45"/>
          <table:table-cell table:style-name="ce519" table:content-validation-name="val46"/>
          <table:table-cell table:number-columns-repeated="16377"/>
        </table:table-row>
        <table:table-row table:style-name="ro44">
          <table:table-cell table:style-name="ce671" office:value-type="string" calcext:value-type="string">
            <text:p>Identificativo del documento</text:p>
          </table:table-cell>
          <table:table-cell table:style-name="ce674" office:value-type="string" calcext:value-type="string">
            <text:p>Un numero identificativo del documento (es DOI, ISBN)</text:p>
          </table:table-cell>
          <table:table-cell table:style-name="ce504" table:content-validation-name="val42" office:value-type="string" calcext:value-type="string">
            <text:p>No</text:p>
          </table:table-cell>
          <table:table-cell table:style-name="ce506" table:content-validation-name="val43" office:value-type="string" calcext:value-type="string">
            <text:p>Testo breve (max. 255 char)</text:p>
          </table:table-cell>
          <table:table-cell table:style-name="ce510" table:content-validation-name="val44"/>
          <table:table-cell table:style-name="ce515" table:content-validation-name="val45"/>
          <table:table-cell table:style-name="ce519" table:content-validation-name="val46"/>
          <table:table-cell table:number-columns-repeated="16377"/>
        </table:table-row>
        <table:table-row table:style-name="ro6">
          <table:table-cell table:style-name="ce672" office:value-type="string" calcext:value-type="string">
            <text:p>Protocollo</text:p>
          </table:table-cell>
          <table:table-cell table:style-name="ce674" office:value-type="string" calcext:value-type="string">
            <text:p>Numero di protocollo del documento</text:p>
          </table:table-cell>
          <table:table-cell table:style-name="ce504" table:content-validation-name="val42" office:value-type="string" calcext:value-type="string">
            <text:p>No</text:p>
          </table:table-cell>
          <table:table-cell table:style-name="ce507" table:content-validation-name="val43" office:value-type="string" calcext:value-type="string">
            <text:p>Testo breve (max. 255 char)</text:p>
          </table:table-cell>
          <table:table-cell table:style-name="ce511" table:content-validation-name="val44"/>
          <table:table-cell table:style-name="ce516" table:content-validation-name="val45"/>
          <table:table-cell table:style-name="ce520" table:content-validation-name="val46"/>
          <table:table-cell table:number-columns-repeated="16377"/>
        </table:table-row>
        <table:table-row table:style-name="ro6">
          <table:table-cell table:style-name="ce672" office:value-type="string" calcext:value-type="string">
            <text:p>Data protocollo</text:p>
          </table:table-cell>
          <table:table-cell table:style-name="ce674" office:value-type="string" calcext:value-type="string">
            <text:p>Data di protocollo del documento</text:p>
          </table:table-cell>
          <table:table-cell table:style-name="ce504" table:content-validation-name="val42" office:value-type="string" calcext:value-type="string">
            <text:p>No</text:p>
          </table:table-cell>
          <table:table-cell table:style-name="ce507" table:content-validation-name="val43" office:value-type="string" calcext:value-type="string">
            <text:p>Datetime (tutti i formati)</text:p>
          </table:table-cell>
          <table:table-cell table:style-name="ce511" table:content-validation-name="val44"/>
          <table:table-cell table:style-name="ce516" table:content-validation-name="val45"/>
          <table:table-cell table:style-name="ce520" table:content-validation-name="val46"/>
          <table:table-cell table:number-columns-repeated="16377"/>
        </table:table-row>
        <table:table-row table:style-name="ro6">
          <table:table-cell table:style-name="ce671" office:value-type="string" calcext:value-type="string">
            <text:p>Immagine</text:p>
          </table:table-cell>
          <table:table-cell table:style-name="ce674" office:value-type="string" calcext:value-type="string">
            <text:p>Immagine di riferimento del documento</text:p>
          </table:table-cell>
          <table:table-cell table:style-name="ce504" table:content-validation-name="val42" office:value-type="string" calcext:value-type="string">
            <text:p>No</text:p>
          </table:table-cell>
          <table:table-cell table:style-name="ce506" table:content-validation-name="val43" office:value-type="string" calcext:value-type="string">
            <text:p>File (blob)</text:p>
          </table:table-cell>
          <table:table-cell table:style-name="ce512" table:content-validation-name="val44"/>
          <table:table-cell table:style-name="ce515" table:content-validation-name="val45"/>
          <table:table-cell table:style-name="ce519" table:content-validation-name="val46"/>
          <table:table-cell table:number-columns-repeated="16377"/>
        </table:table-row>
        <table:table-row table:style-name="ro18">
          <table:table-cell table:style-name="ce671" office:value-type="string" calcext:value-type="string">
            <text:p>Tipo di documento</text:p>
          </table:table-cell>
          <table:table-cell table:style-name="ce674" office:value-type="string" calcext:value-type="string">
            <text:p>Secondo la tassonomia prevista</text:p>
          </table:table-cell>
          <table:table-cell table:style-name="ce504" table:content-validation-name="val42" office:value-type="string" calcext:value-type="string">
            <text:p>Sì</text:p>
          </table:table-cell>
          <table:table-cell table:style-name="ce506" table:content-validation-name="val43" office:value-type="string" calcext:value-type="string">
            <text:p>Tassonomia</text:p>
          </table:table-cell>
          <table:table-cell table:style-name="ce513" table:content-validation-name="val44" office:value-type="string" calcext:value-type="string">
            <text:p>Tipi di documento</text:p>
          </table:table-cell>
          <table:table-cell table:style-name="ce517" table:content-validation-name="val45"/>
          <table:table-cell table:style-name="ce519" table:content-validation-name="val46" office:value-type="string" calcext:value-type="string">
            <text:p>1...n</text:p>
          </table:table-cell>
          <table:table-cell table:number-columns-repeated="16377"/>
        </table:table-row>
        <table:table-row table:style-name="ro18">
          <table:table-cell table:style-name="ce670" office:value-type="string" calcext:value-type="string">
            <text:p>Argomenti</text:p>
          </table:table-cell>
          <table:table-cell table:style-name="ce673" office:value-type="string" calcext:value-type="string">
            <text:p>Argomenti collegabili</text:p>
          </table:table-cell>
          <table:table-cell table:style-name="ce503" table:content-validation-name="val42" office:value-type="string" calcext:value-type="string">
            <text:p>Sì</text:p>
          </table:table-cell>
          <table:table-cell table:style-name="ce506" table:content-validation-name="val43" office:value-type="string" calcext:value-type="string">
            <text:p>Tassonomia</text:p>
          </table:table-cell>
          <table:table-cell table:style-name="ce513" table:content-validation-name="val44" office:value-type="string" calcext:value-type="string">
            <text:p>Argomenti</text:p>
          </table:table-cell>
          <table:table-cell table:style-name="ce517" table:content-validation-name="val45"/>
          <table:table-cell table:style-name="ce519" table:content-validation-name="val46" office:value-type="string" calcext:value-type="string">
            <text:p>1...n</text:p>
          </table:table-cell>
          <table:table-cell table:number-columns-repeated="16377"/>
        </table:table-row>
        <table:table-row table:style-name="ro45">
          <table:table-cell table:style-name="ce671" office:value-type="string" calcext:value-type="string">
            <text:p>Descrizione breve</text:p>
          </table:table-cell>
          <table:table-cell table:style-name="ce674" office:value-type="string" calcext:value-type="string">
            <text:p>Descrizione sintetica del documento (max 255 caratteri) utilizzando un linguaggio semplice che possa aiutare qualsiasi utente a identificare con chiarezza il documento. Non utilizzare un linguaggio ricco di riferimenti normativi</text:p>
          </table:table-cell>
          <table:table-cell table:style-name="ce504" table:content-validation-name="val42" office:value-type="string" calcext:value-type="string">
            <text:p>Sì</text:p>
          </table:table-cell>
          <table:table-cell table:style-name="ce508" table:content-validation-name="val43" office:value-type="string" calcext:value-type="string">
            <text:p>Testo breve (max. 255 char)</text:p>
          </table:table-cell>
          <table:table-cell table:style-name="ce513" table:content-validation-name="val44"/>
          <table:table-cell table:style-name="ce517" table:content-validation-name="val45"/>
          <table:table-cell table:style-name="ce521" table:content-validation-name="val46"/>
          <table:table-cell table:number-columns-repeated="16377"/>
        </table:table-row>
        <table:table-row table:style-name="ro20">
          <table:table-cell table:style-name="ce671" office:value-type="string" calcext:value-type="string">
            <text:p>Descrizione estesa</text:p>
          </table:table-cell>
          <table:table-cell table:style-name="ce674" office:value-type="string" calcext:value-type="string">
            <text:p>L'oggetto del documento, utilizzando un linguaggio semplice che possa aiutare qualsiasi utente a identificare con chiarazza il documento. Non utilizzare un linguaggio ricco di riferimenti normativi.</text:p>
          </table:table-cell>
          <table:table-cell table:style-name="ce505" table:content-validation-name="val42" office:value-type="string" calcext:value-type="string">
            <text:p>No</text:p>
          </table:table-cell>
          <table:table-cell table:style-name="ce507" table:content-validation-name="val43" office:value-type="string" calcext:value-type="string">
            <text:p>Testo lungo (rich text)</text:p>
          </table:table-cell>
          <table:table-cell table:style-name="ce514" table:content-validation-name="val44"/>
          <table:table-cell table:style-name="ce518" table:content-validation-name="val45"/>
          <table:table-cell table:style-name="ce520" table:content-validation-name="val46"/>
          <table:table-cell table:number-columns-repeated="16377"/>
        </table:table-row>
        <table:table-row table:style-name="ro13">
          <table:table-cell table:style-name="ce671" office:value-type="string" calcext:value-type="string">
            <text:p>URL documento</text:p>
          </table:table-cell>
          <table:table-cell table:style-name="ce674" office:value-type="string" calcext:value-type="string">
            <text:p>Link al documento vero e proprio, in un formato scaricabile attraverso una URL.</text:p>
          </table:table-cell>
          <table:table-cell table:style-name="ce504" table:content-validation-name="val42" office:value-type="string" calcext:value-type="string">
            <text:p>Sì</text:p>
          </table:table-cell>
          <table:table-cell table:style-name="ce508" table:content-validation-name="val43" office:value-type="string" calcext:value-type="string">
            <text:p>Testo breve (max. 255 char)</text:p>
          </table:table-cell>
          <table:table-cell table:style-name="ce514" table:content-validation-name="val44"/>
          <table:table-cell table:style-name="ce518" table:content-validation-name="val45"/>
          <table:table-cell table:style-name="ce520" table:content-validation-name="val46"/>
          <table:table-cell table:number-columns-repeated="16377"/>
        </table:table-row>
        <table:table-row table:style-name="ro44">
          <table:table-cell table:style-name="ce671" office:value-type="string" calcext:value-type="string">
            <text:p>Galleria di immagini</text:p>
          </table:table-cell>
          <table:table-cell table:style-name="ce673" office:value-type="string" calcext:value-type="string">
            <text:p>Una o più immagini corredate da didascalie</text:p>
          </table:table-cell>
          <table:table-cell table:style-name="ce503" table:content-validation-name="val42" office:value-type="string" calcext:value-type="string">
            <text:p>No</text:p>
          </table:table-cell>
          <table:table-cell table:style-name="ce508" table:content-validation-name="val43" office:value-type="string" calcext:value-type="string">
            <text:p>File (blob)</text:p>
          </table:table-cell>
          <table:table-cell table:style-name="ce513" table:content-validation-name="val44"/>
          <table:table-cell table:style-name="ce517" table:content-validation-name="val45"/>
          <table:table-cell table:style-name="ce521" table:content-validation-name="val46"/>
          <table:table-cell table:number-columns-repeated="16377"/>
        </table:table-row>
        <table:table-row table:style-name="ro17">
          <table:table-cell table:style-name="ce671" office:value-type="string" calcext:value-type="string">
            <text:p>Ufficio responsabile del documento</text:p>
          </table:table-cell>
          <table:table-cell table:style-name="ce674" office:value-type="string" calcext:value-type="string">
            <text:p>Link alla scheda dell'ufficio responsabile del documento</text:p>
          </table:table-cell>
          <table:table-cell table:style-name="ce504" table:content-validation-name="val42" office:value-type="string" calcext:value-type="string">
            <text:p>Sì</text:p>
          </table:table-cell>
          <table:table-cell table:style-name="ce507" table:content-validation-name="val43" office:value-type="string" calcext:value-type="string">
            <text:p>Relazione con Tipologia</text:p>
          </table:table-cell>
          <table:table-cell table:style-name="ce514" table:content-validation-name="val44"/>
          <table:table-cell table:style-name="ce518" table:content-validation-name="val45" office:value-type="string" calcext:value-type="string">
            <text:p>Unità organizzativa</text:p>
          </table:table-cell>
          <table:table-cell table:style-name="ce520" table:content-validation-name="val46" office:value-type="string" calcext:value-type="string">
            <text:p>1...1</text:p>
          </table:table-cell>
          <table:table-cell table:number-columns-repeated="16377"/>
        </table:table-row>
        <table:table-row table:style-name="ro13">
          <table:table-cell table:style-name="ce671" office:value-type="string" calcext:value-type="string">
            <text:p>Autore/i</text:p>
          </table:table-cell>
          <table:table-cell table:style-name="ce674" office:value-type="string" calcext:value-type="string">
            <text:p>Persone che hanno redatto il documento</text:p>
          </table:table-cell>
          <table:table-cell table:style-name="ce504" table:content-validation-name="val42" office:value-type="string" calcext:value-type="string">
            <text:p>No</text:p>
          </table:table-cell>
          <table:table-cell table:style-name="ce507" table:content-validation-name="val43" office:value-type="string" calcext:value-type="string">
            <text:p>Relazione con Tipologia</text:p>
          </table:table-cell>
          <table:table-cell table:style-name="ce514" table:content-validation-name="val44"/>
          <table:table-cell table:style-name="ce518" table:content-validation-name="val45"/>
          <table:table-cell table:style-name="ce520" table:content-validation-name="val46" office:value-type="string" calcext:value-type="string">
            <text:p>0...n</text:p>
          </table:table-cell>
          <table:table-cell table:number-columns-repeated="16377"/>
        </table:table-row>
        <table:table-row table:style-name="ro17">
          <table:table-cell table:style-name="ce671" office:value-type="string" calcext:value-type="string">
            <text:p>Licenza di distribuzione</text:p>
          </table:table-cell>
          <table:table-cell table:style-name="ce674" office:value-type="string" calcext:value-type="string">
            <text:p>Licenza con il quale il documento viene distribuito</text:p>
          </table:table-cell>
          <table:table-cell table:style-name="ce504" table:content-validation-name="val42" office:value-type="string" calcext:value-type="string">
            <text:p>Sì</text:p>
          </table:table-cell>
          <table:table-cell table:style-name="ce509" table:content-validation-name="val43" office:value-type="string" calcext:value-type="string">
            <text:p>Tassonomia</text:p>
          </table:table-cell>
          <table:table-cell table:style-name="ce514" table:content-validation-name="val44" office:value-type="string" calcext:value-type="string">
            <text:p>Licenze</text:p>
          </table:table-cell>
          <table:table-cell table:style-name="ce518" table:content-validation-name="val45"/>
          <table:table-cell table:style-name="ce520" table:content-validation-name="val46" office:value-type="string" calcext:value-type="string">
            <text:p>1...1</text:p>
          </table:table-cell>
          <table:table-cell table:number-columns-repeated="16377"/>
        </table:table-row>
        <table:table-row table:style-name="ro21">
          <table:table-cell table:style-name="ce672" office:value-type="string" calcext:value-type="string">
            <text:p>Servizi</text:p>
          </table:table-cell>
          <table:table-cell table:style-name="ce674" office:value-type="string" calcext:value-type="string">
            <text:p>Breve descrizione del servizio collegato al documento e link alla scheda di presentazione del servizio.</text:p>
          </table:table-cell>
          <table:table-cell table:style-name="ce504" table:content-validation-name="val42" office:value-type="string" calcext:value-type="string">
            <text:p>No</text:p>
          </table:table-cell>
          <table:table-cell table:style-name="ce507" table:content-validation-name="val43" office:value-type="string" calcext:value-type="string">
            <text:p>Relazione con Tipologia</text:p>
          </table:table-cell>
          <table:table-cell table:style-name="ce514" table:content-validation-name="val44" office:value-type="string" calcext:value-type="string">
            <text:p>Relazione con Tipologia</text:p>
          </table:table-cell>
          <table:table-cell table:style-name="ce518" table:content-validation-name="val45" office:value-type="string" calcext:value-type="string">
            <text:p>Servizio</text:p>
          </table:table-cell>
          <table:table-cell table:style-name="ce520" table:content-validation-name="val46" office:value-type="string" calcext:value-type="string">
            <text:p>0...n</text:p>
          </table:table-cell>
          <table:table-cell table:number-columns-repeated="16377"/>
        </table:table-row>
        <table:table-row table:style-name="ro21">
          <table:table-cell table:style-name="ce672" office:value-type="string" calcext:value-type="string">
            <text:p>Data inizio</text:p>
          </table:table-cell>
          <table:table-cell table:style-name="ce674" office:value-type="string" calcext:value-type="string">
            <text:p>Data iniziale (se rilevante). Es data di apertura della partecipazione a un bando</text:p>
          </table:table-cell>
          <table:table-cell table:style-name="ce504" table:content-validation-name="val42" office:value-type="string" calcext:value-type="string">
            <text:p>No</text:p>
          </table:table-cell>
          <table:table-cell table:style-name="ce507" table:content-validation-name="val43" office:value-type="string" calcext:value-type="string">
            <text:p>Datetime (tutti i formati)</text:p>
          </table:table-cell>
          <table:table-cell table:style-name="ce511" table:content-validation-name="val44"/>
          <table:table-cell table:style-name="ce516" table:content-validation-name="val45"/>
          <table:table-cell table:style-name="ce520" table:content-validation-name="val46"/>
          <table:table-cell table:number-columns-repeated="16377"/>
        </table:table-row>
        <table:table-row table:style-name="ro13">
          <table:table-cell table:style-name="ce672" office:value-type="string" calcext:value-type="string">
            <text:p>Data fine</text:p>
          </table:table-cell>
          <table:table-cell table:style-name="ce674" office:value-type="string" calcext:value-type="string">
            <text:p>Data finale (se rilevante). Es. data comunicazione vincitori del bando</text:p>
          </table:table-cell>
          <table:table-cell table:style-name="ce504" table:content-validation-name="val42" office:value-type="string" calcext:value-type="string">
            <text:p>No</text:p>
          </table:table-cell>
          <table:table-cell table:style-name="ce507" table:content-validation-name="val43" office:value-type="string" calcext:value-type="string">
            <text:p>Datetime (tutti i formati)</text:p>
          </table:table-cell>
          <table:table-cell table:style-name="ce511" table:content-validation-name="val44"/>
          <table:table-cell table:style-name="ce516" table:content-validation-name="val45"/>
          <table:table-cell table:style-name="ce520" table:content-validation-name="val46"/>
          <table:table-cell table:number-columns-repeated="16377"/>
        </table:table-row>
        <table:table-row table:style-name="ro44">
          <table:table-cell table:style-name="ce672" office:value-type="string" calcext:value-type="string">
            <text:p>Ulteriori informazioni</text:p>
          </table:table-cell>
          <table:table-cell table:style-name="ce674" office:value-type="string" calcext:value-type="string">
            <text:p>Ulteriori informazioni sul documento</text:p>
          </table:table-cell>
          <table:table-cell table:style-name="ce504" table:content-validation-name="val42" office:value-type="string" calcext:value-type="string">
            <text:p>No</text:p>
          </table:table-cell>
          <table:table-cell table:style-name="ce507" table:content-validation-name="val43" office:value-type="string" calcext:value-type="string">
            <text:p>Testo lungo (rich text)</text:p>
          </table:table-cell>
          <table:table-cell table:style-name="ce514" table:content-validation-name="val44"/>
          <table:table-cell table:style-name="ce518" table:content-validation-name="val45"/>
          <table:table-cell table:style-name="ce520" table:content-validation-name="val46"/>
          <table:table-cell table:number-columns-repeated="16377"/>
        </table:table-row>
        <table:table-row table:style-name="ro44">
          <table:table-cell table:style-name="ce672" office:value-type="string" calcext:value-type="string">
            <text:p>Riferimenti normativi</text:p>
          </table:table-cell>
          <table:table-cell table:style-name="ce674" office:value-type="string" calcext:value-type="string">
            <text:p>Lista di link con riferimenti normativi utili per il documento</text:p>
          </table:table-cell>
          <table:table-cell table:style-name="ce504" table:content-validation-name="val42" office:value-type="string" calcext:value-type="string">
            <text:p>No</text:p>
          </table:table-cell>
          <table:table-cell table:style-name="ce507" table:content-validation-name="val43" office:value-type="string" calcext:value-type="string">
            <text:p>Testo lungo (rich text)</text:p>
          </table:table-cell>
          <table:table-cell table:style-name="ce514" table:content-validation-name="val44"/>
          <table:table-cell table:style-name="ce518" table:content-validation-name="val45"/>
          <table:table-cell table:style-name="ce520" table:content-validation-name="val46"/>
          <table:table-cell table:number-columns-repeated="16377"/>
        </table:table-row>
        <table:table-row table:style-name="ro44">
          <table:table-cell table:style-name="ce672" office:value-type="string" calcext:value-type="string">
            <text:p>Documenti collegati</text:p>
          </table:table-cell>
          <table:table-cell table:style-name="ce674" office:value-type="string" calcext:value-type="string">
            <text:p>Lista di documenti allegati: link a quelli strutturati a loro volta come documenti</text:p>
          </table:table-cell>
          <table:table-cell table:style-name="ce504" table:content-validation-name="val42" office:value-type="string" calcext:value-type="string">
            <text:p>No</text:p>
          </table:table-cell>
          <table:table-cell table:style-name="ce507" table:content-validation-name="val43" office:value-type="string" calcext:value-type="string">
            <text:p>Relazione con Tipologia</text:p>
          </table:table-cell>
          <table:table-cell table:style-name="ce514" table:content-validation-name="val44"/>
          <table:table-cell table:style-name="ce518" table:content-validation-name="val45" office:value-type="string" calcext:value-type="string">
            <text:p>Documento pubblico</text:p>
          </table:table-cell>
          <table:table-cell table:style-name="ce520" table:content-validation-name="val46" office:value-type="string" calcext:value-type="string">
            <text:p>0...n</text:p>
          </table:table-cell>
          <table:table-cell table:number-columns-repeated="16377"/>
        </table:table-row>
        <table:table-row table:style-name="ro13">
          <table:table-cell table:style-name="ce672" office:value-type="string" calcext:value-type="string">
            <text:p>Allegati</text:p>
          </table:table-cell>
          <table:table-cell table:style-name="ce674" office:value-type="string" calcext:value-type="string">
            <text:p>Eventuali allegati al documento principale</text:p>
          </table:table-cell>
          <table:table-cell table:style-name="ce504" table:content-validation-name="val42" office:value-type="string" calcext:value-type="string">
            <text:p>No</text:p>
          </table:table-cell>
          <table:table-cell table:style-name="ce508" table:content-validation-name="val43" office:value-type="string" calcext:value-type="string">
            <text:p>File (blob)</text:p>
          </table:table-cell>
          <table:table-cell table:style-name="ce514" table:content-validation-name="val44"/>
          <table:table-cell table:style-name="ce518" table:content-validation-name="val45"/>
          <table:table-cell table:style-name="ce520" table:content-validation-name="val46" office:value-type="string" calcext:value-type="string">
            <text:p>0...n</text:p>
          </table:table-cell>
          <table:table-cell table:number-columns-repeated="16377"/>
        </table:table-row>
        <table:table-row table:style-name="ro9" table:number-rows-repeated="2">
          <table:table-cell table:number-columns-repeated="16384"/>
        </table:table-row>
        <table:table-row table:style-name="ro9">
          <table:table-cell table:style-name="ce114" table:number-columns-repeated="7"/>
          <table:table-cell table:number-columns-repeated="16377"/>
        </table:table-row>
        <table:table-row table:style-name="ro11" table:number-rows-repeated="1048545">
          <table:table-cell table:number-columns-repeated="16384"/>
        </table:table-row>
        <table:table-row table:style-name="ro31" table:number-rows-repeated="3">
          <table:table-cell table:number-columns-repeated="16384"/>
        </table:table-row>
        <table:table-row table:style-name="ro31">
          <table:table-cell table:number-columns-repeated="16384"/>
        </table:table-row>
        <calcext:conditional-formats>
          <calcext:conditional-format calcext:target-range-address="Tipologia_DOCUMENTO.A4:Tipologia_DOCUMENTO.G10 Tipologia_DOCUMENTO.B14:Tipologia_DOCUMENTO.C24 Tipologia_DOCUMENTO.A11:Tipologia_DOCUMENTO.A24 Tipologia_DOCUMENTO.B11:Tipologia_DOCUMENTO.B13 Tipologia_DOCUMENTO.C12:Tipologia_DOCUMENTO.C13 Tipologia_DOCUMENTO.C11:Tipologia_DOCUMENTO.G11 Tipologia_DOCUMENTO.D12:Tipologia_DOCUMENTO.G24">
            <calcext:condition calcext:apply-style-name="cf11" calcext:value="formula-is([.$C4]=&quot;Sì&quot;)" calcext:base-cell-address="Tipologia_DOCUMENTO.A4"/>
          </calcext:conditional-format>
        </calcext:conditional-formats>
      </table:table>
      <table:table table:name="Tassonomia_ARGOMENTI" table:style-name="ta1">
        <table:table-column table:style-name="co71" table:default-cell-style-name="ce1"/>
        <table:table-column table:style-name="co72" table:default-cell-style-name="ce1"/>
        <table:table-column table:style-name="co4" table:number-columns-repeated="1022" table:default-cell-style-name="ce1"/>
        <table:table-column table:style-name="co5" table:number-columns-repeated="15360" table:default-cell-style-name="ce1"/>
        <table:table-row table:style-name="ro50">
          <table:table-cell table:style-name="ce155" office:value-type="string" calcext:value-type="string" table:number-columns-spanned="2" table:number-rows-spanned="1">
            <text:p><text:span text:style-name="T14">Argomenti del sito</text:span> (Tassonomia)</text:p>
          </table:table-cell>
          <table:covered-table-cell/>
          <table:table-cell table:number-columns-repeated="16382"/>
        </table:table-row>
        <table:table-row table:style-name="ro22">
          <table:table-cell table:style-name="ce156" office:value-type="string" calcext:value-type="string" table:number-columns-spanned="2" table:number-rows-spanned="1">
            <text:p><text:a xlink:href="https://eur-lex.europa.eu/browse/eurovoc.html?locale=it" xlink:type="simple">Vocabolario controllato che raccoglie un subset dei vocaboli definiti in Eurovoc.</text:a></text:p>
          </table:table-cell>
          <table:covered-table-cell/>
          <table:table-cell table:number-columns-repeated="16382"/>
        </table:table-row>
        <table:table-row table:style-name="ro9">
          <table:table-cell table:style-name="ce148"/>
          <table:table-cell table:number-columns-repeated="16383"/>
        </table:table-row>
        <table:table-row table:style-name="ro22">
          <table:table-cell table:style-name="ce149" office:value-type="string" calcext:value-type="string">
            <text:p>Lista degli argomenti</text:p>
          </table:table-cell>
          <table:table-cell table:style-name="ce149" office:value-type="string" calcext:value-type="string">
            <text:p>URI</text:p>
          </table:table-cell>
          <table:table-cell table:number-columns-repeated="16382"/>
        </table:table-row>
        <table:table-row table:style-name="ro22">
          <table:table-cell office:value-type="string" calcext:value-type="string">
            <text:p>Accesso all'informazione</text:p>
          </table:table-cell>
          <table:table-cell table:style-name="ce150" office:value-type="string" calcext:value-type="string">
            <text:p><text:a xlink:href="https://eurovoc.europa.eu/453" xlink:type="simple">https://eurovoc.europa.eu/453</text:a></text:p>
          </table:table-cell>
          <table:table-cell table:number-columns-repeated="16382"/>
        </table:table-row>
        <table:table-row table:style-name="ro22">
          <table:table-cell office:value-type="string" calcext:value-type="string">
            <text:p>Aiuto a domicilio</text:p>
          </table:table-cell>
          <table:table-cell table:style-name="ce150" office:value-type="string" calcext:value-type="string">
            <text:p><text:a xlink:href="https://eurovoc.europa.eu/3361" xlink:type="simple">https://eurovoc.europa.eu/3361</text:a></text:p>
          </table:table-cell>
          <table:table-cell table:number-columns-repeated="16382"/>
        </table:table-row>
        <table:table-row table:style-name="ro22">
          <table:table-cell office:value-type="string" calcext:value-type="string">
            <text:p>Anzianità</text:p>
          </table:table-cell>
          <table:table-cell table:style-name="ce150" office:value-type="string" calcext:value-type="string">
            <text:p><text:a xlink:href="https://eurovoc.europa.eu/5436" xlink:type="simple">https://eurovoc.europa.eu/5436</text:a></text:p>
          </table:table-cell>
          <table:table-cell table:number-columns-repeated="16382"/>
        </table:table-row>
        <table:table-row table:style-name="ro22">
          <table:table-cell office:value-type="string" calcext:value-type="string">
            <text:p>Appalto di lavori</text:p>
          </table:table-cell>
          <table:table-cell table:style-name="ce150" office:value-type="string" calcext:value-type="string">
            <text:p><text:a xlink:href="https://eurovoc.europa.eu/1798" xlink:type="simple">https://eurovoc.europa.eu/1798</text:a></text:p>
          </table:table-cell>
          <table:table-cell table:number-columns-repeated="16382"/>
        </table:table-row>
        <table:table-row table:style-name="ro22">
          <table:table-cell office:value-type="string" calcext:value-type="string">
            <text:p>Assistenza agli anziani</text:p>
          </table:table-cell>
          <table:table-cell table:style-name="ce150" office:value-type="string" calcext:value-type="string">
            <text:p><text:a xlink:href="https://eurovoc.europa.eu/6233" xlink:type="simple">https://eurovoc.europa.eu/6233</text:a></text:p>
          </table:table-cell>
          <table:table-cell table:number-columns-repeated="16382"/>
        </table:table-row>
        <table:table-row table:style-name="ro22">
          <table:table-cell office:value-type="string" calcext:value-type="string">
            <text:p>Assistenza sanitaria</text:p>
          </table:table-cell>
          <table:table-cell table:style-name="ce150" office:value-type="string" calcext:value-type="string">
            <text:p><text:a xlink:href="https://eurovoc.europa.eu/986" xlink:type="simple">https://eurovoc.europa.eu/986</text:a></text:p>
          </table:table-cell>
          <table:table-cell table:number-columns-repeated="16382"/>
        </table:table-row>
        <table:table-row table:style-name="ro22">
          <table:table-cell office:value-type="string" calcext:value-type="string">
            <text:p>Assistenza sociale</text:p>
          </table:table-cell>
          <table:table-cell table:style-name="ce150" office:value-type="string" calcext:value-type="string">
            <text:p><text:a xlink:href="https://eurovoc.europa.eu/3357" xlink:type="simple">https://eurovoc.europa.eu/3357</text:a></text:p>
          </table:table-cell>
          <table:table-cell table:number-columns-repeated="16382"/>
        </table:table-row>
        <table:table-row table:style-name="ro22">
          <table:table-cell office:value-type="string" calcext:value-type="string">
            <text:p>Assunzione</text:p>
          </table:table-cell>
          <table:table-cell table:style-name="ce150" office:value-type="string" calcext:value-type="string">
            <text:p><text:a xlink:href="https://eurovoc.europa.eu/2943" xlink:type="simple">https://eurovoc.europa.eu/2943</text:a></text:p>
          </table:table-cell>
          <table:table-cell table:number-columns-repeated="16382"/>
        </table:table-row>
        <table:table-row table:style-name="ro22">
          <table:table-cell office:value-type="string" calcext:value-type="string">
            <text:p>Bilancio</text:p>
          </table:table-cell>
          <table:table-cell table:style-name="ce150" office:value-type="string" calcext:value-type="string">
            <text:p><text:a xlink:href="https://eurovoc.europa.eu/5050" xlink:type="simple">https://eurovoc.europa.eu/5050</text:a></text:p>
          </table:table-cell>
          <table:table-cell table:number-columns-repeated="16382"/>
        </table:table-row>
        <table:table-row table:style-name="ro22">
          <table:table-cell office:value-type="string" calcext:value-type="string">
            <text:p>Cittadino</text:p>
          </table:table-cell>
          <table:table-cell table:style-name="ce150" office:value-type="string" calcext:value-type="string">
            <text:p><text:a xlink:href="https://eurovoc.europa.eu/3521" xlink:type="simple">https://eurovoc.europa.eu/3521</text:a></text:p>
          </table:table-cell>
          <table:table-cell table:number-columns-repeated="16382"/>
        </table:table-row>
        <table:table-row table:style-name="ro22">
          <table:table-cell office:value-type="string" calcext:value-type="string">
            <text:p>Comunicazione istituzionale</text:p>
          </table:table-cell>
          <table:table-cell table:style-name="ce150" office:value-type="string" calcext:value-type="string">
            <text:p><text:a xlink:href="https://eurovoc.europa.eu/3255" xlink:type="simple">https://eurovoc.europa.eu/3255</text:a></text:p>
          </table:table-cell>
          <table:table-cell table:number-columns-repeated="16382"/>
        </table:table-row>
        <table:table-row table:style-name="ro22">
          <table:table-cell office:value-type="string" calcext:value-type="string">
            <text:p>Concorsi</text:p>
          </table:table-cell>
          <table:table-cell table:style-name="ce150" office:value-type="string" calcext:value-type="string">
            <text:p><text:a xlink:href="https://eurovoc.europa.eu/4090" xlink:type="simple">https://eurovoc.europa.eu/4090</text:a></text:p>
          </table:table-cell>
          <table:table-cell table:number-columns-repeated="16382"/>
        </table:table-row>
        <table:table-row table:style-name="ro22">
          <table:table-cell office:value-type="string" calcext:value-type="string">
            <text:p>Covid-19</text:p>
          </table:table-cell>
          <table:table-cell table:style-name="ce150" office:value-type="string" calcext:value-type="string">
            <text:p><text:a xlink:href="https://eurovoc.europa.eu/c_814bb9e4" xlink:type="simple">https://eurovoc.europa.eu/c_814bb9e4</text:a></text:p>
          </table:table-cell>
          <table:table-cell table:number-columns-repeated="16382"/>
        </table:table-row>
        <table:table-row table:style-name="ro22">
          <table:table-cell office:value-type="string" calcext:value-type="string">
            <text:p>Cure palliative</text:p>
          </table:table-cell>
          <table:table-cell table:style-name="ce150" office:value-type="string" calcext:value-type="string">
            <text:p><text:a xlink:href="https://eurovoc.europa.eu/6570" xlink:type="simple">https://eurovoc.europa.eu/6570</text:a></text:p>
          </table:table-cell>
          <table:table-cell table:number-columns-repeated="16382"/>
        </table:table-row>
        <table:table-row table:style-name="ro22">
          <table:table-cell office:value-type="string" calcext:value-type="string">
            <text:p>Famiglia</text:p>
          </table:table-cell>
          <table:table-cell table:style-name="ce150" office:value-type="string" calcext:value-type="string">
            <text:p><text:a xlink:href="https://eurovoc.europa.eu/965" xlink:type="simple">https://eurovoc.europa.eu/965</text:a></text:p>
          </table:table-cell>
          <table:table-cell table:number-columns-repeated="16382"/>
        </table:table-row>
        <table:table-row table:style-name="ro22">
          <table:table-cell office:value-type="string" calcext:value-type="string">
            <text:p>Formazione del personale</text:p>
          </table:table-cell>
          <table:table-cell table:style-name="ce150" office:value-type="string" calcext:value-type="string">
            <text:p><text:a xlink:href="https://eurovoc.europa.eu/1073" xlink:type="simple">https://eurovoc.europa.eu/1073</text:a></text:p>
          </table:table-cell>
          <table:table-cell table:number-columns-repeated="16382"/>
        </table:table-row>
        <table:table-row table:style-name="ro22">
          <table:table-cell office:value-type="string" calcext:value-type="string">
            <text:p>Lavoro</text:p>
          </table:table-cell>
          <table:table-cell table:style-name="ce150" office:value-type="string" calcext:value-type="string">
            <text:p><text:a xlink:href="https://eurovoc.europa.eu/4543" xlink:type="simple">https://eurovoc.europa.eu/4543</text:a></text:p>
          </table:table-cell>
          <table:table-cell table:number-columns-repeated="16382"/>
        </table:table-row>
        <table:table-row table:style-name="ro22">
          <table:table-cell office:value-type="string" calcext:value-type="string">
            <text:p>Servizio civile</text:p>
          </table:table-cell>
          <table:table-cell table:style-name="ce150" office:value-type="string" calcext:value-type="string">
            <text:p><text:a xlink:href="https://eurovoc.europa.eu/4106" xlink:type="simple">https://eurovoc.europa.eu/4106</text:a></text:p>
          </table:table-cell>
          <table:table-cell table:number-columns-repeated="16382"/>
        </table:table-row>
        <table:table-row table:style-name="ro22">
          <table:table-cell office:value-type="string" calcext:value-type="string">
            <text:p>Transizione digitale</text:p>
          </table:table-cell>
          <table:table-cell table:style-name="ce150" office:value-type="string" calcext:value-type="string">
            <text:p><text:a xlink:href="https://eurovoc.europa.eu/c_658ff033" xlink:type="simple">https://eurovoc.europa.eu/c_658ff033</text:a></text:p>
          </table:table-cell>
          <table:table-cell table:number-columns-repeated="16382"/>
        </table:table-row>
        <table:table-row table:style-name="ro22">
          <table:table-cell office:value-type="string" calcext:value-type="string">
            <text:p>Trasparenza amministrativa</text:p>
          </table:table-cell>
          <table:table-cell table:style-name="ce150" office:value-type="string" calcext:value-type="string">
            <text:p><text:a xlink:href="https://eurovoc.europa.eu/5936" xlink:type="simple">https://eurovoc.europa.eu/5936</text:a></text:p>
          </table:table-cell>
          <table:table-cell table:number-columns-repeated="16382"/>
        </table:table-row>
        <table:table-row table:style-name="ro22">
          <table:table-cell office:value-type="string" calcext:value-type="string">
            <text:p>Vita sociale</text:p>
          </table:table-cell>
          <table:table-cell table:style-name="ce150" office:value-type="string" calcext:value-type="string">
            <text:p><text:a xlink:href="https://eurovoc.europa.eu/4706" xlink:type="simple">https://eurovoc.europa.eu/4706</text:a></text:p>
          </table:table-cell>
          <table:table-cell table:number-columns-repeated="16382"/>
        </table:table-row>
        <table:table-row table:style-name="ro22">
          <table:table-cell office:value-type="string" calcext:value-type="string">
            <text:p>Volontariato</text:p>
          </table:table-cell>
          <table:table-cell table:style-name="ce150" office:value-type="string" calcext:value-type="string">
            <text:p><text:a xlink:href="https://eurovoc.europa.eu/3330" xlink:type="simple">https://eurovoc.europa.eu/3330</text:a></text:p>
          </table:table-cell>
          <table:table-cell table:number-columns-repeated="16382"/>
        </table:table-row>
        <table:table-row table:style-name="ro22">
          <table:table-cell office:value-type="string" calcext:value-type="string">
            <text:p>Anziano</text:p>
          </table:table-cell>
          <table:table-cell table:style-name="ce150" office:value-type="string" calcext:value-type="string">
            <text:p><text:a xlink:href="https://eurovoc.europa.eu/2333" xlink:type="simple">https://eurovoc.europa.eu/2333</text:a></text:p>
          </table:table-cell>
          <table:table-cell table:number-columns-repeated="16382"/>
        </table:table-row>
        <table:table-row table:style-name="ro22">
          <table:table-cell table:style-name="ce151" office:value-type="string" calcext:value-type="string">
            <text:p>Protezione dei dati / Privacy</text:p>
          </table:table-cell>
          <table:table-cell table:style-name="ce150" office:value-type="string" calcext:value-type="string">
            <text:p><text:a xlink:href="https://eurovoc.europa.eu/5181" xlink:type="simple">https://eurovoc.europa.eu/5181</text:a></text:p>
          </table:table-cell>
          <table:table-cell table:number-columns-repeated="16382"/>
        </table:table-row>
        <table:table-row table:style-name="ro22">
          <table:table-cell table:style-name="ce151" office:value-type="string" calcext:value-type="string">
            <text:p>Contratto pubblico</text:p>
          </table:table-cell>
          <table:table-cell table:style-name="ce152" office:value-type="string" calcext:value-type="string">
            <text:p><text:a xlink:href="https://eurovoc.europa.eu/1810" xlink:type="simple">https://eurovoc.europa.eu/1810</text:a></text:p>
          </table:table-cell>
          <table:table-cell table:number-columns-repeated="16382"/>
        </table:table-row>
        <table:table-row table:style-name="ro22">
          <table:table-cell table:style-name="ce151" office:value-type="string" calcext:value-type="string">
            <text:p>Qualità del prodotto</text:p>
          </table:table-cell>
          <table:table-cell table:style-name="ce152" office:value-type="string" calcext:value-type="string">
            <text:p><text:a xlink:href="https://eurovoc.europa.eu/2871" xlink:type="simple">https://eurovoc.europa.eu/2871</text:a></text:p>
          </table:table-cell>
          <table:table-cell table:number-columns-repeated="16382"/>
        </table:table-row>
        <table:table-row table:style-name="ro22">
          <table:table-cell table:style-name="ce151" office:value-type="string" calcext:value-type="string">
            <text:p>Sicurezza del lavoro</text:p>
          </table:table-cell>
          <table:table-cell table:style-name="ce152" office:value-type="string" calcext:value-type="string">
            <text:p><text:a xlink:href="https://eurovoc.europa.eu/4039" xlink:type="simple">https://eurovoc.europa.eu/4039</text:a></text:p>
          </table:table-cell>
          <table:table-cell table:number-columns-repeated="16382"/>
        </table:table-row>
        <table:table-row table:style-name="ro51">
          <table:table-cell office:value-type="string" calcext:value-type="string">
            <text:p>Sicurezza degli edifici</text:p>
          </table:table-cell>
          <table:table-cell table:style-name="ce152" office:value-type="string" calcext:value-type="string">
            <text:p><text:a xlink:href="https://eurovoc.europa.eu/5309" xlink:type="simple">https://eurovoc.europa.eu/5309</text:a></text:p>
          </table:table-cell>
          <table:table-cell table:number-columns-repeated="16382"/>
        </table:table-row>
        <table:table-row table:style-name="ro9" table:number-rows-repeated="5">
          <table:table-cell table:style-name="ce151"/>
          <table:table-cell table:style-name="ce153"/>
          <table:table-cell table:number-columns-repeated="16382"/>
        </table:table-row>
        <table:table-row table:style-name="ro9">
          <table:table-cell table:style-name="ce19"/>
          <table:table-cell table:style-name="ce153"/>
          <table:table-cell table:number-columns-repeated="16382"/>
        </table:table-row>
        <table:table-row table:style-name="ro9" table:number-rows-repeated="16">
          <table:table-cell table:style-name="ce151"/>
          <table:table-cell table:style-name="ce153"/>
          <table:table-cell table:number-columns-repeated="16382"/>
        </table:table-row>
        <table:table-row table:style-name="ro9">
          <table:table-cell table:style-name="ce151"/>
          <table:table-cell table:style-name="ce153"/>
          <table:table-cell table:style-name="ce154" table:number-columns-repeated="24"/>
          <table:table-cell table:number-columns-repeated="16358"/>
        </table:table-row>
        <table:table-row table:style-name="ro9" table:number-rows-repeated="10">
          <table:table-cell table:style-name="ce151"/>
          <table:table-cell table:style-name="ce153"/>
          <table:table-cell table:number-columns-repeated="16382"/>
        </table:table-row>
        <table:table-row table:style-name="ro27" table:number-rows-repeated="200">
          <table:table-cell table:style-name="ce154" table:number-columns-repeated="2"/>
          <table:table-cell table:number-columns-repeated="16382"/>
        </table:table-row>
        <table:table-row table:style-name="ro11" table:number-rows-repeated="1048310">
          <table:table-cell table:number-columns-repeated="16384"/>
        </table:table-row>
        <table:table-row table:style-name="ro11">
          <table:table-cell table:number-columns-repeated="16384"/>
        </table:table-row>
      </table:table>
      <table:table table:name="Tassonomia_Tipi_di_UNITÀ_ORGANI" table:style-name="ta1">
        <table:table-column table:style-name="co73" table:default-cell-style-name="ce1"/>
        <table:table-column table:style-name="co21" table:number-columns-repeated="3" table:default-cell-style-name="ce1"/>
        <table:table-column table:style-name="co4" table:number-columns-repeated="1020" table:default-cell-style-name="ce1"/>
        <table:table-column table:style-name="co5" table:number-columns-repeated="15360" table:default-cell-style-name="ce1"/>
        <table:table-row table:style-name="ro50">
          <table:table-cell table:style-name="ce155" office:value-type="string" calcext:value-type="string" table:number-columns-spanned="4" table:number-rows-spanned="1">
            <text:p><text:span text:style-name="T14">Tipi di UNITÀ ORGANIZZATIVA</text:span> (Tassonomia)</text:p>
          </table:table-cell>
          <table:covered-table-cell table:number-columns-repeated="3"/>
          <table:table-cell table:number-columns-repeated="16380"/>
        </table:table-row>
        <table:table-row table:style-name="ro9">
          <table:table-cell table:style-name="ce162" table:number-columns-spanned="4" table:number-rows-spanned="1"/>
          <table:covered-table-cell table:number-columns-repeated="3"/>
          <table:table-cell table:number-columns-repeated="16380"/>
        </table:table-row>
        <table:table-row table:style-name="ro21">
          <table:table-cell table:style-name="ce156" office:value-type="string" calcext:value-type="string" table:number-columns-spanned="4" table:number-rows-spanned="1">
            <text:p>Classificazione multi livello dei tipi di unità organizzativa che distingue tra macro ambiti di un Ente. Ci sono varie tassonomie e vocabolari controllati su questa materia come S13, ATECO, COFOG 2009 e Forme giuridiche. Nota: AGID per i comuni sta svolgendo un approfondimento per determinare l'aderenza a una tassonomia standard a livello europeo.</text:p>
          </table:table-cell>
          <table:covered-table-cell table:number-columns-repeated="3"/>
          <table:table-cell table:number-columns-repeated="16380"/>
        </table:table-row>
        <table:table-row table:style-name="ro22">
          <table:table-cell table:style-name="ce149" office:value-type="string" calcext:value-type="string">
            <text:p>Voci di 1 livello</text:p>
          </table:table-cell>
          <table:table-cell table:style-name="ce149" office:value-type="string" calcext:value-type="string">
            <text:p>Voci di 2 livello</text:p>
          </table:table-cell>
          <table:table-cell table:style-name="ce157" office:value-type="string" calcext:value-type="string">
            <text:p>Voci di 3 livello</text:p>
          </table:table-cell>
          <table:table-cell table:style-name="ce157" office:value-type="string" calcext:value-type="string">
            <text:p>Note e parole chiave</text:p>
          </table:table-cell>
          <table:table-cell table:number-columns-repeated="16380"/>
        </table:table-row>
        <table:table-row table:style-name="ro9">
          <table:table-cell table:style-name="ce160" office:value-type="string" calcext:value-type="string">
            <text:p>struttura amministrativa</text:p>
          </table:table-cell>
          <table:table-cell table:style-name="ce160" table:number-columns-repeated="2"/>
          <table:table-cell table:style-name="ce185"/>
          <table:table-cell table:number-columns-repeated="16380"/>
        </table:table-row>
        <table:table-row table:style-name="ro9">
          <table:table-cell/>
          <table:table-cell table:style-name="ce160" office:value-type="string" calcext:value-type="string">
            <text:p>area</text:p>
          </table:table-cell>
          <table:table-cell table:style-name="ce160"/>
          <table:table-cell table:style-name="ce185"/>
          <table:table-cell table:number-columns-repeated="16380"/>
        </table:table-row>
        <table:table-row table:style-name="ro9">
          <table:table-cell/>
          <table:table-cell table:style-name="ce160" office:value-type="string" calcext:value-type="string">
            <text:p>ufficio</text:p>
          </table:table-cell>
          <table:table-cell table:style-name="ce160"/>
          <table:table-cell table:style-name="ce185"/>
          <table:table-cell table:number-columns-repeated="16380"/>
        </table:table-row>
        <table:table-row table:style-name="ro28">
          <table:table-cell table:style-name="ce160" office:value-type="string" calcext:value-type="string">
            <text:p>struttura di governo e controllo</text:p>
          </table:table-cell>
          <table:table-cell table:style-name="ce160" table:number-columns-repeated="2"/>
          <table:table-cell table:style-name="ce185" office:value-type="string" calcext:value-type="string">
            <text:p>Collegio dei revisori, consiglio di amministrazione, nucleo di valutazione</text:p>
          </table:table-cell>
          <table:table-cell table:number-columns-repeated="16380"/>
        </table:table-row>
        <table:table-row table:style-name="ro9">
          <table:table-cell table:style-name="ce160" office:value-type="string" calcext:value-type="string">
            <text:p>altra struttura</text:p>
          </table:table-cell>
          <table:table-cell/>
          <table:table-cell table:style-name="ce160"/>
          <table:table-cell table:style-name="ce185"/>
          <table:table-cell table:number-columns-repeated="16380"/>
        </table:table-row>
        <table:table-row table:style-name="ro9">
          <table:table-cell/>
          <table:table-cell table:style-name="ce160" office:value-type="string" calcext:value-type="string">
            <text:p>biblioteca</text:p>
          </table:table-cell>
          <table:table-cell table:style-name="ce160"/>
          <table:table-cell table:style-name="ce185"/>
          <table:table-cell table:number-columns-repeated="16380"/>
        </table:table-row>
        <table:table-row table:style-name="ro9">
          <table:table-cell/>
          <table:table-cell table:style-name="ce160" office:value-type="string" calcext:value-type="string">
            <text:p>museo</text:p>
          </table:table-cell>
          <table:table-cell table:style-name="ce185" table:number-columns-repeated="2"/>
          <table:table-cell table:number-columns-repeated="16380"/>
        </table:table-row>
        <table:table-row table:style-name="ro9">
          <table:table-cell/>
          <table:table-cell table:style-name="ce160" office:value-type="string" calcext:value-type="string">
            <text:p>azienda municipalizzata</text:p>
          </table:table-cell>
          <table:table-cell table:style-name="ce185" table:number-columns-repeated="2"/>
          <table:table-cell table:number-columns-repeated="16380"/>
        </table:table-row>
        <table:table-row table:style-name="ro9">
          <table:table-cell/>
          <table:table-cell table:style-name="ce160" office:value-type="string" calcext:value-type="string">
            <text:p>ente</text:p>
          </table:table-cell>
          <table:table-cell table:style-name="ce185" table:number-columns-repeated="2"/>
          <table:table-cell table:number-columns-repeated="16380"/>
        </table:table-row>
        <table:table-row table:style-name="ro9">
          <table:table-cell/>
          <table:table-cell table:style-name="ce160" office:value-type="string" calcext:value-type="string">
            <text:p>fondazione</text:p>
          </table:table-cell>
          <table:table-cell table:style-name="ce185" table:number-columns-repeated="2"/>
          <table:table-cell table:number-columns-repeated="16380"/>
        </table:table-row>
        <table:table-row table:style-name="ro9">
          <table:table-cell/>
          <table:table-cell table:style-name="ce160" office:value-type="string" calcext:value-type="string">
            <text:p>centro culturale</text:p>
          </table:table-cell>
          <table:table-cell table:style-name="ce185" table:number-columns-repeated="2"/>
          <table:table-cell table:number-columns-repeated="16380"/>
        </table:table-row>
        <table:table-row table:style-name="ro9">
          <table:table-cell/>
          <table:table-cell table:style-name="ce160" office:value-type="string" calcext:value-type="string">
            <text:p>scuola</text:p>
          </table:table-cell>
          <table:table-cell table:style-name="ce185" table:number-columns-repeated="2"/>
          <table:table-cell table:number-columns-repeated="16380"/>
        </table:table-row>
        <table:table-row table:style-name="ro9" table:number-rows-repeated="3">
          <table:table-cell table:number-columns-repeated="2"/>
          <table:table-cell table:style-name="ce185" table:number-columns-repeated="2"/>
          <table:table-cell table:number-columns-repeated="16380"/>
        </table:table-row>
        <table:table-row table:style-name="ro11" table:number-rows-repeated="1048556">
          <table:table-cell table:number-columns-repeated="16384"/>
        </table:table-row>
        <table:table-row table:style-name="ro11">
          <table:table-cell table:number-columns-repeated="16384"/>
        </table:table-row>
      </table:table>
      <table:table table:name="Tassonomia_Tipi_di_INCARICO" table:style-name="ta1">
        <table:table-column table:style-name="co73" table:default-cell-style-name="ce1"/>
        <table:table-column table:style-name="co21" table:number-columns-repeated="3" table:default-cell-style-name="ce1"/>
        <table:table-column table:style-name="co4" table:number-columns-repeated="1020" table:default-cell-style-name="ce1"/>
        <table:table-column table:style-name="co5" table:number-columns-repeated="15360" table:default-cell-style-name="ce1"/>
        <table:table-row table:style-name="ro50">
          <table:table-cell table:style-name="ce155" office:value-type="string" calcext:value-type="string" table:number-columns-spanned="4" table:number-rows-spanned="1">
            <text:p><text:span text:style-name="T14">Tipi di INCARICO</text:span> (Tassonomia)</text:p>
          </table:table-cell>
          <table:covered-table-cell table:number-columns-repeated="3"/>
          <table:table-cell table:number-columns-repeated="16380"/>
        </table:table-row>
        <table:table-row table:style-name="ro21">
          <table:table-cell table:style-name="ce163" office:value-type="string" calcext:value-type="string" table:number-columns-spanned="4" table:number-rows-spanned="1">
            <text:p>Classificazione multi livello dei tipi di incarico che una persona può ricoprire presso una casa di riposo.</text:p>
            <text:p>Nota: AGID sta svolgendo per i comuni un approfondimento per determinare l'aderenza a una tassonomia standard a livello europeo.</text:p>
          </table:table-cell>
          <table:covered-table-cell table:number-columns-repeated="3"/>
          <table:table-cell table:number-columns-repeated="16380"/>
        </table:table-row>
        <table:table-row table:style-name="ro22">
          <table:table-cell table:style-name="ce149" office:value-type="string" calcext:value-type="string">
            <text:p>Voci di 1 livello</text:p>
          </table:table-cell>
          <table:table-cell table:style-name="ce149" office:value-type="string" calcext:value-type="string">
            <text:p>Voci di 2 livello</text:p>
          </table:table-cell>
          <table:table-cell table:style-name="ce157" office:value-type="string" calcext:value-type="string">
            <text:p>Voci di 3 livello</text:p>
          </table:table-cell>
          <table:table-cell table:style-name="ce157" office:value-type="string" calcext:value-type="string">
            <text:p>Note e parole chiave</text:p>
          </table:table-cell>
          <table:table-cell table:number-columns-repeated="16380"/>
        </table:table-row>
        <table:table-row table:style-name="ro9">
          <table:table-cell table:style-name="ce160" office:value-type="string" calcext:value-type="string">
            <text:p>Politico</text:p>
          </table:table-cell>
          <table:table-cell table:style-name="ce160" table:number-columns-repeated="2"/>
          <table:table-cell table:style-name="ce185"/>
          <table:table-cell table:number-columns-repeated="16380"/>
        </table:table-row>
        <table:table-row table:style-name="ro9">
          <table:table-cell table:style-name="ce160" office:value-type="string" calcext:value-type="string">
            <text:p>Amministrativo</text:p>
          </table:table-cell>
          <table:table-cell table:style-name="ce160" table:number-columns-repeated="2"/>
          <table:table-cell table:style-name="ce185"/>
          <table:table-cell table:number-columns-repeated="16380"/>
        </table:table-row>
        <table:table-row table:style-name="ro9">
          <table:table-cell office:value-type="string" calcext:value-type="string">
            <text:p>Sanitario</text:p>
          </table:table-cell>
          <table:table-cell table:style-name="ce160" table:number-columns-repeated="2"/>
          <table:table-cell table:style-name="ce185"/>
          <table:table-cell table:number-columns-repeated="16380"/>
        </table:table-row>
        <table:table-row table:style-name="ro9">
          <table:table-cell table:style-name="ce114" office:value-type="string" calcext:value-type="string">
            <text:p>Socio-assistenziale</text:p>
          </table:table-cell>
          <table:table-cell table:number-columns-repeated="16383"/>
        </table:table-row>
        <table:table-row table:style-name="ro9">
          <table:table-cell table:style-name="ce160" office:value-type="string" calcext:value-type="string">
            <text:p>Altro</text:p>
          </table:table-cell>
          <table:table-cell table:number-columns-repeated="16383"/>
        </table:table-row>
        <table:table-row table:style-name="ro11" table:number-rows-repeated="1048567">
          <table:table-cell table:number-columns-repeated="16384"/>
        </table:table-row>
        <table:table-row table:style-name="ro11">
          <table:table-cell table:number-columns-repeated="16384"/>
        </table:table-row>
      </table:table>
      <table:table table:name="Tassonomia_Tipi_di_NOTIZIA" table:style-name="ta1">
        <table:table-column table:style-name="co73" table:default-cell-style-name="ce1"/>
        <table:table-column table:style-name="co21" table:number-columns-repeated="3" table:default-cell-style-name="ce1"/>
        <table:table-column table:style-name="co4" table:number-columns-repeated="1020" table:default-cell-style-name="ce1"/>
        <table:table-column table:style-name="co5" table:number-columns-repeated="15360" table:default-cell-style-name="ce1"/>
        <table:table-row table:style-name="ro50">
          <table:table-cell table:style-name="ce155" office:value-type="string" calcext:value-type="string" table:number-columns-spanned="4" table:number-rows-spanned="1">
            <text:p><text:span text:style-name="T14">Tipi di NOTIZIA</text:span> (Tassonomia)</text:p>
          </table:table-cell>
          <table:covered-table-cell table:number-columns-repeated="3"/>
          <table:table-cell table:number-columns-repeated="16380"/>
        </table:table-row>
        <table:table-row table:style-name="ro21">
          <table:table-cell table:style-name="ce163" office:value-type="string" calcext:value-type="string" table:number-columns-spanned="4" table:number-rows-spanned="1">
            <text:p>Classificazione multi livello dei tipi notizie pubblicate da una casa di riposo.</text:p>
            <text:p>Nota: AGID sta svolgendo per i comuni un approfondimento per determinare l'aderenza a una tassonomia standard a livello europeo.</text:p>
          </table:table-cell>
          <table:covered-table-cell table:number-columns-repeated="3"/>
          <table:table-cell table:number-columns-repeated="16380"/>
        </table:table-row>
        <table:table-row table:style-name="ro22">
          <table:table-cell table:style-name="ce149" office:value-type="string" calcext:value-type="string">
            <text:p>Voci di 1 livello</text:p>
          </table:table-cell>
          <table:table-cell table:style-name="ce149" office:value-type="string" calcext:value-type="string">
            <text:p>Voci di 2 livello</text:p>
          </table:table-cell>
          <table:table-cell table:style-name="ce157" office:value-type="string" calcext:value-type="string">
            <text:p>Voci di 3 livello</text:p>
          </table:table-cell>
          <table:table-cell table:style-name="ce157" office:value-type="string" calcext:value-type="string">
            <text:p>Note e parole chiave</text:p>
          </table:table-cell>
          <table:table-cell table:number-columns-repeated="16380"/>
        </table:table-row>
        <table:table-row table:style-name="ro9">
          <table:table-cell table:style-name="ce160" office:value-type="string" calcext:value-type="string">
            <text:p>Notizia</text:p>
          </table:table-cell>
          <table:table-cell table:style-name="ce160" table:number-columns-repeated="2"/>
          <table:table-cell table:style-name="ce185"/>
          <table:table-cell table:number-columns-repeated="16380"/>
        </table:table-row>
        <table:table-row table:style-name="ro9">
          <table:table-cell table:style-name="ce160" office:value-type="string" calcext:value-type="string">
            <text:p>Comunicato (stampa)</text:p>
          </table:table-cell>
          <table:table-cell table:style-name="ce160" table:number-columns-repeated="2"/>
          <table:table-cell table:style-name="ce185"/>
          <table:table-cell table:number-columns-repeated="16380"/>
        </table:table-row>
        <table:table-row table:style-name="ro9">
          <table:table-cell table:style-name="ce160" office:value-type="string" calcext:value-type="string">
            <text:p>Avviso</text:p>
          </table:table-cell>
          <table:table-cell table:style-name="ce160" table:number-columns-repeated="2"/>
          <table:table-cell table:style-name="ce185"/>
          <table:table-cell table:number-columns-repeated="16380"/>
        </table:table-row>
        <table:table-row table:style-name="ro11" table:number-rows-repeated="1048569">
          <table:table-cell table:number-columns-repeated="16384"/>
        </table:table-row>
        <table:table-row table:style-name="ro11">
          <table:table-cell table:number-columns-repeated="16384"/>
        </table:table-row>
      </table:table>
      <table:table table:name="Tassonomia_Tipi_di_LUOGO" table:style-name="ta1">
        <table:table-column table:style-name="co74" table:default-cell-style-name="ce1"/>
        <table:table-column table:style-name="co75" table:default-cell-style-name="ce1"/>
        <table:table-column table:style-name="co76" table:default-cell-style-name="ce1"/>
        <table:table-column table:style-name="co77" table:default-cell-style-name="ce1"/>
        <table:table-column table:style-name="co4" table:number-columns-repeated="1020" table:default-cell-style-name="ce1"/>
        <table:table-column table:style-name="co5" table:number-columns-repeated="15360" table:default-cell-style-name="ce1"/>
        <table:table-row table:style-name="ro50">
          <table:table-cell table:style-name="ce155" office:value-type="string" calcext:value-type="string" table:number-columns-spanned="4" table:number-rows-spanned="1">
            <text:p><text:span text:style-name="T14">Tipi di LUOGO</text:span> (Tassonomia)</text:p>
          </table:table-cell>
          <table:covered-table-cell table:number-columns-repeated="3"/>
          <table:table-cell table:number-columns-repeated="16380"/>
        </table:table-row>
        <table:table-row table:style-name="ro22">
          <table:table-cell table:style-name="ce166" office:value-type="string" calcext:value-type="string" table:number-columns-spanned="4" table:number-rows-spanned="1">
            <text:p><text:a xlink:href="https://schema.gov.it/semantic-assets/details?uri=https%3A%2F%2Fw3id.org%2Fitalia%2Fcontrolled-vocabulary%2Fclassifications-for-culture%2Fcultural-interest-places" xlink:type="simple">Classificazione multi livello dei luoghi di interesse pubblico, definita nella Tassonomia dei luoghi pubblici di interesse culturale che riportiamo aggiornata al 17/03/2022</text:a></text:p>
          </table:table-cell>
          <table:covered-table-cell table:number-columns-repeated="3"/>
          <table:table-cell table:number-columns-repeated="16380"/>
        </table:table-row>
        <table:table-row table:style-name="ro22">
          <table:table-cell table:style-name="ce149" office:value-type="string" calcext:value-type="string">
            <text:p>Voci di 1 livello</text:p>
          </table:table-cell>
          <table:table-cell table:style-name="ce149" office:value-type="string" calcext:value-type="string">
            <text:p>Voci di 2 livello</text:p>
          </table:table-cell>
          <table:table-cell table:style-name="ce157" office:value-type="string" calcext:value-type="string">
            <text:p>Voci di 3 livello</text:p>
          </table:table-cell>
          <table:table-cell table:style-name="ce157" office:value-type="string" calcext:value-type="string">
            <text:p>Note e parole chiave</text:p>
          </table:table-cell>
          <table:table-cell table:number-columns-repeated="16380"/>
        </table:table-row>
        <table:table-row table:style-name="ro22">
          <table:table-cell table:style-name="ce158" office:value-type="string" calcext:value-type="string">
            <text:p><text:a xlink:href="https://schema.gov.it/lodview/controlled-vocabulary/classifications-for-culture/cultural-interest-places/A" xlink:type="simple">Architettura Militare e fortificata</text:a></text:p>
          </table:table-cell>
          <table:table-cell table:style-name="ce159"/>
          <table:table-cell table:style-name="ce160"/>
          <table:table-cell table:style-name="ce185"/>
          <table:table-cell table:number-columns-repeated="16380"/>
        </table:table-row>
        <table:table-row table:style-name="ro22">
          <table:table-cell table:style-name="ce159"/>
          <table:table-cell table:style-name="ce158" office:value-type="string" calcext:value-type="string">
            <text:p><text:a xlink:href="https://schema.gov.it/lodview/controlled-vocabulary/classifications-for-culture/cultural-interest-places/A1" xlink:type="simple">Castello</text:a></text:p>
          </table:table-cell>
          <table:table-cell table:style-name="ce160"/>
          <table:table-cell table:style-name="ce185"/>
          <table:table-cell table:number-columns-repeated="16380"/>
        </table:table-row>
        <table:table-row table:style-name="ro22">
          <table:table-cell table:style-name="ce159"/>
          <table:table-cell table:style-name="ce158" office:value-type="string" calcext:value-type="string">
            <text:p><text:a xlink:href="https://schema.gov.it/lodview/controlled-vocabulary/classifications-for-culture/cultural-interest-places/A2" xlink:type="simple">Fortezza</text:a></text:p>
          </table:table-cell>
          <table:table-cell table:style-name="ce160"/>
          <table:table-cell table:style-name="ce185"/>
          <table:table-cell table:number-columns-repeated="16380"/>
        </table:table-row>
        <table:table-row table:style-name="ro22">
          <table:table-cell table:style-name="ce159"/>
          <table:table-cell table:style-name="ce158" office:value-type="string" calcext:value-type="string">
            <text:p><text:a xlink:href="https://schema.gov.it/lodview/controlled-vocabulary/classifications-for-culture/cultural-interest-places/A3" xlink:type="simple">Mura</text:a></text:p>
          </table:table-cell>
          <table:table-cell table:style-name="ce160"/>
          <table:table-cell table:style-name="ce185"/>
          <table:table-cell table:number-columns-repeated="16380"/>
        </table:table-row>
        <table:table-row table:style-name="ro22">
          <table:table-cell table:style-name="ce159"/>
          <table:table-cell table:style-name="ce158" office:value-type="string" calcext:value-type="string">
            <text:p><text:a xlink:href="https://schema.gov.it/lodview/controlled-vocabulary/classifications-for-culture/cultural-interest-places/A4" xlink:type="simple">Roccaforte</text:a></text:p>
          </table:table-cell>
          <table:table-cell table:style-name="ce160"/>
          <table:table-cell table:style-name="ce185"/>
          <table:table-cell table:number-columns-repeated="16380"/>
        </table:table-row>
        <table:table-row table:style-name="ro22">
          <table:table-cell table:style-name="ce159"/>
          <table:table-cell table:style-name="ce158" office:value-type="string" calcext:value-type="string">
            <text:p><text:a xlink:href="https://schema.gov.it/lodview/controlled-vocabulary/classifications-for-culture/cultural-interest-places/A5" xlink:type="simple">Torre</text:a></text:p>
          </table:table-cell>
          <table:table-cell table:style-name="ce160"/>
          <table:table-cell table:style-name="ce185"/>
          <table:table-cell table:number-columns-repeated="16380"/>
        </table:table-row>
        <table:table-row table:style-name="ro22">
          <table:table-cell table:style-name="ce158" office:value-type="string" calcext:value-type="string">
            <text:p><text:a xlink:href="https://schema.gov.it/lodview/controlled-vocabulary/classifications-for-culture/cultural-interest-places/B" xlink:type="simple">Architettura Residenziale</text:a></text:p>
          </table:table-cell>
          <table:table-cell table:style-name="ce160"/>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B1" xlink:type="simple">Palazzo</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B1" xlink:type="simple">Trullo</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B3" xlink:type="simple">Villa</text:a></text:p>
          </table:table-cell>
          <table:table-cell table:style-name="ce185" table:number-columns-repeated="2"/>
          <table:table-cell table:number-columns-repeated="16380"/>
        </table:table-row>
        <table:table-row table:style-name="ro22">
          <table:table-cell table:style-name="ce158" office:value-type="string" calcext:value-type="string">
            <text:p><text:a xlink:href="https://schema.gov.it/lodview/controlled-vocabulary/classifications-for-culture/cultural-interest-places/C" xlink:type="simple">Area Archeologica</text:a></text:p>
          </table:table-cell>
          <table:table-cell table:style-name="ce160"/>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C2" xlink:type="simple">Sito archeologico</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D15" xlink:type="simple">Parco archeologico</text:a></text:p>
          </table:table-cell>
          <table:table-cell table:style-name="ce185" table:number-columns-repeated="2"/>
          <table:table-cell table:number-columns-repeated="16380"/>
        </table:table-row>
        <table:table-row table:style-name="ro22">
          <table:table-cell table:style-name="ce158" office:value-type="string" calcext:value-type="string">
            <text:p><text:a xlink:href="https://schema.gov.it/lodview/controlled-vocabulary/classifications-for-culture/cultural-interest-places/D" xlink:type="simple">Centro per la cultura</text:a></text:p>
          </table:table-cell>
          <table:table-cell table:style-name="ce160"/>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D10" xlink:type="simple">Acquario</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D1" xlink:type="simple">Anfiteatro</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D2" xlink:type="simple">Archivio</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D3" xlink:type="simple">Auditorium</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D4" xlink:type="simple">Biblioteca</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D5" xlink:type="simple">Cinema</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D6" xlink:type="simple">Galleria</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D7" xlink:type="simple">Museo</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D11" xlink:type="simple">Osservatorio</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D8" xlink:type="simple">Pinacoteca</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D12" xlink:type="simple">Planetario</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D14" xlink:type="simple">Scuola</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D9" xlink:type="simple">Teatro</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D13" xlink:type="simple">Università/Facoltà</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D15" xlink:type="simple">Parco Archeologico</text:a></text:p>
          </table:table-cell>
          <table:table-cell table:style-name="ce185" table:number-columns-repeated="2"/>
          <table:table-cell table:number-columns-repeated="16380"/>
        </table:table-row>
        <table:table-row table:style-name="ro22">
          <table:table-cell table:style-name="ce158" office:value-type="string" calcext:value-type="string">
            <text:p><text:a xlink:href="https://schema.gov.it/lodview/controlled-vocabulary/classifications-for-culture/cultural-interest-places/E" xlink:type="simple">Edificio di culto</text:a></text:p>
          </table:table-cell>
          <table:table-cell table:style-name="ce160">
            <office:annotation draw:style-name="gr1" svg:width="2.725cm" svg:height="2.461cm" svg:x="15.002cm" svg:y="14.094cm" draw:caption-point-x="-0.381cm" draw:caption-point-y="2.391cm">
              <dc:date>2024-11-05T00:00:00</dc:date>
              <text:p><text:span text:style-name="T1">======</text:span></text:p>
              <text:p><text:span text:style-name="T1">ID#AAAAYea4Hwg</text:span></text:p>
              <text:p><text:span text:style-name="T1"><text:s text:c="4"/></text:span><text:span text:style-name="T1">(2022-04-26 09:21:54)</text:span></text:p>
              <text:p><text:span text:style-name="T1">come princìpio: includere TUTTE le voci della tassonomia.</text:span></text:p>
              <text:p><text:span text:style-name="T1">Nei siti dei comuni saranno presenti solo le categorie non vuote. Se nel comune non ci sono "catacombe" la categoria "catacomba" non viene visualizzata</text:span></text:p>
            </office:annotation>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E1" xlink:type="simple">Abbazia</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E8" xlink:type="simple">Chiesa</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E4" xlink:type="simple">Campanile</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E3" xlink:type="simple">Battistero</text:a></text:p>
          </table:table-cell>
          <table:table-cell table:style-name="ce185" table:number-columns-repeated="2"/>
          <table:table-cell table:number-columns-repeated="16380"/>
        </table:table-row>
        <table:table-row table:style-name="ro22">
          <table:table-cell table:style-name="ce159"/>
          <table:table-cell table:style-name="ce164" office:value-type="string" calcext:value-type="string">
            <text:p><text:a xlink:href="https://schema.gov.it/lodview/controlled-vocabulary/classifications-for-culture/cultural-interest-places/E10" xlink:type="simple">Convento</text:a></text:p>
          </table:table-cell>
          <table:table-cell table:style-name="ce185" table:number-columns-repeated="2"/>
          <table:table-cell table:number-columns-repeated="16380"/>
        </table:table-row>
        <table:table-row table:style-name="ro22">
          <table:table-cell table:style-name="ce159"/>
          <table:table-cell table:style-name="ce164" office:value-type="string" calcext:value-type="string">
            <text:p><text:a xlink:href="https://schema.gov.it/lodview/controlled-vocabulary/classifications-for-culture/cultural-interest-places/E11" xlink:type="simple">Duomo</text:a></text:p>
          </table:table-cell>
          <table:table-cell table:style-name="ce185" table:number-columns-repeated="2"/>
          <table:table-cell table:number-columns-repeated="16380"/>
        </table:table-row>
        <table:table-row table:style-name="ro22">
          <table:table-cell table:style-name="ce159"/>
          <table:table-cell table:style-name="ce164" office:value-type="string" calcext:value-type="string">
            <text:p><text:a xlink:href="https://schema.gov.it/lodview/controlled-vocabulary/classifications-for-culture/cultural-interest-places/E12" xlink:type="simple">Edicola</text:a></text:p>
          </table:table-cell>
          <table:table-cell table:style-name="ce185" table:number-columns-repeated="2"/>
          <table:table-cell table:number-columns-repeated="16380"/>
        </table:table-row>
        <table:table-row table:style-name="ro22">
          <table:table-cell table:style-name="ce159"/>
          <table:table-cell table:style-name="ce164" office:value-type="string" calcext:value-type="string">
            <text:p><text:a xlink:href="https://schema.gov.it/lodview/controlled-vocabulary/classifications-for-culture/cultural-interest-places/E13" xlink:type="simple">Eremo</text:a></text:p>
          </table:table-cell>
          <table:table-cell table:style-name="ce185" table:number-columns-repeated="2"/>
          <table:table-cell table:number-columns-repeated="16380"/>
        </table:table-row>
        <table:table-row table:style-name="ro22">
          <table:table-cell table:style-name="ce159"/>
          <table:table-cell table:style-name="ce164" office:value-type="string" calcext:value-type="string">
            <text:p><text:a xlink:href="https://schema.gov.it/lodview/controlled-vocabulary/classifications-for-culture/cultural-interest-places/E14" xlink:type="simple">Mausoleo</text:a></text:p>
          </table:table-cell>
          <table:table-cell table:style-name="ce185" table:number-columns-repeated="2"/>
          <table:table-cell table:number-columns-repeated="16380"/>
        </table:table-row>
        <table:table-row table:style-name="ro22">
          <table:table-cell table:style-name="ce159"/>
          <table:table-cell table:style-name="ce164" office:value-type="string" calcext:value-type="string">
            <text:p><text:a xlink:href="https://schema.gov.it/lodview/controlled-vocabulary/classifications-for-culture/cultural-interest-places/E15" xlink:type="simple">Monastero</text:a></text:p>
          </table:table-cell>
          <table:table-cell table:style-name="ce185" table:number-columns-repeated="2"/>
          <table:table-cell table:number-columns-repeated="16380"/>
        </table:table-row>
        <table:table-row table:style-name="ro22">
          <table:table-cell table:style-name="ce159"/>
          <table:table-cell table:style-name="ce164" office:value-type="string" calcext:value-type="string">
            <text:p><text:a xlink:href="https://schema.gov.it/lodview/controlled-vocabulary/classifications-for-culture/cultural-interest-places/E16" xlink:type="simple">Santuario</text:a></text:p>
          </table:table-cell>
          <table:table-cell table:style-name="ce185" table:number-columns-repeated="2"/>
          <table:table-cell table:number-columns-repeated="16380"/>
        </table:table-row>
        <table:table-row table:style-name="ro22">
          <table:table-cell table:style-name="ce159"/>
          <table:table-cell table:style-name="ce164" office:value-type="string" calcext:value-type="string">
            <text:p><text:a xlink:href="https://schema.gov.it/lodview/controlled-vocabulary/classifications-for-culture/cultural-interest-places/E17" xlink:type="simple">Sinagoga</text:a></text:p>
          </table:table-cell>
          <table:table-cell table:style-name="ce185" table:number-columns-repeated="2"/>
          <table:table-cell table:number-columns-repeated="16380"/>
        </table:table-row>
        <table:table-row table:style-name="ro22">
          <table:table-cell table:style-name="ce159"/>
          <table:table-cell table:style-name="ce164" office:value-type="string" calcext:value-type="string">
            <text:p><text:a xlink:href="https://schema.gov.it/lodview/controlled-vocabulary/classifications-for-culture/cultural-interest-places/E18" xlink:type="simple">Tempio</text:a></text:p>
          </table:table-cell>
          <table:table-cell table:style-name="ce185" table:number-columns-repeated="2"/>
          <table:table-cell table:number-columns-repeated="16380"/>
        </table:table-row>
        <table:table-row table:style-name="ro22">
          <table:table-cell table:style-name="ce159"/>
          <table:table-cell table:style-name="ce164" office:value-type="string" calcext:value-type="string">
            <text:p><text:a xlink:href="https://schema.gov.it/lodview/controlled-vocabulary/classifications-for-culture/cultural-interest-places/E19" xlink:type="simple">Sepolcro</text:a></text:p>
          </table:table-cell>
          <table:table-cell table:style-name="ce185" table:number-columns-repeated="2"/>
          <table:table-cell table:number-columns-repeated="16380"/>
        </table:table-row>
        <table:table-row table:style-name="ro22">
          <table:table-cell table:style-name="ce159"/>
          <table:table-cell table:style-name="ce164" office:value-type="string" calcext:value-type="string">
            <text:p><text:a xlink:href="https://schema.gov.it/lodview/controlled-vocabulary/classifications-for-culture/cultural-interest-places/E2" xlink:type="simple">Basilica</text:a></text:p>
          </table:table-cell>
          <table:table-cell table:style-name="ce185" table:number-columns-repeated="2"/>
          <table:table-cell table:number-columns-repeated="16380"/>
        </table:table-row>
        <table:table-row table:style-name="ro22">
          <table:table-cell table:style-name="ce159"/>
          <table:table-cell table:style-name="ce164" office:value-type="string" calcext:value-type="string">
            <text:p><text:a xlink:href="https://schema.gov.it/lodview/controlled-vocabulary/classifications-for-culture/cultural-interest-places/E5" xlink:type="simple">Cappella</text:a></text:p>
          </table:table-cell>
          <table:table-cell table:style-name="ce185" table:number-columns-repeated="2"/>
          <table:table-cell table:number-columns-repeated="16380"/>
        </table:table-row>
        <table:table-row table:style-name="ro22">
          <table:table-cell table:style-name="ce159"/>
          <table:table-cell table:style-name="ce164" office:value-type="string" calcext:value-type="string">
            <text:p><text:a xlink:href="https://schema.gov.it/lodview/controlled-vocabulary/classifications-for-culture/cultural-interest-places/E6" xlink:type="simple">Catacomba</text:a></text:p>
          </table:table-cell>
          <table:table-cell table:style-name="ce185" table:number-columns-repeated="2"/>
          <table:table-cell table:number-columns-repeated="16380"/>
        </table:table-row>
        <table:table-row table:style-name="ro22">
          <table:table-cell table:style-name="ce159"/>
          <table:table-cell table:style-name="ce164" office:value-type="string" calcext:value-type="string">
            <text:p><text:a xlink:href="https://schema.gov.it/lodview/controlled-vocabulary/classifications-for-culture/cultural-interest-places/E7" xlink:type="simple">Cattedrale</text:a></text:p>
          </table:table-cell>
          <table:table-cell table:style-name="ce185" table:number-columns-repeated="2"/>
          <table:table-cell table:number-columns-repeated="16380"/>
        </table:table-row>
        <table:table-row table:style-name="ro22">
          <table:table-cell table:style-name="ce159"/>
          <table:table-cell table:style-name="ce164" office:value-type="string" calcext:value-type="string">
            <text:p><text:a xlink:href="https://schema.gov.it/lodview/controlled-vocabulary/classifications-for-culture/cultural-interest-places/E9" xlink:type="simple">Cimitero</text:a></text:p>
          </table:table-cell>
          <table:table-cell table:style-name="ce185" table:number-columns-repeated="2"/>
          <table:table-cell table:number-columns-repeated="16380"/>
        </table:table-row>
        <table:table-row table:style-name="ro22">
          <table:table-cell table:style-name="ce158" office:value-type="string" calcext:value-type="string">
            <text:p><text:a xlink:href="https://schema.gov.it/lodview/controlled-vocabulary/classifications-for-culture/cultural-interest-places/F" xlink:type="simple">Monumento o complesso monumentale</text:a></text:p>
          </table:table-cell>
          <table:table-cell table:style-name="ce160"/>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F1" xlink:type="simple">Archi</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F2" xlink:type="simple">Colonna</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F3" xlink:type="simple">Complesso monumentale</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F4" xlink:type="simple">Monumento</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F5" xlink:type="simple">Obelisco</text:a></text:p>
          </table:table-cell>
          <table:table-cell table:style-name="ce185" table:number-columns-repeated="2"/>
          <table:table-cell table:number-columns-repeated="16380"/>
        </table:table-row>
        <table:table-row table:style-name="ro22">
          <table:table-cell table:style-name="ce158" office:value-type="string" calcext:value-type="string">
            <text:p><text:a xlink:href="https://schema.gov.it/lodview/controlled-vocabulary/classifications-for-culture/cultural-interest-places/G" xlink:type="simple">Parco e giardino</text:a></text:p>
          </table:table-cell>
          <table:table-cell table:style-name="ce160"/>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G1" xlink:type="simple">Belvedere</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G2" xlink:type="simple">Giardino</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G3" xlink:type="simple">Parco</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G4" xlink:type="simple">Viale</text:a></text:p>
          </table:table-cell>
          <table:table-cell table:style-name="ce185" table:number-columns-repeated="2"/>
          <table:table-cell table:number-columns-repeated="16380"/>
        </table:table-row>
        <table:table-row table:style-name="ro22">
          <table:table-cell table:style-name="ce158" office:value-type="string" calcext:value-type="string">
            <text:p><text:a xlink:href="https://schema.gov.it/lodview/controlled-vocabulary/classifications-for-culture/cultural-interest-places/H" xlink:type="simple">Bellezza naturale</text:a></text:p>
          </table:table-cell>
          <table:table-cell table:style-name="ce160"/>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H1" xlink:type="simple">Costa marittima</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H2" xlink:type="simple">Lago</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H3" xlink:type="simple">Corso d’acqua</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H4" xlink:type="simple">Montagna</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H5" xlink:type="simple">Ghiacciaio</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H6" xlink:type="simple">Riserva Naturale</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H7" xlink:type="simple">Foresta e bosco</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H8" xlink:type="simple">Vulcano</text:a></text:p>
          </table:table-cell>
          <table:table-cell table:style-name="ce185" table:number-columns-repeated="2"/>
          <table:table-cell table:number-columns-repeated="16380"/>
        </table:table-row>
        <table:table-row table:style-name="ro22">
          <table:table-cell table:style-name="ce158" office:value-type="string" calcext:value-type="string">
            <text:p><text:a xlink:href="https://schema.gov.it/lodview/controlled-vocabulary/classifications-for-culture/cultural-interest-places/I" xlink:type="simple">Luogo per lo sport e il tempo libero</text:a></text:p>
          </table:table-cell>
          <table:table-cell table:style-name="ce160"/>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I1" xlink:type="simple">Campo Sportivo</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I2" xlink:type="simple">Piscina</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I3" xlink:type="simple">Stadio</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I4" xlink:type="simple">Terme</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I5" xlink:type="simple">Casinò</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I6" xlink:type="simple">Circolo sportivo</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I7" xlink:type="simple">Piazza</text:a></text:p>
          </table:table-cell>
          <table:table-cell table:style-name="ce185" table:number-columns-repeated="2"/>
          <table:table-cell table:number-columns-repeated="16380"/>
        </table:table-row>
        <table:table-row table:style-name="ro22">
          <table:table-cell table:style-name="ce158" office:value-type="string" calcext:value-type="string">
            <text:p><text:a xlink:href="https://schema.gov.it/lodview/controlled-vocabulary/classifications-for-culture/cultural-interest-places/L" xlink:type="simple">Architettura commerciale</text:a></text:p>
          </table:table-cell>
          <table:table-cell table:style-name="ce160"/>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L1" xlink:type="simple">Mercati</text:a></text:p>
          </table:table-cell>
          <table:table-cell table:style-name="ce185" table:number-columns-repeated="2"/>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L2" xlink:type="simple">Farmacie</text:a></text:p>
          </table:table-cell>
          <table:table-cell table:style-name="ce185" table:number-columns-repeated="2"/>
          <table:table-cell table:number-columns-repeated="16380"/>
        </table:table-row>
        <table:table-row table:style-name="ro22">
          <table:table-cell table:style-name="ce158" office:value-type="string" calcext:value-type="string">
            <text:p><text:a xlink:href="https://schema.gov.it/lodview/controlled-vocabulary/classifications-for-culture/cultural-interest-places/M" xlink:type="simple">Centro per l'assistenza e la tutela sociale</text:a></text:p>
          </table:table-cell>
          <table:table-cell table:style-name="ce160" table:number-columns-repeated="2"/>
          <table:table-cell table:style-name="ce165"/>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M1" xlink:type="simple">Casa di riposo</text:a></text:p>
          </table:table-cell>
          <table:table-cell table:style-name="ce160"/>
          <table:table-cell table:style-name="ce165"/>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M2" xlink:type="simple">Centro di accoglienza</text:a></text:p>
          </table:table-cell>
          <table:table-cell table:style-name="ce160"/>
          <table:table-cell table:style-name="ce165"/>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M3" xlink:type="simple">Ospedale</text:a></text:p>
          </table:table-cell>
          <table:table-cell table:style-name="ce160"/>
          <table:table-cell table:style-name="ce165"/>
          <table:table-cell table:number-columns-repeated="16380"/>
        </table:table-row>
        <table:table-row table:style-name="ro22">
          <table:table-cell table:style-name="ce158" office:value-type="string" calcext:value-type="string">
            <text:p><text:a xlink:href="https://schema.gov.it/lodview/controlled-vocabulary/classifications-for-culture/cultural-interest-places/N" xlink:type="simple">Infrastruttura e impianto</text:a></text:p>
          </table:table-cell>
          <table:table-cell table:style-name="ce160" table:number-columns-repeated="2"/>
          <table:table-cell table:style-name="ce165"/>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N1" xlink:type="simple">Centro di raccolta</text:a></text:p>
          </table:table-cell>
          <table:table-cell table:style-name="ce160"/>
          <table:table-cell table:style-name="ce165"/>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N2" xlink:type="simple">Acquedotto</text:a></text:p>
          </table:table-cell>
          <table:table-cell table:style-name="ce160"/>
          <table:table-cell table:style-name="ce165"/>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N3" xlink:type="simple">Aeroporto</text:a></text:p>
          </table:table-cell>
          <table:table-cell table:style-name="ce160"/>
          <table:table-cell table:style-name="ce165"/>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N4" xlink:type="simple">Porto</text:a></text:p>
          </table:table-cell>
          <table:table-cell table:style-name="ce160"/>
          <table:table-cell table:style-name="ce165"/>
          <table:table-cell table:number-columns-repeated="16380"/>
        </table:table-row>
        <table:table-row table:style-name="ro22">
          <table:table-cell table:style-name="ce158" office:value-type="string" calcext:value-type="string">
            <text:p><text:a xlink:href="https://schema.gov.it/lodview/controlled-vocabulary/classifications-for-culture/cultural-interest-places/O" xlink:type="simple">Struttura ricettiva</text:a></text:p>
          </table:table-cell>
          <table:table-cell table:style-name="ce160" table:number-columns-repeated="2"/>
          <table:table-cell table:style-name="ce165"/>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O1" xlink:type="simple">Albergo</text:a></text:p>
          </table:table-cell>
          <table:table-cell table:style-name="ce160"/>
          <table:table-cell table:style-name="ce165"/>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O2" xlink:type="simple">Foresteria</text:a></text:p>
          </table:table-cell>
          <table:table-cell table:style-name="ce160"/>
          <table:table-cell table:style-name="ce165"/>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O3" xlink:type="simple">Rifugio</text:a></text:p>
          </table:table-cell>
          <table:table-cell table:style-name="ce160"/>
          <table:table-cell table:style-name="ce165"/>
          <table:table-cell table:number-columns-repeated="16380"/>
        </table:table-row>
        <table:table-row table:style-name="ro22">
          <table:table-cell table:style-name="ce160"/>
          <table:table-cell table:style-name="ce158" office:value-type="string" calcext:value-type="string">
            <text:p><text:a xlink:href="https://schema.gov.it/lodview/controlled-vocabulary/classifications-for-culture/cultural-interest-places/O4" xlink:type="simple">Rifugio per animali</text:a></text:p>
          </table:table-cell>
          <table:table-cell table:style-name="ce160"/>
          <table:table-cell table:style-name="ce165"/>
          <table:table-cell table:number-columns-repeated="16380"/>
        </table:table-row>
        <table:table-row table:style-name="ro11" table:number-rows-repeated="1048478">
          <table:table-cell table:number-columns-repeated="16384"/>
        </table:table-row>
        <table:table-row table:style-name="ro11">
          <table:table-cell table:number-columns-repeated="16384"/>
        </table:table-row>
      </table:table>
      <table:table table:name="Tassonomia_Tipi_di_EVENTO" table:style-name="ta1">
        <table:table-column table:style-name="co78" table:default-cell-style-name="ce29"/>
        <table:table-column table:style-name="co79" table:default-cell-style-name="ce29"/>
        <table:table-column table:style-name="co80" table:default-cell-style-name="ce29"/>
        <table:table-column table:style-name="co81" table:default-cell-style-name="ce29"/>
        <table:table-column table:style-name="co4" table:number-columns-repeated="1020" table:default-cell-style-name="ce29"/>
        <table:table-column table:style-name="co5" table:number-columns-repeated="15360" table:default-cell-style-name="ce29"/>
        <table:table-row table:style-name="ro50">
          <table:table-cell table:style-name="ce172" office:value-type="string" calcext:value-type="string" table:number-columns-spanned="4" table:number-rows-spanned="1">
            <text:p>Tipi di EVENTO <text:span text:style-name="T15">(Tassonomia)</text:span></text:p>
          </table:table-cell>
          <table:covered-table-cell table:number-columns-repeated="3"/>
          <table:table-cell table:style-name="Default" table:number-columns-repeated="16380"/>
        </table:table-row>
        <table:table-row table:style-name="ro22">
          <table:table-cell table:style-name="ce156" office:value-type="string" calcext:value-type="string" table:number-columns-spanned="4" table:number-rows-spanned="1">
            <text:p><text:a xlink:href="https://schema.gov.it/semantic-assets/details?uri=https%3A%2F%2Fw3id.org%2Fitalia%2Fcontrolled-vocabulary%2Fpublic-event-types" xlink:type="simple">Classificazione multi livello degli eventi di interesse pubblico, definita nella Tassonomia degli eventi di interesse pubblico che riportiamo aggiornata al 17/03/2022</text:a></text:p>
          </table:table-cell>
          <table:covered-table-cell table:number-columns-repeated="3"/>
          <table:table-cell table:style-name="Default" table:number-columns-repeated="16380"/>
        </table:table-row>
        <table:table-row table:style-name="ro22">
          <table:table-cell table:style-name="ce149" office:value-type="string" calcext:value-type="string">
            <text:p>Voci di 1 livello</text:p>
          </table:table-cell>
          <table:table-cell table:style-name="ce149" office:value-type="string" calcext:value-type="string">
            <text:p>Voci di 2 livello</text:p>
          </table:table-cell>
          <table:table-cell table:style-name="ce157" office:value-type="string" calcext:value-type="string">
            <text:p>Voci di 3 livello</text:p>
          </table:table-cell>
          <table:table-cell table:style-name="ce157" office:value-type="string" calcext:value-type="string">
            <text:p>Note e parole chiave</text:p>
          </table:table-cell>
          <table:table-cell table:style-name="Default" table:number-columns-repeated="16380"/>
        </table:table-row>
        <table:table-row table:style-name="ro22">
          <table:table-cell table:style-name="ce167" office:value-type="string" calcext:value-type="string">
            <text:p><text:a xlink:href="https://schema.gov.it/lodview/controlled-vocabulary/public-event-types/1" xlink:type="simple">Evento culturale</text:a></text:p>
          </table:table-cell>
          <table:table-cell table:style-name="ce168" table:number-columns-repeated="3"/>
          <table:table-cell table:number-columns-repeated="16380"/>
        </table:table-row>
        <table:table-row table:style-name="ro22">
          <table:table-cell table:style-name="ce169"/>
          <table:table-cell table:style-name="ce170" office:value-type="string" calcext:value-type="string">
            <text:p><text:a xlink:href="https://schema.gov.it/lodview/controlled-vocabulary/public-event-types/11" xlink:type="simple">Manifestazione artistica</text:a></text:p>
          </table:table-cell>
          <table:table-cell table:style-name="ce168" table:number-columns-repeated="2"/>
          <table:table-cell table:number-columns-repeated="16380"/>
        </table:table-row>
        <table:table-row table:style-name="ro22">
          <table:table-cell table:style-name="ce169"/>
          <table:table-cell table:style-name="ce168"/>
          <table:table-cell table:style-name="ce170" office:value-type="string" calcext:value-type="string">
            <text:p><text:a xlink:href="https://schema.gov.it/lodview/controlled-vocabulary/public-event-types/111" xlink:type="simple">Festival</text:a></text:p>
          </table:table-cell>
          <table:table-cell table:style-name="ce168"/>
          <table:table-cell table:number-columns-repeated="16380"/>
        </table:table-row>
        <table:table-row table:style-name="ro22">
          <table:table-cell table:style-name="ce169"/>
          <table:table-cell table:style-name="ce168"/>
          <table:table-cell table:style-name="ce170" office:value-type="string" calcext:value-type="string">
            <text:p><text:a xlink:href="https://schema.gov.it/lodview/controlled-vocabulary/public-event-types/112" xlink:type="simple">Mostra</text:a></text:p>
          </table:table-cell>
          <table:table-cell table:style-name="ce168"/>
          <table:table-cell table:number-columns-repeated="16380"/>
        </table:table-row>
        <table:table-row table:style-name="ro22">
          <table:table-cell table:style-name="ce169"/>
          <table:table-cell table:style-name="ce168"/>
          <table:table-cell table:style-name="ce170" office:value-type="string" calcext:value-type="string">
            <text:p><text:a xlink:href="https://schema.gov.it/lodview/controlled-vocabulary/public-event-types/113" xlink:type="simple">Spettacolo teatrale</text:a></text:p>
          </table:table-cell>
          <table:table-cell table:style-name="ce168"/>
          <table:table-cell table:number-columns-repeated="16380"/>
        </table:table-row>
        <table:table-row table:style-name="ro22">
          <table:table-cell table:style-name="ce169"/>
          <table:table-cell table:style-name="ce168"/>
          <table:table-cell table:style-name="ce170" office:value-type="string" calcext:value-type="string">
            <text:p><text:a xlink:href="https://schema.gov.it/lodview/controlled-vocabulary/public-event-types/114" xlink:type="simple">Spettacolo di danza</text:a></text:p>
          </table:table-cell>
          <table:table-cell table:style-name="ce168"/>
          <table:table-cell table:number-columns-repeated="16380"/>
        </table:table-row>
        <table:table-row table:style-name="ro22">
          <table:table-cell table:style-name="ce169"/>
          <table:table-cell table:style-name="ce168"/>
          <table:table-cell table:style-name="ce170" office:value-type="string" calcext:value-type="string">
            <text:p><text:a xlink:href="https://schema.gov.it/lodview/controlled-vocabulary/public-event-types/115" xlink:type="simple">Manifestazione musicale</text:a></text:p>
          </table:table-cell>
          <table:table-cell table:style-name="ce168"/>
          <table:table-cell table:number-columns-repeated="16380"/>
        </table:table-row>
        <table:table-row table:style-name="ro22">
          <table:table-cell table:style-name="ce169"/>
          <table:table-cell table:style-name="ce168"/>
          <table:table-cell table:style-name="ce170" office:value-type="string" calcext:value-type="string">
            <text:p><text:a xlink:href="https://schema.gov.it/lodview/controlled-vocabulary/public-event-types/116" xlink:type="simple">Visita guidata</text:a></text:p>
          </table:table-cell>
          <table:table-cell table:style-name="ce168"/>
          <table:table-cell table:number-columns-repeated="16380"/>
        </table:table-row>
        <table:table-row table:style-name="ro22">
          <table:table-cell table:style-name="ce169"/>
          <table:table-cell table:style-name="ce168"/>
          <table:table-cell table:style-name="ce170" office:value-type="string" calcext:value-type="string">
            <text:p><text:a xlink:href="https://schema.gov.it/lodview/controlled-vocabulary/public-event-types/117" xlink:type="simple">Lettura (pubblica)</text:a></text:p>
          </table:table-cell>
          <table:table-cell table:style-name="ce168"/>
          <table:table-cell table:number-columns-repeated="16380"/>
        </table:table-row>
        <table:table-row table:style-name="ro22">
          <table:table-cell table:style-name="ce169"/>
          <table:table-cell table:style-name="ce168"/>
          <table:table-cell table:style-name="ce170" office:value-type="string" calcext:value-type="string">
            <text:p><text:a xlink:href="https://schema.gov.it/lodview/controlled-vocabulary/public-event-types/118" xlink:type="simple">Proiezione cinematografica</text:a></text:p>
          </table:table-cell>
          <table:table-cell table:style-name="ce168"/>
          <table:table-cell table:number-columns-repeated="16380"/>
        </table:table-row>
        <table:table-row table:style-name="ro22">
          <table:table-cell table:style-name="ce169"/>
          <table:table-cell table:style-name="ce168"/>
          <table:table-cell table:style-name="ce170" office:value-type="string" calcext:value-type="string">
            <text:p><text:a xlink:href="https://schema.gov.it/lodview/controlled-vocabulary/public-event-types/119" xlink:type="simple">Visita libera</text:a></text:p>
          </table:table-cell>
          <table:table-cell table:style-name="ce168"/>
          <table:table-cell table:number-columns-repeated="16380"/>
        </table:table-row>
        <table:table-row table:style-name="ro22">
          <table:table-cell table:style-name="ce169"/>
          <table:table-cell table:style-name="ce170" office:value-type="string" calcext:value-type="string">
            <text:p><text:a xlink:href="https://schema.gov.it/lodview/controlled-vocabulary/public-event-types/12" xlink:type="simple">Evento di formazione</text:a></text:p>
          </table:table-cell>
          <table:table-cell table:style-name="ce168" table:number-columns-repeated="2"/>
          <table:table-cell table:number-columns-repeated="16380"/>
        </table:table-row>
        <table:table-row table:style-name="ro22">
          <table:table-cell table:style-name="ce169"/>
          <table:table-cell table:style-name="ce168"/>
          <table:table-cell table:style-name="ce170" office:value-type="string" calcext:value-type="string">
            <text:p><text:a xlink:href="https://schema.gov.it/lodview/controlled-vocabulary/public-event-types/121" xlink:type="simple">Scuola estiva/invernale</text:a></text:p>
          </table:table-cell>
          <table:table-cell table:style-name="ce168"/>
          <table:table-cell table:number-columns-repeated="16380"/>
        </table:table-row>
        <table:table-row table:style-name="ro22">
          <table:table-cell table:style-name="ce169"/>
          <table:table-cell table:style-name="ce168"/>
          <table:table-cell table:style-name="ce170" office:value-type="string" calcext:value-type="string">
            <text:p><text:a xlink:href="https://schema.gov.it/lodview/controlled-vocabulary/public-event-types/122" xlink:type="simple">Webinar</text:a></text:p>
          </table:table-cell>
          <table:table-cell table:style-name="ce168"/>
          <table:table-cell table:number-columns-repeated="16380"/>
        </table:table-row>
        <table:table-row table:style-name="ro22">
          <table:table-cell table:style-name="ce169"/>
          <table:table-cell table:style-name="ce168"/>
          <table:table-cell table:style-name="ce170" office:value-type="string" calcext:value-type="string">
            <text:p><text:a xlink:href="https://schema.gov.it/lodview/controlled-vocabulary/public-event-types/123" xlink:type="simple">Seminario</text:a></text:p>
          </table:table-cell>
          <table:table-cell table:style-name="ce168"/>
          <table:table-cell table:number-columns-repeated="16380"/>
        </table:table-row>
        <table:table-row table:style-name="ro22">
          <table:table-cell table:style-name="ce169"/>
          <table:table-cell table:style-name="ce168"/>
          <table:table-cell table:style-name="ce170" office:value-type="string" calcext:value-type="string">
            <text:p><text:a xlink:href="https://schema.gov.it/lodview/controlled-vocabulary/public-event-types/124" xlink:type="simple">Laboratorio</text:a></text:p>
          </table:table-cell>
          <table:table-cell table:style-name="ce168"/>
          <table:table-cell table:number-columns-repeated="16380"/>
        </table:table-row>
        <table:table-row table:style-name="ro22">
          <table:table-cell table:style-name="ce169"/>
          <table:table-cell table:style-name="ce168"/>
          <table:table-cell table:style-name="ce170" office:value-type="string" calcext:value-type="string">
            <text:p><text:a xlink:href="https://schema.gov.it/lodview/controlled-vocabulary/public-event-types/125" xlink:type="simple">Presentazione libro</text:a></text:p>
          </table:table-cell>
          <table:table-cell table:style-name="ce168"/>
          <table:table-cell table:number-columns-repeated="16380"/>
        </table:table-row>
        <table:table-row table:style-name="ro22">
          <table:table-cell table:style-name="ce169"/>
          <table:table-cell table:style-name="ce168"/>
          <table:table-cell table:style-name="ce170" office:value-type="string" calcext:value-type="string">
            <text:p><text:a xlink:href="https://schema.gov.it/lodview/controlled-vocabulary/public-event-types/126" xlink:type="simple">Corso</text:a></text:p>
          </table:table-cell>
          <table:table-cell table:style-name="ce168"/>
          <table:table-cell table:number-columns-repeated="16380"/>
        </table:table-row>
        <table:table-row table:style-name="ro22">
          <table:table-cell table:style-name="ce169"/>
          <table:table-cell table:style-name="ce170" office:value-type="string" calcext:value-type="string">
            <text:p><text:a xlink:href="https://schema.gov.it/lodview/controlled-vocabulary/public-event-types/13" xlink:type="simple">Conferenza e summit</text:a></text:p>
          </table:table-cell>
          <table:table-cell table:style-name="ce168" table:number-columns-repeated="2"/>
          <table:table-cell table:number-columns-repeated="16380"/>
        </table:table-row>
        <table:table-row table:style-name="ro22">
          <table:table-cell table:style-name="ce169"/>
          <table:table-cell table:style-name="ce168"/>
          <table:table-cell table:style-name="ce170" office:value-type="string" calcext:value-type="string">
            <text:p><text:a xlink:href="https://schema.gov.it/lodview/controlled-vocabulary/public-event-types/131" xlink:type="simple">Convegno</text:a></text:p>
          </table:table-cell>
          <table:table-cell table:style-name="ce168"/>
          <table:table-cell table:number-columns-repeated="16380"/>
        </table:table-row>
        <table:table-row table:style-name="ro22">
          <table:table-cell table:style-name="ce169"/>
          <table:table-cell table:style-name="ce168"/>
          <table:table-cell table:style-name="ce170" office:value-type="string" calcext:value-type="string">
            <text:p><text:a xlink:href="https://schema.gov.it/lodview/controlled-vocabulary/public-event-types/132" xlink:type="simple">Vertice</text:a></text:p>
          </table:table-cell>
          <table:table-cell table:style-name="ce168"/>
          <table:table-cell table:number-columns-repeated="16380"/>
        </table:table-row>
        <table:table-row table:style-name="ro22">
          <table:table-cell table:style-name="ce169"/>
          <table:table-cell table:style-name="ce168"/>
          <table:table-cell table:style-name="ce170" office:value-type="string" calcext:value-type="string">
            <text:p><text:a xlink:href="https://schema.gov.it/lodview/controlled-vocabulary/public-event-types/133" xlink:type="simple">Congresso</text:a></text:p>
          </table:table-cell>
          <table:table-cell table:style-name="ce168"/>
          <table:table-cell table:number-columns-repeated="16380"/>
        </table:table-row>
        <table:table-row table:style-name="ro22">
          <table:table-cell table:style-name="ce169"/>
          <table:table-cell table:style-name="ce170" office:value-type="string" calcext:value-type="string">
            <text:p><text:a xlink:href="https://schema.gov.it/lodview/controlled-vocabulary/public-event-types/14" xlink:type="simple">Giornata informativa</text:a></text:p>
          </table:table-cell>
          <table:table-cell table:style-name="ce168" table:number-columns-repeated="2"/>
          <table:table-cell table:number-columns-repeated="16380"/>
        </table:table-row>
        <table:table-row table:style-name="ro22">
          <table:table-cell table:style-name="ce169"/>
          <table:table-cell table:style-name="ce168"/>
          <table:table-cell table:style-name="ce170" office:value-type="string" calcext:value-type="string">
            <text:p><text:a xlink:href="https://schema.gov.it/lodview/controlled-vocabulary/public-event-types/141" xlink:type="simple">Giornata aperta</text:a></text:p>
          </table:table-cell>
          <table:table-cell table:style-name="ce168"/>
          <table:table-cell table:number-columns-repeated="16380"/>
        </table:table-row>
        <table:table-row table:style-name="ro22">
          <table:table-cell table:style-name="ce167" office:value-type="string" calcext:value-type="string">
            <text:p><text:a xlink:href="https://schema.gov.it/lodview/controlled-vocabulary/public-event-types/2" xlink:type="simple">Eventi sociali</text:a></text:p>
          </table:table-cell>
          <table:table-cell table:style-name="ce168" table:number-columns-repeated="3"/>
          <table:table-cell table:number-columns-repeated="16380"/>
        </table:table-row>
        <table:table-row table:style-name="ro22">
          <table:table-cell table:style-name="ce169"/>
          <table:table-cell table:style-name="ce170" office:value-type="string" calcext:value-type="string">
            <text:p><text:a xlink:href="https://schema.gov.it/lodview/controlled-vocabulary/public-event-types/21" xlink:type="simple">Concorso e cerimonia</text:a></text:p>
          </table:table-cell>
          <table:table-cell table:style-name="ce168" table:number-columns-repeated="2"/>
          <table:table-cell table:number-columns-repeated="16380"/>
        </table:table-row>
        <table:table-row table:style-name="ro22">
          <table:table-cell table:style-name="ce169"/>
          <table:table-cell/>
          <table:table-cell table:style-name="ce170" office:value-type="string" calcext:value-type="string">
            <text:p><text:a xlink:href="https://schema.gov.it/lodview/controlled-vocabulary/public-event-types/211" xlink:type="simple">Cerimonia</text:a></text:p>
          </table:table-cell>
          <table:table-cell table:style-name="ce168"/>
          <table:table-cell table:number-columns-repeated="16380"/>
        </table:table-row>
        <table:table-row table:style-name="ro22">
          <table:table-cell table:style-name="ce169"/>
          <table:table-cell/>
          <table:table-cell table:style-name="ce170" office:value-type="string" calcext:value-type="string">
            <text:p><text:a xlink:href="https://schema.gov.it/lodview/controlled-vocabulary/public-event-types/212" xlink:type="simple">Concorso/competizione</text:a></text:p>
          </table:table-cell>
          <table:table-cell table:style-name="ce168"/>
          <table:table-cell table:number-columns-repeated="16380"/>
        </table:table-row>
        <table:table-row table:style-name="ro22">
          <table:table-cell table:style-name="ce169"/>
          <table:table-cell table:style-name="ce170" office:value-type="string" calcext:value-type="string">
            <text:p><text:a xlink:href="https://schema.gov.it/lodview/controlled-vocabulary/public-event-types/22" xlink:type="simple">Dibattito pubblico</text:a></text:p>
          </table:table-cell>
          <table:table-cell table:style-name="ce168" table:number-columns-repeated="2"/>
          <table:table-cell table:number-columns-repeated="16380"/>
        </table:table-row>
        <table:table-row table:style-name="ro22">
          <table:table-cell table:style-name="ce169"/>
          <table:table-cell/>
          <table:table-cell table:style-name="ce170" office:value-type="string" calcext:value-type="string">
            <text:p><text:a xlink:href="https://schema.gov.it/lodview/controlled-vocabulary/public-event-types/221" xlink:type="simple">Dibattito/dialogo pubblico</text:a></text:p>
          </table:table-cell>
          <table:table-cell table:style-name="ce168"/>
          <table:table-cell table:number-columns-repeated="16380"/>
        </table:table-row>
        <table:table-row table:style-name="ro22">
          <table:table-cell table:style-name="ce169"/>
          <table:table-cell/>
          <table:table-cell table:style-name="ce170" office:value-type="string" calcext:value-type="string">
            <text:p><text:a xlink:href="https://schema.gov.it/lodview/controlled-vocabulary/public-event-types/222" xlink:type="simple">Forum</text:a></text:p>
          </table:table-cell>
          <table:table-cell table:style-name="ce168"/>
          <table:table-cell table:number-columns-repeated="16380"/>
        </table:table-row>
        <table:table-row table:style-name="ro22">
          <table:table-cell table:style-name="ce169"/>
          <table:table-cell table:style-name="ce170" office:value-type="string" calcext:value-type="string">
            <text:p><text:a xlink:href="https://schema.gov.it/lodview/controlled-vocabulary/public-event-types/23" xlink:type="simple">Incontro con esperti</text:a></text:p>
          </table:table-cell>
          <table:table-cell table:style-name="ce168" table:number-columns-repeated="2"/>
          <table:table-cell table:number-columns-repeated="16380"/>
        </table:table-row>
        <table:table-row table:style-name="ro22">
          <table:table-cell table:style-name="ce169"/>
          <table:table-cell/>
          <table:table-cell table:style-name="ce170" office:value-type="string" calcext:value-type="string">
            <text:p><text:a xlink:href="https://schema.gov.it/lodview/controlled-vocabulary/public-event-types/231" xlink:type="simple">Riunione esperti</text:a></text:p>
          </table:table-cell>
          <table:table-cell table:style-name="ce168"/>
          <table:table-cell table:number-columns-repeated="16380"/>
        </table:table-row>
        <table:table-row table:style-name="ro22">
          <table:table-cell table:style-name="ce169"/>
          <table:table-cell/>
          <table:table-cell table:style-name="ce170" office:value-type="string" calcext:value-type="string">
            <text:p><text:a xlink:href="https://schema.gov.it/lodview/controlled-vocabulary/public-event-types/232" xlink:type="simple">Hackathon / Datathon</text:a></text:p>
          </table:table-cell>
          <table:table-cell table:style-name="ce168"/>
          <table:table-cell table:number-columns-repeated="16380"/>
        </table:table-row>
        <table:table-row table:style-name="ro22">
          <table:table-cell table:style-name="ce169"/>
          <table:table-cell table:style-name="ce170" office:value-type="string" calcext:value-type="string">
            <text:p><text:a xlink:href="https://schema.gov.it/lodview/controlled-vocabulary/public-event-types/24" xlink:type="simple">Raduno di comunità</text:a></text:p>
          </table:table-cell>
          <table:table-cell table:style-name="ce168" table:number-columns-repeated="2"/>
          <table:table-cell table:number-columns-repeated="16380"/>
        </table:table-row>
        <table:table-row table:style-name="ro22">
          <table:table-cell table:style-name="ce169"/>
          <table:table-cell/>
          <table:table-cell table:style-name="ce170" office:value-type="string" calcext:value-type="string">
            <text:p><text:a xlink:href="https://schema.gov.it/lodview/controlled-vocabulary/public-event-types/241" xlink:type="simple">Sfilata</text:a></text:p>
          </table:table-cell>
          <table:table-cell table:style-name="ce168"/>
          <table:table-cell table:number-columns-repeated="16380"/>
        </table:table-row>
        <table:table-row table:style-name="ro22">
          <table:table-cell table:style-name="ce169"/>
          <table:table-cell/>
          <table:table-cell table:style-name="ce170" office:value-type="string" calcext:value-type="string">
            <text:p><text:a xlink:href="https://schema.gov.it/lodview/controlled-vocabulary/public-event-types/242" xlink:type="simple">Sagra</text:a></text:p>
          </table:table-cell>
          <table:table-cell table:style-name="ce168"/>
          <table:table-cell table:number-columns-repeated="16380"/>
        </table:table-row>
        <table:table-row table:style-name="ro22">
          <table:table-cell table:style-name="ce169"/>
          <table:table-cell/>
          <table:table-cell table:style-name="ce170" office:value-type="string" calcext:value-type="string">
            <text:p><text:a xlink:href="https://schema.gov.it/lodview/controlled-vocabulary/public-event-types/243" xlink:type="simple">Torneo storico o Palio</text:a></text:p>
          </table:table-cell>
          <table:table-cell table:style-name="ce168"/>
          <table:table-cell table:number-columns-repeated="16380"/>
        </table:table-row>
        <table:table-row table:style-name="ro22">
          <table:table-cell table:style-name="ce169"/>
          <table:table-cell/>
          <table:table-cell table:style-name="ce170" office:value-type="string" calcext:value-type="string">
            <text:p><text:a xlink:href="https://schema.gov.it/lodview/controlled-vocabulary/public-event-types/244" xlink:type="simple">Festa Patronale o dei santi</text:a></text:p>
          </table:table-cell>
          <table:table-cell table:style-name="ce168"/>
          <table:table-cell table:number-columns-repeated="16380"/>
        </table:table-row>
        <table:table-row table:style-name="ro22">
          <table:table-cell table:style-name="ce169"/>
          <table:table-cell/>
          <table:table-cell table:style-name="ce170" office:value-type="string" calcext:value-type="string">
            <text:p><text:a xlink:href="https://schema.gov.it/lodview/controlled-vocabulary/public-event-types/245" xlink:type="simple">Mercatino</text:a></text:p>
          </table:table-cell>
          <table:table-cell table:style-name="ce168"/>
          <table:table-cell table:number-columns-repeated="16380"/>
        </table:table-row>
        <table:table-row table:style-name="ro22">
          <table:table-cell table:style-name="ce169"/>
          <table:table-cell/>
          <table:table-cell table:style-name="ce170" office:value-type="string" calcext:value-type="string">
            <text:p><text:a xlink:href="https://schema.gov.it/lodview/controlled-vocabulary/public-event-types/246" xlink:type="simple">Commemorazione</text:a></text:p>
          </table:table-cell>
          <table:table-cell table:style-name="ce168"/>
          <table:table-cell table:number-columns-repeated="16380"/>
        </table:table-row>
        <table:table-row table:style-name="ro22">
          <table:table-cell table:style-name="ce169"/>
          <table:table-cell table:style-name="ce170" office:value-type="string" calcext:value-type="string">
            <text:p><text:a xlink:href="https://schema.gov.it/lodview/controlled-vocabulary/public-event-types/25" xlink:type="simple">Evento religioso</text:a></text:p>
          </table:table-cell>
          <table:table-cell table:style-name="ce168" table:number-columns-repeated="2"/>
          <table:table-cell table:number-columns-repeated="16380"/>
        </table:table-row>
        <table:table-row table:style-name="ro22">
          <table:table-cell table:style-name="ce169"/>
          <table:table-cell/>
          <table:table-cell table:style-name="ce170" office:value-type="string" calcext:value-type="string">
            <text:p><text:a xlink:href="https://schema.gov.it/lodview/controlled-vocabulary/public-event-types/251" xlink:type="simple">Giubileo</text:a></text:p>
          </table:table-cell>
          <table:table-cell table:style-name="ce168"/>
          <table:table-cell table:number-columns-repeated="16380"/>
        </table:table-row>
        <table:table-row table:style-name="ro22">
          <table:table-cell table:style-name="ce169"/>
          <table:table-cell/>
          <table:table-cell table:style-name="ce170" office:value-type="string" calcext:value-type="string">
            <text:p><text:a xlink:href="https://schema.gov.it/lodview/controlled-vocabulary/public-event-types/252" xlink:type="simple">Udienza giubiliare</text:a></text:p>
          </table:table-cell>
          <table:table-cell table:style-name="ce168"/>
          <table:table-cell table:number-columns-repeated="16380"/>
        </table:table-row>
        <table:table-row table:style-name="ro22">
          <table:table-cell table:style-name="ce169"/>
          <table:table-cell/>
          <table:table-cell table:style-name="ce170" office:value-type="string" calcext:value-type="string">
            <text:p><text:a xlink:href="https://schema.gov.it/lodview/controlled-vocabulary/public-event-types/253" xlink:type="simple">Processione</text:a></text:p>
          </table:table-cell>
          <table:table-cell table:style-name="ce168"/>
          <table:table-cell table:number-columns-repeated="16380"/>
        </table:table-row>
        <table:table-row table:style-name="ro22">
          <table:table-cell table:style-name="ce169"/>
          <table:table-cell/>
          <table:table-cell table:style-name="ce170" office:value-type="string" calcext:value-type="string">
            <text:p><text:a xlink:href="https://schema.gov.it/lodview/controlled-vocabulary/public-event-types/254" xlink:type="simple">Celebrazione religiosa</text:a></text:p>
          </table:table-cell>
          <table:table-cell table:style-name="ce168" office:value-type="string" calcext:value-type="string">
            <text:p>Crediamo che sia più parlante della voce originale "clebrazione ecumenica"</text:p>
          </table:table-cell>
          <table:table-cell table:number-columns-repeated="16380"/>
        </table:table-row>
        <table:table-row table:style-name="ro22">
          <table:table-cell table:style-name="ce169"/>
          <table:table-cell/>
          <table:table-cell table:style-name="ce170" office:value-type="string" calcext:value-type="string">
            <text:p><text:a xlink:href="https://schema.gov.it/lodview/controlled-vocabulary/public-event-types/255" xlink:type="simple">Lettura religiosa</text:a></text:p>
          </table:table-cell>
          <table:table-cell table:style-name="ce168"/>
          <table:table-cell table:number-columns-repeated="16380"/>
        </table:table-row>
        <table:table-row table:style-name="ro22">
          <table:table-cell table:style-name="ce169"/>
          <table:table-cell/>
          <table:table-cell table:style-name="ce170" office:value-type="string" calcext:value-type="string">
            <text:p><text:a xlink:href="https://schema.gov.it/lodview/controlled-vocabulary/public-event-types/256" xlink:type="simple">Raduno religioso</text:a></text:p>
          </table:table-cell>
          <table:table-cell table:style-name="ce168"/>
          <table:table-cell table:number-columns-repeated="16380"/>
        </table:table-row>
        <table:table-row table:style-name="ro22">
          <table:table-cell table:number-columns-repeated="2"/>
          <table:table-cell table:style-name="ce170" office:value-type="string" calcext:value-type="string">
            <text:p><text:a xlink:href="https://schema.gov.it/lodview/controlled-vocabulary/public-event-types/257" xlink:type="simple">Santificazione</text:a></text:p>
          </table:table-cell>
          <table:table-cell table:style-name="ce168"/>
          <table:table-cell table:number-columns-repeated="16380"/>
        </table:table-row>
        <table:table-row table:style-name="ro22">
          <table:table-cell table:style-name="ce167" office:value-type="string" calcext:value-type="string">
            <text:p><text:a xlink:href="https://schema.gov.it/lodview/controlled-vocabulary/public-event-types/3" xlink:type="simple">Eventi politici</text:a></text:p>
          </table:table-cell>
          <table:table-cell/>
          <table:table-cell table:style-name="ce168" table:number-columns-repeated="2"/>
          <table:table-cell table:number-columns-repeated="16380"/>
        </table:table-row>
        <table:table-row table:style-name="ro22">
          <table:table-cell table:style-name="ce169"/>
          <table:table-cell table:style-name="ce171" office:value-type="string" calcext:value-type="string">
            <text:p><text:a xlink:href="https://schema.gov.it/lodview/controlled-vocabulary/public-event-types/31" xlink:type="simple">Incontro politico</text:a></text:p>
          </table:table-cell>
          <table:table-cell table:style-name="ce168" table:number-columns-repeated="2"/>
          <table:table-cell table:number-columns-repeated="16380"/>
        </table:table-row>
        <table:table-row table:style-name="ro22">
          <table:table-cell table:style-name="ce169"/>
          <table:table-cell/>
          <table:table-cell table:style-name="ce171" office:value-type="string" calcext:value-type="string">
            <text:p><text:a xlink:href="https://schema.gov.it/lodview/controlled-vocabulary/public-event-types/311" xlink:type="simple">Congresso o riunione di partito</text:a></text:p>
          </table:table-cell>
          <table:table-cell table:style-name="ce168"/>
          <table:table-cell table:number-columns-repeated="16380"/>
        </table:table-row>
        <table:table-row table:style-name="ro22">
          <table:table-cell table:style-name="ce169"/>
          <table:table-cell/>
          <table:table-cell table:style-name="ce171" office:value-type="string" calcext:value-type="string">
            <text:p><text:a xlink:href="https://schema.gov.it/lodview/controlled-vocabulary/public-event-types/312" xlink:type="simple">Corteo o sciopero</text:a></text:p>
          </table:table-cell>
          <table:table-cell table:style-name="ce168"/>
          <table:table-cell table:number-columns-repeated="16380"/>
        </table:table-row>
        <table:table-row table:style-name="ro22">
          <table:table-cell table:style-name="ce169"/>
          <table:table-cell/>
          <table:table-cell table:style-name="ce171" office:value-type="string" calcext:value-type="string">
            <text:p><text:a xlink:href="https://schema.gov.it/lodview/controlled-vocabulary/public-event-types/313" xlink:type="simple">Comizio elettorale</text:a></text:p>
          </table:table-cell>
          <table:table-cell table:style-name="ce168"/>
          <table:table-cell table:number-columns-repeated="16380"/>
        </table:table-row>
        <table:table-row table:style-name="ro22">
          <table:table-cell table:style-name="ce167" office:value-type="string" calcext:value-type="string">
            <text:p><text:a xlink:href="https://schema.gov.it/lodview/controlled-vocabulary/public-event-types/4" xlink:type="simple">Eventi di affari o commerciali</text:a></text:p>
          </table:table-cell>
          <table:table-cell table:style-name="ce168" table:number-columns-repeated="3"/>
          <table:table-cell table:number-columns-repeated="16380"/>
        </table:table-row>
        <table:table-row table:style-name="ro22">
          <table:table-cell table:style-name="ce169"/>
          <table:table-cell table:style-name="ce170" office:value-type="string" calcext:value-type="string">
            <text:p><text:a xlink:href="https://schema.gov.it/lodview/controlled-vocabulary/public-event-types/41" xlink:type="simple">Fiera o salone</text:a></text:p>
          </table:table-cell>
          <table:table-cell table:style-name="ce168" table:number-columns-repeated="2"/>
          <table:table-cell table:number-columns-repeated="16380"/>
        </table:table-row>
        <table:table-row table:style-name="ro22">
          <table:table-cell table:style-name="ce169"/>
          <table:table-cell/>
          <table:table-cell table:style-name="ce170" office:value-type="string" calcext:value-type="string">
            <text:p><text:a xlink:href="https://schema.gov.it/lodview/controlled-vocabulary/public-event-types/411" xlink:type="simple">Fiera o Salone</text:a></text:p>
          </table:table-cell>
          <table:table-cell table:style-name="ce168"/>
          <table:table-cell table:number-columns-repeated="16380"/>
        </table:table-row>
        <table:table-row table:style-name="ro22">
          <table:table-cell table:style-name="ce169"/>
          <table:table-cell/>
          <table:table-cell table:style-name="ce170" office:value-type="string" calcext:value-type="string">
            <text:p><text:a xlink:href="https://schema.gov.it/lodview/controlled-vocabulary/public-event-types/412" xlink:type="simple">Esposizione o Esposizione globale</text:a></text:p>
          </table:table-cell>
          <table:table-cell table:style-name="ce168"/>
          <table:table-cell table:number-columns-repeated="16380"/>
        </table:table-row>
        <table:table-row table:style-name="ro22">
          <table:table-cell table:style-name="ce169"/>
          <table:table-cell table:style-name="ce170" office:value-type="string" calcext:value-type="string">
            <text:p><text:a xlink:href="https://schema.gov.it/lodview/controlled-vocabulary/public-event-types/42" xlink:type="simple">Riunione d’affari</text:a></text:p>
          </table:table-cell>
          <table:table-cell table:style-name="ce168" table:number-columns-repeated="2"/>
          <table:table-cell table:number-columns-repeated="16380"/>
        </table:table-row>
        <table:table-row table:style-name="ro22">
          <table:table-cell table:style-name="ce169"/>
          <table:table-cell/>
          <table:table-cell table:style-name="ce170" office:value-type="string" calcext:value-type="string">
            <text:p><text:a xlink:href="https://schema.gov.it/lodview/controlled-vocabulary/public-event-types/421" xlink:type="simple">Riunione d’affari</text:a></text:p>
          </table:table-cell>
          <table:table-cell table:style-name="ce168"/>
          <table:table-cell table:number-columns-repeated="16380"/>
        </table:table-row>
        <table:table-row table:style-name="ro22">
          <table:table-cell table:style-name="ce169"/>
          <table:table-cell/>
          <table:table-cell table:style-name="ce170" office:value-type="string" calcext:value-type="string">
            <text:p><text:a xlink:href="https://schema.gov.it/lodview/controlled-vocabulary/public-event-types/422" xlink:type="simple">Convention</text:a></text:p>
          </table:table-cell>
          <table:table-cell table:style-name="ce168"/>
          <table:table-cell table:number-columns-repeated="16380"/>
        </table:table-row>
        <table:table-row table:style-name="ro22">
          <table:table-cell table:style-name="ce169"/>
          <table:table-cell/>
          <table:table-cell table:style-name="ce170" office:value-type="string" calcext:value-type="string">
            <text:p><text:a xlink:href="https://schema.gov.it/lodview/controlled-vocabulary/public-event-types/423" xlink:type="simple">Tavola rotonda</text:a></text:p>
          </table:table-cell>
          <table:table-cell table:style-name="ce168"/>
          <table:table-cell table:number-columns-repeated="16380"/>
        </table:table-row>
        <table:table-row table:style-name="ro22">
          <table:table-cell table:style-name="ce169"/>
          <table:table-cell table:style-name="ce170" office:value-type="string" calcext:value-type="string">
            <text:p><text:a xlink:href="https://schema.gov.it/lodview/controlled-vocabulary/public-event-types/43" xlink:type="simple">Evento stagionale commerciale</text:a></text:p>
          </table:table-cell>
          <table:table-cell table:style-name="ce168" table:number-columns-repeated="2"/>
          <table:table-cell table:number-columns-repeated="16380"/>
        </table:table-row>
        <table:table-row table:style-name="ro22">
          <table:table-cell table:style-name="ce169"/>
          <table:table-cell/>
          <table:table-cell table:style-name="ce170" office:value-type="string" calcext:value-type="string">
            <text:p><text:a xlink:href="https://schema.gov.it/lodview/controlled-vocabulary/public-event-types/431" xlink:type="simple">Vendita di fine stagione</text:a></text:p>
          </table:table-cell>
          <table:table-cell table:style-name="ce168"/>
          <table:table-cell table:number-columns-repeated="16380"/>
        </table:table-row>
        <table:table-row table:style-name="ro22">
          <table:table-cell table:style-name="ce167" office:value-type="string" calcext:value-type="string">
            <text:p><text:a xlink:href="https://schema.gov.it/lodview/controlled-vocabulary/public-event-types/5" xlink:type="simple">Eventi sportivi</text:a></text:p>
          </table:table-cell>
          <table:table-cell table:style-name="ce168" table:number-columns-repeated="3"/>
          <table:table-cell table:number-columns-repeated="16380"/>
        </table:table-row>
        <table:table-row table:style-name="ro22">
          <table:table-cell table:style-name="ce169"/>
          <table:table-cell table:style-name="ce170" office:value-type="string" calcext:value-type="string">
            <text:p><text:a xlink:href="https://schema.gov.it/lodview/controlled-vocabulary/public-event-types/51" xlink:type="simple">Manifestazione sportiva</text:a></text:p>
          </table:table-cell>
          <table:table-cell table:style-name="ce168" table:number-columns-repeated="2"/>
          <table:table-cell table:number-columns-repeated="16380"/>
        </table:table-row>
        <table:table-row table:style-name="ro22">
          <table:table-cell table:style-name="ce169"/>
          <table:table-cell/>
          <table:table-cell table:style-name="ce170" office:value-type="string" calcext:value-type="string">
            <text:p><text:a xlink:href="https://schema.gov.it/lodview/controlled-vocabulary/public-event-types/511" xlink:type="simple">Partita</text:a></text:p>
          </table:table-cell>
          <table:table-cell table:style-name="ce168"/>
          <table:table-cell table:number-columns-repeated="16380"/>
        </table:table-row>
        <table:table-row table:style-name="ro22">
          <table:table-cell table:style-name="ce169"/>
          <table:table-cell/>
          <table:table-cell table:style-name="ce170" office:value-type="string" calcext:value-type="string">
            <text:p><text:a xlink:href="https://schema.gov.it/lodview/controlled-vocabulary/public-event-types/512" xlink:type="simple">Gara o Torneo o Competizione</text:a></text:p>
          </table:table-cell>
          <table:table-cell table:style-name="ce168"/>
          <table:table-cell table:number-columns-repeated="16380"/>
        </table:table-row>
        <table:table-row table:style-name="ro22">
          <table:table-cell table:style-name="ce169"/>
          <table:table-cell/>
          <table:table-cell table:style-name="ce170" office:value-type="string" calcext:value-type="string">
            <text:p><text:a xlink:href="https://schema.gov.it/lodview/controlled-vocabulary/public-event-types/513" xlink:type="simple">Escursione</text:a></text:p>
          </table:table-cell>
          <table:table-cell table:style-name="ce168"/>
          <table:table-cell table:number-columns-repeated="16380"/>
        </table:table-row>
        <table:table-row table:style-name="ro22">
          <table:table-cell table:style-name="ce169"/>
          <table:table-cell/>
          <table:table-cell table:style-name="ce170" office:value-type="string" calcext:value-type="string">
            <text:p><text:a xlink:href="https://schema.gov.it/lodview/controlled-vocabulary/public-event-types/514" xlink:type="simple">Galà sportivo</text:a></text:p>
          </table:table-cell>
          <table:table-cell table:style-name="ce168"/>
          <table:table-cell table:number-columns-repeated="16380"/>
        </table:table-row>
        <table:table-row table:style-name="ro22">
          <table:table-cell table:style-name="ce169"/>
          <table:table-cell/>
          <table:table-cell table:style-name="ce170" office:value-type="string" calcext:value-type="string">
            <text:p><text:a xlink:href="https://schema.gov.it/lodview/controlled-vocabulary/public-event-types/515" xlink:type="simple">Corsa</text:a></text:p>
          </table:table-cell>
          <table:table-cell table:style-name="ce168"/>
          <table:table-cell table:number-columns-repeated="16380"/>
        </table:table-row>
        <table:table-row table:style-name="ro22">
          <table:table-cell table:style-name="ce169"/>
          <table:table-cell/>
          <table:table-cell table:style-name="ce170" office:value-type="string" calcext:value-type="string">
            <text:p><text:a xlink:href="https://schema.gov.it/lodview/controlled-vocabulary/public-event-types/516" xlink:type="simple">Raduno sportivo</text:a></text:p>
          </table:table-cell>
          <table:table-cell table:style-name="ce168"/>
          <table:table-cell table:number-columns-repeated="16380"/>
        </table:table-row>
        <table:table-row table:style-name="ro11" table:number-rows-repeated="1048500">
          <table:table-cell table:number-columns-repeated="16384"/>
        </table:table-row>
        <table:table-row table:style-name="ro11">
          <table:table-cell table:number-columns-repeated="16384"/>
        </table:table-row>
      </table:table>
      <table:table table:name="Tassonomia_Categorie_dei_SERVIZ" table:style-name="ta1">
        <table:table-column table:style-name="co82" table:default-cell-style-name="ce1"/>
        <table:table-column table:style-name="co83" table:default-cell-style-name="ce1"/>
        <table:table-column table:style-name="co84" table:default-cell-style-name="ce1"/>
        <table:table-column table:style-name="co85" table:default-cell-style-name="ce1"/>
        <table:table-column table:style-name="co4" table:number-columns-repeated="1020" table:default-cell-style-name="ce1"/>
        <table:table-column table:style-name="co5" table:number-columns-repeated="15360" table:default-cell-style-name="ce1"/>
        <table:table-row table:style-name="ro50">
          <table:table-cell table:style-name="ce172" office:value-type="string" calcext:value-type="string" table:number-columns-spanned="4" table:number-rows-spanned="1">
            <text:p>Categorie dei SERVIZI <text:span text:style-name="T15">(Tassonomia)</text:span></text:p>
          </table:table-cell>
          <table:covered-table-cell table:number-columns-repeated="3"/>
          <table:table-cell table:number-columns-repeated="16380"/>
        </table:table-row>
        <table:table-row table:style-name="ro22">
          <table:table-cell table:style-name="ce156" office:value-type="string" calcext:value-type="string" table:number-columns-spanned="4" table:number-rows-spanned="1">
            <text:p><text:a xlink:href="https://schema.gov.it/semantic-assets/details?uri=https%3A%2F%2Fw3id.org%2Fitalia%2Fcontrolled-vocabulary%2Fclassifications-for-public-services%2Fpublic-services-subject-matters" xlink:type="simple">Classificazione delle materie dei servizi pubblici, definita nel Vocabolario controllato sulle Materie dei servizi Pubblici che riportiamo aggiornato al 17/03/2022</text:a></text:p>
          </table:table-cell>
          <table:covered-table-cell table:number-columns-repeated="3"/>
          <table:table-cell table:number-columns-repeated="16380"/>
        </table:table-row>
        <table:table-row table:style-name="ro22">
          <table:table-cell table:style-name="ce149" office:value-type="string" calcext:value-type="string">
            <text:p>Voci di 1 livello</text:p>
          </table:table-cell>
          <table:table-cell table:style-name="ce149" office:value-type="string" calcext:value-type="string">
            <text:p>Voci di 2 livello</text:p>
          </table:table-cell>
          <table:table-cell table:style-name="ce149" office:value-type="string" calcext:value-type="string">
            <text:p>Voci di 3 livello</text:p>
          </table:table-cell>
          <table:table-cell table:style-name="ce149" office:value-type="string" calcext:value-type="string">
            <text:p>Note e parole chiave</text:p>
          </table:table-cell>
          <table:table-cell table:number-columns-repeated="16380"/>
        </table:table-row>
        <table:table-row table:style-name="ro28">
          <table:table-cell table:style-name="ce173" office:value-type="string" calcext:value-type="string">
            <text:p>Servizi socio-assistenziali</text:p>
          </table:table-cell>
          <table:table-cell table:style-name="ce185"/>
          <table:table-cell/>
          <table:table-cell table:style-name="ce174" office:value-type="string" calcext:value-type="string">
            <text:p>Residenzialità, Ospiti autosufficienti, Ospiti non autosufficienti, Persone affette da SLA, Persone affette da Alzhaimer, Stato Vegetativo, Ricovero temporaneo, Ricovero di sollievo, Centro diurno, Semi-residenzialità, Assistenza domiciliare, Assistenza a</text:p>
          </table:table-cell>
          <table:table-cell table:number-columns-repeated="16380"/>
        </table:table-row>
        <table:table-row table:style-name="ro13">
          <table:table-cell table:style-name="ce173" office:value-type="string" calcext:value-type="string">
            <text:p>Assistenza amministrativa</text:p>
          </table:table-cell>
          <table:table-cell table:style-name="ce185"/>
          <table:table-cell/>
          <table:table-cell table:style-name="ce151" office:value-type="string" calcext:value-type="string">
            <text:p>Richiesta atti, Compilazione pratiche, Accoglienza, Continuità territoriale, Formazione</text:p>
          </table:table-cell>
          <table:table-cell table:number-columns-repeated="16380"/>
        </table:table-row>
        <table:table-row table:style-name="ro41">
          <table:table-cell table:style-name="ce173" office:value-type="string" calcext:value-type="string">
            <text:p>Servizi inclusi</text:p>
          </table:table-cell>
          <table:table-cell table:style-name="ce174"/>
          <table:table-cell table:style-name="ce173"/>
          <table:table-cell table:style-name="ce174" office:value-type="string" calcext:value-type="string">
            <text:p>assistenza infermieristica, assistenza medica, animazione, ristorazione, pulizia degli ambienti, continuità educativa, riabilitazione motoria, logopedia, fisioterapia, accompagnamento religioso, consulenza pedagogica, cura dei capelli, lavanderia, stireria, podologia, trasporto, bar, estetista</text:p>
          </table:table-cell>
          <table:table-cell table:number-columns-repeated="16380"/>
        </table:table-row>
        <table:table-row table:style-name="ro9">
          <table:table-cell table:style-name="ce173"/>
          <table:table-cell table:style-name="ce174"/>
          <table:table-cell table:style-name="ce173"/>
          <table:table-cell table:style-name="ce174"/>
          <table:table-cell table:number-columns-repeated="16380"/>
        </table:table-row>
        <table:table-row table:style-name="ro11" table:number-rows-repeated="1048568">
          <table:table-cell table:number-columns-repeated="16384"/>
        </table:table-row>
        <table:table-row table:style-name="ro11">
          <table:table-cell table:number-columns-repeated="16384"/>
        </table:table-row>
      </table:table>
      <table:table table:name="Tassonomia_Tipi_di_DOCUMENTO" table:style-name="ta1">
        <table:table-column table:style-name="co86" table:default-cell-style-name="ce1"/>
        <table:table-column table:style-name="co87" table:number-columns-repeated="3" table:default-cell-style-name="ce1"/>
        <table:table-column table:style-name="co4" table:number-columns-repeated="1020" table:default-cell-style-name="ce1"/>
        <table:table-column table:style-name="co5" table:number-columns-repeated="15360" table:default-cell-style-name="ce1"/>
        <table:table-row table:style-name="ro50">
          <table:table-cell table:style-name="ce155" office:value-type="string" calcext:value-type="string" table:number-columns-spanned="4" table:number-rows-spanned="1">
            <text:p><text:span text:style-name="T14">Tipi di DOCUMENTO</text:span> (Tassonomia)</text:p>
          </table:table-cell>
          <table:covered-table-cell table:number-columns-repeated="3"/>
          <table:table-cell table:number-columns-repeated="16380"/>
        </table:table-row>
        <table:table-row table:style-name="ro22">
          <table:table-cell table:style-name="ce156" office:value-type="string" calcext:value-type="string" table:number-columns-spanned="4" table:number-rows-spanned="1">
            <text:p><text:a xlink:href="https://schema.gov.it/semantic-assets/details?uri=https%3A%2F%2Fw3id.org%2Fitalia%2Fcontrolled-vocabulary%2Fclassifications-for-documents%2Fgovernment-documents-types" xlink:type="simple">Classificazione dei tipi di documento, definita nel Vocabolario Controllato Tipi di Documenti delle Pubbliche Amministrazioni che riportiamo aggiornato al 17/03/2022</text:a></text:p>
          </table:table-cell>
          <table:covered-table-cell table:number-columns-repeated="3"/>
          <table:table-cell table:number-columns-repeated="16380"/>
        </table:table-row>
        <table:table-row table:style-name="ro22">
          <table:table-cell table:style-name="ce149" office:value-type="string" calcext:value-type="string">
            <text:p>Voci di 1 livello</text:p>
          </table:table-cell>
          <table:table-cell table:style-name="ce149" office:value-type="string" calcext:value-type="string">
            <text:p>Voci di 2 livello</text:p>
          </table:table-cell>
          <table:table-cell table:style-name="ce157" office:value-type="string" calcext:value-type="string">
            <text:p>Voci di 3 livello</text:p>
          </table:table-cell>
          <table:table-cell table:style-name="ce157" office:value-type="string" calcext:value-type="string">
            <text:p>Note e parole chiave</text:p>
          </table:table-cell>
          <table:table-cell table:number-columns-repeated="16380"/>
        </table:table-row>
        <table:table-row table:style-name="ro22">
          <table:table-cell table:style-name="ce177" office:value-type="string" calcext:value-type="string">
            <text:p><text:a xlink:href="https://schema.gov.it/lodview/controlled-vocabulary/classifications-for-documents/government-documents-types/1" xlink:type="simple">Documento albo Pretorio</text:a></text:p>
          </table:table-cell>
          <table:table-cell table:style-name="ce178" table:number-columns-repeated="3"/>
          <table:table-cell table:number-columns-repeated="16380"/>
        </table:table-row>
        <table:table-row table:style-name="ro22">
          <table:table-cell table:style-name="ce177" office:value-type="string" calcext:value-type="string">
            <text:p><text:a xlink:href="https://schema.gov.it/lodview/controlled-vocabulary/classifications-for-documents/government-documents-types/2" xlink:type="simple">Modulistica</text:a></text:p>
          </table:table-cell>
          <table:table-cell table:style-name="ce179" table:number-columns-repeated="3"/>
          <table:table-cell table:number-columns-repeated="16380"/>
        </table:table-row>
        <table:table-row table:style-name="ro22">
          <table:table-cell table:style-name="ce177" office:value-type="string" calcext:value-type="string">
            <text:p><text:a xlink:href="https://schema.gov.it/lodview/controlled-vocabulary/classifications-for-documents/government-documents-types/3" xlink:type="simple">Documento funzionamento interno</text:a></text:p>
          </table:table-cell>
          <table:table-cell table:style-name="ce179" table:number-columns-repeated="3"/>
          <table:table-cell table:number-columns-repeated="16380"/>
        </table:table-row>
        <table:table-row table:style-name="ro22">
          <table:table-cell table:style-name="ce177" office:value-type="string" calcext:value-type="string">
            <text:p><text:a xlink:href="https://schema.gov.it/lodview/controlled-vocabulary/classifications-for-documents/government-documents-types/4" xlink:type="simple">Atto normativo</text:a></text:p>
          </table:table-cell>
          <table:table-cell table:style-name="ce179" table:number-columns-repeated="3"/>
          <table:table-cell table:number-columns-repeated="16380"/>
        </table:table-row>
        <table:table-row table:style-name="ro22">
          <table:table-cell table:style-name="ce177" office:value-type="string" calcext:value-type="string">
            <text:p><text:a xlink:href="https://schema.gov.it/lodview/controlled-vocabulary/classifications-for-documents/government-documents-types/5" xlink:type="simple">Accordo tra enti</text:a></text:p>
          </table:table-cell>
          <table:table-cell table:style-name="ce179" table:number-columns-repeated="3"/>
          <table:table-cell table:number-columns-repeated="16380"/>
        </table:table-row>
        <table:table-row table:style-name="ro22">
          <table:table-cell table:style-name="ce177" office:value-type="string" calcext:value-type="string">
            <text:p><text:a xlink:href="https://schema.gov.it/lodview/controlled-vocabulary/classifications-for-documents/government-documents-types/6" xlink:type="simple">Documento attività politica</text:a></text:p>
          </table:table-cell>
          <table:table-cell table:style-name="ce179" table:number-columns-repeated="3"/>
          <table:table-cell table:number-columns-repeated="16380"/>
        </table:table-row>
        <table:table-row table:style-name="ro9">
          <table:table-cell office:value-type="string" calcext:value-type="string">
            <text:p>Documento generico</text:p>
          </table:table-cell>
          <table:table-cell table:style-name="ce179" table:number-columns-repeated="3"/>
          <table:table-cell table:number-columns-repeated="16380"/>
        </table:table-row>
        <table:table-row table:style-name="ro22">
          <table:table-cell table:style-name="ce177" office:value-type="string" calcext:value-type="string">
            <text:p><text:a xlink:href="https://schema.gov.it/lodview/controlled-vocabulary/classifications-for-documents/government-documents-types/8" xlink:type="simple">Istanza</text:a></text:p>
          </table:table-cell>
          <table:table-cell table:style-name="ce179" table:number-columns-repeated="3"/>
          <table:table-cell table:number-columns-repeated="16380"/>
        </table:table-row>
        <table:table-row table:style-name="ro22">
          <table:table-cell table:style-name="ce177" office:value-type="string" calcext:value-type="string">
            <text:p><text:a xlink:href="https://schema.gov.it/lodview/controlled-vocabulary/classifications-for-documents/government-documents-types/9" xlink:type="simple">Documento di programmazione e rendicontazione</text:a></text:p>
          </table:table-cell>
          <table:table-cell table:style-name="ce179" table:number-columns-repeated="3"/>
          <table:table-cell table:number-columns-repeated="16380"/>
        </table:table-row>
        <table:table-row table:style-name="ro22">
          <table:table-cell table:style-name="ce177" office:value-type="string" calcext:value-type="string">
            <text:p><text:a xlink:href="http://dati.gov.it/onto/dcatapit#Dataset" xlink:type="simple">Dataset</text:a></text:p>
          </table:table-cell>
          <table:table-cell table:number-columns-repeated="16383"/>
        </table:table-row>
        <table:table-row table:style-name="ro11" table:number-rows-repeated="1048562">
          <table:table-cell table:number-columns-repeated="16384"/>
        </table:table-row>
        <table:table-row table:style-name="ro11">
          <table:table-cell table:number-columns-repeated="16384"/>
        </table:table-row>
      </table:table>
      <table:table table:name="Tassonomia_Tipi_di_PUNTO_DI_CON" table:style-name="ta1">
        <table:table-column table:style-name="co29" table:default-cell-style-name="ce1"/>
        <table:table-column table:style-name="co21" table:number-columns-repeated="3" table:default-cell-style-name="ce1"/>
        <table:table-column table:style-name="co4" table:number-columns-repeated="1020" table:default-cell-style-name="ce1"/>
        <table:table-column table:style-name="co5" table:number-columns-repeated="15360" table:default-cell-style-name="ce1"/>
        <table:table-row table:style-name="ro50">
          <table:table-cell table:style-name="ce155" office:value-type="string" calcext:value-type="string" table:number-columns-spanned="4" table:number-rows-spanned="1">
            <text:p><text:span text:style-name="T14">Tipi di PUNTI DI CONTATTO</text:span> (Tassonomia)</text:p>
          </table:table-cell>
          <table:covered-table-cell table:number-columns-repeated="3"/>
          <table:table-cell table:number-columns-repeated="16380"/>
        </table:table-row>
        <table:table-row table:style-name="ro52">
          <table:table-cell table:style-name="ce156" office:value-type="string" calcext:value-type="string" table:number-columns-spanned="4" table:number-rows-spanned="1">
            <text:p><text:a xlink:href="https://docs.italia.it/italia/daf/linee-guida-cataloghi-dati-dcat-ap-it/it/stabile/punto-di-contatto.html" xlink:type="simple">Classificazione dei tipi di punti di contatto riprendendo le Linee Guida Cataloghi dei dati. Nota: stiamo svolgendo un approfondimento per determinare l'aderenza a una tassonomia standard a livello europeo.</text:a></text:p>
          </table:table-cell>
          <table:covered-table-cell table:number-columns-repeated="3"/>
          <table:table-cell table:number-columns-repeated="16380"/>
        </table:table-row>
        <table:table-row table:style-name="ro22">
          <table:table-cell table:style-name="ce149" office:value-type="string" calcext:value-type="string">
            <text:p>Voci di 1 livello</text:p>
          </table:table-cell>
          <table:table-cell table:style-name="ce149" office:value-type="string" calcext:value-type="string">
            <text:p>Voci di 2 livello</text:p>
          </table:table-cell>
          <table:table-cell table:style-name="ce157" office:value-type="string" calcext:value-type="string">
            <text:p>Voci di 3 livello</text:p>
          </table:table-cell>
          <table:table-cell table:style-name="ce157" office:value-type="string" calcext:value-type="string">
            <text:p>Note e parole chiave</text:p>
          </table:table-cell>
          <table:table-cell table:number-columns-repeated="16380"/>
        </table:table-row>
        <table:table-row table:style-name="ro9">
          <table:table-cell table:style-name="ce160" office:value-type="string" calcext:value-type="string">
            <text:p>Email</text:p>
          </table:table-cell>
          <table:table-cell table:style-name="ce160" table:number-columns-repeated="2"/>
          <table:table-cell table:style-name="ce185"/>
          <table:table-cell table:number-columns-repeated="16380"/>
        </table:table-row>
        <table:table-row table:style-name="ro9">
          <table:table-cell table:style-name="ce160" office:value-type="string" calcext:value-type="string">
            <text:p>Telefono</text:p>
          </table:table-cell>
          <table:table-cell table:style-name="ce160" table:number-columns-repeated="2"/>
          <table:table-cell table:style-name="ce185"/>
          <table:table-cell table:number-columns-repeated="16380"/>
        </table:table-row>
        <table:table-row table:style-name="ro9">
          <table:table-cell table:style-name="ce160" office:value-type="string" calcext:value-type="string">
            <text:p>URL</text:p>
          </table:table-cell>
          <table:table-cell table:style-name="ce160" table:number-columns-repeated="2"/>
          <table:table-cell table:style-name="ce185"/>
          <table:table-cell table:number-columns-repeated="16380"/>
        </table:table-row>
        <table:table-row table:style-name="ro9">
          <table:table-cell table:style-name="ce160" office:value-type="string" calcext:value-type="string">
            <text:p>PEC</text:p>
          </table:table-cell>
          <table:table-cell table:style-name="ce160" table:number-columns-repeated="2"/>
          <table:table-cell table:style-name="ce185"/>
          <table:table-cell table:number-columns-repeated="16380"/>
        </table:table-row>
        <table:table-row table:style-name="ro9">
          <table:table-cell table:style-name="ce160" office:value-type="string" calcext:value-type="string">
            <text:p>Account</text:p>
          </table:table-cell>
          <table:table-cell table:style-name="ce160" table:number-columns-repeated="2"/>
          <table:table-cell table:style-name="ce185"/>
          <table:table-cell table:number-columns-repeated="16380"/>
        </table:table-row>
        <table:table-row table:style-name="ro9">
          <table:table-cell table:style-name="ce160"/>
          <table:table-cell table:style-name="ce160" office:value-type="string" calcext:value-type="string">
            <text:p>Whatsapp</text:p>
          </table:table-cell>
          <table:table-cell table:style-name="ce160"/>
          <table:table-cell table:style-name="ce185"/>
          <table:table-cell table:number-columns-repeated="16380"/>
        </table:table-row>
        <table:table-row table:style-name="ro9">
          <table:table-cell table:style-name="ce160"/>
          <table:table-cell table:style-name="ce160" office:value-type="string" calcext:value-type="string">
            <text:p>Telegram</text:p>
          </table:table-cell>
          <table:table-cell table:style-name="ce160"/>
          <table:table-cell table:style-name="ce185"/>
          <table:table-cell table:number-columns-repeated="16380"/>
        </table:table-row>
        <table:table-row table:style-name="ro9">
          <table:table-cell table:style-name="ce160"/>
          <table:table-cell table:style-name="ce160" office:value-type="string" calcext:value-type="string">
            <text:p>Skype</text:p>
          </table:table-cell>
          <table:table-cell table:style-name="ce160"/>
          <table:table-cell table:style-name="ce185"/>
          <table:table-cell table:number-columns-repeated="16380"/>
        </table:table-row>
        <table:table-row table:style-name="ro9">
          <table:table-cell table:style-name="ce160"/>
          <table:table-cell table:style-name="ce160" office:value-type="string" calcext:value-type="string">
            <text:p>Linkedin</text:p>
          </table:table-cell>
          <table:table-cell table:style-name="ce160"/>
          <table:table-cell table:style-name="ce185"/>
          <table:table-cell table:number-columns-repeated="16380"/>
        </table:table-row>
        <table:table-row table:style-name="ro9">
          <table:table-cell table:style-name="ce160"/>
          <table:table-cell table:style-name="ce160" office:value-type="string" calcext:value-type="string">
            <text:p>Twitter</text:p>
          </table:table-cell>
          <table:table-cell table:style-name="ce160"/>
          <table:table-cell table:style-name="ce185"/>
          <table:table-cell table:number-columns-repeated="16380"/>
        </table:table-row>
        <table:table-row table:style-name="ro11" table:number-rows-repeated="1048562">
          <table:table-cell table:number-columns-repeated="16384"/>
        </table:table-row>
        <table:table-row table:style-name="ro11">
          <table:table-cell table:number-columns-repeated="16384"/>
        </table:table-row>
      </table:table>
      <table:table table:name="Tassonomia_Licenze" table:style-name="ta1">
        <table:table-column table:style-name="co88" table:default-cell-style-name="ce1"/>
        <table:table-column table:style-name="co28" table:default-cell-style-name="ce1"/>
        <table:table-column table:style-name="co84" table:number-columns-repeated="2" table:default-cell-style-name="ce1"/>
        <table:table-column table:style-name="co4" table:number-columns-repeated="1020" table:default-cell-style-name="ce1"/>
        <table:table-column table:style-name="co5" table:number-columns-repeated="15360" table:default-cell-style-name="ce1"/>
        <table:table-row table:style-name="ro50">
          <table:table-cell table:style-name="ce172" office:value-type="string" calcext:value-type="string" table:number-columns-spanned="4" table:number-rows-spanned="1">
            <text:p>LICENZE<text:span text:style-name="T15"> (Tassonomia)</text:span></text:p>
          </table:table-cell>
          <table:covered-table-cell table:number-columns-repeated="3"/>
          <table:table-cell table:number-columns-repeated="16380"/>
        </table:table-row>
        <table:table-row table:style-name="ro22">
          <table:table-cell table:style-name="ce156" office:value-type="string" calcext:value-type="string" table:number-columns-spanned="4" table:number-rows-spanned="1">
            <text:p><text:a xlink:href="https://schema.gov.it/semantic-assets/details?uri=https%3A%2F%2Fw3id.org%2Fitalia%2Fcontrolled-vocabulary%2Flicences" xlink:type="simple">Classificazione delle licenze dei dataset secondo il Vocabolario Controllato Licenze.</text:a></text:p>
          </table:table-cell>
          <table:covered-table-cell table:number-columns-repeated="3"/>
          <table:table-cell table:number-columns-repeated="16380"/>
        </table:table-row>
        <table:table-row table:style-name="ro22">
          <table:table-cell table:style-name="ce149" office:value-type="string" calcext:value-type="string">
            <text:p>Voci di 1 livello</text:p>
          </table:table-cell>
          <table:table-cell table:style-name="ce149" office:value-type="string" calcext:value-type="string">
            <text:p>Voci di 2 livello</text:p>
          </table:table-cell>
          <table:table-cell table:style-name="ce157" office:value-type="string" calcext:value-type="string">
            <text:p>Voci di 3 livello</text:p>
          </table:table-cell>
          <table:table-cell table:style-name="ce157" office:value-type="string" calcext:value-type="string">
            <text:p>Note e parole chiave</text:p>
          </table:table-cell>
          <table:table-cell table:number-columns-repeated="16380"/>
        </table:table-row>
        <table:table-row table:style-name="ro22">
          <table:table-cell table:style-name="ce167" office:value-type="string" calcext:value-type="string">
            <text:p><text:a xlink:href="https://schema.gov.it/lodview/controlled-vocabulary/licences/A_OpenLicense" xlink:type="simple">Licenza aperta</text:a></text:p>
          </table:table-cell>
          <table:table-cell table:style-name="ce169" table:number-columns-repeated="2"/>
          <table:table-cell table:style-name="ce51"/>
          <table:table-cell table:style-name="ce29" table:number-columns-repeated="16380"/>
        </table:table-row>
        <table:table-row table:style-name="ro22">
          <table:table-cell table:style-name="ce180"/>
          <table:table-cell table:style-name="ce167" office:value-type="string" calcext:value-type="string">
            <text:p><text:a xlink:href="https://schema.gov.it/lodview/controlled-vocabulary/licences/A1_PublicDomain" xlink:type="simple">Pubblico dominio</text:a></text:p>
          </table:table-cell>
          <table:table-cell table:style-name="ce169"/>
          <table:table-cell table:style-name="ce51"/>
          <table:table-cell table:style-name="ce29" table:number-columns-repeated="16380"/>
        </table:table-row>
        <table:table-row table:style-name="ro22">
          <table:table-cell table:style-name="ce180"/>
          <table:table-cell table:style-name="ce167" office:value-type="string" calcext:value-type="string">
            <text:p><text:a xlink:href="https://schema.gov.it/lodview/controlled-vocabulary/licences/A2_Attribution" xlink:type="simple">Attribuzione</text:a></text:p>
          </table:table-cell>
          <table:table-cell table:style-name="ce169"/>
          <table:table-cell table:style-name="ce51"/>
          <table:table-cell table:style-name="ce29" table:number-columns-repeated="16380"/>
        </table:table-row>
        <table:table-row table:style-name="ro22">
          <table:table-cell table:style-name="ce180"/>
          <table:table-cell table:style-name="ce167" office:value-type="string" calcext:value-type="string">
            <text:p><text:a xlink:href="https://schema.gov.it/lodview/controlled-vocabulary/licences/A3_ShareAlike" xlink:type="simple">Effetto virale</text:a></text:p>
          </table:table-cell>
          <table:table-cell table:style-name="ce169"/>
          <table:table-cell table:style-name="ce51"/>
          <table:table-cell table:style-name="ce29" table:number-columns-repeated="16380"/>
        </table:table-row>
        <table:table-row table:style-name="ro22">
          <table:table-cell table:style-name="ce180"/>
          <table:table-cell table:style-name="ce167" office:value-type="string" calcext:value-type="string">
            <text:p><text:a xlink:href="https://schema.gov.it/lodview/controlled-vocabulary/licences/A4_ShareAlikeCopyleftNonComp" xlink:type="simple">condivisione allo stesso modo - copyleft non compatibile</text:a></text:p>
          </table:table-cell>
          <table:table-cell table:style-name="ce169"/>
          <table:table-cell table:style-name="ce51"/>
          <table:table-cell table:style-name="ce29" table:number-columns-repeated="16380"/>
        </table:table-row>
        <table:table-row table:style-name="ro22">
          <table:table-cell table:style-name="ce167" office:value-type="string" calcext:value-type="string">
            <text:p><text:a xlink:href="https://schema.gov.it/lodview/controlled-vocabulary/licences/B_NonOpenLicense" xlink:type="simple">Non aperta</text:a></text:p>
          </table:table-cell>
          <table:table-cell table:style-name="ce169" table:number-columns-repeated="2"/>
          <table:table-cell table:style-name="ce51"/>
          <table:table-cell table:style-name="ce29" table:number-columns-repeated="16380"/>
        </table:table-row>
        <table:table-row table:style-name="ro22">
          <table:table-cell table:style-name="ce180"/>
          <table:table-cell table:style-name="ce167" office:value-type="string" calcext:value-type="string">
            <text:p><text:a xlink:href="https://schema.gov.it/lodview/controlled-vocabulary/licences/B1_NonCommercial" xlink:type="simple">Solo uso non commerciale</text:a></text:p>
          </table:table-cell>
          <table:table-cell table:style-name="ce169"/>
          <table:table-cell table:style-name="ce51"/>
          <table:table-cell table:style-name="ce29" table:number-columns-repeated="16380"/>
        </table:table-row>
        <table:table-row table:style-name="ro22">
          <table:table-cell table:style-name="ce180"/>
          <table:table-cell table:style-name="ce167" office:value-type="string" calcext:value-type="string">
            <text:p><text:a xlink:href="https://schema.gov.it/lodview/controlled-vocabulary/licences/B2_NoDerivs" xlink:type="simple">Non opere derivate</text:a></text:p>
          </table:table-cell>
          <table:table-cell table:style-name="ce169"/>
          <table:table-cell table:style-name="ce51"/>
          <table:table-cell table:number-columns-repeated="16380"/>
        </table:table-row>
        <table:table-row table:style-name="ro22">
          <table:table-cell table:style-name="ce167" office:value-type="string" calcext:value-type="string">
            <text:p><text:a xlink:href="https://schema.gov.it/lodview/controlled-vocabulary/licences/C_Unknown" xlink:type="simple">Licenza sconosciuta</text:a></text:p>
          </table:table-cell>
          <table:table-cell table:style-name="ce169" table:number-columns-repeated="2"/>
          <table:table-cell table:style-name="ce51"/>
          <table:table-cell table:number-columns-repeated="16380"/>
        </table:table-row>
        <table:table-row table:style-name="ro9">
          <table:table-cell table:style-name="ce180"/>
          <table:table-cell table:style-name="ce169" table:number-columns-repeated="2"/>
          <table:table-cell table:style-name="ce51"/>
          <table:table-cell table:number-columns-repeated="16380"/>
        </table:table-row>
        <table:table-row table:style-name="ro9">
          <table:table-cell table:style-name="ce29" table:number-columns-repeated="4"/>
          <table:table-cell table:number-columns-repeated="16380"/>
        </table:table-row>
        <table:table-row table:style-name="ro11" table:number-rows-repeated="1048561">
          <table:table-cell table:number-columns-repeated="16384"/>
        </table:table-row>
        <table:table-row table:style-name="ro11">
          <table:table-cell table:number-columns-repeated="16384"/>
        </table:table-row>
      </table:table>
      <table:table table:name="Utility" table:style-name="ta1">
        <table:table-column table:style-name="co89" table:default-cell-style-name="ce1"/>
        <table:table-column table:style-name="co90" table:default-cell-style-name="ce1"/>
        <table:table-column table:style-name="co91" table:default-cell-style-name="ce1"/>
        <table:table-column table:style-name="co92" table:default-cell-style-name="ce1"/>
        <table:table-column table:style-name="co93" table:default-cell-style-name="ce1"/>
        <table:table-column table:style-name="co94" table:default-cell-style-name="ce1"/>
        <table:table-column table:style-name="co79" table:default-cell-style-name="ce1"/>
        <table:table-column table:style-name="co4" table:number-columns-repeated="1017" table:default-cell-style-name="ce1"/>
        <table:table-column table:style-name="co5" table:number-columns-repeated="15360" table:default-cell-style-name="ce1"/>
        <table:table-row table:style-name="ro13">
          <table:table-cell table:style-name="ce48" office:value-type="string" calcext:value-type="string">
            <text:p>Tipi di dato</text:p>
          </table:table-cell>
          <table:table-cell table:style-name="ce48" office:value-type="string" calcext:value-type="string">
            <text:p>Cardinalità della relazione</text:p>
          </table:table-cell>
          <table:table-cell table:style-name="ce48" office:value-type="string" calcext:value-type="string">
            <text:p>Valore Obbligatorio</text:p>
          </table:table-cell>
          <table:table-cell table:style-name="ce48" office:value-type="string" calcext:value-type="string">
            <text:p>Azioni possibili</text:p>
          </table:table-cell>
          <table:table-cell table:style-name="ce48" office:value-type="string" calcext:value-type="string">
            <text:p>Service Input/Output</text:p>
          </table:table-cell>
          <table:table-cell table:style-name="ce48" office:value-type="string" calcext:value-type="string">
            <text:p>Tipologia</text:p>
          </table:table-cell>
          <table:table-cell table:style-name="ce48" office:value-type="string" calcext:value-type="string">
            <text:p>Tassonomie e classificazioni</text:p>
          </table:table-cell>
          <table:table-cell table:number-columns-repeated="16377"/>
        </table:table-row>
        <table:table-row table:style-name="ro9">
          <table:table-cell table:style-name="ce69" office:value-type="string" calcext:value-type="string">
            <text:p>Relazione con Tipologia</text:p>
          </table:table-cell>
          <table:table-cell table:style-name="ce69" office:value-type="string" calcext:value-type="string">
            <text:p>0...1</text:p>
          </table:table-cell>
          <table:table-cell table:style-name="ce69" office:value-type="string" calcext:value-type="string">
            <text:p>Sì</text:p>
          </table:table-cell>
          <table:table-cell table:style-name="ce69" office:value-type="string" calcext:value-type="string">
            <text:p>Pagare</text:p>
          </table:table-cell>
          <table:table-cell table:style-name="ce69" office:value-type="string" calcext:value-type="string">
            <text:p>Istanza/richiesta</text:p>
          </table:table-cell>
          <table:table-cell table:style-name="ce181" office:value-type="string" calcext:value-type="string">
            <text:p>Punto di contatto</text:p>
          </table:table-cell>
          <table:table-cell table:style-name="ce181" office:value-type="string" calcext:value-type="string">
            <text:p>Argomenti</text:p>
          </table:table-cell>
          <table:table-cell table:number-columns-repeated="16377"/>
        </table:table-row>
        <table:table-row table:style-name="ro9">
          <table:table-cell table:style-name="ce69" office:value-type="string" calcext:value-type="string">
            <text:p>Number (tutti i formati)</text:p>
          </table:table-cell>
          <table:table-cell table:style-name="ce69" office:value-type="string" calcext:value-type="string">
            <text:p>0...n</text:p>
          </table:table-cell>
          <table:table-cell table:style-name="ce69" office:value-type="string" calcext:value-type="string">
            <text:p>No</text:p>
          </table:table-cell>
          <table:table-cell table:style-name="ce69" office:value-type="string" calcext:value-type="string">
            <text:p>Iscriversi</text:p>
          </table:table-cell>
          <table:table-cell table:style-name="ce69" office:value-type="string" calcext:value-type="string">
            <text:p>Altra documentazione</text:p>
          </table:table-cell>
          <table:table-cell table:style-name="ce181" office:value-type="string" calcext:value-type="string">
            <text:p>Unità organizzativa</text:p>
          </table:table-cell>
          <table:table-cell table:style-name="ce181" office:value-type="string" calcext:value-type="string">
            <text:p>Eventi della vita delle persone</text:p>
          </table:table-cell>
          <table:table-cell table:number-columns-repeated="16377"/>
        </table:table-row>
        <table:table-row table:style-name="ro9">
          <table:table-cell table:style-name="ce69" office:value-type="string" calcext:value-type="string">
            <text:p>Tassonomia</text:p>
          </table:table-cell>
          <table:table-cell table:style-name="ce69" office:value-type="string" calcext:value-type="string">
            <text:p>1...1</text:p>
          </table:table-cell>
          <table:table-cell table:style-name="ce69"/>
          <table:table-cell table:style-name="ce69" office:value-type="string" calcext:value-type="string">
            <text:p>Richiedere</text:p>
          </table:table-cell>
          <table:table-cell table:style-name="ce69" office:value-type="string" calcext:value-type="string">
            <text:p>Attestazione di pagamento</text:p>
          </table:table-cell>
          <table:table-cell table:style-name="ce181" office:value-type="string" calcext:value-type="string">
            <text:p>Persona pubblica</text:p>
          </table:table-cell>
          <table:table-cell table:style-name="ce181" office:value-type="string" calcext:value-type="string">
            <text:p>Tipi di unità organizzativa</text:p>
          </table:table-cell>
          <table:table-cell table:number-columns-repeated="16377"/>
        </table:table-row>
        <table:table-row table:style-name="ro9">
          <table:table-cell table:style-name="ce69" office:value-type="string" calcext:value-type="string">
            <text:p>Booleano (vero o falso)</text:p>
          </table:table-cell>
          <table:table-cell table:style-name="ce69" office:value-type="string" calcext:value-type="string">
            <text:p>1...n</text:p>
          </table:table-cell>
          <table:table-cell table:style-name="ce69"/>
          <table:table-cell table:style-name="ce69" office:value-type="string" calcext:value-type="string">
            <text:p>Leggere</text:p>
          </table:table-cell>
          <table:table-cell table:style-name="ce69" office:value-type="string" calcext:value-type="string">
            <text:p>Atto autorizzativo</text:p>
          </table:table-cell>
          <table:table-cell table:style-name="ce181" office:value-type="string" calcext:value-type="string">
            <text:p>Incarico</text:p>
          </table:table-cell>
          <table:table-cell table:style-name="ce181" office:value-type="string" calcext:value-type="string">
            <text:p>Tipi di incarico</text:p>
          </table:table-cell>
          <table:table-cell table:number-columns-repeated="16377"/>
        </table:table-row>
        <table:table-row table:style-name="ro9">
          <table:table-cell table:style-name="ce69" office:value-type="string" calcext:value-type="string">
            <text:p>Datetime (tutti i formati)</text:p>
          </table:table-cell>
          <table:table-cell table:style-name="ce69" table:number-columns-repeated="2"/>
          <table:table-cell table:style-name="ce69" office:value-type="string" calcext:value-type="string">
            <text:p>Attivare</text:p>
          </table:table-cell>
          <table:table-cell table:style-name="ce69" office:value-type="string" calcext:value-type="string">
            <text:p>Attestazione di idTipologia</text:p>
          </table:table-cell>
          <table:table-cell table:style-name="ce181" office:value-type="string" calcext:value-type="string">
            <text:p>Luogo</text:p>
          </table:table-cell>
          <table:table-cell table:style-name="ce181" office:value-type="string" calcext:value-type="string">
            <text:p>Tipi di notizia</text:p>
          </table:table-cell>
          <table:table-cell table:number-columns-repeated="16377"/>
        </table:table-row>
        <table:table-row table:style-name="ro9">
          <table:table-cell table:style-name="ce69" office:value-type="string" calcext:value-type="string">
            <text:p>Testo breve (max. 255 char)</text:p>
          </table:table-cell>
          <table:table-cell table:style-name="ce69" table:number-columns-repeated="2"/>
          <table:table-cell table:style-name="ce69" office:value-type="string" calcext:value-type="string">
            <text:p>Autorizzare</text:p>
          </table:table-cell>
          <table:table-cell table:style-name="ce69" office:value-type="string" calcext:value-type="string">
            <text:p>Documentazione amministrativa</text:p>
          </table:table-cell>
          <table:table-cell table:style-name="ce181" office:value-type="string" calcext:value-type="string">
            <text:p>Notizia</text:p>
          </table:table-cell>
          <table:table-cell table:style-name="ce181" office:value-type="string" calcext:value-type="string">
            <text:p>Tipi di luogo</text:p>
          </table:table-cell>
          <table:table-cell table:number-columns-repeated="16377"/>
        </table:table-row>
        <table:table-row table:style-name="ro9">
          <table:table-cell table:style-name="ce69" office:value-type="string" calcext:value-type="string">
            <text:p>Testo lungo (rich text)</text:p>
          </table:table-cell>
          <table:table-cell table:style-name="ce69" table:number-columns-repeated="2"/>
          <table:table-cell table:style-name="ce69" office:value-type="string" calcext:value-type="string">
            <text:p>Delegare</text:p>
          </table:table-cell>
          <table:table-cell table:style-name="ce69" office:value-type="string" calcext:value-type="string">
            <text:p>Certificazione</text:p>
          </table:table-cell>
          <table:table-cell table:style-name="ce181" office:value-type="string" calcext:value-type="string">
            <text:p>Evento</text:p>
          </table:table-cell>
          <table:table-cell table:style-name="ce181" office:value-type="string" calcext:value-type="string">
            <text:p>Tipi di evento</text:p>
          </table:table-cell>
          <table:table-cell table:number-columns-repeated="16377"/>
        </table:table-row>
        <table:table-row table:style-name="ro9">
          <table:table-cell table:style-name="ce69" office:value-type="string" calcext:value-type="string">
            <text:p>File (blob)</text:p>
          </table:table-cell>
          <table:table-cell table:style-name="ce69" table:number-columns-repeated="2"/>
          <table:table-cell table:style-name="ce69" office:value-type="string" calcext:value-type="string">
            <text:p>Informare</text:p>
          </table:table-cell>
          <table:table-cell table:style-name="ce69" office:value-type="string" calcext:value-type="string">
            <text:p>Codice</text:p>
          </table:table-cell>
          <table:table-cell table:style-name="ce181" office:value-type="string" calcext:value-type="string">
            <text:p>Servizio</text:p>
          </table:table-cell>
          <table:table-cell table:style-name="ce181" office:value-type="string" calcext:value-type="string">
            <text:p>Categorie dei servizi</text:p>
          </table:table-cell>
          <table:table-cell table:number-columns-repeated="16377"/>
        </table:table-row>
        <table:table-row table:style-name="ro9">
          <table:table-cell table:style-name="ce69" table:number-columns-repeated="3"/>
          <table:table-cell table:style-name="ce69" office:value-type="string" calcext:value-type="string">
            <text:p>Accettare</text:p>
          </table:table-cell>
          <table:table-cell table:style-name="ce69"/>
          <table:table-cell table:style-name="ce181" office:value-type="string" calcext:value-type="string">
            <text:p>Documento pubblico</text:p>
          </table:table-cell>
          <table:table-cell table:style-name="ce181" office:value-type="string" calcext:value-type="string">
            <text:p>Tipi di documento</text:p>
          </table:table-cell>
          <table:table-cell table:number-columns-repeated="16377"/>
        </table:table-row>
        <table:table-row table:style-name="ro9">
          <table:table-cell table:style-name="ce69" table:number-columns-repeated="5"/>
          <table:table-cell table:style-name="ce181" office:value-type="string" calcext:value-type="string">
            <text:p>Dataset</text:p>
          </table:table-cell>
          <table:table-cell table:style-name="ce181" office:value-type="string" calcext:value-type="string">
            <text:p>Tipi punto di contatto</text:p>
          </table:table-cell>
          <table:table-cell table:number-columns-repeated="16377"/>
        </table:table-row>
        <table:table-row table:style-name="ro9">
          <table:table-cell table:style-name="ce69" table:number-columns-repeated="5"/>
          <table:table-cell table:style-name="ce181"/>
          <table:table-cell table:style-name="ce181" office:value-type="string" calcext:value-type="string">
            <text:p>Documenti albo pretorio</text:p>
          </table:table-cell>
          <table:table-cell table:number-columns-repeated="16377"/>
        </table:table-row>
        <table:table-row table:style-name="ro9">
          <table:table-cell table:style-name="ce69" table:number-columns-repeated="5"/>
          <table:table-cell table:style-name="ce181"/>
          <table:table-cell table:style-name="ce181" office:value-type="string" calcext:value-type="string">
            <text:p>Temi di un dataset</text:p>
          </table:table-cell>
          <table:table-cell table:number-columns-repeated="16377"/>
        </table:table-row>
        <table:table-row table:style-name="ro9">
          <table:table-cell table:style-name="ce69" table:number-columns-repeated="5"/>
          <table:table-cell table:style-name="ce181"/>
          <table:table-cell table:style-name="ce181" office:value-type="string" calcext:value-type="string">
            <text:p>Frequenza di aggiornamento</text:p>
          </table:table-cell>
          <table:table-cell table:number-columns-repeated="16377"/>
        </table:table-row>
        <table:table-row table:style-name="ro9">
          <table:table-cell table:style-name="ce69" table:number-columns-repeated="5"/>
          <table:table-cell table:style-name="ce181"/>
          <table:table-cell table:style-name="ce182" office:value-type="string" calcext:value-type="string">
            <text:p>Licenze</text:p>
          </table:table-cell>
          <table:table-cell table:number-columns-repeated="16377"/>
        </table:table-row>
        <table:table-row table:style-name="ro9">
          <table:table-cell table:style-name="ce69" table:number-columns-repeated="5"/>
          <table:table-cell table:style-name="ce181"/>
          <table:table-cell table:number-columns-repeated="16378"/>
        </table:table-row>
        <table:table-row table:style-name="ro9">
          <table:table-cell table:style-name="ce69" table:number-columns-repeated="6"/>
          <table:table-cell table:number-columns-repeated="16378"/>
        </table:table-row>
        <table:table-row table:style-name="ro9" table:number-rows-repeated="2">
          <table:table-cell table:number-columns-repeated="16384"/>
        </table:table-row>
        <table:table-row table:style-name="ro11" table:number-rows-repeated="1048556">
          <table:table-cell table:number-columns-repeated="16384"/>
        </table:table-row>
        <table:table-row table:style-name="ro11">
          <table:table-cell table:number-columns-repeated="16384"/>
        </table:table-row>
      </table:table>
      <table:table table:name="Changelog" table:style-name="ta1">
        <table:table-column table:style-name="co95" table:default-cell-style-name="ce1"/>
        <table:table-column table:style-name="co96" table:default-cell-style-name="ce1"/>
        <table:table-column table:style-name="co91" table:default-cell-style-name="ce1"/>
        <table:table-column table:style-name="co97" table:default-cell-style-name="ce1"/>
        <table:table-column table:style-name="co4" table:number-columns-repeated="1020" table:default-cell-style-name="ce1"/>
        <table:table-column table:style-name="co5" table:number-columns-repeated="15360" table:default-cell-style-name="ce1"/>
        <table:table-row table:style-name="ro22">
          <table:table-cell table:style-name="ce48" office:value-type="string" calcext:value-type="string">
            <text:p>Data</text:p>
          </table:table-cell>
          <table:table-cell table:style-name="ce48" office:value-type="string" calcext:value-type="string">
            <text:p>Versione</text:p>
          </table:table-cell>
          <table:table-cell table:style-name="ce48" office:value-type="string" calcext:value-type="string">
            <text:p>Reviewer</text:p>
          </table:table-cell>
          <table:table-cell table:style-name="ce48" office:value-type="string" calcext:value-type="string">
            <text:p>Note</text:p>
          </table:table-cell>
          <table:table-cell table:number-columns-repeated="16380"/>
        </table:table-row>
        <table:table-row table:style-name="ro13">
          <table:table-cell table:style-name="ce183" office:value-type="date" office:date-value="2023-11-14" calcext:value-type="date">
            <text:p>14/11/2023</text:p>
          </table:table-cell>
          <table:table-cell table:style-name="ce160" office:value-type="string" calcext:value-type="string">
            <text:p>1.0</text:p>
          </table:table-cell>
          <table:table-cell table:style-name="ce185" office:value-type="string" calcext:value-type="string">
            <text:p>Angelo Bottazzo, Marco Rubin</text:p>
          </table:table-cell>
          <table:table-cell table:style-name="ce160" office:value-type="string" calcext:value-type="string">
            <text:p>Allineamento in base a ultima versione modello comuni</text:p>
          </table:table-cell>
          <table:table-cell table:number-columns-repeated="16380"/>
        </table:table-row>
        <table:table-row table:style-name="ro9">
          <table:table-cell table:style-name="ce183" office:value-type="date" office:date-value="2024-09-26" calcext:value-type="date">
            <text:p>26/09/2024</text:p>
          </table:table-cell>
          <table:table-cell table:style-name="ce160" office:value-type="string" calcext:value-type="string">
            <text:p>1.1</text:p>
          </table:table-cell>
          <table:table-cell table:style-name="ce160" office:value-type="string" calcext:value-type="string">
            <text:p>Angelo Bottazzo</text:p>
          </table:table-cell>
          <table:table-cell table:style-name="ce160" office:value-type="string" calcext:value-type="string">
            <text:p>Aggiunta degli orari di ricevimento alle persone</text:p>
          </table:table-cell>
          <table:table-cell table:number-columns-repeated="16380"/>
        </table:table-row>
        <table:table-row table:style-name="ro9">
          <table:table-cell table:style-name="ce183"/>
          <table:table-cell table:style-name="ce160" table:number-columns-repeated="3"/>
          <table:table-cell table:number-columns-repeated="16380"/>
        </table:table-row>
        <table:table-row table:style-name="ro9">
          <table:table-cell table:style-name="ce183"/>
          <table:table-cell table:style-name="ce160" table:number-columns-repeated="2"/>
          <table:table-cell table:style-name="ce185"/>
          <table:table-cell table:number-columns-repeated="16380"/>
        </table:table-row>
        <table:table-row table:style-name="ro9" table:number-rows-repeated="2">
          <table:table-cell table:style-name="ce69"/>
          <table:table-cell table:style-name="ce160" table:number-columns-repeated="2"/>
          <table:table-cell table:style-name="ce185"/>
          <table:table-cell table:number-columns-repeated="16380"/>
        </table:table-row>
        <table:table-row table:style-name="ro9">
          <table:table-cell table:style-name="ce183"/>
          <table:table-cell table:style-name="ce160" table:number-columns-repeated="2"/>
          <table:table-cell table:style-name="ce185"/>
          <table:table-cell table:number-columns-repeated="16380"/>
        </table:table-row>
        <table:table-row table:style-name="ro9">
          <table:table-cell table:style-name="ce69"/>
          <table:table-cell table:style-name="ce160" table:number-columns-repeated="2"/>
          <table:table-cell table:style-name="ce185"/>
          <table:table-cell table:number-columns-repeated="16380"/>
        </table:table-row>
        <table:table-row table:style-name="ro9" table:number-rows-repeated="8">
          <table:table-cell table:style-name="ce183"/>
          <table:table-cell table:style-name="ce160" table:number-columns-repeated="3"/>
          <table:table-cell table:number-columns-repeated="16380"/>
        </table:table-row>
        <table:table-row table:style-name="ro11" table:number-rows-repeated="1048558">
          <table:table-cell table:number-columns-repeated="16384"/>
        </table:table-row>
        <table:table-row table:style-name="ro1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quot;Titillium Web&quot;, Arial" svg:font-family="'&quot;Titillium Web&quot;, Arial'"/>
    <style:font-face style:name="Arial" svg:font-family="Arial" style:font-pitch="variable"/>
    <style:font-face style:name="Arial Unicode MS" svg:font-family="'Arial Unicode MS'" style:font-family-generic="system" style:font-pitch="variable"/>
    <style:font-face style:name="Arial1" svg:font-family="Arial" style:font-family-generic="swiss" style:font-pitch="variable"/>
    <style:font-face style:name="Liberation Sans" svg:font-family="'Liberation Sans'" style:font-family-generic="swiss" style:font-pitch="variable"/>
    <style:font-face style:name="Liberation Sans1" svg:font-family="'Liberation Sans1'"/>
    <style:font-face style:name="Liberation Sans2" svg:font-family="'Liberation Sans'" style:font-family-generic="swiss"/>
    <style:font-face style:name="Liberation Sans3"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Titillium Web" svg:font-family="'Titillium Web'" style:font-pitch="variable"/>
    <style:font-face style:name="Titillium Web Regular" svg:font-family="'Titillium Web Regular'" style:font-pitch="variable"/>
    <style:font-face style:name="Titillium Web,Arial" svg:font-family="'Titillium Web,Arial'"/>
    <style:font-face style:name="Titillium Web1" svg:font-family="'Titillium Web'"/>
  </office:font-face-decls>
  <office:styles>
    <style:default-style style:family="table-cell">
      <style:paragraph-properties style:tab-stop-distance="1.25cm"/>
      <style:text-properties style:font-name="Liberation Sans" fo:font-size="10pt" fo:language="it" fo:country="IT"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35cm" svg:stroke-color="#172c51" draw:stroke-linejoin="miter" svg:stroke-linecap="butt" draw:fill-color="#4472c4" fo:wrap-option="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t" fo:country="IT"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stremità_20_line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number:number-style style:name="N0">
      <number:number number:min-integer-digits="1"/>
    </number:number-style>
    <number:number-style style:name="N20000" number:language="it" number:country="IT">
      <number:number number:min-integer-digits="1"/>
    </number:number-style>
    <number:currency-style style:name="N111P0" style:volatile="true">
      <number:currency-symbol number:language="it" number:country="IT">€</number:currency-symbol>
      <number:text> </number:text>
      <number:number number:decimal-places="2" number:min-decimal-places="2" number:min-integer-digits="1" number:grouping="true"/>
    </number:currency-style>
    <number:currency-style style:name="N111">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111P0"/>
    </number:currency-style>
    <number:number-style style:name="N20111P0" style:volatile="true" number:language="it" number:country="IT">
      <number:text>€ </number:text>
      <number:number number:decimal-places="0" number:min-decimal-places="0" number:min-integer-digits="1" number:grouping="true"/>
    </number:number-style>
    <number:number-style style:name="N20111" number:language="it" number:country="IT">
      <number:text>-€ </number:text>
      <number:number number:decimal-places="0" number:min-decimal-places="0" number:min-integer-digits="1" number:grouping="true"/>
      <style:map style:condition="value()&gt;=0" style:apply-style-name="N20111P0"/>
    </number:number-style>
    <number:number-style style:name="N20112P0" style:volatile="true" number:language="it" number:country="IT">
      <number:text>€ </number:text>
      <number:number number:decimal-places="0" number:min-decimal-places="0" number:min-integer-digits="1" number:grouping="true"/>
    </number:number-style>
    <number:number-style style:name="N20112" number:language="it" number:country="IT">
      <style:text-properties fo:color="#ff0000"/>
      <number:text>-€ </number:text>
      <number:number number:decimal-places="0" number:min-decimal-places="0" number:min-integer-digits="1" number:grouping="true"/>
      <style:map style:condition="value()&gt;=0" style:apply-style-name="N20112P0"/>
    </number:number-style>
    <number:number-style style:name="N20113P0" style:volatile="true" number:language="it" number:country="IT">
      <number:text>€ </number:text>
      <number:number number:decimal-places="2" number:min-decimal-places="2" number:min-integer-digits="1" number:grouping="true"/>
    </number:number-style>
    <number:number-style style:name="N20113" number:language="it" number:country="IT">
      <number:text>-€ </number:text>
      <number:number number:decimal-places="2" number:min-decimal-places="2" number:min-integer-digits="1" number:grouping="true"/>
      <style:map style:condition="value()&gt;=0" style:apply-style-name="N20113P0"/>
    </number:number-style>
    <number:number-style style:name="N20114P0" style:volatile="true" number:language="it" number:country="IT">
      <number:text>€ </number:text>
      <number:number number:decimal-places="2" number:min-decimal-places="2" number:min-integer-digits="1" number:grouping="true"/>
    </number:number-style>
    <number:number-style style:name="N20114" number:language="it" number:country="IT">
      <style:text-properties fo:color="#ff0000"/>
      <number:text>-€ </number:text>
      <number:number number:decimal-places="2" number:min-decimal-places="2" number:min-integer-digits="1" number:grouping="true"/>
      <style:map style:condition="value()&gt;=0" style:apply-style-name="N20114P0"/>
    </number:number-style>
    <number:date-style style:name="N20115" number:language="it" number:country="IT">
      <number:day number:style="long"/>
      <number:text>-</number:text>
      <number:month number:textual="true"/>
      <number:text>-</number:text>
      <number:year/>
    </number:date-style>
    <number:date-style style:name="N20116" number:language="it" number:country="IT">
      <number:day number:style="long"/>
      <number:text>-</number:text>
      <number:month number:textual="true"/>
    </number:date-style>
    <number:date-style style:name="N20117" number:language="it" number:country="IT">
      <number:month number:textual="true"/>
      <number:text>-</number:text>
      <number:year/>
    </number:date-style>
    <number:time-style style:name="N20118" number:language="it" number:country="IT">
      <number:hours/>
      <number:text>.</number:text>
      <number:minutes number:style="long"/>
      <number:text> </number:text>
      <number:am-pm/>
    </number:time-style>
    <number:time-style style:name="N20119" number:language="it" number:country="IT">
      <number:hours/>
      <number:text>.</number:text>
      <number:minutes number:style="long"/>
      <number:text>.</number:text>
      <number:seconds number:style="long"/>
      <number:text> </number:text>
      <number:am-pm/>
    </number:time-style>
    <number:time-style style:name="N20120" number:language="it" number:country="IT">
      <number:hours/>
      <number:text>.</number:text>
      <number:minutes number:style="long"/>
    </number:time-style>
    <number:time-style style:name="N20121" number:language="it" number:country="IT">
      <number:hours/>
      <number:text>.</number:text>
      <number:minutes number:style="long"/>
      <number:text>.</number:text>
      <number:seconds number:style="long"/>
    </number:time-style>
    <number:date-style style:name="N20122"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20123P0" style:volatile="true" number:language="it" number:country="IT">
      <number:number number:decimal-places="0" number:min-decimal-places="0" number:min-integer-digits="1" number:grouping="true"/>
    </number:number-style>
    <number:number-style style:name="N20123" number:language="it" number:country="IT">
      <number:text>-</number:text>
      <number:number number:decimal-places="0" number:min-decimal-places="0" number:min-integer-digits="1" number:grouping="true"/>
      <style:map style:condition="value()&gt;=0" style:apply-style-name="N20123P0"/>
    </number:number-style>
    <number:number-style style:name="N20124P0" style:volatile="true" number:language="it" number:country="IT">
      <number:number number:decimal-places="0" number:min-decimal-places="0" number:min-integer-digits="1" number:grouping="true"/>
    </number:number-style>
    <number:number-style style:name="N20124" number:language="it" number:country="IT">
      <style:text-properties fo:color="#ff0000"/>
      <number:text>-</number:text>
      <number:number number:decimal-places="0" number:min-decimal-places="0" number:min-integer-digits="1" number:grouping="true"/>
      <style:map style:condition="value()&gt;=0" style:apply-style-name="N20124P0"/>
    </number:number-style>
    <number:number-style style:name="N20125P0" style:volatile="true" number:language="it" number:country="IT">
      <number:number number:decimal-places="2" number:min-decimal-places="2" number:min-integer-digits="1" number:grouping="true"/>
    </number:number-style>
    <number:number-style style:name="N20125" number:language="it" number:country="IT">
      <number:text>-</number:text>
      <number:number number:decimal-places="2" number:min-decimal-places="2" number:min-integer-digits="1" number:grouping="true"/>
      <style:map style:condition="value()&gt;=0" style:apply-style-name="N20125P0"/>
    </number:number-style>
    <number:number-style style:name="N20126P0" style:volatile="true" number:language="it" number:country="IT">
      <number:number number:decimal-places="2" number:min-decimal-places="2" number:min-integer-digits="1" number:grouping="true"/>
    </number:number-style>
    <number:number-style style:name="N20126" number:language="it" number:country="IT">
      <style:text-properties fo:color="#ff0000"/>
      <number:text>-</number:text>
      <number:number number:decimal-places="2" number:min-decimal-places="2" number:min-integer-digits="1" number:grouping="true"/>
      <style:map style:condition="value()&gt;=0" style:apply-style-name="N20126P0"/>
    </number:number-style>
    <number:number-style style:name="N20127P0" style:volatile="true" number:language="it" number:country="IT">
      <number:number number:decimal-places="0" number:min-decimal-places="0" number:min-integer-digits="1" number:grouping="true"/>
      <number:text> </number:text>
    </number:number-style>
    <number:number-style style:name="N20127P1" style:volatile="true" number:language="it" number:country="IT">
      <number:text>-</number:text>
      <number:number number:decimal-places="0" number:min-decimal-places="0" number:min-integer-digits="1" number:grouping="true"/>
      <number:text> </number:text>
    </number:number-style>
    <number:number-style style:name="N20127P2" style:volatile="true" number:language="it" number:country="IT">
      <number:text> - </number:text>
    </number:number-style>
    <number:text-style style:name="N20127" number:language="it" number:country="IT">
      <number:text-content/>
      <number:text> </number:text>
      <style:map style:condition="value()&gt;0" style:apply-style-name="N20127P0"/>
      <style:map style:condition="value()&lt;0" style:apply-style-name="N20127P1"/>
      <style:map style:condition="value()=0" style:apply-style-name="N20127P2"/>
    </number:text-style>
    <number:number-style style:name="N20128P0" style:volatile="true" number:language="it" number:country="IT">
      <number:text> € </number:text>
      <number:number number:decimal-places="0" number:min-decimal-places="0" number:min-integer-digits="1" number:grouping="true"/>
      <number:text> </number:text>
    </number:number-style>
    <number:number-style style:name="N20128P1" style:volatile="true" number:language="it" number:country="IT">
      <number:text>-€ </number:text>
      <number:number number:decimal-places="0" number:min-decimal-places="0" number:min-integer-digits="1" number:grouping="true"/>
      <number:text> </number:text>
    </number:number-style>
    <number:number-style style:name="N20128P2" style:volatile="true" number:language="it" number:country="IT">
      <number:text> € - </number:text>
    </number:number-style>
    <number:text-style style:name="N20128" number:language="it" number:country="IT">
      <number:text-content/>
      <number:text> </number:text>
      <style:map style:condition="value()&gt;0" style:apply-style-name="N20128P0"/>
      <style:map style:condition="value()&lt;0" style:apply-style-name="N20128P1"/>
      <style:map style:condition="value()=0" style:apply-style-name="N20128P2"/>
    </number:text-style>
    <number:number-style style:name="N20129P0" style:volatile="true" number:language="it" number:country="IT">
      <number:number number:decimal-places="2" number:min-decimal-places="2" number:min-integer-digits="1" number:grouping="true"/>
      <number:text> </number:text>
    </number:number-style>
    <number:number-style style:name="N20129P1" style:volatile="true" number:language="it" number:country="IT">
      <number:text>-</number:text>
      <number:number number:decimal-places="2" number:min-decimal-places="2" number:min-integer-digits="1" number:grouping="true"/>
      <number:text> </number:text>
    </number:number-style>
    <number:number-style style:name="N20129P2" style:volatile="true" number:language="it" number:country="IT">
      <number:text>-</number:text>
      <number:number number:decimal-places="0" number:min-decimal-places="0" number:min-integer-digits="0"/>
      <number:text> </number:text>
    </number:number-style>
    <number:text-style style:name="N20129" number:language="it" number:country="IT">
      <number:text-content/>
      <number:text> </number:text>
      <style:map style:condition="value()&gt;0" style:apply-style-name="N20129P0"/>
      <style:map style:condition="value()&lt;0" style:apply-style-name="N20129P1"/>
      <style:map style:condition="value()=0" style:apply-style-name="N20129P2"/>
    </number:text-style>
    <number:number-style style:name="N20130P0" style:volatile="true" number:language="it" number:country="IT">
      <number:text> € </number:text>
      <number:number number:decimal-places="2" number:min-decimal-places="2" number:min-integer-digits="1" number:grouping="true"/>
      <number:text> </number:text>
    </number:number-style>
    <number:number-style style:name="N20130P1" style:volatile="true" number:language="it" number:country="IT">
      <number:text>-€ </number:text>
      <number:number number:decimal-places="2" number:min-decimal-places="2" number:min-integer-digits="1" number:grouping="true"/>
      <number:text> </number:text>
    </number:number-style>
    <number:number-style style:name="N20130P2" style:volatile="true" number:language="it" number:country="IT">
      <number:text> € -</number:text>
      <number:number number:decimal-places="0" number:min-decimal-places="0" number:min-integer-digits="0"/>
      <number:text> </number:text>
    </number:number-style>
    <number:text-style style:name="N20130" number:language="it" number:country="IT">
      <number:text-content/>
      <number:text> </number:text>
      <style:map style:condition="value()&gt;0" style:apply-style-name="N20130P0"/>
      <style:map style:condition="value()&lt;0" style:apply-style-name="N20130P1"/>
      <style:map style:condition="value()=0" style:apply-style-name="N20130P2"/>
    </number:text-style>
    <number:time-style style:name="N20131" number:language="it" number:country="IT">
      <number:minutes number:style="long"/>
      <number:text>.</number:text>
      <number:seconds number:style="long"/>
    </number:time-style>
    <number:time-style style:name="N20132" number:language="it" number:country="IT" number:truncate-on-overflow="false">
      <number:hours/>
      <number:text>.</number:text>
      <number:minutes number:style="long"/>
      <number:text>.</number:text>
      <number:seconds number:style="long"/>
    </number:time-style>
    <number:time-style style:name="N20133" number:language="it" number:country="IT">
      <number:minutes number:style="long"/>
      <number:text>.</number:text>
      <number:seconds number:style="long" number:decimal-places="1"/>
    </number:time-style>
    <number:number-style style:name="N20134" number:language="it" number:country="IT">
      <number:scientific-number number:decimal-places="1" number:min-decimal-places="1" number:min-integer-digits="3" number:min-exponent-digits="1" number:exponent-interval="3" number:forced-exponent-sign="true"/>
    </number:number-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f1" style:family="table-cell" style:parent-style-name="Default" style:data-style-name="N0">
      <style:table-cell-properties fo:background-color="#fff2cc" style:vertical-align="automatic"/>
    </style:style>
    <style:style style:name="cf10" style:family="table-cell" style:parent-style-name="Default" style:data-style-name="N0">
      <style:table-cell-properties fo:background-color="#fff2cc"/>
    </style:style>
    <style:style style:name="cf2" style:family="table-cell" style:parent-style-name="Default" style:data-style-name="N0">
      <style:table-cell-properties fo:background-color="#fff2cc" style:vertical-align="automatic"/>
    </style:style>
    <style:style style:name="cf3" style:family="table-cell" style:parent-style-name="Default" style:data-style-name="N0">
      <style:table-cell-properties fo:background-color="#fff2cc" style:vertical-align="automatic"/>
    </style:style>
    <style:style style:name="cf4" style:family="table-cell" style:parent-style-name="Default" style:data-style-name="N0">
      <style:table-cell-properties fo:background-color="#fff2cc" style:vertical-align="automatic"/>
    </style:style>
    <style:style style:name="cf5" style:family="table-cell" style:parent-style-name="Default" style:data-style-name="N0">
      <style:table-cell-properties fo:background-color="#fff2cc" style:vertical-align="automatic"/>
    </style:style>
    <style:style style:name="cf6" style:family="table-cell" style:parent-style-name="Default" style:data-style-name="N0">
      <style:table-cell-properties fo:background-color="#fff2cc" style:vertical-align="automatic"/>
    </style:style>
    <style:style style:name="cf7" style:family="table-cell" style:parent-style-name="Default" style:data-style-name="N0">
      <style:table-cell-properties fo:background-color="#fff2cc" style:vertical-align="automatic"/>
    </style:style>
    <style:style style:name="cf8" style:family="table-cell" style:parent-style-name="Default" style:data-style-name="N0">
      <style:table-cell-properties fo:background-color="#fff2cc" style:vertical-align="automatic"/>
    </style:style>
    <style:style style:name="cf9" style:family="table-cell" style:parent-style-name="Default" style:data-style-name="N0">
      <style:table-cell-properties fo:background-color="#fff2cc" style:vertical-align="automatic"/>
    </style:style>
    <style:style style:name="ConditionalStyle_5f_1" style:display-name="ConditionalStyle_1" style:family="table-cell" style:parent-style-name="Default" style:data-style-name="N0">
      <style:table-cell-properties fo:background-color="#fff2cc" style:vertical-align="automatic"/>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66cc" style:text-underline-style="solid" style:text-underline-width="auto" style:text-underline-color="font-color"/>
    </style:style>
    <style:style style:name="cf11" style:family="table-cell" style:parent-style-name="Default">
      <style:table-cell-properties fo:background-color="#fff2cc"/>
      <style:text-properties fo:color="#000000"/>
    </style:style>
    <style:style style:name="Excel_20_Built-in_20_Normal" style:display-name="Excel Built-in Normal" style:family="table-cell" style:parent-style-name="Default" style:data-style-name="N2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Arial" fo:font-family="Arial" style:font-pitch="variable" fo:font-size="10pt" fo:font-style="normal" fo:text-shadow="none" style:text-underline-style="none" fo:font-weight="normal" style:font-size-asian="10pt" style:font-style-asian="normal" style:font-weight-asian="normal" style:font-name-complex="Arial" style:font-family-complex="Arial" style:font-pitch-complex="variable" style:font-size-complex="10pt" style:font-style-complex="normal" style:font-weight-complex="normal"/>
    </style:style>
    <style:style style:name="Excel_20_Built-in_20_Hyperlink" style:display-name="Excel Built-in Hyperlink" style:family="table-cell" style:parent-style-name="Excel_20_Built-in_20_Normal">
      <style:text-properties fo:color="#0000ff"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ConditionalStyle_5f_65" style:display-name="ConditionalStyle_65" style:family="table-cell" style:parent-style-name="Default">
      <style:table-cell-properties fo:background-color="#fff2cc"/>
    </style:style>
    <style:style style:name="ConditionalStyle_5f_64" style:display-name="ConditionalStyle_64" style:family="table-cell" style:parent-style-name="Default">
      <style:table-cell-properties fo:background-color="#fff2cc"/>
    </style:style>
    <style:style style:name="ConditionalStyle_5f_63" style:display-name="ConditionalStyle_63" style:family="table-cell" style:parent-style-name="Default">
      <style:table-cell-properties fo:background-color="#fff2cc"/>
    </style:style>
    <style:style style:name="ConditionalStyle_5f_62" style:display-name="ConditionalStyle_62" style:family="table-cell" style:parent-style-name="Default">
      <style:table-cell-properties fo:background-color="#fff2cc"/>
    </style:style>
    <style:style style:name="ConditionalStyle_5f_61" style:display-name="ConditionalStyle_61" style:family="table-cell" style:parent-style-name="Default">
      <style:table-cell-properties fo:background-color="#fff2cc"/>
    </style:style>
    <draw:marker draw:name="Estremità_20_linea_20_1" draw:display-name="Estremità line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28">00/00/0000</text:date>, <text:time style:data-style-name="N2" text:time-value="14:07:30.130000000">00:00:00</text:time></text:p>
        </style:region-right>
      </style:header>
      <style:header-left style:display="false"/>
      <style:header-first style:display="false"/>
      <style:footer>
        <text:p>Pagina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dc:date>2025-01-28T14:33:25.014000000</dc:date>
    <meta:editing-cycles>10</meta:editing-cycles>
    <meta:editing-duration>PT6H21M27S</meta:editing-duration>
    <meta:document-statistic meta:table-count="27" meta:cell-count="3895" meta:object-count="0"/>
  </office:meta>
</office:document-meta>
</file>